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3475920A31E98E3.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Běžné" style:font-family-generic="swiss" style:font-pitch="variable"/>
    <style:font-face style:name="Liberation Sans4" svg:font-family="'Liberation Sans'" style:font-adornments="Tučné"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Noto Serif" svg:font-family="'Noto Serif'" style:font-adornments="Běžné" style:font-family-generic="roman" style:font-pitch="variable"/>
    <style:font-face style:name="Source Han Sans CN Regular" svg:font-family="'Source Han Sans CN Regular'" style:font-family-generic="swiss" style:font-pitch="variable"/>
    <style:font-face style:name="Source Han Sans CN Regular1" svg:font-family="'Source Han Sans CN Regular'" style:font-family-generic="system" style:font-pitch="variable"/>
    <style:font-face style:name="Tahoma" svg:font-family="Tahoma" style:font-family-generic="system" style:font-pitch="variable"/>
    <style:font-face style:name="aKoran" svg:font-family="aKoran"/>
    <style:font-face style:name="aKoran1" svg:font-family="aKoran" style:font-pitch="variable"/>
    <style:font-face style:name="aKoran2" svg:font-family="aKoran" style:font-family-generic="swiss"/>
    <style:font-face style:name="aKoran3" svg:font-family="aKoran" style:font-adornments="Běžné" style:font-pitch="variable"/>
    <style:font-face style:name="aKoran4" svg:font-family="aKoran" style:font-adornments="Kurzíva" style:font-pitch="variable"/>
  </office:font-face-decls>
  <office:automatic-styles>
    <style:style style:name="Tabulka2" style:family="table">
      <style:table-properties style:width="11.299cm" table:align="center"/>
    </style:style>
    <style:style style:name="Tabulka2.A" style:family="table-column">
      <style:table-column-properties style:column-width="5.403cm"/>
    </style:style>
    <style:style style:name="Tabulka2.B" style:family="table-column">
      <style:table-column-properties style:column-width="5.897cm"/>
    </style:style>
    <style:style style:name="Tabulka2.A1" style:family="table-cell">
      <style:table-cell-properties fo:padding="0.049cm" fo:border="none" style:writing-mode="page"/>
    </style:style>
    <style:style style:name="Kamil" style:family="table">
      <style:table-properties style:width="13.259cm" table:align="left" style:may-break-between-rows="true" table:border-model="collapsing"/>
    </style:style>
    <style:style style:name="Kamil.A" style:family="table-column">
      <style:table-column-properties style:column-width="2.923cm"/>
    </style:style>
    <style:style style:name="Kamil.B" style:family="table-column">
      <style:table-column-properties style:column-width="2.03cm"/>
    </style:style>
    <style:style style:name="Kamil.F" style:family="table-column">
      <style:table-column-properties style:column-width="2.215cm"/>
    </style:style>
    <style:style style:name="Kamil.1" style:family="table-row">
      <style:table-row-properties fo:keep-together="auto"/>
    </style:style>
    <style:style style:name="Kamil.A1" style:family="table-cell">
      <style:table-cell-properties style:vertical-align="middle" fo:background-color="transparent" fo:padding="0.097cm" fo:border-left="0.5pt solid #ffffff" fo:border-right="none" fo:border-top="0.5pt solid #ffffff" fo:border-bottom="0.5pt solid #ffffff" style:writing-mode="page">
        <style:background-image/>
      </style:table-cell-properties>
    </style:style>
    <style:style style:name="Kamil.B1" style:family="table-cell">
      <style:table-cell-properties style:vertical-align="middle" fo:background-color="transparent" fo:padding="0.097cm" fo:border-left="0.5pt solid #ffffff" fo:border-right="0.5pt solid #ffffff" fo:border-top="0.5pt solid #ffffff" fo:border-bottom="0.5pt solid #000000" style:writing-mode="page">
        <style:background-image/>
      </style:table-cell-properties>
    </style:style>
    <style:style style:name="Kamil.A2" style:family="table-cell">
      <style:table-cell-properties style:vertical-align="middle" fo:background-color="transparent" fo:padding="0.097cm" fo:border-left="0.5pt solid #ffffff" fo:border-right="none" fo:border-top="none" fo:border-bottom="0.5pt solid #ffffff" style:writing-mode="page">
        <style:background-image/>
      </style:table-cell-properties>
    </style:style>
    <style:style style:name="Kamil.B2" style:family="table-cell">
      <style:table-cell-properties style:vertical-align="middle" fo:background-color="transparent" fo:padding="0.097cm" fo:border-left="0.5pt solid #686868" fo:border-right="none" fo:border-top="0.5pt solid #686868" fo:border-bottom="0.5pt solid #686868" style:writing-mode="page">
        <style:background-image/>
      </style:table-cell-properties>
    </style:style>
    <style:style style:name="Kamil.F2" style:family="table-cell">
      <style:table-cell-properties style:vertical-align="middle" fo:background-color="transparent" fo:padding="0.097cm" fo:border="0.5pt solid #686868" style:writing-mode="page">
        <style:background-image/>
      </style:table-cell-properties>
    </style:style>
    <style:style style:name="Kamil.B3" style:family="table-cell">
      <style:table-cell-properties style:vertical-align="middle" fo:background-color="transparent" fo:padding="0.097cm" fo:border-left="0.5pt solid #686868" fo:border-right="none" fo:border-top="none" fo:border-bottom="0.5pt solid #686868" style:writing-mode="page">
        <style:background-image/>
      </style:table-cell-properties>
    </style:style>
    <style:style style:name="Kamil.F3" style:family="table-cell">
      <style:table-cell-properties style:vertical-align="middle" fo:background-color="transparent" fo:padding="0.097cm" fo:border-left="0.5pt solid #686868" fo:border-right="0.5pt solid #686868" fo:border-top="none" fo:border-bottom="0.5pt solid #686868" style:writing-mode="page">
        <style:background-image/>
      </style:table-cell-properties>
    </style:style>
    <style:style style:name="Kamil.B6" style:family="table-cell">
      <style:table-cell-properties style:vertical-align="middle" fo:background-color="transparent" fo:padding="0.097cm" fo:border-left="0.5pt solid #ffffff" fo:border-right="0.5pt solid #ffffff" fo:border-top="none" fo:border-bottom="0.5pt solid #ffffff" style:writing-mode="page">
        <style:background-image/>
      </style:table-cell-properties>
    </style:style>
    <style:style style:name="Tabulka1" style:family="table">
      <style:table-properties style:width="15.194cm" fo:margin-left="0.199cm" table:align="left" style:may-break-between-rows="true" table:border-model="collapsing"/>
    </style:style>
    <style:style style:name="Tabulka1.A" style:family="table-column">
      <style:table-column-properties style:column-width="1.148cm"/>
    </style:style>
    <style:style style:name="Tabulka1.C" style:family="table-column">
      <style:table-column-properties style:column-width="1.713cm"/>
    </style:style>
    <style:style style:name="Tabulka1.E" style:family="table-column">
      <style:table-column-properties style:column-width="1.289cm"/>
    </style:style>
    <style:style style:name="Tabulka1.I" style:family="table-column">
      <style:table-column-properties style:column-width="1.501cm"/>
    </style:style>
    <style:style style:name="Tabulka1.J" style:family="table-column">
      <style:table-column-properties style:column-width="1.547cm"/>
    </style:style>
    <style:style style:name="Tabulka1.K" style:family="table-column">
      <style:table-column-properties style:column-width="2.254cm"/>
    </style:style>
    <style:style style:name="Tabulka1.1" style:family="table-row">
      <style:table-row-properties fo:keep-together="auto"/>
    </style:style>
    <style:style style:name="Tabulka1.A1" style:family="table-cell">
      <style:table-cell-properties style:vertical-align="middle" fo:background-color="transparent" fo:padding="0cm" fo:border-left="0.5pt solid #686868" fo:border-right="none" fo:border-top="0.5pt solid #686868" fo:border-bottom="0.5pt solid #686868" style:writing-mode="page">
        <style:background-image/>
      </style:table-cell-properties>
    </style:style>
    <style:style style:name="Tabulka1.K1" style:family="table-cell">
      <style:table-cell-properties style:vertical-align="middle" fo:background-color="transparent" fo:padding-left="0.499cm" fo:padding-right="0cm" fo:padding-top="0cm" fo:padding-bottom="0cm" fo:border-left="0.5pt solid #686868" fo:border-right="0.5pt solid #ffffff" fo:border-top="0.5pt solid #ffffff" fo:border-bottom="0.5pt solid #ffffff" style:writing-mode="page">
        <style:background-image/>
      </style:table-cell-properties>
    </style:style>
    <style:style style:name="Tabulka1.A2" style:family="table-cell">
      <style:table-cell-properties style:vertical-align="middle" fo:background-color="transparent" fo:padding="0cm" fo:border-left="0.5pt solid #686868" fo:border-right="none" fo:border-top="none" fo:border-bottom="0.5pt solid #686868" style:writing-mode="page">
        <style:background-image/>
      </style:table-cell-properties>
    </style:style>
    <style:style style:name="Tabulka1.K2" style:family="table-cell">
      <style:table-cell-properties style:vertical-align="middle" fo:background-color="transparent" fo:padding-left="0.499cm" fo:padding-right="0cm" fo:padding-top="0cm" fo:padding-bottom="0cm" fo:border-left="0.5pt solid #686868" fo:border-right="0.5pt solid #ffffff" fo:border-top="none" fo:border-bottom="0.5pt solid #ffffff" style:writing-mode="page">
        <style:background-image/>
      </style:table-cell-properties>
    </style:style>
    <style:style style:name="Tabulka3" style:family="table">
      <style:table-properties style:width="17.575cm" table:align="center" style:may-break-between-rows="true" table:border-model="collapsing"/>
    </style:style>
    <style:style style:name="Tabulka3.A" style:family="table-column">
      <style:table-column-properties style:column-width="2.618cm"/>
    </style:style>
    <style:style style:name="Tabulka3.B" style:family="table-column">
      <style:table-column-properties style:column-width="1.051cm"/>
    </style:style>
    <style:style style:name="Tabulka3.D" style:family="table-column">
      <style:table-column-properties style:column-width="1.065cm"/>
    </style:style>
    <style:style style:name="Tabulka3.F" style:family="table-column">
      <style:table-column-properties style:column-width="1.54cm"/>
    </style:style>
    <style:style style:name="Tabulka3.G" style:family="table-column">
      <style:table-column-properties style:column-width="1.513cm"/>
    </style:style>
    <style:style style:name="Tabulka3.L" style:family="table-column">
      <style:table-column-properties style:column-width="1.552cm"/>
    </style:style>
    <style:style style:name="Tabulka3.1" style:family="table-row">
      <style:table-row-properties fo:keep-together="auto"/>
    </style:style>
    <style:style style:name="Tabulka3.A1" style:family="table-cell">
      <style:table-cell-properties style:vertical-align="middle" fo:background-color="transparent" fo:padding="0.097cm" fo:border-left="0.5pt solid #686868" fo:border-right="none" fo:border-top="0.5pt solid #686868" fo:border-bottom="0.5pt solid #686868" style:writing-mode="page">
        <style:background-image/>
      </style:table-cell-properties>
    </style:style>
    <style:style style:name="Tabulka3.L1" style:family="table-cell">
      <style:table-cell-properties style:vertical-align="middle" fo:background-color="transparent" fo:padding="0.097cm" fo:border="0.5pt solid #686868" style:writing-mode="page">
        <style:background-image/>
      </style:table-cell-properties>
    </style:style>
    <style:style style:name="Tabulka3.A2" style:family="table-cell">
      <style:table-cell-properties style:vertical-align="middle" fo:background-color="transparent" fo:padding="0.097cm" fo:border-left="0.5pt solid #686868" fo:border-right="none" fo:border-top="none" fo:border-bottom="0.5pt solid #686868" style:writing-mode="page">
        <style:background-image/>
      </style:table-cell-properties>
    </style:style>
    <style:style style:name="Tabulka3.L2" style:family="table-cell">
      <style:table-cell-properties style:vertical-align="middle" fo:background-color="transparent" fo:padding="0.097cm" fo:border-left="0.5pt solid #686868" fo:border-right="0.5pt solid #686868" fo:border-top="none" fo:border-bottom="0.5pt solid #686868" style:writing-mode="page">
        <style:background-image/>
      </style:table-cell-properties>
    </style:style>
    <style:style style:name="Tabulka4" style:family="table">
      <style:table-properties style:width="19.396cm" fo:margin-left="0cm" table:align="left" style:may-break-between-rows="true" table:border-model="collapsing"/>
    </style:style>
    <style:style style:name="Tabulka4.A" style:family="table-column">
      <style:table-column-properties style:column-width="1.108cm"/>
    </style:style>
    <style:style style:name="Tabulka4.B" style:family="table-column">
      <style:table-column-properties style:column-width="1.005cm"/>
    </style:style>
    <style:style style:name="Tabulka4.K" style:family="table-column">
      <style:table-column-properties style:column-width="1.272cm"/>
    </style:style>
    <style:style style:name="Tabulka4.M" style:family="table-column">
      <style:table-column-properties style:column-width="1.298cm"/>
    </style:style>
    <style:style style:name="Tabulka4.R" style:family="table-column">
      <style:table-column-properties style:column-width="0.647cm"/>
    </style:style>
    <style:style style:name="Tabulka4.1" style:family="table-row">
      <style:table-row-properties fo:keep-together="auto"/>
    </style:style>
    <style:style style:name="Tabulka4.A1" style:family="table-cell">
      <style:table-cell-properties style:vertical-align="middle" fo:background-color="transparent" fo:padding="0cm" fo:border-left="0.5pt solid #ffffff" fo:border-right="none" fo:border-top="0.5pt solid #ffffff" fo:border-bottom="0.5pt solid #ffffff" style:writing-mode="page">
        <style:background-image/>
      </style:table-cell-properties>
    </style:style>
    <style:style style:name="Tabulka4.R1" style:family="table-cell">
      <style:table-cell-properties style:vertical-align="middle" fo:background-color="transparent" fo:padding="0cm" fo:border="0.5pt solid #ffffff" style:writing-mode="page">
        <style:background-image/>
      </style:table-cell-properties>
    </style:style>
    <style:style style:name="Tabulka4.A2" style:family="table-cell">
      <style:table-cell-properties style:vertical-align="middle" fo:background-color="transparent" fo:padding="0cm" fo:border-left="0.5pt solid #ffffff" fo:border-right="none" fo:border-top="none" fo:border-bottom="0.5pt solid #ffffff" style:writing-mode="page">
        <style:background-image/>
      </style:table-cell-properties>
    </style:style>
    <style:style style:name="Tabulka4.R2" style:family="table-cell">
      <style:table-cell-properties style:vertical-align="middle" fo:background-color="transparent" fo:padding="0cm" fo:border-left="0.5pt solid #ffffff" fo:border-right="0.5pt solid #ffffff" fo:border-top="none" fo:border-bottom="0.5pt solid #ffffff" style:writing-mode="page">
        <style:background-image/>
      </style:table-cell-properties>
    </style:style>
    <style:style style:name="Tabulka5" style:family="table">
      <style:table-properties style:width="11.998cm" table:align="center"/>
    </style:style>
    <style:style style:name="Tabulka5.A" style:family="table-column">
      <style:table-column-properties style:column-width="0.691cm"/>
    </style:style>
    <style:style style:name="Tabulka5.J" style:family="table-column">
      <style:table-column-properties style:column-width="1.358cm"/>
    </style:style>
    <style:style style:name="Tabulka5.K" style:family="table-column">
      <style:table-column-properties style:column-width="0.577cm"/>
    </style:style>
    <style:style style:name="Tabulka5.L" style:family="table-column">
      <style:table-column-properties style:column-width="0.607cm"/>
    </style:style>
    <style:style style:name="Tabulka5.M" style:family="table-column">
      <style:table-column-properties style:column-width="0.639cm"/>
    </style:style>
    <style:style style:name="Tabulka5.N" style:family="table-column">
      <style:table-column-properties style:column-width="0.603cm"/>
    </style:style>
    <style:style style:name="Tabulka5.O" style:family="table-column">
      <style:table-column-properties style:column-width="0.589cm"/>
    </style:style>
    <style:style style:name="Tabulka5.P" style:family="table-column">
      <style:table-column-properties style:column-width="1.402cm"/>
    </style:style>
    <style:style style:name="Tabulka5.A1" style:family="table-cell">
      <style:table-cell-properties fo:padding="0cm" fo:border-left="0.05pt solid #ffffff" fo:border-right="none" fo:border-top="0.5pt solid #686868" fo:border-bottom="0.05pt solid #686868" style:writing-mode="page"/>
    </style:style>
    <style:style style:name="Tabulka5.B1" style:family="table-cell">
      <style:table-cell-properties fo:padding="0cm" fo:border-left="0.05pt solid #686868" fo:border-right="none" fo:border-top="0.5pt solid #686868" fo:border-bottom="0.05pt solid #686868" style:writing-mode="page"/>
    </style:style>
    <style:style style:name="Tabulka5.I1" style:family="table-cell">
      <style:table-cell-properties fo:padding="0cm" fo:border-left="0.05pt solid #686868" fo:border-right="0.5pt solid #686868" fo:border-top="0.5pt solid #686868" fo:border-bottom="0.05pt solid #686868" style:writing-mode="page"/>
    </style:style>
    <style:style style:name="Tabulka5.J1" style:family="table-cell">
      <style:table-cell-properties fo:padding="0cm" fo:border="none" style:writing-mode="page"/>
    </style:style>
    <style:style style:name="Tabulka5.K1" style:family="table-cell">
      <style:table-cell-properties fo:padding="0cm" fo:border-left="0.5pt solid #686868" fo:border-right="none" fo:border-top="0.5pt solid #686868" fo:border-bottom="0.5pt solid #686868" style:writing-mode="page"/>
    </style:style>
    <style:style style:name="Tabulka5.L1" style:family="table-cell">
      <style:table-cell-properties fo:padding="0cm" fo:border-left="0.05pt solid #686868" fo:border-right="none" fo:border-top="0.5pt solid #686868" fo:border-bottom="0.5pt solid #686868" style:writing-mode="page"/>
    </style:style>
    <style:style style:name="Tabulka5.P1" style:family="table-cell">
      <style:table-cell-properties fo:padding="0cm" fo:border-left="0.05pt solid #686868" fo:border-right="0.05pt solid #ffffff" fo:border-top="0.5pt solid #686868" fo:border-bottom="0.5pt solid #686868" style:writing-mode="page"/>
    </style:style>
    <style:style style:name="Tabulka5.A2" style:family="table-cell">
      <style:table-cell-properties fo:padding="0cm" fo:border-left="0.05pt solid #ffffff" fo:border-right="none" fo:border-top="none" fo:border-bottom="0.05pt solid #686868" style:writing-mode="page"/>
    </style:style>
    <style:style style:name="Tabulka5.B2" style:family="table-cell">
      <style:table-cell-properties fo:padding="0cm" fo:border-left="0.05pt solid #686868" fo:border-right="none" fo:border-top="none" fo:border-bottom="0.05pt solid #686868" style:writing-mode="page"/>
    </style:style>
    <style:style style:name="Tabulka5.I2" style:family="table-cell">
      <style:table-cell-properties fo:padding="0cm" fo:border-left="0.05pt solid #686868" fo:border-right="0.5pt solid #686868" fo:border-top="none" fo:border-bottom="0.05pt solid #686868" style:writing-mode="page"/>
    </style:style>
    <style:style style:name="Tabulka5.K2" style:family="table-cell">
      <style:table-cell-properties fo:padding="0cm" fo:border-left="0.05pt solid #ffffff" fo:border-right="none" fo:border-top="none" fo:border-bottom="0.05pt solid #ffffff" style:writing-mode="page"/>
    </style:style>
    <style:style style:name="Tabulka5.P2" style:family="table-cell">
      <style:table-cell-properties fo:padding="0cm" fo:border-left="0.05pt solid #ffffff" fo:border-right="0.05pt solid #ffffff" fo:border-top="none" fo:border-bottom="0.05pt solid #ffffff" style:writing-mode="page"/>
    </style:style>
    <style:style style:name="Tabulka5.A3" style:family="table-cell">
      <style:table-cell-properties fo:padding="0cm" fo:border-left="0.05pt solid #ffffff" fo:border-right="none" fo:border-top="none" fo:border-bottom="0.5pt solid #686868" style:writing-mode="page"/>
    </style:style>
    <style:style style:name="Tabulka5.B3" style:family="table-cell">
      <style:table-cell-properties fo:padding="0cm" fo:border-left="0.05pt solid #686868" fo:border-right="none" fo:border-top="none" fo:border-bottom="0.5pt solid #686868" style:writing-mode="page"/>
    </style:style>
    <style:style style:name="Tabulka5.I3" style:family="table-cell">
      <style:table-cell-properties fo:padding="0cm" fo:border-left="0.05pt solid #686868" fo:border-right="0.5pt solid #686868" fo:border-top="none" fo:border-bottom="0.5pt solid #686868" style:writing-mode="page"/>
    </style:style>
    <style:style style:name="Tabulka6" style:family="table">
      <style:table-properties style:width="19.001cm" fo:margin-top="0.199cm" fo:margin-bottom="0cm" table:align="center"/>
    </style:style>
    <style:style style:name="Tabulka6.A" style:family="table-column">
      <style:table-column-properties style:column-width="1.794cm"/>
    </style:style>
    <style:style style:name="Tabulka6.B" style:family="table-column">
      <style:table-column-properties style:column-width="0.93cm"/>
    </style:style>
    <style:style style:name="Tabulka6.I" style:family="table-column">
      <style:table-column-properties style:column-width="1.065cm"/>
    </style:style>
    <style:style style:name="Tabulka6.O" style:family="table-column">
      <style:table-column-properties style:column-width="1.272cm"/>
    </style:style>
    <style:style style:name="Tabulka6.S" style:family="table-column">
      <style:table-column-properties style:column-width="0.926cm"/>
    </style:style>
    <style:style style:name="Tabulka6.1" style:family="table-row">
      <style:table-row-properties fo:keep-together="always"/>
    </style:style>
    <style:style style:name="Tabulka6.A1" style:family="table-cell">
      <style:table-cell-properties style:vertical-align="middle" fo:padding="0.049cm" fo:border-left="0.05pt solid #ffffff" fo:border-right="none" fo:border-top="0.05pt solid #ffffff" fo:border-bottom="none" style:writing-mode="page"/>
    </style:style>
    <style:style style:name="Tabulka6.S1" style:family="table-cell">
      <style:table-cell-properties style:vertical-align="middle" fo:padding="0.049cm" fo:border-left="0.05pt solid #ffffff" fo:border-right="0.05pt solid #ffffff" fo:border-top="0.05pt solid #ffffff" fo:border-bottom="none" style:writing-mode="page"/>
    </style:style>
    <style:style style:name="Tabulka6.A2" style:family="table-cell">
      <style:table-cell-properties style:vertical-align="middle" fo:padding="0.049cm" fo:border-left="0.05pt solid #ffffff" fo:border-right="none" fo:border-top="0.05pt dotted #686868" fo:border-bottom="0.05pt solid #686868" style:writing-mode="page"/>
    </style:style>
    <style:style style:name="Tabulka6.S2" style:family="table-cell">
      <style:table-cell-properties style:vertical-align="middle" fo:padding="0.049cm" fo:border-left="0.05pt solid #ffffff" fo:border-right="0.05pt solid #ffffff" fo:border-top="0.05pt dotted #686868" fo:border-bottom="0.05pt solid #686868" style:writing-mode="page"/>
    </style:style>
    <style:style style:name="Tabulka6.A3" style:family="table-cell">
      <style:table-cell-properties style:vertical-align="middle" fo:padding="0.049cm" fo:border-left="0.05pt solid #ffffff" fo:border-right="0.05pt solid #ffffff" fo:border-top="none" fo:border-bottom="0.05pt solid #ffffff" style:writing-mode="page"/>
    </style:style>
    <style:style style:name="Tabulka6.A4" style:family="table-cell">
      <style:table-cell-properties style:vertical-align="middle" fo:padding="0.049cm" fo:border-left="0.05pt solid #ffffff" fo:border-right="none" fo:border-top="none" fo:border-bottom="0.05pt solid #ffffff" style:writing-mode="page"/>
    </style:style>
    <style:style style:name="Tabulka6.A9" style:family="table-cell">
      <style:table-cell-properties style:vertical-align="middle" fo:padding="0.049cm" fo:border-left="0.05pt solid #ffffff" fo:border-right="none" fo:border-top="none" fo:border-bottom="none" style:writing-mode="page"/>
    </style:style>
    <style:style style:name="Tabulka6.S9" style:family="table-cell">
      <style:table-cell-properties style:vertical-align="middle" fo:padding="0.049cm" fo:border-left="0.05pt solid #ffffff" fo:border-right="0.05pt solid #ffffff" fo:border-top="none" fo:border-bottom="none" style:writing-mode="page"/>
    </style:style>
    <style:style style:name="Tabulka6.A10" style:family="table-cell">
      <style:table-cell-properties style:vertical-align="middle" fo:padding="0.049cm" fo:border-left="0.05pt solid #ffffff" fo:border-right="none" fo:border-top="0.05pt solid #686868" fo:border-bottom="0.05pt solid #ffffff" style:writing-mode="page"/>
    </style:style>
    <style:style style:name="Tabulka6.S10" style:family="table-cell">
      <style:table-cell-properties style:vertical-align="middle" fo:padding="0.049cm" fo:border-left="0.05pt solid #ffffff" fo:border-right="0.05pt solid #ffffff" fo:border-top="0.05pt solid #686868" fo:border-bottom="0.05pt solid #ffffff" style:writing-mode="page"/>
    </style:style>
    <style:style style:name="Tabulka6.A11" style:family="table-cell">
      <style:table-cell-properties style:vertical-align="middle" fo:padding="0.049cm" fo:border-left="0.05pt solid #ffffff" fo:border-right="none" fo:border-top="none" fo:border-bottom="0.05pt solid #686868" style:writing-mode="page"/>
    </style:style>
    <style:style style:name="Tabulka6.S11" style:family="table-cell">
      <style:table-cell-properties style:vertical-align="middle" fo:padding="0.049cm" fo:border-left="0.05pt solid #ffffff" fo:border-right="0.05pt solid #ffffff" fo:border-top="none" fo:border-bottom="0.05pt solid #686868" style:writing-mode="page"/>
    </style:style>
    <style:style style:name="Tabulka7" style:family="table">
      <style:table-properties style:width="10.201cm" table:align="center"/>
    </style:style>
    <style:style style:name="Tabulka7.A" style:family="table-column">
      <style:table-column-properties style:column-width="1.836cm"/>
    </style:style>
    <style:style style:name="Tabulka7.B" style:family="table-column">
      <style:table-column-properties style:column-width="1.856cm"/>
    </style:style>
    <style:style style:name="Tabulka7.C" style:family="table-column">
      <style:table-column-properties style:column-width="3.261cm"/>
    </style:style>
    <style:style style:name="Tabulka7.D" style:family="table-column">
      <style:table-column-properties style:column-width="3.247cm"/>
    </style:style>
    <style:style style:name="Tabulka7.A1" style:family="table-cell">
      <style:table-cell-properties style:vertical-align="middle" fo:padding="0.049cm" fo:border="0.05pt solid #ffffff" style:writing-mode="page"/>
    </style:style>
    <style:style style:name="Tabulka7.A2" style:family="table-cell">
      <style:table-cell-properties fo:padding="0.049cm" fo:border-left="0.05pt solid #ffffff" fo:border-right="none" fo:border-top="0.05pt solid #686868" fo:border-bottom="0.05pt solid #ffffff" style:writing-mode="page"/>
    </style:style>
    <style:style style:name="Tabulka7.B2" style:family="table-cell">
      <style:table-cell-properties fo:padding="0.049cm" fo:border-left="0.05pt solid #ffffff" fo:border-right="none" fo:border-top="0.05pt solid #686868" fo:border-bottom="0.05pt solid #ffffff" style:writing-mode="page"/>
    </style:style>
    <style:style style:name="Tabulka7.C2" style:family="table-cell">
      <style:table-cell-properties fo:padding="0.049cm" fo:border-left="0.05pt solid #ffffff" fo:border-right="none" fo:border-top="0.05pt solid #686868" fo:border-bottom="0.05pt solid #ffffff" style:writing-mode="page"/>
    </style:style>
    <style:style style:name="Tabulka7.D2" style:family="table-cell">
      <style:table-cell-properties fo:padding="0.049cm" fo:border-left="0.05pt solid #ffffff" fo:border-right="0.05pt solid #ffffff" fo:border-top="0.05pt solid #686868" fo:border-bottom="0.05pt solid #ffffff" style:writing-mode="page"/>
    </style:style>
    <style:style style:name="Tabulka7.A3" style:family="table-cell">
      <style:table-cell-properties fo:padding="0.049cm" fo:border-left="0.05pt solid #ffffff" fo:border-right="none" fo:border-top="0.05pt solid #686868" fo:border-bottom="0.05pt solid #ffffff" style:writing-mode="page"/>
    </style:style>
    <style:style style:name="Tabulka7.B3" style:family="table-cell">
      <style:table-cell-properties fo:padding="0.049cm" fo:border-left="0.05pt solid #ffffff" fo:border-right="none" fo:border-top="0.05pt solid #686868" fo:border-bottom="0.05pt solid #ffffff" style:writing-mode="page"/>
    </style:style>
    <style:style style:name="Tabulka7.C3" style:family="table-cell">
      <style:table-cell-properties fo:padding="0.049cm" fo:border-left="0.05pt solid #ffffff" fo:border-right="none" fo:border-top="0.05pt solid #686868" fo:border-bottom="0.05pt solid #ffffff" style:writing-mode="page"/>
    </style:style>
    <style:style style:name="Tabulka7.D3" style:family="table-cell">
      <style:table-cell-properties fo:padding="0.049cm" fo:border-left="0.05pt solid #ffffff" fo:border-right="0.05pt solid #ffffff" fo:border-top="0.05pt solid #686868" fo:border-bottom="0.05pt solid #ffffff" style:writing-mode="page"/>
    </style:style>
    <style:style style:name="Tabulka7.A4" style:family="table-cell">
      <style:table-cell-properties fo:padding="0.049cm" fo:border-left="0.05pt solid #ffffff" fo:border-right="none" fo:border-top="none" fo:border-bottom="0.05pt solid #ffffff" style:writing-mode="page"/>
    </style:style>
    <style:style style:name="Tabulka7.B4" style:family="table-cell">
      <style:table-cell-properties fo:padding="0.049cm" fo:border-left="0.05pt solid #ffffff" fo:border-right="none" fo:border-top="none" fo:border-bottom="0.05pt solid #ffffff" style:writing-mode="page"/>
    </style:style>
    <style:style style:name="Tabulka7.C4" style:family="table-cell">
      <style:table-cell-properties fo:padding="0.049cm" fo:border-left="0.05pt solid #ffffff" fo:border-right="none" fo:border-top="none" fo:border-bottom="0.05pt solid #ffffff" style:writing-mode="page"/>
    </style:style>
    <style:style style:name="Tabulka7.D4" style:family="table-cell">
      <style:table-cell-properties fo:padding="0.049cm" fo:border-left="0.05pt solid #ffffff" fo:border-right="0.05pt solid #ffffff" fo:border-top="none" fo:border-bottom="0.05pt solid #ffffff" style:writing-mode="page"/>
    </style:style>
    <style:style style:name="Tabulka7.A5" style:family="table-cell">
      <style:table-cell-properties fo:padding="0.049cm" fo:border-left="0.05pt solid #ffffff" fo:border-right="none" fo:border-top="none" fo:border-bottom="0.05pt solid #ffffff" style:writing-mode="page"/>
    </style:style>
    <style:style style:name="Tabulka7.B5" style:family="table-cell">
      <style:table-cell-properties fo:padding="0.049cm" fo:border-left="0.05pt solid #ffffff" fo:border-right="none" fo:border-top="none" fo:border-bottom="0.05pt solid #ffffff" style:writing-mode="page"/>
    </style:style>
    <style:style style:name="Tabulka7.C5" style:family="table-cell">
      <style:table-cell-properties fo:padding="0.049cm" fo:border-left="0.05pt solid #ffffff" fo:border-right="none" fo:border-top="none" fo:border-bottom="0.05pt solid #ffffff" style:writing-mode="page"/>
    </style:style>
    <style:style style:name="Tabulka7.D5" style:family="table-cell">
      <style:table-cell-properties fo:padding="0.049cm" fo:border-left="0.05pt solid #ffffff" fo:border-right="0.05pt solid #ffffff" fo:border-top="none" fo:border-bottom="0.05pt solid #ffffff" style:writing-mode="page"/>
    </style:style>
    <style:style style:name="Tabulka7.A6" style:family="table-cell">
      <style:table-cell-properties fo:padding="0.049cm" fo:border-left="0.05pt solid #ffffff" fo:border-right="none" fo:border-top="none" fo:border-bottom="0.05pt solid #ffffff" style:writing-mode="page"/>
    </style:style>
    <style:style style:name="Tabulka7.B6" style:family="table-cell">
      <style:table-cell-properties fo:padding="0.049cm" fo:border-left="0.05pt solid #ffffff" fo:border-right="none" fo:border-top="none" fo:border-bottom="0.05pt solid #ffffff" style:writing-mode="page"/>
    </style:style>
    <style:style style:name="Tabulka7.C6" style:family="table-cell">
      <style:table-cell-properties fo:padding="0.049cm" fo:border-left="0.05pt solid #ffffff" fo:border-right="none" fo:border-top="none" fo:border-bottom="0.05pt solid #ffffff" style:writing-mode="page"/>
    </style:style>
    <style:style style:name="Tabulka7.D6" style:family="table-cell">
      <style:table-cell-properties fo:padding="0.049cm" fo:border-left="0.05pt solid #ffffff" fo:border-right="0.05pt solid #ffffff" fo:border-top="none" fo:border-bottom="0.05pt solid #ffffff" style:writing-mode="page"/>
    </style:style>
    <style:style style:name="Tabulka7.A7" style:family="table-cell">
      <style:table-cell-properties fo:padding="0.049cm" fo:border-left="0.05pt solid #ffffff" fo:border-right="none" fo:border-top="none" fo:border-bottom="0.05pt solid #ffffff" style:writing-mode="page"/>
    </style:style>
    <style:style style:name="Tabulka7.B7" style:family="table-cell">
      <style:table-cell-properties fo:padding="0.049cm" fo:border-left="0.05pt solid #ffffff" fo:border-right="none" fo:border-top="none" fo:border-bottom="0.05pt solid #ffffff" style:writing-mode="page"/>
    </style:style>
    <style:style style:name="Tabulka7.C7" style:family="table-cell">
      <style:table-cell-properties fo:padding="0.049cm" fo:border-left="0.05pt solid #ffffff" fo:border-right="none" fo:border-top="none" fo:border-bottom="0.05pt solid #ffffff" style:writing-mode="page"/>
    </style:style>
    <style:style style:name="Tabulka7.D7" style:family="table-cell">
      <style:table-cell-properties fo:padding="0.049cm" fo:border-left="0.05pt solid #ffffff" fo:border-right="0.05pt solid #ffffff" fo:border-top="none" fo:border-bottom="0.05pt solid #ffffff" style:writing-mode="page"/>
    </style:style>
    <style:style style:name="Tabulka7.A8" style:family="table-cell">
      <style:table-cell-properties fo:padding="0.049cm" fo:border-left="0.05pt solid #ffffff" fo:border-right="none" fo:border-top="none" fo:border-bottom="0.05pt solid #ffffff" style:writing-mode="page"/>
    </style:style>
    <style:style style:name="Tabulka7.B8" style:family="table-cell">
      <style:table-cell-properties fo:padding="0.049cm" fo:border-left="0.05pt solid #ffffff" fo:border-right="none" fo:border-top="none" fo:border-bottom="0.05pt solid #ffffff" style:writing-mode="page"/>
    </style:style>
    <style:style style:name="Tabulka7.C8" style:family="table-cell">
      <style:table-cell-properties fo:padding="0.049cm" fo:border-left="0.05pt solid #ffffff" fo:border-right="none" fo:border-top="none" fo:border-bottom="0.05pt solid #ffffff" style:writing-mode="page"/>
    </style:style>
    <style:style style:name="Tabulka7.D8" style:family="table-cell">
      <style:table-cell-properties fo:padding="0.049cm" fo:border-left="0.05pt solid #ffffff" fo:border-right="0.05pt solid #ffffff" fo:border-top="none" fo:border-bottom="0.05pt solid #ffffff" style:writing-mode="page"/>
    </style:style>
    <style:style style:name="Tabulka8" style:family="table">
      <style:table-properties style:width="6.301cm" table:align="center"/>
    </style:style>
    <style:style style:name="Tabulka8.A" style:family="table-column">
      <style:table-column-properties style:column-width="1.517cm"/>
    </style:style>
    <style:style style:name="Tabulka8.B" style:family="table-column">
      <style:table-column-properties style:column-width="0.945cm"/>
    </style:style>
    <style:style style:name="Tabulka8.E" style:family="table-column">
      <style:table-column-properties style:column-width="1.002cm"/>
    </style:style>
    <style:style style:name="Tabulka8.1" style:family="table-row">
      <style:table-row-properties style:min-row-height="0.526cm"/>
    </style:style>
    <style:style style:name="Tabulka8.A1" style:family="table-cell">
      <style:table-cell-properties style:vertical-align="middle" fo:padding="0.049cm" fo:border-left="0.05pt solid #ffffff" fo:border-right="none" fo:border-top="0.05pt solid #ffffff" fo:border-bottom="0.05pt solid #ffffff" style:writing-mode="page"/>
    </style:style>
    <style:style style:name="Tabulka8.B1" style:family="table-cell">
      <style:table-cell-properties style:vertical-align="middle" fo:padding="0.049cm" fo:border-left="0.05pt dotted #686868" fo:border-right="0.05pt solid #ffffff" fo:border-top="0.05pt solid #ffffff" fo:border-bottom="0.05pt solid #ffffff" style:writing-mode="page"/>
    </style:style>
    <style:style style:name="Tabulka8.A2" style:family="table-cell">
      <style:table-cell-properties style:vertical-align="middle" fo:padding="0.049cm" fo:border-left="0.05pt solid #ffffff" fo:border-right="none" fo:border-top="0.05pt solid #686868" fo:border-bottom="0.05pt solid #ffffff" style:writing-mode="page"/>
    </style:style>
    <style:style style:name="Tabulka8.B2" style:family="table-cell">
      <style:table-cell-properties style:vertical-align="middle" fo:padding="0.049cm" fo:border-left="0.05pt dotted #686868" fo:border-right="none" fo:border-top="0.05pt solid #686868" fo:border-bottom="0.05pt solid #ffffff" style:writing-mode="page"/>
    </style:style>
    <style:style style:name="Tabulka8.F2" style:family="table-cell">
      <style:table-cell-properties style:vertical-align="middle" fo:padding="0.049cm" fo:border-left="0.05pt solid #ffffff" fo:border-right="0.05pt solid #ffffff" fo:border-top="0.05pt solid #686868" fo:border-bottom="0.05pt solid #ffffff" style:writing-mode="page"/>
    </style:style>
    <style:style style:name="Tabulka8.A3" style:family="table-cell">
      <style:table-cell-properties style:vertical-align="middle" fo:padding="0.049cm" fo:border-left="0.05pt solid #ffffff" fo:border-right="none" fo:border-top="none" fo:border-bottom="0.05pt solid #ffffff" style:writing-mode="page"/>
    </style:style>
    <style:style style:name="Tabulka8.B3" style:family="table-cell">
      <style:table-cell-properties style:vertical-align="middle" fo:padding="0.049cm" fo:border-left="0.05pt dotted #686868" fo:border-right="none" fo:border-top="none" fo:border-bottom="0.05pt solid #ffffff" style:writing-mode="page"/>
    </style:style>
    <style:style style:name="Tabulka8.F3" style:family="table-cell">
      <style:table-cell-properties style:vertical-align="middle" fo:padding="0.049cm" fo:border-left="0.05pt solid #ffffff" fo:border-right="0.05pt solid #ffffff" fo:border-top="none" fo:border-bottom="0.05pt solid #ffffff" style:writing-mode="page"/>
    </style:style>
    <style:style style:name="P1" style:family="paragraph" style:parent-style-name="Footer">
      <style:paragraph-properties fo:text-align="end" style:justify-single-word="false"/>
      <style:text-properties fo:language="cs" fo:country="CZ"/>
    </style:style>
    <style:style style:name="P2" style:family="paragraph" style:parent-style-name="Footer">
      <style:text-properties fo:language="cs" fo:country="CZ"/>
    </style:style>
    <style:style style:name="P3" style:family="paragraph" style:parent-style-name="Table_20_Contents">
      <style:text-properties fo:language="cs" fo:country="CZ" officeooo:rsid="009967aa" officeooo:paragraph-rsid="009967aa"/>
    </style:style>
    <style:style style:name="P4" style:family="paragraph" style:parent-style-name="Table_20_Contents">
      <style:text-properties fo:language="cs" fo:country="CZ"/>
    </style:style>
    <style:style style:name="P5" style:family="paragraph" style:parent-style-name="Table_20_Contents">
      <style:paragraph-properties fo:text-align="start" style:justify-single-word="false"/>
      <style:text-properties fo:language="cs" fo:country="CZ"/>
    </style:style>
    <style:style style:name="P6" style:family="paragraph" style:parent-style-name="Table_20_Contents">
      <style:text-properties fo:language="cs" fo:country="CZ" fo:font-weight="bold" style:font-weight-asian="bold" style:font-weight-complex="bold"/>
    </style:style>
    <style:style style:name="P7" style:family="paragraph" style:parent-style-name="Standard">
      <style:paragraph-properties fo:text-align="center" style:justify-single-word="false"/>
      <style:text-properties fo:language="cs" fo:country="CZ" officeooo:paragraph-rsid="0066eee3"/>
    </style:style>
    <style:style style:name="P8" style:family="paragraph" style:parent-style-name="Text_20_body" style:master-page-name="">
      <loext:graphic-properties draw:fill="gradient" draw:fill-gradient-name="Gradient_20_6" draw:gradient-step-count="64" draw:fill-hatch-name="hatch"/>
      <style:paragraph-properties fo:text-align="center" style:justify-single-word="false" style:page-number="auto" fo:background-color="#fef5af"/>
      <style:text-properties fo:language="cs" fo:country="CZ" officeooo:paragraph-rsid="005689bf"/>
    </style:style>
    <style:style style:name="P9" style:family="paragraph" style:parent-style-name="Text_20_body">
      <style:paragraph-properties fo:text-align="center" style:justify-single-word="false"/>
      <style:text-properties fo:language="cs" fo:country="CZ" officeooo:paragraph-rsid="0015fc97"/>
    </style:style>
    <style:style style:name="P10" style:family="paragraph" style:parent-style-name="Text_20_body">
      <loext:graphic-properties draw:fill-gradient-name="gradient" draw:fill-hatch-name="hatch"/>
      <style:paragraph-properties fo:text-align="center" style:justify-single-word="false"/>
      <style:text-properties fo:language="cs" fo:country="CZ" officeooo:paragraph-rsid="00791bea"/>
    </style:style>
    <style:style style:name="P11" style:family="paragraph" style:parent-style-name="Standard">
      <loext:graphic-properties draw:fill-gradient-name="gradient" draw:fill-hatch-name="hatch"/>
      <style:text-properties fo:language="cs" fo:country="CZ" fo:font-style="normal" officeooo:rsid="0046b603" officeooo:paragraph-rsid="009ba5ce" style:font-style-asian="normal" style:font-style-complex="normal"/>
    </style:style>
    <style:style style:name="P12" style:family="paragraph" style:parent-style-name="Text_20_body">
      <loext:graphic-properties draw:fill-gradient-name="gradient" draw:fill-hatch-name="hatch"/>
      <style:text-properties fo:language="cs" fo:country="CZ" fo:font-style="normal" officeooo:rsid="0046b603" officeooo:paragraph-rsid="005b8086" style:font-style-asian="normal" style:font-style-complex="normal"/>
    </style:style>
    <style:style style:name="P13" style:family="paragraph" style:parent-style-name="Text_20_body">
      <style:text-properties fo:language="cs" fo:country="CZ" fo:font-style="normal" officeooo:rsid="000efd04" officeooo:paragraph-rsid="002402b6" style:font-style-asian="normal" style:font-style-complex="normal"/>
    </style:style>
    <style:style style:name="P14" style:family="paragraph" style:parent-style-name="Text_20_body">
      <loext:graphic-properties draw:fill-gradient-name="gradient" draw:fill-hatch-name="hatch"/>
      <style:text-properties fo:language="cs" fo:country="CZ" fo:font-style="normal" officeooo:rsid="001e17e2" officeooo:paragraph-rsid="002402b6" style:font-style-asian="normal" style:font-style-complex="normal"/>
    </style:style>
    <style:style style:name="P15" style:family="paragraph" style:parent-style-name="Text_20_body">
      <loext:graphic-properties draw:fill-hatch-name="hatch"/>
      <style:paragraph-properties fo:margin-left="1cm" fo:margin-right="1cm" fo:text-indent="0.199cm" style:auto-text-indent="false"/>
      <style:text-properties fo:language="cs" fo:country="CZ" fo:font-style="normal" officeooo:rsid="001e17e2" officeooo:paragraph-rsid="0024d4da" style:font-style-asian="normal" style:font-style-complex="normal"/>
    </style:style>
    <style:style style:name="P16" style:family="paragraph" style:parent-style-name="Text_20_body">
      <loext:graphic-properties draw:fill-gradient-name="gradient" draw:fill-hatch-name="hatch"/>
      <style:paragraph-properties fo:margin-top="0cm" fo:margin-bottom="0.199cm" style:contextual-spacing="false"/>
      <style:text-properties fo:language="cs" fo:country="CZ" fo:font-style="normal" officeooo:rsid="001e17e2" officeooo:paragraph-rsid="0066eee3" style:font-style-asian="normal" style:font-style-complex="normal"/>
    </style:style>
    <style:style style:name="P17" style:family="paragraph" style:parent-style-name="Text_20_body">
      <loext:graphic-properties draw:fill-gradient-name="gradient" draw:fill-hatch-name="hatch"/>
      <style:text-properties fo:language="cs" fo:country="CZ" fo:font-style="normal" officeooo:rsid="001e17e2" officeooo:paragraph-rsid="006349a7" style:font-style-asian="normal" style:font-style-complex="normal"/>
    </style:style>
    <style:style style:name="P18" style:family="paragraph" style:parent-style-name="Text_20_body">
      <loext:graphic-properties draw:fill-gradient-name="gradient" draw:fill-hatch-name="hatch"/>
      <style:text-properties fo:language="cs" fo:country="CZ" fo:font-style="normal" officeooo:rsid="006349a7" officeooo:paragraph-rsid="0046b603" style:font-style-asian="normal" style:font-style-complex="normal"/>
    </style:style>
    <style:style style:name="P19" style:family="paragraph" style:parent-style-name="Text_20_body">
      <loext:graphic-properties draw:fill-gradient-name="gradient" draw:fill-hatch-name="hatch"/>
      <style:text-properties fo:language="cs" fo:country="CZ" fo:font-style="normal" officeooo:rsid="005b8086" officeooo:paragraph-rsid="0076124e" style:font-style-asian="normal" style:font-style-complex="normal"/>
    </style:style>
    <style:style style:name="P20" style:family="paragraph" style:parent-style-name="Text_20_body">
      <loext:graphic-properties draw:fill-gradient-name="gradient" draw:fill-hatch-name="hatch"/>
      <style:text-properties fo:language="cs" fo:country="CZ" fo:font-style="normal" officeooo:rsid="0076124e" officeooo:paragraph-rsid="0076124e" style:font-style-asian="normal" style:font-style-complex="normal"/>
    </style:style>
    <style:style style:name="P21" style:family="paragraph" style:parent-style-name="Text_20_body">
      <loext:graphic-properties draw:fill-gradient-name="gradient" draw:fill-hatch-name="hatch"/>
      <style:text-properties fo:language="cs" fo:country="CZ" fo:font-style="normal" officeooo:rsid="008a3d64" officeooo:paragraph-rsid="008a8c7a" style:font-style-asian="normal" style:font-style-complex="normal"/>
    </style:style>
    <style:style style:name="P22" style:family="paragraph" style:parent-style-name="Text_20_body">
      <loext:graphic-properties draw:fill-gradient-name="gradient" draw:fill-hatch-name="hatch"/>
      <style:text-properties fo:language="cs" fo:country="CZ" fo:font-style="normal" officeooo:rsid="009ba5ce" officeooo:paragraph-rsid="009ba5ce" style:font-style-asian="normal" style:font-style-complex="normal"/>
    </style:style>
    <style:style style:name="P23" style:family="paragraph" style:parent-style-name="Text_20_body">
      <loext:graphic-properties draw:fill-gradient-name="gradient" draw:fill-hatch-name="hatch"/>
      <style:text-properties fo:language="cs" fo:country="CZ" fo:font-style="normal" officeooo:rsid="00b97f25" officeooo:paragraph-rsid="00b97f25" style:font-style-asian="normal" style:font-style-complex="normal"/>
    </style:style>
    <style:style style:name="P24" style:family="paragraph" style:parent-style-name="Text_20_body">
      <loext:graphic-properties draw:fill-gradient-name="gradient" draw:fill-hatch-name="hatch"/>
      <style:text-properties fo:language="cs" fo:country="CZ" fo:font-style="normal" officeooo:rsid="00791bea" officeooo:paragraph-rsid="00791bea" style:font-style-asian="normal" style:font-style-complex="normal"/>
    </style:style>
    <style:style style:name="P25" style:family="paragraph" style:parent-style-name="Text_20_body">
      <loext:graphic-properties draw:fill-gradient-name="gradient" draw:fill-hatch-name="hatch"/>
      <style:text-properties fo:language="cs" fo:country="CZ" fo:font-style="normal" officeooo:rsid="00791bea" officeooo:paragraph-rsid="00f71367" style:font-style-asian="normal" style:font-style-complex="normal"/>
    </style:style>
    <style:style style:name="P26" style:family="paragraph" style:parent-style-name="Text_20_body">
      <style:text-properties fo:language="cs" fo:country="CZ"/>
    </style:style>
    <style:style style:name="P27" style:family="paragraph" style:parent-style-name="Text_20_body">
      <style:text-properties fo:language="cs" fo:country="CZ" officeooo:paragraph-rsid="0046b603"/>
    </style:style>
    <style:style style:name="P28" style:family="paragraph" style:parent-style-name="Text_20_body">
      <loext:graphic-properties draw:fill="gradient" draw:fill-gradient-name="Gradient_20_39" draw:gradient-step-count="64" draw:fill-hatch-name="hatch"/>
      <style:paragraph-properties fo:background-color="#fed9a4"/>
      <style:text-properties fo:language="cs" fo:country="CZ" officeooo:paragraph-rsid="0046b603"/>
    </style:style>
    <style:style style:name="P29" style:family="paragraph" style:parent-style-name="Text_20_body">
      <style:text-properties fo:language="cs" fo:country="CZ" officeooo:paragraph-rsid="001e17e2"/>
    </style:style>
    <style:style style:name="P30" style:family="paragraph" style:parent-style-name="Text_20_body">
      <loext:graphic-properties draw:fill-gradient-name="gradient" draw:fill-hatch-name="hatch"/>
      <style:paragraph-properties fo:margin-left="1cm" fo:margin-right="1cm" fo:text-indent="0.199cm" style:auto-text-indent="false"/>
      <style:text-properties fo:language="cs" fo:country="CZ" officeooo:paragraph-rsid="005a1ca7"/>
    </style:style>
    <style:style style:name="P31" style:family="paragraph" style:parent-style-name="Text_20_body">
      <style:text-properties fo:language="cs" fo:country="CZ" officeooo:paragraph-rsid="005a1ca7"/>
    </style:style>
    <style:style style:name="P32" style:family="paragraph" style:parent-style-name="Text_20_body">
      <loext:graphic-properties draw:fill="gradient" draw:fill-gradient-name="Gradient_20_30" draw:gradient-step-count="64" draw:fill-hatch-name="hatch"/>
      <style:paragraph-properties fo:background-color="#ffebeb"/>
      <style:text-properties fo:language="cs" fo:country="CZ" officeooo:paragraph-rsid="006349a7"/>
    </style:style>
    <style:style style:name="P33" style:family="paragraph" style:parent-style-name="Text_20_body">
      <loext:graphic-properties draw:fill-gradient-name="gradient" draw:fill-hatch-name="hatch"/>
      <style:text-properties fo:language="cs" fo:country="CZ" officeooo:paragraph-rsid="006349a7"/>
    </style:style>
    <style:style style:name="P34" style:family="paragraph" style:parent-style-name="Text_20_body">
      <loext:graphic-properties draw:fill-hatch-name="hatch"/>
      <style:paragraph-properties fo:margin-top="0cm" fo:margin-bottom="0.199cm" style:contextual-spacing="false"/>
      <style:text-properties fo:language="cs" fo:country="CZ"/>
    </style:style>
    <style:style style:name="P35" style:family="paragraph" style:parent-style-name="Text_20_body">
      <style:text-properties fo:language="cs" fo:country="CZ" officeooo:rsid="000efd04" officeooo:paragraph-rsid="000efd04"/>
    </style:style>
    <style:style style:name="P36" style:family="paragraph" style:parent-style-name="Text_20_body">
      <style:text-properties fo:language="cs" fo:country="CZ" officeooo:rsid="000efd04" officeooo:paragraph-rsid="002402b6"/>
    </style:style>
    <style:style style:name="P37" style:family="paragraph" style:parent-style-name="Text_20_body">
      <style:text-properties fo:language="cs" fo:country="CZ" officeooo:rsid="000efd04" officeooo:paragraph-rsid="001983f8"/>
    </style:style>
    <style:style style:name="P38" style:family="paragraph" style:parent-style-name="Text_20_body">
      <style:text-properties fo:language="cs" fo:country="CZ" fo:font-style="italic" officeooo:rsid="0015fc97" officeooo:paragraph-rsid="006a15d3" style:font-style-asian="italic" style:font-style-complex="italic"/>
    </style:style>
    <style:style style:name="P39" style:family="paragraph" style:parent-style-name="Text_20_body">
      <loext:graphic-properties draw:fill-gradient-name="gradient" draw:fill-hatch-name="hatch"/>
      <style:paragraph-properties fo:margin-top="0cm" fo:margin-bottom="0.199cm" style:contextual-spacing="false"/>
      <style:text-properties fo:language="cs" fo:country="CZ" fo:font-style="italic" officeooo:rsid="0046b603" officeooo:paragraph-rsid="0066eee3" style:font-style-asian="italic" style:font-style-complex="italic"/>
    </style:style>
    <style:style style:name="P40" style:family="paragraph" style:parent-style-name="Text_20_body">
      <loext:graphic-properties draw:fill-gradient-name="gradient" draw:fill-hatch-name="hatch"/>
      <style:text-properties fo:language="cs" fo:country="CZ" fo:font-style="italic" officeooo:rsid="006349a7" officeooo:paragraph-rsid="006349a7" style:font-style-asian="italic" style:font-style-complex="italic"/>
    </style:style>
    <style:style style:name="P41" style:family="paragraph" style:parent-style-name="Text_20_body">
      <loext:graphic-properties draw:fill-gradient-name="gradient" draw:fill-hatch-name="hatch"/>
      <style:paragraph-properties fo:text-align="center" style:justify-single-word="false"/>
      <style:text-properties fo:language="cs" fo:country="CZ" fo:font-style="italic" officeooo:rsid="009a5ff1" officeooo:paragraph-rsid="005a1ca7" style:font-style-asian="italic" style:font-style-complex="italic"/>
    </style:style>
    <style:style style:name="P42" style:family="paragraph" style:parent-style-name="Text_20_body">
      <loext:graphic-properties draw:fill-gradient-name="gradient" draw:fill-hatch-name="hatch"/>
      <style:text-properties fo:language="cs" fo:country="CZ" fo:font-style="italic" officeooo:rsid="009a5ff1" officeooo:paragraph-rsid="00faa123" style:font-style-asian="italic" style:font-style-complex="italic"/>
    </style:style>
    <style:style style:name="P43" style:family="paragraph" style:parent-style-name="Text_20_body">
      <loext:graphic-properties draw:fill-gradient-name="gradient" draw:fill-hatch-name="hatch"/>
      <style:paragraph-properties fo:margin-left="1cm" fo:margin-right="1cm" fo:text-indent="0.199cm" style:auto-text-indent="false"/>
      <style:text-properties fo:language="cs" fo:country="CZ" fo:font-style="italic" officeooo:rsid="00a83bd8" officeooo:paragraph-rsid="009bda57" style:font-style-asian="italic" style:font-style-complex="italic"/>
    </style:style>
    <style:style style:name="P44" style:family="paragraph" style:parent-style-name="Text_20_body">
      <loext:graphic-properties draw:fill-gradient-name="gradient" draw:fill-hatch-name="hatch"/>
      <style:paragraph-properties fo:margin-left="1cm" fo:margin-right="1cm" fo:text-indent="0.199cm" style:auto-text-indent="false"/>
      <style:text-properties fo:language="cs" fo:country="CZ" fo:font-style="italic" officeooo:rsid="00a9b2aa" officeooo:paragraph-rsid="009bda57" style:font-style-asian="italic" style:font-style-complex="italic"/>
    </style:style>
    <style:style style:name="P45" style:family="paragraph" style:parent-style-name="Text_20_body">
      <loext:graphic-properties draw:fill-gradient-name="gradient" draw:fill-hatch-name="hatch"/>
      <style:text-properties fo:language="cs" fo:country="CZ" fo:font-style="italic" officeooo:rsid="00f8ab41" officeooo:paragraph-rsid="00f8ab41" style:font-style-asian="italic" style:font-style-complex="italic"/>
    </style:style>
    <style:style style:name="P46" style:family="paragraph" style:parent-style-name="Text_20_body">
      <loext:graphic-properties draw:fill="gradient" draw:fill-gradient-name="Gradient_20_45" draw:gradient-step-count="64" draw:fill-hatch-name="hatch"/>
      <style:paragraph-properties fo:margin-left="1cm" fo:margin-right="1cm" fo:margin-top="0cm" fo:margin-bottom="0cm" style:contextual-spacing="false" fo:text-indent="0.199cm" style:auto-text-indent="false" fo:background-color="#71c7fb"/>
      <style:text-properties fo:language="cs" fo:country="CZ" fo:font-style="italic" officeooo:rsid="00c1c0fe" officeooo:paragraph-rsid="00c525e9" style:font-style-asian="italic" style:font-style-complex="italic"/>
    </style:style>
    <style:style style:name="P47" style:family="paragraph" style:parent-style-name="Text_20_body">
      <style:text-properties fo:language="cs" fo:country="CZ" officeooo:paragraph-rsid="0066eee3"/>
    </style:style>
    <style:style style:name="P48" style:family="paragraph" style:parent-style-name="Text_20_body">
      <style:text-properties fo:language="cs" fo:country="CZ" officeooo:rsid="006a15d3" officeooo:paragraph-rsid="006a15d3"/>
    </style:style>
    <style:style style:name="P49" style:family="paragraph" style:parent-style-name="Text_20_body">
      <loext:graphic-properties draw:fill-gradient-name="gradient" draw:fill-hatch-name="hatch"/>
      <style:text-properties fo:language="cs" fo:country="CZ" officeooo:rsid="0087d8f5" officeooo:paragraph-rsid="0087d8f5"/>
    </style:style>
    <style:style style:name="P50" style:family="paragraph" style:parent-style-name="Text_20_body">
      <loext:graphic-properties draw:fill-gradient-name="gradient" draw:fill-hatch-name="hatch"/>
      <style:paragraph-properties fo:text-align="center" style:justify-single-word="false"/>
      <style:text-properties fo:language="cs" fo:country="CZ" officeooo:rsid="0087d8f5" officeooo:paragraph-rsid="00f8ab41"/>
    </style:style>
    <style:style style:name="P51" style:family="paragraph" style:parent-style-name="Text_20_body">
      <loext:graphic-properties draw:fill-gradient-name="gradient" draw:fill-hatch-name="hatch"/>
      <style:text-properties fo:language="cs" fo:country="CZ" officeooo:rsid="008a3d64" officeooo:paragraph-rsid="008a3d64"/>
    </style:style>
    <style:style style:name="P52" style:family="paragraph" style:parent-style-name="Text_20_body">
      <loext:graphic-properties draw:fill-hatch-name="hatch"/>
      <style:paragraph-properties fo:margin-left="1cm" fo:margin-right="1cm" fo:text-indent="0.199cm" style:auto-text-indent="false"/>
      <style:text-properties fo:language="cs" fo:country="CZ" officeooo:rsid="008a3d64" officeooo:paragraph-rsid="00922278"/>
    </style:style>
    <style:style style:name="P53" style:family="paragraph" style:parent-style-name="Text_20_body">
      <loext:graphic-properties draw:fill-gradient-name="gradient" draw:fill-hatch-name="hatch"/>
      <style:text-properties fo:language="cs" fo:country="CZ" officeooo:rsid="008a3d64" officeooo:paragraph-rsid="008a8c7a"/>
    </style:style>
    <style:style style:name="P54" style:family="paragraph" style:parent-style-name="Text_20_body">
      <style:text-properties fo:language="cs" fo:country="CZ" officeooo:paragraph-rsid="009a5ff1"/>
    </style:style>
    <style:style style:name="P55" style:family="paragraph" style:parent-style-name="Text_20_body">
      <style:text-properties fo:language="cs" fo:country="CZ" officeooo:rsid="009a5ff1" officeooo:paragraph-rsid="0015fc97"/>
    </style:style>
    <style:style style:name="P56" style:family="paragraph" style:parent-style-name="Text_20_body">
      <style:text-properties fo:language="cs" fo:country="CZ" officeooo:rsid="009bda57" officeooo:paragraph-rsid="009bda57"/>
    </style:style>
    <style:style style:name="P57" style:family="paragraph" style:parent-style-name="Text_20_body">
      <loext:graphic-properties draw:fill-gradient-name="gradient" draw:fill-hatch-name="hatch"/>
      <style:text-properties fo:language="cs" fo:country="CZ" officeooo:paragraph-rsid="0087d8f5"/>
    </style:style>
    <style:style style:name="P58" style:family="paragraph" style:parent-style-name="Text_20_body">
      <style:text-properties fo:language="cs" fo:country="CZ" officeooo:rsid="00a9b2aa" officeooo:paragraph-rsid="009bda57"/>
    </style:style>
    <style:style style:name="P59" style:family="paragraph" style:parent-style-name="Text_20_body">
      <loext:graphic-properties draw:fill="gradient" draw:fill-gradient-name="Gradient_20_44" draw:gradient-step-count="64" draw:fill-hatch-name="hatch"/>
      <style:paragraph-properties fo:margin-top="0cm" fo:margin-bottom="0cm" style:contextual-spacing="false" fo:background-color="#8ed688"/>
      <style:text-properties fo:language="cs" fo:country="CZ" officeooo:paragraph-rsid="00c6366c"/>
    </style:style>
    <style:style style:name="P60" style:family="paragraph" style:parent-style-name="Text_20_body">
      <loext:graphic-properties draw:fill="gradient" draw:fill-gradient-name="Gradient_20_20" draw:gradient-step-count="64" draw:fill-hatch-name="hatch"/>
      <style:paragraph-properties fo:text-align="justify" style:justify-single-word="false" fo:background-color="#b6affc"/>
      <style:text-properties fo:language="cs" fo:country="CZ" officeooo:rsid="00faa123" officeooo:paragraph-rsid="00faa123"/>
    </style:style>
    <style:style style:name="P61" style:family="paragraph" style:parent-style-name="Text_20_body">
      <loext:graphic-properties draw:fill-gradient-name="gradient" draw:fill-hatch-name="hatch"/>
      <style:paragraph-properties fo:margin-left="1cm" fo:margin-right="1cm" fo:text-indent="0.199cm" style:auto-text-indent="false"/>
      <style:text-properties fo:language="cs" fo:country="CZ" officeooo:rsid="000fa0ef" officeooo:paragraph-rsid="00faa123"/>
    </style:style>
    <style:style style:name="P62" style:family="paragraph" style:parent-style-name="Text_20_body">
      <loext:graphic-properties draw:fill-gradient-name="gradient" draw:fill-hatch-name="hatch"/>
      <style:text-properties fo:language="cs" fo:country="CZ" officeooo:paragraph-rsid="00faa123"/>
    </style:style>
    <style:style style:name="P63" style:family="paragraph" style:parent-style-name="Text_20_body" style:master-page-name="">
      <loext:graphic-properties draw:fill="gradient" draw:fill-gradient-name="Gradient_20_9" draw:gradient-step-count="64" draw:fill-hatch-name="hatch"/>
      <style:paragraph-properties fo:text-align="justify" style:justify-single-word="false" style:page-number="auto" fo:background-color="#d2fe1b"/>
      <style:text-properties fo:language="en" fo:country="GB" officeooo:rsid="002efb54" officeooo:paragraph-rsid="002efb54"/>
    </style:style>
    <style:style style:name="P64" style:family="paragraph" style:parent-style-name="Text_20_body">
      <style:paragraph-properties fo:text-align="center" style:justify-single-word="false"/>
      <style:text-properties officeooo:rsid="0015c79b" officeooo:paragraph-rsid="0015c79b"/>
    </style:style>
    <style:style style:name="P65" style:family="paragraph" style:parent-style-name="Table_20_Contents">
      <style:paragraph-properties fo:text-align="end" style:justify-single-word="false"/>
      <style:text-properties fo:color="#686868" loext:opacity="100%" fo:language="cs" fo:country="CZ" fo:font-weight="bold" style:font-weight-asian="bold" style:font-weight-complex="bold"/>
    </style:style>
    <style:style style:name="P66" style:family="paragraph" style:parent-style-name="Table_20_Contents">
      <style:paragraph-properties fo:text-align="end" style:justify-single-word="false"/>
      <style:text-properties fo:color="#686868" loext:opacity="100%" fo:language="cs" fo:country="CZ" fo:font-weight="bold" officeooo:rsid="009967aa" officeooo:paragraph-rsid="009967aa" style:font-weight-asian="bold" style:font-weight-complex="bold"/>
    </style:style>
    <style:style style:name="P67" style:family="paragraph" style:parent-style-name="Table_20_Contents">
      <style:text-properties fo:color="#686868" loext:opacity="100%" fo:language="cs" fo:country="CZ"/>
    </style:style>
    <style:style style:name="P68" style:family="paragraph" style:parent-style-name="Table_20_Contents">
      <style:paragraph-properties fo:text-align="end" style:justify-single-word="false"/>
      <style:text-properties fo:color="#686868" loext:opacity="100%" style:text-outline="false" style:text-line-through-style="none" style:text-line-through-type="none" style:font-name="Liberation Serif1" fo:font-size="10.5pt" fo:language="cs" fo:country="CZ" fo:font-style="normal" fo:text-shadow="none" style:text-underline-style="none" fo:font-weight="bold" officeooo:rsid="009ba5ce" style:font-size-asian="10.5pt" style:font-style-asian="normal" style:font-weight-asian="bold" style:font-size-complex="10.5pt" style:font-style-complex="normal" style:font-weight-complex="bold" style:text-overline-style="none" style:text-overline-color="font-color"/>
    </style:style>
    <style:style style:name="P69" style:family="paragraph" style:parent-style-name="ukazka_20_tabulka">
      <style:text-properties fo:color="#686868" loext:opacity="100%" fo:font-style="italic" officeooo:rsid="00d57130" officeooo:paragraph-rsid="00d57130" style:font-style-asian="italic" style:font-style-complex="italic"/>
    </style:style>
    <style:style style:name="P70" style:family="paragraph" style:parent-style-name="Table_20_Contents">
      <style:text-properties style:font-name="Liberation Sans2" fo:font-size="10pt" fo:language="cs" fo:country="CZ" fo:font-weight="normal" style:font-size-asian="10pt" style:font-weight-asian="normal" style:font-size-complex="10pt" style:font-weight-complex="normal"/>
    </style:style>
    <style:style style:name="P71" style:family="paragraph" style:parent-style-name="Text_20_body">
      <style:text-properties style:font-name="Liberation Sans2" fo:font-size="10pt" fo:language="cs" fo:country="CZ" fo:font-weight="normal" officeooo:rsid="0015fc97" officeooo:paragraph-rsid="0029c104" style:font-size-asian="10pt" style:font-weight-asian="normal" style:font-size-complex="10pt" style:font-weight-complex="normal"/>
    </style:style>
    <style:style style:name="P72" style:family="paragraph" style:parent-style-name="Table_20_Contents">
      <style:paragraph-properties fo:text-align="start" style:justify-single-word="false"/>
      <style:text-properties style:font-name="Liberation Sans2" fo:font-size="10pt" fo:language="cs" fo:country="CZ" style:font-size-asian="10pt" style:font-size-complex="10pt"/>
    </style:style>
    <style:style style:name="P73" style:family="paragraph" style:parent-style-name="Table_20_Contents">
      <style:text-properties style:font-name="Liberation Sans2" fo:font-size="10pt" fo:language="cs" fo:country="CZ" officeooo:rsid="008865e3" officeooo:paragraph-rsid="008865e3" style:font-size-asian="10pt" style:font-size-complex="10pt"/>
    </style:style>
    <style:style style:name="P74" style:family="paragraph" style:parent-style-name="Table_20_Contents">
      <style:text-properties style:font-name="Liberation Sans2" fo:font-size="10pt" fo:language="cs" fo:country="CZ" officeooo:rsid="0087d8f5" officeooo:paragraph-rsid="0087d8f5" style:font-size-asian="10pt" style:font-size-complex="10pt"/>
    </style:style>
    <style:style style:name="P75" style:family="paragraph" style:parent-style-name="Table_20_Contents">
      <style:text-properties style:font-name="Liberation Sans2" fo:font-size="10pt" fo:language="cs" fo:country="CZ" style:font-size-asian="10pt" style:font-size-complex="10pt"/>
    </style:style>
    <style:style style:name="P76" style:family="paragraph" style:parent-style-name="Table_20_Contents">
      <style:text-properties style:font-name="Liberation Sans2" fo:font-size="10pt" fo:language="cs" fo:country="CZ" officeooo:rsid="009ba5ce" officeooo:paragraph-rsid="009ba5ce" style:font-size-asian="10pt" style:font-size-complex="10pt"/>
    </style:style>
    <style:style style:name="P77" style:family="paragraph" style:parent-style-name="Text_20_body">
      <loext:graphic-properties draw:fill-hatch-name="hatch"/>
      <style:paragraph-properties fo:margin-top="0.101cm" fo:margin-bottom="0.199cm" style:contextual-spacing="false"/>
      <style:text-properties style:font-name="Liberation Sans2" fo:font-size="10pt" fo:language="cs" fo:country="CZ" officeooo:rsid="005a1ca7" officeooo:paragraph-rsid="005a1ca7" style:font-size-asian="10pt" style:font-size-complex="10pt"/>
    </style:style>
    <style:style style:name="P78" style:family="paragraph" style:parent-style-name="Table_20_Contents">
      <style:text-properties style:font-name="Liberation Sans2" fo:font-size="10pt" fo:language="cs" fo:country="CZ" fo:font-weight="bold" officeooo:rsid="0087d8f5" officeooo:paragraph-rsid="0087d8f5" style:font-size-asian="10pt" style:font-weight-asian="bold" style:font-size-complex="10pt" style:font-weight-complex="bold"/>
    </style:style>
    <style:style style:name="P79" style:family="paragraph" style:parent-style-name="Text_20_body">
      <style:text-properties style:font-name="Liberation Sans2" fo:font-size="12pt" fo:font-weight="bold" style:font-size-asian="12pt" style:font-weight-asian="bold" style:font-size-complex="12pt" style:font-weight-complex="bold"/>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0pt" fo:language="cs" fo:country="CZ" fo:font-style="normal" fo:text-shadow="none" style:text-underline-style="none" fo:font-weight="bold"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9pt" fo:language="cs" fo:country="CZ" fo:font-style="normal" fo:text-shadow="none" style:text-underline-style="none" fo:font-weight="normal" officeooo:paragraph-rsid="0077e0fb"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9pt" fo:language="cs" fo:country="CZ"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9pt" fo:language="cs" fo:country="CZ"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9pt" fo:language="cs" fo:country="CZ" fo:font-style="normal" fo:text-shadow="none" style:text-underline-style="none" fo:font-weight="normal" officeooo:rsid="0077e0fb" officeooo:paragraph-rsid="0077e0fb"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9pt" fo:language="cs" fo:country="CZ" fo:font-style="normal" fo:text-shadow="none" style:text-underline-style="none" fo:font-weight="normal" officeooo:rsid="0077e0fb" officeooo:paragraph-rsid="0077e0fb"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9pt" fo:language="cs" fo:country="CZ" fo:font-style="normal" fo:text-shadow="none" style:text-underline-style="none" fo:font-weight="bold" officeooo:rsid="0077e0fb" officeooo:paragraph-rsid="0077e0fb" fo:background-color="#ffff00" style:font-size-asian="9pt" style:font-style-asian="normal" style:font-weight-asian="bold" style:font-size-complex="9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language="cs" fo:country="CZ"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0pt" fo:language="cs" fo:country="CZ" fo:font-style="normal" fo:text-shadow="none" style:text-underline-style="none" fo:font-weight="bold" officeooo:paragraph-rsid="0077e0fb"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5pt" fo:language="cs" fo:country="CZ" fo:font-style="normal" fo:text-shadow="none" style:text-underline-style="none" fo:font-weight="bold" style:font-size-asian="10.5pt" style:font-style-asian="normal" style:font-weight-asian="normal" style:font-size-complex="10.5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0.5pt" fo:language="cs" fo:country="CZ" fo:font-style="normal" fo:text-shadow="none" style:text-underline-style="none" fo:font-weight="bold" officeooo:rsid="0077e0fb" officeooo:paragraph-rsid="0077e0fb" style:font-size-asian="10.5pt" style:font-style-asian="normal" style:font-weight-asian="bold" style:font-size-complex="10.5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5pt" fo:language="cs" fo:country="CZ"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language="cs" fo:country="CZ"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language="cs" fo:country="CZ" fo:font-style="normal" fo:text-shadow="none" style:text-underline-style="none" fo:font-weight="normal" officeooo:rsid="0077e0fb" officeooo:paragraph-rsid="0077e0f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9a30ce" loext:opacity="100%" style:text-outline="false" style:text-line-through-style="none" style:text-line-through-type="none" style:font-name="Liberation Sans2" fo:font-size="9pt" fo:language="cs" fo:country="CZ" fo:font-style="normal" fo:text-shadow="none" style:text-underline-style="none" fo:font-weight="bold" officeooo:rsid="0046b603" officeooo:paragraph-rsid="0046b603"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9a30ce" loext:opacity="100%" style:text-outline="false" style:text-line-through-style="none" style:text-line-through-type="none" style:font-name="Liberation Serif1" fo:font-size="10.5pt" fo:language="cs" fo:country="CZ"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15ff9" loext:opacity="100%" style:text-outline="false" style:text-line-through-style="none" style:text-line-through-type="none" style:font-name="Liberation Sans2" fo:font-size="9pt" fo:language="cs" fo:country="CZ" fo:font-style="normal" fo:text-shadow="none" style:text-underline-style="none" fo:font-weight="bold" officeooo:rsid="0046b603" officeooo:paragraph-rsid="0046b603"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ukazka_20_tabulka">
      <style:text-properties fo:color="#015ff9" loext:opacity="100%" fo:font-weight="bold" officeooo:rsid="00d57130" officeooo:paragraph-rsid="00d57130" style:font-weight-asian="bold" style:font-weight-complex="bold"/>
    </style:style>
    <style:style style:name="P98" style:family="paragraph" style:parent-style-name="ukazka_20_tabulka">
      <style:text-properties fo:color="#015ff9" loext:opacity="100%" fo:font-weight="bold" style:font-weight-asian="bold" style:font-weight-complex="bold"/>
    </style:style>
    <style:style style:name="P99" style:family="paragraph" style:parent-style-name="Table_20_Contents">
      <style:paragraph-properties fo:text-align="start" style:justify-single-word="false"/>
      <style:text-properties fo:color="#0ca501" loext:opacity="100%" style:text-outline="false" style:text-line-through-style="none" style:text-line-through-type="none" style:font-name="Liberation Sans2" fo:font-size="9pt" fo:language="cs" fo:country="CZ" fo:font-style="normal" fo:text-shadow="none" style:text-underline-style="none" fo:font-weight="bold" officeooo:rsid="0046b603" officeooo:paragraph-rsid="0046b603"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text-properties fo:color="#0ca501" loext:opacity="100%" fo:font-weight="bold" officeooo:rsid="00d57130" officeooo:paragraph-rsid="00d57130" style:font-weight-asian="bold" style:font-weight-complex="bold"/>
    </style:style>
    <style:style style:name="P101" style:family="paragraph" style:parent-style-name="ukazka_20_tabulka">
      <style:text-properties fo:color="#0ca501" loext:opacity="100%" fo:font-weight="bold" officeooo:rsid="00d57130" officeooo:paragraph-rsid="00d57130" style:font-weight-asian="bold" style:font-weight-complex="bold"/>
    </style:style>
    <style:style style:name="P102" style:family="paragraph" style:parent-style-name="ukazka_20_tabulka">
      <style:text-properties fo:color="#0ca501" loext:opacity="100%" fo:font-weight="bold" style:font-weight-asian="bold" style:font-weight-complex="bold"/>
    </style:style>
    <style:style style:name="P103" style:family="paragraph" style:parent-style-name="Table_20_Contents">
      <style:paragraph-properties fo:text-align="center" style:justify-single-word="false"/>
      <style:text-properties fo:font-size="10.5pt" fo:language="cs" fo:country="CZ" officeooo:paragraph-rsid="0046b603" style:font-size-asian="10.5pt" style:font-style-asian="normal" style:font-weight-asian="normal" style:font-size-complex="10.5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Liberation Serif1" fo:font-size="10.5pt" fo:language="cs" fo:country="CZ"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1" fo:font-size="10.5pt" fo:language="cs" fo:country="CZ"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1" fo:font-size="10.5pt" fo:language="cs" fo:country="CZ" fo:font-style="normal" fo:text-shadow="none" style:text-underline-style="none" fo:font-weight="bold" officeooo:rsid="0077e0fb" officeooo:paragraph-rsid="0077e0fb" style:font-size-asian="10.5pt" style:font-style-asian="normal" style:font-weight-asian="bold" style:font-size-complex="10.5pt" style:font-style-complex="normal" style:font-weight-complex="bold" style:text-overline-style="none" style:text-overline-color="font-color"/>
    </style:style>
    <style:style style:name="P107" style:family="paragraph" style:parent-style-name="Text_20_body">
      <loext:graphic-properties draw:fill-hatch-name="hatch"/>
      <style:paragraph-properties fo:margin-left="1cm" fo:margin-right="1cm" fo:text-indent="0.199cm" style:auto-text-indent="false"/>
      <style:text-properties style:use-window-font-color="true" loext:opacity="0%" style:font-name="Liberation Sans2" fo:font-size="12pt" fo:font-weight="bold" officeooo:paragraph-rsid="00ea8dc2" style:font-size-asian="12pt" style:font-weight-asian="bold" style:font-size-complex="12pt" style:font-weight-complex="bold"/>
    </style:style>
    <style:style style:name="P108" style:family="paragraph" style:parent-style-name="Text_20_body">
      <style:text-properties fo:font-size="2pt" fo:language="cs" fo:country="CZ" style:font-size-asian="1.75pt" style:font-size-complex="2pt"/>
    </style:style>
    <style:style style:name="P109" style:family="paragraph" style:parent-style-name="Text_20_body">
      <style:paragraph-properties fo:text-align="center" style:justify-single-word="false"/>
      <style:text-properties fo:font-size="2pt" fo:language="cs" fo:country="CZ" officeooo:paragraph-rsid="0015c79b" style:font-size-asian="1.75pt" style:font-size-complex="2pt"/>
    </style:style>
    <style:style style:name="P110" style:family="paragraph" style:parent-style-name="Text_20_body">
      <style:text-properties fo:font-size="2pt" fo:language="cs" fo:country="CZ" fo:font-style="normal" officeooo:rsid="00b97f25" officeooo:paragraph-rsid="0066eee3" style:font-size-asian="1.75pt" style:font-style-asian="normal" style:font-size-complex="2pt" style:font-style-complex="normal"/>
    </style:style>
    <style:style style:name="P111" style:family="paragraph" style:parent-style-name="Text_20_body">
      <style:paragraph-properties fo:text-align="center" style:justify-single-word="false"/>
      <style:text-properties fo:font-size="11.1000003814697pt" fo:language="cs" fo:country="CZ" officeooo:rsid="0015c79b" officeooo:paragraph-rsid="0015c79b" style:font-size-asian="11.1000003814697pt" style:font-size-complex="11.1000003814697pt"/>
    </style:style>
    <style:style style:name="P112" style:family="paragraph" style:parent-style-name="Text_20_body">
      <style:paragraph-properties fo:text-align="center" style:justify-single-word="false"/>
      <style:text-properties fo:font-size="6pt" fo:language="cs" fo:country="CZ" officeooo:rsid="0015c79b" officeooo:paragraph-rsid="0015c79b" style:font-size-asian="5.25pt" style:font-size-complex="6pt"/>
    </style:style>
    <style:style style:name="P113" style:family="paragraph" style:parent-style-name="Text_20_body">
      <loext:graphic-properties draw:fill-gradient-name="gradient" draw:fill-hatch-name="hatch"/>
      <style:text-properties style:font-name="Liberation Serif1" fo:language="cs" fo:country="CZ" officeooo:rsid="0087d8f5" officeooo:paragraph-rsid="0087d8f5" style:font-name-asian="Source Han Sans CN Regular1" style:font-name-complex="aKoran"/>
    </style:style>
    <style:style style:name="P114" style:family="paragraph" style:parent-style-name="Text_20_body">
      <loext:graphic-properties draw:fill="gradient" draw:fill-gradient-name="Gradient_20_44" draw:gradient-step-count="64" draw:fill-hatch-name="hatch"/>
      <style:paragraph-properties fo:margin-top="0cm" fo:margin-bottom="0cm" style:contextual-spacing="false" fo:background-color="#8ed688"/>
      <style:text-properties officeooo:paragraph-rsid="00ca3cb6"/>
    </style:style>
    <style:style style:name="P115" style:family="paragraph" style:parent-style-name="Text_20_body">
      <loext:graphic-properties draw:fill="gradient" draw:fill-gradient-name="Gradient_20_44" draw:gradient-step-count="64" draw:fill-hatch-name="hatch"/>
      <style:paragraph-properties fo:margin-top="0cm" fo:margin-bottom="0cm" style:contextual-spacing="false" fo:background-color="#8ed688"/>
      <style:text-properties style:text-position="0% 100%" fo:font-size="9.5pt" fo:language="en" fo:country="GB" fo:font-style="italic" fo:font-weight="bold" officeooo:rsid="00c3f5af" officeooo:paragraph-rsid="00ca3cb6" style:font-size-asian="9.5pt" style:font-style-asian="italic" style:font-weight-asian="bold" style:font-size-complex="9.5pt" style:font-style-complex="italic" style:font-weight-complex="bold"/>
    </style:style>
    <style:style style:name="P116" style:family="paragraph" style:parent-style-name="Standard">
      <style:paragraph-properties fo:text-align="center" style:justify-single-word="false"/>
      <style:text-properties officeooo:rsid="00d5dd05" officeooo:paragraph-rsid="00d5dd05"/>
    </style:style>
    <style:style style:name="P117" style:family="paragraph" style:parent-style-name="Text_20_body">
      <style:paragraph-properties fo:text-align="center" style:justify-single-word="false"/>
      <style:text-properties officeooo:rsid="00d5dd05" officeooo:paragraph-rsid="00d5dd05"/>
    </style:style>
    <style:style style:name="P118" style:family="paragraph" style:parent-style-name="Text_20_body">
      <style:text-properties officeooo:rsid="00d5dd05" officeooo:paragraph-rsid="00d5dd05"/>
    </style:style>
    <style:style style:name="P119" style:family="paragraph" style:parent-style-name="Text_20_body">
      <loext:graphic-properties draw:fill-gradient-name="gradient" draw:fill-hatch-name="hatch"/>
      <style:paragraph-properties fo:keep-with-next="always"/>
      <style:text-properties officeooo:rsid="00d5dd05" officeooo:paragraph-rsid="00d5dd05"/>
    </style:style>
    <style:style style:name="P120" style:family="paragraph" style:parent-style-name="Text_20_body">
      <style:paragraph-properties fo:text-align="start" style:justify-single-word="false"/>
      <style:text-properties officeooo:rsid="00d5dd05" officeooo:paragraph-rsid="00d5dd05"/>
    </style:style>
    <style:style style:name="P121" style:family="paragraph" style:parent-style-name="Text_20_body">
      <style:text-properties officeooo:rsid="00d5dd05" officeooo:paragraph-rsid="00e7e74f"/>
    </style:style>
    <style:style style:name="P122" style:family="paragraph" style:parent-style-name="Table_20_Contents">
      <style:paragraph-properties fo:text-align="end" style:justify-single-word="false"/>
      <style:text-properties officeooo:rsid="00d57130" officeooo:paragraph-rsid="00d57130"/>
    </style:style>
    <style:style style:name="P123" style:family="paragraph" style:parent-style-name="Text_20_body">
      <style:text-properties officeooo:rsid="00d57130" officeooo:paragraph-rsid="00d57130"/>
    </style:style>
    <style:style style:name="P124" style:family="paragraph" style:parent-style-name="ukazka_20_tabulka">
      <style:text-properties officeooo:rsid="00d57130" officeooo:paragraph-rsid="00d57130"/>
    </style:style>
    <style:style style:name="P125" style:family="paragraph" style:parent-style-name="Text_20_body">
      <style:paragraph-properties fo:text-align="center" style:justify-single-word="false"/>
      <style:text-properties officeooo:rsid="00d57130" officeooo:paragraph-rsid="00d57130"/>
    </style:style>
    <style:style style:name="P126" style:family="paragraph" style:parent-style-name="Table_20_Contents">
      <style:paragraph-properties fo:text-align="end" style:justify-single-word="false"/>
    </style:style>
    <style:style style:name="P127" style:family="paragraph" style:parent-style-name="ukazka_20_tabulka">
      <style:paragraph-properties fo:text-align="end" style:justify-single-word="false"/>
    </style:style>
    <style:style style:name="P128" style:family="paragraph" style:parent-style-name="Table_20_Contents">
      <style:text-properties fo:font-weight="bold" officeooo:rsid="00d57130" officeooo:paragraph-rsid="00d57130" style:font-weight-asian="bold" style:font-weight-complex="bold"/>
    </style:style>
    <style:style style:name="P129" style:family="paragraph" style:parent-style-name="Standard">
      <loext:graphic-properties draw:fill-hatch-name="hatch"/>
      <style:paragraph-properties fo:text-align="center" style:justify-single-word="false" fo:keep-with-next="always"/>
      <style:text-properties fo:font-weight="bold" officeooo:rsid="00d57130" officeooo:paragraph-rsid="00d9c566" style:font-weight-asian="bold" style:font-weight-complex="bold"/>
    </style:style>
    <style:style style:name="P130" style:family="paragraph" style:parent-style-name="Table_20_Contents">
      <style:text-properties fo:font-weight="bold" officeooo:rsid="00d57130" officeooo:paragraph-rsid="00ea8dc2" style:font-weight-asian="bold" style:font-weight-complex="bold"/>
    </style:style>
    <style:style style:name="P131" style:family="paragraph" style:parent-style-name="Table_20_Contents">
      <style:text-properties fo:font-weight="bold" style:font-weight-asian="bold" style:font-weight-complex="bold"/>
    </style:style>
    <style:style style:name="P132" style:family="paragraph" style:parent-style-name="ukazka_20_tabulka">
      <style:text-properties fo:font-weight="bold" style:font-weight-asian="bold" style:font-weight-complex="bold"/>
    </style:style>
    <style:style style:name="P133" style:family="paragraph" style:parent-style-name="ukazka_20_tabulka">
      <style:paragraph-properties fo:text-align="start" style:justify-single-word="false"/>
      <style:text-properties fo:font-weight="bold" officeooo:paragraph-rsid="00d57130" style:font-weight-asian="bold" style:font-weight-complex="bold"/>
    </style:style>
    <style:style style:name="P134" style:family="paragraph" style:parent-style-name="ukazka_20_tabulka">
      <style:paragraph-properties fo:text-align="start" style:justify-single-word="false"/>
      <style:text-properties fo:font-weight="bold" style:font-weight-asian="bold" style:font-weight-complex="bold"/>
    </style:style>
    <style:style style:name="P135" style:family="paragraph" style:parent-style-name="Text_20_body">
      <style:text-properties fo:font-weight="bold" officeooo:rsid="00d9c566" officeooo:paragraph-rsid="00e7e74f" style:font-weight-asian="bold" style:font-weight-complex="bold"/>
    </style:style>
    <style:style style:name="P136" style:family="paragraph" style:parent-style-name="ukazka_20_tabulka">
      <style:text-properties fo:font-weight="bold" officeooo:paragraph-rsid="00ea8dc2" style:font-weight-asian="bold" style:font-weight-complex="bold"/>
    </style:style>
    <style:style style:name="P137" style:family="paragraph" style:parent-style-name="Table_20_Contents">
      <style:text-properties fo:color="#fe1410" loext:opacity="100%" fo:font-weight="bold" officeooo:rsid="00d57130" officeooo:paragraph-rsid="00d57130" style:font-weight-asian="bold" style:font-weight-complex="bold"/>
    </style:style>
    <style:style style:name="P138" style:family="paragraph" style:parent-style-name="ukazka_20_tabulka">
      <style:text-properties fo:color="#fe1410" loext:opacity="100%" fo:font-weight="bold" officeooo:rsid="00d57130" officeooo:paragraph-rsid="00d57130" style:font-weight-asian="bold" style:font-weight-complex="bold"/>
    </style:style>
    <style:style style:name="P139" style:family="paragraph" style:parent-style-name="ukazka_20_tabulka">
      <style:text-properties fo:color="#fe1410" loext:opacity="100%" fo:font-weight="bold" style:font-weight-asian="bold" style:font-weight-complex="bold"/>
    </style:style>
    <style:style style:name="P140" style:family="paragraph" style:parent-style-name="Text_20_body">
      <style:text-properties officeooo:paragraph-rsid="00d5dd05"/>
    </style:style>
    <style:style style:name="P141" style:family="paragraph" style:parent-style-name="ukazka_20_tabulka">
      <style:text-properties fo:color="#168ef7" loext:opacity="100%" fo:font-weight="bold" officeooo:rsid="00d57130" officeooo:paragraph-rsid="00d57130" style:font-weight-asian="bold" style:font-weight-complex="bold"/>
    </style:style>
    <style:style style:name="P142" style:family="paragraph" style:parent-style-name="ukazka_20_tabulka">
      <style:text-properties fo:color="#168ef7" loext:opacity="100%" fo:font-weight="bold" style:font-weight-asian="bold" style:font-weight-complex="bold"/>
    </style:style>
    <style:style style:name="P143" style:family="paragraph" style:parent-style-name="Text_20_body">
      <style:paragraph-properties fo:text-align="start" style:justify-single-word="false"/>
      <style:text-properties officeooo:paragraph-rsid="00d57895"/>
    </style:style>
    <style:style style:name="P144" style:family="paragraph" style:parent-style-name="Table_20_Contents">
      <style:paragraph-properties fo:text-align="start" style:justify-single-word="false"/>
      <style:text-properties officeooo:paragraph-rsid="00ea8dc2"/>
    </style:style>
    <style:style style:name="P145" style:family="paragraph" style:parent-style-name="Text_20_body">
      <style:text-properties officeooo:rsid="00d9c566" officeooo:paragraph-rsid="00d9c566"/>
    </style:style>
    <style:style style:name="P146" style:family="paragraph" style:parent-style-name="Text_20_body" style:master-page-name="">
      <loext:graphic-properties draw:fill-hatch-name="hatch"/>
      <style:paragraph-properties style:page-number="auto" fo:keep-with-next="always"/>
      <style:text-properties officeooo:rsid="00d9c566" officeooo:paragraph-rsid="00d9c566"/>
    </style:style>
    <style:style style:name="P147" style:family="paragraph" style:parent-style-name="Text_20_body">
      <style:text-properties officeooo:rsid="00d9c566" officeooo:paragraph-rsid="00e7e74f"/>
    </style:style>
    <style:style style:name="P148" style:family="paragraph" style:parent-style-name="Text_20_body">
      <style:text-properties officeooo:paragraph-rsid="00d9c566"/>
    </style:style>
    <style:style style:name="P149" style:family="paragraph" style:parent-style-name="Text_20_body">
      <loext:graphic-properties draw:fill-hatch-name="hatch"/>
      <style:paragraph-properties fo:margin-left="1cm" fo:margin-right="1cm" fo:text-indent="0.199cm" style:auto-text-indent="false"/>
      <style:text-properties officeooo:paragraph-rsid="00dd27e9"/>
    </style:style>
    <style:style style:name="P150" style:family="paragraph" style:parent-style-name="Standard">
      <style:paragraph-properties fo:text-align="center" style:justify-single-word="false"/>
      <style:text-properties officeooo:paragraph-rsid="00e7e74f"/>
    </style:style>
    <style:style style:name="P151" style:family="paragraph" style:parent-style-name="Text_20_body">
      <style:paragraph-properties fo:text-align="center" style:justify-single-word="false"/>
    </style:style>
    <style:style style:name="P152" style:family="paragraph" style:parent-style-name="Text_20_body">
      <loext:graphic-properties draw:fill-hatch-name="hatch"/>
      <style:paragraph-properties fo:margin-left="1cm" fo:margin-right="1cm" fo:text-align="center" style:justify-single-word="false" fo:text-indent="0.199cm" style:auto-text-indent="false"/>
    </style:style>
    <style:style style:name="P153" style:family="paragraph" style:parent-style-name="Text_20_body">
      <style:text-properties officeooo:rsid="00e7e74f" officeooo:paragraph-rsid="00e7e74f"/>
    </style:style>
    <style:style style:name="P154" style:family="paragraph" style:parent-style-name="ukazka_20_tabulka">
      <style:text-properties officeooo:rsid="00e7e74f" officeooo:paragraph-rsid="00e7e74f"/>
    </style:style>
    <style:style style:name="P155" style:family="paragraph" style:parent-style-name="Text_20_body">
      <style:text-properties officeooo:paragraph-rsid="00e7e74f"/>
    </style:style>
    <style:style style:name="P156" style:family="paragraph" style:parent-style-name="Text_20_body">
      <style:text-properties officeooo:paragraph-rsid="00deb07e"/>
    </style:style>
    <style:style style:name="P157" style:family="paragraph" style:parent-style-name="Text_20_body">
      <style:text-properties officeooo:rsid="00e8e3cf" officeooo:paragraph-rsid="00e8e3cf"/>
    </style:style>
    <style:style style:name="P158" style:family="paragraph" style:parent-style-name="Text_20_body">
      <style:text-properties officeooo:rsid="00ecdc60" officeooo:paragraph-rsid="00ee8bbf"/>
    </style:style>
    <style:style style:name="P159" style:family="paragraph" style:parent-style-name="Standard">
      <style:text-properties officeooo:rsid="00ecdc60" officeooo:paragraph-rsid="00ecdc60"/>
    </style:style>
    <style:style style:name="P160" style:family="paragraph" style:parent-style-name="Text_20_body">
      <loext:graphic-properties draw:fill-hatch-name="hatch"/>
      <style:paragraph-properties fo:margin-left="1cm" fo:margin-right="1cm" fo:text-indent="0.199cm" style:auto-text-indent="false"/>
      <style:text-properties fo:font-style="italic" officeooo:rsid="00ee8bbf" officeooo:paragraph-rsid="00ee8bbf" style:font-style-asian="italic" style:font-style-complex="italic"/>
    </style:style>
    <style:style style:name="P161" style:family="paragraph" style:parent-style-name="Text_20_body" style:master-page-name="">
      <loext:graphic-properties draw:fill-hatch-name="hatch"/>
      <style:paragraph-properties fo:margin-left="1cm" fo:margin-right="1cm" fo:text-indent="0.199cm" style:auto-text-indent="false" style:page-number="auto"/>
      <style:text-properties fo:font-style="italic" officeooo:paragraph-rsid="00ea8dc2" style:font-style-asian="italic" style:font-style-complex="italic"/>
    </style:style>
    <style:style style:name="P162" style:family="paragraph" style:parent-style-name="Text_20_body">
      <loext:graphic-properties draw:fill-hatch-name="hatch"/>
      <style:paragraph-properties fo:margin-left="1cm" fo:margin-right="1cm" fo:text-indent="0.199cm" style:auto-text-indent="false"/>
      <style:text-properties fo:font-style="italic" officeooo:paragraph-rsid="00ecdc60" style:font-style-asian="italic" style:font-style-complex="italic"/>
    </style:style>
    <style:style style:name="P163" style:family="paragraph" style:parent-style-name="Text_20_body">
      <loext:graphic-properties draw:fill-hatch-name="hatch"/>
      <style:paragraph-properties fo:margin-left="1cm" fo:margin-right="1cm" fo:text-align="justify" style:justify-single-word="false" fo:text-indent="0.199cm" style:auto-text-indent="false"/>
      <style:text-properties fo:font-style="italic" officeooo:rsid="00ecdc60" officeooo:paragraph-rsid="00ecdc60" style:font-style-asian="italic" style:font-style-complex="italic"/>
    </style:style>
    <style:style style:name="P164" style:family="paragraph" style:parent-style-name="Text_20_body">
      <style:text-properties officeooo:rsid="00ee8bbf" officeooo:paragraph-rsid="00ee8bbf"/>
    </style:style>
    <style:style style:name="P165" style:family="paragraph" style:parent-style-name="Text_20_body" style:master-page-name="">
      <loext:graphic-properties draw:fill="gradient" draw:fill-gradient-name="Gradient_20_52" draw:gradient-step-count="64" draw:fill-hatch-name="hatch" draw:fill-image-name="Lawn" style:repeat="repeat"/>
      <style:paragraph-properties fo:margin-left="1cm" fo:margin-right="1cm" fo:text-align="center" style:justify-single-word="false" fo:text-indent="0.199cm" style:auto-text-indent="false" style:page-number="auto" fo:background-color="#deb796"/>
      <style:text-properties officeooo:rsid="00ee8bbf" officeooo:paragraph-rsid="00ee8bbf"/>
    </style:style>
    <style:style style:name="P166" style:family="paragraph" style:parent-style-name="Text_20_body">
      <loext:graphic-properties draw:fill-hatch-name="hatch"/>
      <style:paragraph-properties fo:margin-left="1cm" fo:margin-right="1cm" fo:text-align="center" style:justify-single-word="false" fo:text-indent="0.199cm" style:auto-text-indent="false"/>
      <style:text-properties officeooo:rsid="00ee8bbf" officeooo:paragraph-rsid="00ee8bbf"/>
    </style:style>
    <style:style style:name="P167" style:family="paragraph" style:parent-style-name="ukazka_20_tabulka">
      <style:text-properties fo:color="#ff8a17" loext:opacity="100%" fo:font-weight="bold" style:font-weight-asian="bold" style:font-weight-complex="bold"/>
    </style:style>
    <style:style style:name="P168" style:family="paragraph" style:parent-style-name="ukazka_20_tabulka">
      <style:text-properties fo:color="#ff8a17" loext:opacity="100%" fo:font-style="normal" fo:font-weight="bold" officeooo:rsid="00d57130" officeooo:paragraph-rsid="00d57130" style:font-style-asian="normal" style:font-weight-asian="bold" style:font-style-complex="normal" style:font-weight-complex="bold"/>
    </style:style>
    <style:style style:name="P169" style:family="paragraph" style:parent-style-name="Text_20_body">
      <style:paragraph-properties fo:text-align="justify" style:justify-single-word="false"/>
      <style:text-properties fo:font-style="normal" officeooo:rsid="00ecdc60" officeooo:paragraph-rsid="00ecdc60" style:font-style-asian="normal" style:font-style-complex="normal"/>
    </style:style>
    <style:style style:name="P170" style:family="paragraph" style:parent-style-name="Text_20_body" style:master-page-name="">
      <loext:graphic-properties draw:fill-hatch-name="hatch"/>
      <style:paragraph-properties fo:text-align="center" style:justify-single-word="false" style:page-number="auto" fo:keep-with-next="always"/>
      <style:text-properties fo:font-style="normal" fo:font-weight="bold" officeooo:rsid="00ea8dc2" officeooo:paragraph-rsid="00ea8dc2" style:font-style-asian="normal" style:font-weight-asian="bold" style:font-style-complex="normal" style:font-weight-complex="bold"/>
    </style:style>
    <style:style style:name="P171" style:family="paragraph" style:parent-style-name="Table_20_Contents">
      <style:text-properties fo:color="#c9211e" loext:opacity="100%" fo:font-weight="bold" style:font-weight-asian="bold" style:font-weight-complex="bold"/>
    </style:style>
    <style:style style:name="P172" style:family="paragraph" style:parent-style-name="ukazka_20_tabulka">
      <style:text-properties fo:color="#c9211e" loext:opacity="100%"/>
    </style:style>
    <style:style style:name="P173" style:family="paragraph" style:parent-style-name="ukazka_20_tabulka">
      <style:text-properties fo:color="#c9211e" loext:opacity="100%" officeooo:rsid="00ea8dc2" officeooo:paragraph-rsid="00ea8dc2"/>
    </style:style>
    <style:style style:name="P174" style:family="paragraph" style:parent-style-name="Text_20_body">
      <style:text-properties fo:font-size="8pt" fo:language="cs" fo:country="CZ" officeooo:rsid="000efd04" officeooo:paragraph-rsid="000efd04" style:font-size-asian="7pt" style:font-size-complex="8pt"/>
    </style:style>
    <style:style style:name="P175" style:family="paragraph" style:parent-style-name="Text_20_body">
      <style:text-properties officeooo:paragraph-rsid="00faa123"/>
    </style:style>
    <style:style style:name="P176" style:family="paragraph" style:parent-style-name="Text_20_body">
      <style:text-properties officeooo:paragraph-rsid="0102d263"/>
    </style:style>
    <style:style style:name="P177" style:family="paragraph" style:parent-style-name="Text_20_body">
      <style:text-properties officeooo:rsid="0102d263" officeooo:paragraph-rsid="0102d263"/>
    </style:style>
    <style:style style:name="P178" style:family="paragraph" style:parent-style-name="Heading_20_1">
      <style:text-properties fo:language="cs" fo:country="CZ"/>
    </style:style>
    <style:style style:name="P179" style:family="paragraph" style:parent-style-name="Heading_20_2">
      <style:text-properties fo:language="cs" fo:country="CZ" officeooo:rsid="009a5ff1" officeooo:paragraph-rsid="009a5ff1"/>
    </style:style>
    <style:style style:name="P180" style:family="paragraph" style:parent-style-name="Heading_20_2">
      <loext:graphic-properties draw:fill-gradient-name="gradient" draw:fill-hatch-name="hatch"/>
      <style:text-properties fo:language="cs" fo:country="CZ" officeooo:rsid="009ba5ce" officeooo:paragraph-rsid="00791bea"/>
    </style:style>
    <style:style style:name="P181" style:family="paragraph" style:parent-style-name="Heading_20_2">
      <style:text-properties fo:language="cs" fo:country="CZ" officeooo:rsid="009ba5ce" officeooo:paragraph-rsid="009ba5ce"/>
    </style:style>
    <style:style style:name="P182" style:family="paragraph" style:parent-style-name="Heading_20_2">
      <style:text-properties fo:language="cs" fo:country="CZ" officeooo:rsid="009bda57" officeooo:paragraph-rsid="009bda57"/>
    </style:style>
    <style:style style:name="P183" style:family="paragraph" style:parent-style-name="Text_20_body">
      <style:text-properties fo:font-style="italic" officeooo:rsid="0102d263" officeooo:paragraph-rsid="0102d263" style:font-style-asian="italic" style:font-style-complex="italic"/>
    </style:style>
    <style:style style:name="P184" style:family="paragraph" style:parent-style-name="Text_20_body">
      <style:text-properties fo:font-style="italic" officeooo:rsid="0104c192" officeooo:paragraph-rsid="0104c192" style:font-style-asian="italic" style:font-style-complex="italic"/>
    </style:style>
    <style:style style:name="P185"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4" fo:font-size="10.5pt" fo:font-style="normal" fo:text-shadow="none" style:text-underline-style="none" fo:font-weight="bold" style:text-underline-mode="continuous" style:text-overline-mode="continuous" style:text-line-through-mode="continuous" style:letter-kerning="true" style:font-name-asian="Liberation Sans4" style:font-size-asian="10.5pt" style:font-style-asian="normal" style:font-weight-asian="normal" style:font-name-complex="Liberation Sans4" style:font-size-complex="10.5pt" style:font-style-complex="normal" style:font-weight-complex="normal" style:text-emphasize="none" style:text-scale="100%" style:font-relief="none" style:text-overline-style="none" style:text-overline-color="font-color"/>
    </style:style>
    <style:style style:name="P186" style:family="paragraph">
      <loext:graphic-properties draw:fill="solid" draw:fill-color="#c9211e"/>
      <style:paragraph-properties fo:margin-left="0cm" fo:margin-right="0cm" fo:margin-top="0cm" fo:margin-bottom="0cm" fo:line-height="100%" fo:text-align="center" fo:text-indent="0cm" style:writing-mode="lr-tb"/>
      <style:text-properties fo:font-variant="normal" fo:text-transform="none" fo:color="#ff8a17" loext:opacity="100%" style:text-outline="false" style:text-line-through-style="none" style:text-line-through-type="none" style:font-name="Liberation Sans4" fo:font-size="10.5pt" fo:font-style="normal" fo:text-shadow="none" style:text-underline-style="none" fo:font-weight="bold" style:text-underline-mode="continuous" style:text-overline-mode="continuous" style:text-line-through-mode="continuous" style:letter-kerning="true" style:font-name-asian="Liberation Sans4" style:font-size-asian="10.5pt" style:font-style-asian="normal" style:font-weight-asian="normal" style:font-name-complex="Liberation Sans4" style:font-size-complex="10.5pt" style:font-style-complex="normal" style:font-weight-complex="normal" style:text-emphasize="none" style:text-scale="100%" style:font-relief="none" style:text-overline-style="none" style:text-overline-color="font-color"/>
    </style:style>
    <style:style style:name="P187" style:family="paragraph">
      <loext:graphic-properties draw:fill="solid" draw:fill-color="#c9211e"/>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4" fo:font-size="10.5pt" fo:font-style="normal" fo:text-shadow="none" style:text-underline-style="none" fo:font-weight="bold" style:text-underline-mode="continuous" style:text-overline-mode="continuous" style:text-line-through-mode="continuous" style:letter-kerning="true" style:font-name-asian="Liberation Sans4" style:font-size-asian="10.5pt" style:font-style-asian="normal" style:font-weight-asian="normal" style:font-name-complex="Liberation Sans4" style:font-size-complex="10.5pt" style:font-style-complex="normal" style:font-weight-complex="normal" style:text-emphasize="none" style:text-scale="100%" style:font-relief="none" style:text-overline-style="none" style:text-overline-color="font-color"/>
    </style:style>
    <style:style style:name="P18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89" style:family="paragraph">
      <loext:graphic-properties draw:fill="solid" draw:fill-color="#c9211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19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19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4" style:family="paragraph">
      <style:paragraph-properties fo:margin-left="0cm" fo:margin-right="0cm" fo:margin-top="0cm" fo:margin-bottom="0cm" fo:line-height="100%" fo:text-align="center" fo:text-indent="0cm" style:writing-mode="lr-tb"/>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7" style:family="paragraph">
      <loext:graphic-properties draw:fill="solid" draw:fill-color="#fff51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8" style:family="paragraph">
      <loext:graphic-properties draw:fill="solid" draw:fill-color="#0ca501"/>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199" style:family="paragraph">
      <loext:graphic-properties draw:fill="solid" draw:fill-color="#ff8a17"/>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0"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1" style:family="paragraph">
      <loext:graphic-properties draw:fill="solid" draw:fill-color="#168ef7"/>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2" style:family="paragraph">
      <loext:graphic-properties draw:fill="solid" draw:fill-color="#fe141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3"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bold" style:font-name-complex="aKoran3" style:font-size-complex="9pt" style:font-style-complex="normal" style:font-weight-complex="bold" style:text-emphasize="none" style:font-relief="none" style:text-overline-style="none" style:text-overline-color="font-color"/>
    </style:style>
    <style:style style:name="P204" style:family="paragraph">
      <loext:graphic-properties draw:fill="solid" draw:fill-color="#c9211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bold" style:font-name-complex="aKoran3" style:font-size-complex="9pt" style:font-style-complex="normal" style:font-weight-complex="bold" style:text-emphasize="none" style:font-relief="none" style:text-overline-style="none" style:text-overline-color="font-color"/>
    </style:style>
    <style:style style:name="P205" style:family="paragraph">
      <style:paragraph-properties fo:margin-left="0cm" fo:margin-right="0cm" fo:margin-top="0cm" fo:margin-bottom="0cm" fo:line-height="100%" fo:text-align="center" fo:text-indent="0cm" style:writing-mode="lr-tb"/>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20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P207"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indent="0cm"/>
    </style:style>
    <style:style style:name="P2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e39bd"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P211" style:family="paragraph">
      <style:paragraph-properties fo:margin-left="0cm" fo:margin-right="0cm" fo:margin-top="0cm" fo:margin-bottom="0cm" fo:line-height="100%" fo:text-indent="0cm" style:writing-mode="lr-tb"/>
    </style:style>
    <style:style style:name="P21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Tahoma" style:font-size-asian="10pt" style:font-style-asian="normal" style:font-weight-asian="normal" style:font-name-complex="aKoran3" style:font-size-complex="10pt" style:font-style-complex="normal" style:font-weight-complex="normal" style:text-emphasize="none" style:font-relief="none" style:text-overline-style="none" style:text-overline-color="font-color"/>
    </style:style>
    <style:style style:name="P21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a53545"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P21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1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1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17" style:family="paragraph">
      <style:paragraph-properties fo:margin-left="0cm" fo:margin-right="0cm" fo:margin-top="0cm" fo:margin-bottom="0cm" fo:line-height="100%" fo:text-align="center" fo:text-indent="0cm" style:writing-mode="lr-tb"/>
      <style:text-properties fo:font-variant="normal" fo:text-transform="none" fo:color="#a00102" loext:opacity="100%" style:text-outline="false" style:text-line-through-style="none" style:text-line-through-type="none" style:font-name="Liberation Sans" fo:font-size="5pt" fo:font-style="normal" fo:text-shadow="none" style:text-underline-style="none" fo:font-weight="normal" style:letter-kerning="true" style:font-name-asian="Tahoma" style:font-size-asian="5pt" style:font-style-asian="normal" style:font-weight-asian="normal" style:font-name-complex="aKoran3" style:font-size-complex="5pt" style:font-style-complex="normal" style:font-weight-complex="normal" style:text-emphasize="none" style:font-relief="none" style:text-overline-style="none" style:text-overline-color="font-color"/>
    </style:style>
    <style:style style:name="P21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a00102" loext:opacity="100%" style:text-outline="false" style:text-line-through-style="none" style:text-line-through-type="none" style:font-name="Liberation Sans" fo:font-size="5pt" fo:font-style="normal" fo:text-shadow="none" style:text-underline-style="none" fo:font-weight="normal" style:letter-kerning="true" style:font-name-asian="Tahoma" style:font-size-asian="5pt" style:font-style-asian="normal" style:font-weight-asian="normal" style:font-name-complex="aKoran3" style:font-size-complex="5pt" style:font-style-complex="normal" style:font-weight-complex="normal" style:text-emphasize="none" style:font-relief="none" style:text-overline-style="none" style:text-overline-color="font-color"/>
    </style:style>
    <style:style style:name="P2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20" style:family="paragraph">
      <loext:graphic-properties draw:fill="solid" draw:fill-color="#f04c4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P221" style:family="paragraph">
      <style:paragraph-properties fo:margin-left="0cm" fo:margin-right="0cm" fo:margin-top="0cm" fo:margin-bottom="0cm" fo:line-height="100%" fo:text-align="center" fo:text-indent="0cm" style:writing-mode="lr-tb"/>
    </style:style>
    <style:style style:name="P22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Tahoma" style:font-size-asian="10pt" style:font-style-asian="normal" style:font-weight-asian="normal" style:font-name-complex="aKoran3" style:font-size-complex="10pt" style:font-style-complex="normal" style:font-weight-complex="normal" style:text-emphasize="none" style:font-relief="none" style:text-overline-style="none" style:text-overline-color="font-color"/>
    </style:style>
    <style:style style:name="P223" style:family="paragraph">
      <loext:graphic-properties draw:fill="solid"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Tahoma" style:font-size-asian="8pt" style:font-style-asian="normal" style:font-weight-asian="normal" style:font-name-complex="aKoran3" style:font-size-complex="8pt" style:font-style-complex="normal" style:font-weight-complex="normal" style:text-emphasize="none" style:font-relief="none" style:text-overline-style="none" style:text-overline-color="font-color"/>
    </style:style>
    <style:style style:name="P22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Tahoma" style:font-size-asian="8pt" style:font-style-asian="normal" style:font-weight-asian="normal" style:font-name-complex="aKoran3" style:font-size-complex="8pt" style:font-style-complex="normal" style:font-weight-complex="normal" style:text-emphasize="none" style:font-relief="none" style:text-overline-style="none" style:text-overline-color="font-color"/>
    </style:style>
    <style:style style:name="P22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Tahoma" style:font-size-asian="8pt" style:font-style-asian="normal" style:font-weight-asian="normal" style:font-name-complex="aKoran3" style:font-size-complex="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5fc97" style:font-weight-asian="bold" style:font-weight-complex="bold"/>
    </style:style>
    <style:style style:name="T3" style:family="text">
      <style:text-properties fo:font-weight="bold" officeooo:rsid="000fa0ef" style:font-weight-asian="bold" style:font-weight-complex="bold"/>
    </style:style>
    <style:style style:name="T4" style:family="text">
      <style:text-properties fo:font-weight="bold" officeooo:rsid="002402b6" style:font-weight-asian="bold" style:font-weight-complex="bold"/>
    </style:style>
    <style:style style:name="T5" style:family="text">
      <style:text-properties fo:font-weight="bold" officeooo:rsid="009967aa" style:font-weight-asian="bold" style:font-weight-complex="bold"/>
    </style:style>
    <style:style style:name="T6" style:family="text">
      <style:text-properties fo:font-weight="bold" officeooo:rsid="0099fc7b" style:font-weight-asian="bold" style:font-weight-complex="bold"/>
    </style:style>
    <style:style style:name="T7" style:family="text">
      <style:text-properties fo:font-weight="bold" officeooo:rsid="009a5ff1" style:font-weight-asian="bold" style:font-weight-complex="bold"/>
    </style:style>
    <style:style style:name="T8" style:family="text">
      <style:text-properties fo:font-weight="bold" officeooo:rsid="009ba5ce" style:font-weight-asian="bold" style:font-weight-complex="bold"/>
    </style:style>
    <style:style style:name="T9" style:family="text">
      <style:text-properties fo:font-weight="bold" officeooo:rsid="009bda57" style:font-weight-asian="bold" style:font-weight-complex="bold"/>
    </style:style>
    <style:style style:name="T10" style:family="text">
      <style:text-properties fo:font-weight="bold" officeooo:rsid="0087d8f5" style:font-weight-asian="bold" style:font-weight-complex="bold"/>
    </style:style>
    <style:style style:name="T11" style:family="text">
      <style:text-properties fo:font-weight="bold" officeooo:rsid="00beb934" style:font-weight-asian="bold" style:font-weight-complex="bold"/>
    </style:style>
    <style:style style:name="T12" style:family="text">
      <style:text-properties fo:font-weight="bold" officeooo:rsid="00c525e9" style:font-weight-asian="bold" style:font-weight-complex="bold"/>
    </style:style>
    <style:style style:name="T13" style:family="text">
      <style:text-properties fo:font-weight="bold" officeooo:rsid="00d9c566" style:font-weight-asian="bold" style:font-weight-complex="bold"/>
    </style:style>
    <style:style style:name="T14" style:family="text">
      <style:text-properties fo:font-weight="bold" officeooo:rsid="00dc830a" style:font-weight-asian="bold" style:font-weight-complex="bold"/>
    </style:style>
    <style:style style:name="T15" style:family="text">
      <style:text-properties fo:font-weight="bold" officeooo:rsid="00e7e74f" style:font-weight-asian="bold" style:font-weight-complex="bold"/>
    </style:style>
    <style:style style:name="T16" style:family="text">
      <style:text-properties fo:font-weight="bold" officeooo:rsid="00ee8bbf" style:font-weight-asian="bold" style:font-weight-complex="bold"/>
    </style:style>
    <style:style style:name="T17" style:family="text">
      <style:text-properties fo:font-weight="bold" officeooo:rsid="00f53157" style:font-weight-asian="bold" style:font-weight-complex="bold"/>
    </style:style>
    <style:style style:name="T18" style:family="text">
      <style:text-properties fo:font-weight="bold" officeooo:rsid="00ecdc60" style:font-weight-asian="bold" style:font-weight-complex="bold"/>
    </style:style>
    <style:style style:name="T19" style:family="text">
      <style:text-properties fo:font-weight="bold" officeooo:rsid="010064af" style:font-weight-asian="bold" style:font-weight-complex="bold"/>
    </style:style>
    <style:style style:name="T20" style:family="text">
      <style:text-properties fo:font-weight="bold" fo:background-color="#ffff00" loext:char-shading-value="0" style:font-weight-asian="bold" style:font-weight-complex="bold"/>
    </style:style>
    <style:style style:name="T21" style:family="text">
      <style:text-properties fo:font-weight="bold" officeooo:rsid="00ee8bbf" fo:background-color="#fff51f" loext:char-shading-value="0" style:font-weight-asian="bold" style:font-weight-complex="bold"/>
    </style:style>
    <style:style style:name="T22" style:family="text">
      <style:text-properties fo:font-weight="bold" officeooo:rsid="00dd658c" fo:background-color="#fff51f" loext:char-shading-value="0" style:font-weight-asian="bold" style:font-weight-complex="bold"/>
    </style:style>
    <style:style style:name="T23" style:family="text">
      <style:text-properties fo:font-weight="normal"/>
    </style:style>
    <style:style style:name="T24" style:family="text">
      <style:text-properties fo:font-weight="normal" officeooo:rsid="000fa0ef" style:font-weight-asian="normal" style:font-weight-complex="normal"/>
    </style:style>
    <style:style style:name="T25" style:family="text">
      <style:text-properties fo:color="#f16363" loext:opacity="100%" fo:font-weight="bold" style:font-weight-asian="bold" style:font-weight-complex="bold"/>
    </style:style>
    <style:style style:name="T26" style:family="text">
      <style:text-properties fo:color="#f16363" loext:opacity="100%" fo:font-weight="bold" officeooo:rsid="001e17e2"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046b603" style:font-style-asian="italic" style:font-style-complex="italic"/>
    </style:style>
    <style:style style:name="T29" style:family="text">
      <style:text-properties fo:font-style="italic" officeooo:rsid="0068507c" style:font-style-asian="italic" style:font-style-complex="italic"/>
    </style:style>
    <style:style style:name="T30" style:family="text">
      <style:text-properties fo:font-style="italic" officeooo:rsid="0017ce88" style:font-style-asian="italic" style:font-style-complex="italic"/>
    </style:style>
    <style:style style:name="T31" style:family="text">
      <style:text-properties fo:font-style="italic" officeooo:rsid="0012fac0" style:font-style-asian="italic" style:font-style-complex="italic"/>
    </style:style>
    <style:style style:name="T32" style:family="text">
      <style:text-properties fo:font-style="italic" officeooo:rsid="000efd04" style:font-style-asian="italic" style:font-style-complex="italic"/>
    </style:style>
    <style:style style:name="T33" style:family="text">
      <style:text-properties fo:font-style="italic" officeooo:rsid="008a8c7a" style:font-style-asian="italic" style:font-style-complex="italic"/>
    </style:style>
    <style:style style:name="T34" style:family="text">
      <style:text-properties fo:font-style="italic" officeooo:rsid="0010679c" style:font-style-asian="italic" style:font-style-complex="italic"/>
    </style:style>
    <style:style style:name="T35" style:family="text">
      <style:text-properties fo:font-style="italic" officeooo:rsid="002402b6" style:font-style-asian="italic" style:font-style-complex="italic"/>
    </style:style>
    <style:style style:name="T36" style:family="text">
      <style:text-properties fo:font-style="italic" officeooo:rsid="002131bf" style:font-style-asian="italic" style:font-style-complex="italic"/>
    </style:style>
    <style:style style:name="T37" style:family="text">
      <style:text-properties fo:font-style="italic" officeooo:rsid="009967aa" style:font-style-asian="italic" style:font-style-complex="italic"/>
    </style:style>
    <style:style style:name="T38" style:family="text">
      <style:text-properties fo:font-style="italic" officeooo:rsid="009a5ff1" style:font-style-asian="italic" style:font-style-complex="italic"/>
    </style:style>
    <style:style style:name="T39" style:family="text">
      <style:text-properties fo:font-style="italic" officeooo:rsid="009ba5ce" style:font-style-asian="italic" style:font-style-complex="italic"/>
    </style:style>
    <style:style style:name="T40" style:family="text">
      <style:text-properties fo:font-style="italic" officeooo:rsid="009d1d30" style:font-style-asian="italic" style:font-style-complex="italic"/>
    </style:style>
    <style:style style:name="T41" style:family="text">
      <style:text-properties fo:font-style="italic" officeooo:rsid="00a070d4" style:font-style-asian="italic" style:font-style-complex="italic"/>
    </style:style>
    <style:style style:name="T42" style:family="text">
      <style:text-properties fo:font-style="italic" officeooo:rsid="00a90215" style:font-style-asian="italic" style:font-style-complex="italic"/>
    </style:style>
    <style:style style:name="T43" style:family="text">
      <style:text-properties fo:font-style="italic" officeooo:rsid="00aa71d4" style:font-style-asian="italic" style:font-style-complex="italic"/>
    </style:style>
    <style:style style:name="T44" style:family="text">
      <style:text-properties fo:font-style="italic" officeooo:rsid="00aa2244" style:font-style-asian="italic" style:font-style-complex="italic"/>
    </style:style>
    <style:style style:name="T45" style:family="text">
      <style:text-properties fo:font-style="italic" officeooo:rsid="00b6f81e" style:font-style-asian="italic" style:font-style-complex="italic"/>
    </style:style>
    <style:style style:name="T46" style:family="text">
      <style:text-properties fo:font-style="italic" officeooo:rsid="00b97f25" style:font-style-asian="italic" style:font-style-complex="italic"/>
    </style:style>
    <style:style style:name="T47" style:family="text">
      <style:text-properties fo:font-style="italic" officeooo:rsid="00bc167a" style:font-style-asian="italic" style:font-style-complex="italic"/>
    </style:style>
    <style:style style:name="T48" style:family="text">
      <style:text-properties fo:font-style="italic" officeooo:rsid="00ba58a1" style:font-style-asian="italic" style:font-style-complex="italic"/>
    </style:style>
    <style:style style:name="T49" style:family="text">
      <style:text-properties fo:font-style="italic" officeooo:rsid="00dd27e9" style:font-style-asian="italic" style:font-style-complex="italic"/>
    </style:style>
    <style:style style:name="T50" style:family="text">
      <style:text-properties fo:font-style="italic" officeooo:rsid="00e01665" style:font-style-asian="italic" style:font-style-complex="italic"/>
    </style:style>
    <style:style style:name="T51" style:family="text">
      <style:text-properties fo:font-style="italic" officeooo:rsid="00e37a81" style:font-style-asian="italic" style:font-style-complex="italic"/>
    </style:style>
    <style:style style:name="T52" style:family="text">
      <style:text-properties fo:font-style="italic" officeooo:rsid="00ea8dc2" style:font-style-asian="italic" style:font-style-complex="italic"/>
    </style:style>
    <style:style style:name="T53" style:family="text">
      <style:text-properties fo:font-style="italic" officeooo:rsid="00f06bb0" style:font-style-asian="italic" style:font-style-complex="italic"/>
    </style:style>
    <style:style style:name="T54" style:family="text">
      <style:text-properties fo:font-style="italic" officeooo:rsid="00f53157" style:font-style-asian="italic" style:font-style-complex="italic"/>
    </style:style>
    <style:style style:name="T55" style:family="text">
      <style:text-properties fo:font-style="italic" officeooo:rsid="00faa123" style:font-style-asian="italic" style:font-style-complex="italic"/>
    </style:style>
    <style:style style:name="T56" style:family="text">
      <style:text-properties fo:font-style="italic" officeooo:rsid="00fb82a1" style:font-style-asian="italic" style:font-style-complex="italic"/>
    </style:style>
    <style:style style:name="T57" style:family="text">
      <style:text-properties fo:font-style="italic" officeooo:rsid="00dd658c" style:font-style-asian="italic" style:font-style-complex="italic"/>
    </style:style>
    <style:style style:name="T58" style:family="text">
      <style:text-properties fo:font-style="italic" officeooo:rsid="00ec2046" style:font-style-asian="italic" style:font-style-complex="italic"/>
    </style:style>
    <style:style style:name="T59" style:family="text">
      <style:text-properties fo:font-style="italic" fo:font-weight="bold" officeooo:rsid="0010679c" style:font-style-asian="italic" style:font-weight-asian="bold" style:font-style-complex="italic" style:font-weight-complex="bold"/>
    </style:style>
    <style:style style:name="T60" style:family="text">
      <style:text-properties fo:font-style="italic" fo:font-weight="bold" officeooo:rsid="009967aa"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e7e74f" style:font-style-asian="italic" style:font-weight-asian="normal" style:font-style-complex="italic" style:font-weight-complex="normal"/>
    </style:style>
    <style:style style:name="T63" style:family="text">
      <style:text-properties fo:font-size="9pt" fo:language="cs" fo:country="CZ" style:font-size-asian="9pt" style:font-size-complex="9pt"/>
    </style:style>
    <style:style style:name="T64" style:family="text">
      <style:text-properties fo:font-size="9pt" fo:language="cs" fo:country="CZ" officeooo:rsid="009967aa" style:font-size-asian="9pt" style:font-size-complex="9pt"/>
    </style:style>
    <style:style style:name="T65" style:family="text">
      <style:text-properties fo:font-size="9pt" fo:language="cs" fo:country="CZ" officeooo:rsid="00c6366c" style:font-size-asian="9pt" style:font-size-complex="9pt"/>
    </style:style>
    <style:style style:name="T66" style:family="text">
      <style:text-properties fo:font-size="9pt" fo:language="cs" fo:country="CZ" fo:font-weight="bold" style:font-size-asian="9pt" style:font-weight-asian="bold" style:font-size-complex="9pt" style:font-weight-complex="bold"/>
    </style:style>
    <style:style style:name="T67" style:family="text">
      <style:text-properties officeooo:rsid="0015fc97"/>
    </style:style>
    <style:style style:name="T68" style:family="text">
      <style:text-properties officeooo:rsid="001e17e2"/>
    </style:style>
    <style:style style:name="T69" style:family="text">
      <style:text-properties fo:color="#9a30ce" loext:opacity="100%"/>
    </style:style>
    <style:style style:name="T70" style:family="text">
      <style:text-properties fo:color="#9a30ce" loext:opacity="100%" fo:font-weight="bold" style:font-weight-asian="bold" style:font-weight-complex="bold"/>
    </style:style>
    <style:style style:name="T71" style:family="text">
      <style:text-properties fo:color="#015ff9" loext:opacity="100%"/>
    </style:style>
    <style:style style:name="T72" style:family="text">
      <style:text-properties fo:color="#015ff9" loext:opacity="100%" fo:font-weight="bold" style:font-weight-asian="bold" style:font-weight-complex="bold"/>
    </style:style>
    <style:style style:name="T73" style:family="text">
      <style:text-properties fo:color="#015ff9" loext:opacity="100%" fo:font-weight="bold" officeooo:rsid="00d5dd05" style:font-weight-asian="bold" style:font-weight-complex="bold"/>
    </style:style>
    <style:style style:name="T74" style:family="text">
      <style:text-properties fo:color="#015ff9" loext:opacity="100%" officeooo:rsid="00d5dd05" style:font-weight-asian="bold" style:font-weight-complex="bold"/>
    </style:style>
    <style:style style:name="T75" style:family="text">
      <style:text-properties fo:color="#015ff9" loext:opacity="100%" officeooo:rsid="00d5dd05"/>
    </style:style>
    <style:style style:name="T76" style:family="text">
      <style:text-properties fo:color="#015ff9" loext:opacity="100%" fo:font-style="italic" officeooo:rsid="00e7e74f" style:font-style-asian="italic" style:font-style-complex="italic"/>
    </style:style>
    <style:style style:name="T77" style:family="text">
      <style:text-properties fo:color="#0ca501" loext:opacity="100%"/>
    </style:style>
    <style:style style:name="T78" style:family="text">
      <style:text-properties fo:color="#0ca501" loext:opacity="100%" officeooo:rsid="0015fc97"/>
    </style:style>
    <style:style style:name="T79" style:family="text">
      <style:text-properties fo:color="#0ca501" loext:opacity="100%" fo:font-weight="bold" style:font-weight-asian="bold" style:font-weight-complex="bold"/>
    </style:style>
    <style:style style:name="T80" style:family="text">
      <style:text-properties fo:color="#0ca501" loext:opacity="100%" fo:font-weight="bold" officeooo:rsid="00d57130" style:font-weight-asian="bold" style:font-weight-complex="bold"/>
    </style:style>
    <style:style style:name="T81" style:family="text">
      <style:text-properties fo:color="#0ca501" loext:opacity="100%" fo:font-weight="bold" officeooo:rsid="0100e3bc" style:font-weight-asian="bold" style:font-weight-complex="bold"/>
    </style:style>
    <style:style style:name="T82" style:family="text">
      <style:text-properties fo:color="#0ca501" loext:opacity="100%" style:text-line-through-style="none" style:text-line-through-type="none" fo:font-weight="bold" style:font-weight-asian="bold" style:font-weight-complex="bold"/>
    </style:style>
    <style:style style:name="T83" style:family="text">
      <style:text-properties fo:color="#0ca501" loext:opacity="100%" officeooo:rsid="00d5dd05" style:font-weight-asian="bold" style:font-weight-complex="bold"/>
    </style:style>
    <style:style style:name="T84" style:family="text">
      <style:text-properties fo:color="#0ca501" loext:opacity="100%" fo:font-style="italic" officeooo:rsid="00e7e74f" style:font-name-asian="Source Han Sans CN Regular1" style:font-style-asian="italic" style:font-weight-asian="bold" style:font-name-complex="aKoran" style:font-style-complex="italic" style:font-weight-complex="bold"/>
    </style:style>
    <style:style style:name="T85" style:family="text">
      <style:text-properties fo:color="#0ca501" loext:opacity="100%" fo:font-style="italic" officeooo:rsid="00e7e74f" style:font-style-asian="italic" style:font-style-complex="italic"/>
    </style:style>
    <style:style style:name="T86" style:family="text">
      <style:text-properties fo:color="#0ca501" loext:opacity="100%" fo:font-size="12pt"/>
    </style:style>
    <style:style style:name="T87" style:family="text">
      <style:text-properties fo:color="#0ca501" loext:opacity="100%" style:font-size-asian="12pt" style:font-weight-asian="bold" style:font-size-complex="12pt" style:font-weight-complex="bold"/>
    </style:style>
    <style:style style:name="T88" style:family="text">
      <style:text-properties fo:color="#0ca501" loext:opacity="100%" fo:font-style="normal" fo:font-weight="bold" officeooo:rsid="00dd658c" style:font-style-asian="normal" style:font-weight-asian="bold" style:font-style-complex="normal" style:font-weight-complex="bold"/>
    </style:style>
    <style:style style:name="T89" style:family="text">
      <style:text-properties officeooo:rsid="002402b6"/>
    </style:style>
    <style:style style:name="T90" style:family="text">
      <style:text-properties fo:color="#f04c49" loext:opacity="100%" style:text-outline="false" style:text-line-through-style="none" style:text-line-through-type="none" style:font-name="Liberation Serif1" fo:font-style="normal" fo:text-shadow="none" style:text-underline-style="none" fo:font-weight="bold" style:font-style-asian="normal" style:font-weight-asian="bold" style:font-style-complex="normal" style:font-weight-complex="bold" style:text-overline-style="none" style:text-overline-color="font-color"/>
    </style:style>
    <style:style style:name="T91" style:family="text">
      <style:text-properties fo:color="#f04c49" loext:opacity="100%" style:text-outline="false" style:text-line-through-style="none" style:text-line-through-type="none" style:font-name="Liberation Serif1" fo:font-style="normal" fo:text-shadow="none" style:text-underline-style="none" fo:font-weight="bold" style:font-weight-asian="bold" style:font-weight-complex="bold"/>
    </style:style>
    <style:style style:name="T92" style:family="text">
      <style:text-properties fo:color="#f04c49" loext:opacity="100%" fo:font-weight="bold" style:font-weight-asian="bold" style:font-weight-complex="bold"/>
    </style:style>
    <style:style style:name="T93" style:family="text">
      <style:text-properties fo:color="#94510a" loext:opacity="100%" fo:font-weight="bold" style:font-weight-asian="bold" style:font-weight-complex="bold"/>
    </style:style>
    <style:style style:name="T94" style:family="text">
      <style:text-properties fo:color="#94510a" loext:opacity="100%" fo:font-weight="bold" officeooo:rsid="0015fc97" style:font-weight-asian="bold" style:font-weight-complex="bold"/>
    </style:style>
    <style:style style:name="T95" style:family="text">
      <style:text-properties fo:color="#94510a" loext:opacity="100%" fo:font-weight="bold" officeooo:rsid="002402b6" style:font-weight-asian="bold" style:font-weight-complex="bold"/>
    </style:style>
    <style:style style:name="T96" style:family="text">
      <style:text-properties fo:color="#94510a" loext:opacity="100%" fo:font-weight="bold" officeooo:rsid="009a5ff1" style:font-weight-asian="bold" style:font-weight-complex="bold"/>
    </style:style>
    <style:style style:name="T97" style:family="text">
      <style:text-properties fo:color="#94510a" loext:opacity="100%" fo:font-style="normal" fo:font-weight="bold" officeooo:rsid="007cef38" style:font-style-asian="normal" style:font-weight-asian="bold" style:font-style-complex="normal" style:font-weight-complex="bold"/>
    </style:style>
    <style:style style:name="T98" style:family="text">
      <style:text-properties officeooo:rsid="0024d4da"/>
    </style:style>
    <style:style style:name="T99" style:family="text">
      <style:text-properties officeooo:rsid="0026a980"/>
    </style:style>
    <style:style style:name="T100" style:family="text">
      <style:text-properties fo:font-size="11pt" fo:language="cs" fo:country="CZ" style:font-size-asian="11pt" style:font-size-complex="11pt"/>
    </style:style>
    <style:style style:name="T101" style:family="text">
      <style:text-properties fo:font-size="11pt" fo:language="cs" fo:country="CZ" officeooo:rsid="009967aa" style:font-size-asian="11pt" style:font-size-complex="11pt"/>
    </style:style>
    <style:style style:name="T102" style:family="text">
      <style:text-properties style:font-name="Liberation Sans2" fo:font-size="9.30000019073486pt" fo:language="cs" fo:country="CZ" officeooo:rsid="009967aa" style:font-size-asian="9.30000019073486pt" style:font-size-complex="9.30000019073486pt"/>
    </style:style>
    <style:style style:name="T103" style:family="text">
      <style:text-properties officeooo:rsid="003b125b"/>
    </style:style>
    <style:style style:name="T104" style:family="text">
      <style:text-properties fo:language="cs" fo:country="CZ"/>
    </style:style>
    <style:style style:name="T105" style:family="text">
      <style:text-properties fo:language="cs" fo:country="CZ" fo:font-style="normal" officeooo:rsid="009a5ff1" style:font-style-asian="normal" style:font-style-complex="normal"/>
    </style:style>
    <style:style style:name="T106" style:family="text">
      <style:text-properties fo:language="cs" fo:country="CZ" fo:font-style="normal" officeooo:rsid="00a070d4" style:font-style-asian="normal" style:font-style-complex="normal"/>
    </style:style>
    <style:style style:name="T107" style:family="text">
      <style:text-properties fo:language="cs" fo:country="CZ" fo:font-style="normal" officeooo:rsid="00a1d46c" style:font-style-asian="normal" style:font-style-complex="normal"/>
    </style:style>
    <style:style style:name="T108" style:family="text">
      <style:text-properties fo:language="cs" fo:country="CZ" fo:font-style="normal" officeooo:rsid="00b97f25" style:font-style-asian="normal" style:font-style-complex="normal"/>
    </style:style>
    <style:style style:name="T109" style:family="text">
      <style:text-properties fo:language="cs" fo:country="CZ" fo:font-style="normal" officeooo:rsid="00faa123" style:font-style-asian="normal" style:font-style-complex="normal"/>
    </style:style>
    <style:style style:name="T110" style:family="text">
      <style:text-properties fo:language="cs" fo:country="CZ" fo:font-style="normal" officeooo:rsid="00ffc0d7" style:font-style-asian="normal" style:font-style-complex="normal"/>
    </style:style>
    <style:style style:name="T111" style:family="text">
      <style:text-properties fo:language="cs" fo:country="CZ" fo:font-style="italic" style:font-style-asian="italic" style:font-style-complex="italic"/>
    </style:style>
    <style:style style:name="T112" style:family="text">
      <style:text-properties fo:language="cs" fo:country="CZ" fo:font-style="italic" officeooo:rsid="009a5ff1" style:font-style-asian="italic" style:font-style-complex="italic"/>
    </style:style>
    <style:style style:name="T113" style:family="text">
      <style:text-properties fo:language="cs" fo:country="CZ" fo:font-style="italic" officeooo:rsid="00faa123" style:font-style-asian="italic" style:font-style-complex="italic"/>
    </style:style>
    <style:style style:name="T114" style:family="text">
      <style:text-properties style:use-window-font-color="true" loext:opacity="0%" fo:font-weight="normal"/>
    </style:style>
    <style:style style:name="T115" style:family="text">
      <style:text-properties style:use-window-font-color="true" loext:opacity="0%" fo:font-weight="bold" style:font-weight-asian="bold" style:font-weight-complex="bold"/>
    </style:style>
    <style:style style:name="T116" style:family="text">
      <style:text-properties style:use-window-font-color="true" loext:opacity="0%" fo:font-weight="bold" officeooo:rsid="001e17e2" style:font-weight-asian="bold" style:font-weight-complex="bold"/>
    </style:style>
    <style:style style:name="T117" style:family="text">
      <style:text-properties style:use-window-font-color="true" loext:opacity="0%" fo:font-weight="bold" officeooo:rsid="009a5ff1" style:font-weight-asian="bold" style:font-weight-complex="bold"/>
    </style:style>
    <style:style style:name="T118" style:family="text">
      <style:text-properties style:use-window-font-color="true" loext:opacity="0%" fo:font-weight="bold" officeooo:rsid="009ba5ce" style:font-weight-asian="bold" style:font-weight-complex="bold"/>
    </style:style>
    <style:style style:name="T119" style:family="text">
      <style:text-properties fo:font-size="12pt"/>
    </style:style>
    <style:style style:name="T120" style:family="text">
      <style:text-properties fo:font-size="12pt" fo:font-style="normal" fo:font-weight="bold" officeooo:rsid="0015c79b" style:font-size-asian="12pt" style:font-style-asian="normal" style:font-weight-asian="bold" style:font-size-complex="12pt" style:font-style-complex="normal" style:font-weight-complex="bold"/>
    </style:style>
    <style:style style:name="T121" style:family="text">
      <style:text-properties fo:font-size="12pt" fo:font-style="normal" fo:font-weight="bold" officeooo:rsid="009967aa" style:font-size-asian="12pt" style:font-style-asian="normal" style:font-weight-asian="bold" style:font-size-complex="12pt" style:font-style-complex="normal" style:font-weight-complex="bold"/>
    </style:style>
    <style:style style:name="T122" style:family="text">
      <style:text-properties fo:font-size="12pt" fo:font-style="normal" officeooo:rsid="000fa0ef" style:font-size-asian="12pt" style:font-style-asian="normal" style:font-size-complex="12pt" style:font-style-complex="normal"/>
    </style:style>
    <style:style style:name="T123" style:family="text">
      <style:text-properties fo:font-size="12pt" fo:font-style="normal" officeooo:rsid="0045eb64" style:font-size-asian="12pt" style:font-style-asian="normal" style:font-size-complex="12pt" style:font-style-complex="normal"/>
    </style:style>
    <style:style style:name="T124" style:family="text">
      <style:text-properties fo:font-size="12pt" fo:font-style="normal" officeooo:rsid="009967aa" style:font-size-asian="12pt" style:font-style-asian="normal" style:font-size-complex="12pt" style:font-style-complex="normal"/>
    </style:style>
    <style:style style:name="T125" style:family="text">
      <style:text-properties fo:font-size="12pt" fo:font-style="italic" officeooo:rsid="0045eb64" style:font-size-asian="12pt" style:font-style-asian="italic" style:font-size-complex="12pt" style:font-style-complex="italic"/>
    </style:style>
    <style:style style:name="T126" style:family="text">
      <style:text-properties fo:font-size="12pt" fo:font-style="italic" officeooo:rsid="0015c79b" style:font-size-asian="12pt" style:font-style-asian="italic" style:font-size-complex="12pt" style:font-style-complex="italic"/>
    </style:style>
    <style:style style:name="T127" style:family="text">
      <style:text-properties fo:font-size="12pt" style:font-size-asian="12pt" style:font-size-complex="12pt"/>
    </style:style>
    <style:style style:name="T128" style:family="text">
      <style:text-properties fo:font-size="12pt" officeooo:rsid="009967aa" style:font-size-asian="12pt" style:font-size-complex="12pt"/>
    </style:style>
    <style:style style:name="T129" style:family="text">
      <style:text-properties fo:color="#686868" loext:opacity="100%"/>
    </style:style>
    <style:style style:name="T130" style:family="text">
      <style:text-properties fo:color="#686868" loext:opacity="100%" fo:font-size="11pt" fo:language="cs" fo:country="CZ" fo:font-weight="bold" officeooo:rsid="009967aa" style:font-size-asian="11pt" style:font-weight-asian="bold" style:font-size-complex="11pt" style:font-weight-complex="bold"/>
    </style:style>
    <style:style style:name="T131" style:family="text">
      <style:text-properties fo:color="#686868" loext:opacity="100%" style:font-weight-asian="bold" style:font-weight-complex="bold"/>
    </style:style>
    <style:style style:name="T132" style:family="text">
      <style:text-properties fo:color="#686868" loext:opacity="100%" officeooo:rsid="00d5dd05" style:font-weight-asian="bold" style:font-weight-complex="bold"/>
    </style:style>
    <style:style style:name="T133" style:family="text">
      <style:text-properties fo:color="#686868" loext:opacity="100%" officeooo:rsid="00d9c566" style:font-weight-asian="bold" style:font-weight-complex="bold"/>
    </style:style>
    <style:style style:name="T134" style:family="text">
      <style:text-properties fo:color="#686868" loext:opacity="100%" officeooo:rsid="00e7e74f" style:font-weight-asian="bold" style:font-weight-complex="bold"/>
    </style:style>
    <style:style style:name="T135" style:family="text">
      <style:text-properties fo:color="#686868" loext:opacity="100%" officeooo:rsid="00e7e74f"/>
    </style:style>
    <style:style style:name="T136" style:family="text">
      <style:text-properties fo:color="#686868" loext:opacity="100%" officeooo:rsid="00d5dd05"/>
    </style:style>
    <style:style style:name="T137" style:family="text">
      <style:text-properties fo:color="#686868" loext:opacity="100%" officeooo:rsid="00d9c566"/>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fo:font-weight="bold" officeooo:rsid="009a5ff1" style:font-weight-asian="bold" style:font-weight-complex="bold"/>
    </style:style>
    <style:style style:name="T140" style:family="text">
      <style:text-properties fo:color="#a53545" loext:opacity="100%" fo:font-weight="bold" style:font-weight-asian="bold" style:font-weight-complex="bold"/>
    </style:style>
    <style:style style:name="T141" style:family="text">
      <style:text-properties fo:color="#a53545" loext:opacity="100%" fo:font-weight="bold" officeooo:rsid="009a5ff1" style:font-weight-asian="bold" style:font-weight-complex="bold"/>
    </style:style>
    <style:style style:name="T142" style:family="text">
      <style:text-properties fo:color="#a53545" loext:opacity="100%" fo:font-weight="bold" officeooo:rsid="009ba5ce" style:font-weight-asian="bold" style:font-weight-complex="bold"/>
    </style:style>
    <style:style style:name="T143" style:family="text">
      <style:text-properties fo:color="#a53545" loext:opacity="100%" fo:font-style="normal" fo:font-weight="bold" officeooo:rsid="009ba5ce" style:font-style-asian="normal" style:font-weight-asian="bold" style:font-style-complex="normal" style:font-weight-complex="bold"/>
    </style:style>
    <style:style style:name="T144" style:family="text">
      <style:text-properties style:font-name="Liberation Serif" officeooo:rsid="0068507c" style:font-name-asian="Liberation Serif" style:font-name-complex="Liberation Serif"/>
    </style:style>
    <style:style style:name="T145" style:family="text">
      <style:text-properties style:font-name="Liberation Serif" officeooo:rsid="009ba5ce" style:font-name-asian="Liberation Serif" style:font-name-complex="Liberation Serif"/>
    </style:style>
    <style:style style:name="T146" style:family="text">
      <style:text-properties style:font-name="Liberation Serif" fo:font-weight="bold" officeooo:rsid="00f8ab41" style:font-name-asian="Source Han Sans CN Regular1" style:font-weight-asian="bold" style:font-name-complex="aKoran" style:font-weight-complex="bold"/>
    </style:style>
    <style:style style:name="T147" style:family="text">
      <style:text-properties officeooo:rsid="0077e0fb"/>
    </style:style>
    <style:style style:name="T148" style:family="text">
      <style:text-properties style:font-name="Liberation Serif1" style:font-name-asian="Source Han Sans CN Regular1" style:font-name-complex="aKoran"/>
    </style:style>
    <style:style style:name="T149" style:family="text">
      <style:text-properties style:font-name="Liberation Serif1" officeooo:rsid="009ba5ce" style:font-name-asian="Source Han Sans CN Regular1" style:font-name-complex="aKoran"/>
    </style:style>
    <style:style style:name="T150" style:family="text">
      <style:text-properties style:font-name="Liberation Serif1" officeooo:rsid="00a90215" style:font-name-asian="Source Han Sans CN Regular1" style:font-name-complex="aKoran"/>
    </style:style>
    <style:style style:name="T151" style:family="text">
      <style:text-properties style:font-name="Liberation Serif1" officeooo:rsid="0087d8f5" style:font-name-asian="Source Han Sans CN Regular1" style:font-name-complex="aKoran"/>
    </style:style>
    <style:style style:name="T152" style:family="text">
      <style:text-properties style:font-name="Liberation Serif1" fo:font-weight="bold" officeooo:rsid="00f8ab41" style:font-name-asian="Source Han Sans CN Regular1" style:font-weight-asian="bold" style:font-name-complex="aKoran" style:font-weight-complex="bold"/>
    </style:style>
    <style:style style:name="T153" style:family="text">
      <style:text-properties fo:font-style="normal" officeooo:rsid="004aeb7a" style:font-style-asian="normal" style:font-style-complex="normal"/>
    </style:style>
    <style:style style:name="T154" style:family="text">
      <style:text-properties fo:font-style="normal" officeooo:rsid="001e17e2" style:font-style-asian="normal" style:font-style-complex="normal"/>
    </style:style>
    <style:style style:name="T155" style:family="text">
      <style:text-properties fo:font-style="normal" officeooo:rsid="0046b603" style:font-style-asian="normal" style:font-style-complex="normal"/>
    </style:style>
    <style:style style:name="T156" style:family="text">
      <style:text-properties fo:font-style="normal" officeooo:rsid="002131bf" style:font-style-asian="normal" style:font-style-complex="normal"/>
    </style:style>
    <style:style style:name="T157" style:family="text">
      <style:text-properties fo:font-style="normal" officeooo:rsid="009967aa" style:font-style-asian="normal" style:font-style-complex="normal"/>
    </style:style>
    <style:style style:name="T158" style:family="text">
      <style:text-properties fo:font-style="normal" officeooo:rsid="0010679c" style:font-style-asian="normal" style:font-style-complex="normal"/>
    </style:style>
    <style:style style:name="T159" style:family="text">
      <style:text-properties fo:font-style="normal" officeooo:rsid="009a5ff1" style:font-style-asian="normal" style:font-style-complex="normal"/>
    </style:style>
    <style:style style:name="T160" style:family="text">
      <style:text-properties fo:font-style="normal" officeooo:rsid="009ba5ce" style:font-style-asian="normal" style:font-style-complex="normal"/>
    </style:style>
    <style:style style:name="T161" style:family="text">
      <style:text-properties fo:font-style="normal" officeooo:rsid="007cef38" style:font-style-asian="normal" style:font-style-complex="normal"/>
    </style:style>
    <style:style style:name="T162" style:family="text">
      <style:text-properties fo:font-style="normal" officeooo:rsid="00beb934" style:font-style-asian="normal" style:font-style-complex="normal"/>
    </style:style>
    <style:style style:name="T163" style:family="text">
      <style:text-properties fo:font-style="normal" officeooo:rsid="00d873c9" style:font-style-asian="normal" style:font-style-complex="normal"/>
    </style:style>
    <style:style style:name="T164" style:family="text">
      <style:text-properties fo:font-style="normal" officeooo:rsid="00faa123" style:font-style-asian="normal" style:font-style-complex="normal"/>
    </style:style>
    <style:style style:name="T165" style:family="text">
      <style:text-properties fo:font-style="normal" officeooo:rsid="00fb82a1" style:font-style-asian="normal" style:font-style-complex="normal"/>
    </style:style>
    <style:style style:name="T166" style:family="text">
      <style:text-properties fo:font-style="normal" officeooo:rsid="00dd658c" style:font-style-asian="normal" style:font-style-complex="normal"/>
    </style:style>
    <style:style style:name="T167" style:family="text">
      <style:text-properties fo:font-style="normal" fo:font-weight="bold" officeooo:rsid="00dd658c" style:font-style-asian="normal" style:font-weight-asian="bold" style:font-style-complex="normal" style:font-weight-complex="bold"/>
    </style:style>
    <style:style style:name="T168" style:family="text">
      <style:text-properties fo:font-style="normal" fo:font-weight="bold" officeooo:rsid="00dd658c" fo:background-color="#fff51f" loext:char-shading-value="0" style:font-style-asian="normal" style:font-weight-asian="bold" style:font-style-complex="normal" style:font-weight-complex="bold"/>
    </style:style>
    <style:style style:name="T169" style:family="text">
      <style:text-properties officeooo:rsid="009967aa"/>
    </style:style>
    <style:style style:name="T170" style:family="text">
      <style:text-properties officeooo:rsid="0099fc7b"/>
    </style:style>
    <style:style style:name="T171" style:family="text">
      <style:text-properties officeooo:rsid="009a5ff1"/>
    </style:style>
    <style:style style:name="T172" style:family="text">
      <style:text-properties officeooo:rsid="009ba5ce"/>
    </style:style>
    <style:style style:name="T173" style:family="text">
      <style:text-properties officeooo:rsid="009bda57"/>
    </style:style>
    <style:style style:name="T174" style:family="text">
      <style:text-properties officeooo:rsid="009d1d30"/>
    </style:style>
    <style:style style:name="T175" style:family="text">
      <style:text-properties officeooo:rsid="00a5e691"/>
    </style:style>
    <style:style style:name="T176" style:family="text">
      <style:text-properties officeooo:rsid="00a90215"/>
    </style:style>
    <style:style style:name="T177" style:family="text">
      <style:text-properties officeooo:rsid="0087d8f5"/>
    </style:style>
    <style:style style:name="T178" style:family="text">
      <style:text-properties officeooo:rsid="00af3cec"/>
    </style:style>
    <style:style style:name="T179" style:family="text">
      <style:text-properties officeooo:rsid="00b97f25"/>
    </style:style>
    <style:style style:name="T180" style:family="text">
      <style:text-properties officeooo:rsid="00ba58a1"/>
    </style:style>
    <style:style style:name="T181" style:family="text">
      <style:text-properties officeooo:rsid="00bc167a"/>
    </style:style>
    <style:style style:name="T182" style:family="text">
      <style:text-properties officeooo:rsid="00bcc83e"/>
    </style:style>
    <style:style style:name="T183" style:family="text">
      <style:text-properties officeooo:rsid="00beb934"/>
    </style:style>
    <style:style style:name="T184" style:family="text">
      <style:text-properties style:text-underline-style="dotted" style:text-underline-width="auto" style:text-underline-color="font-color"/>
    </style:style>
    <style:style style:name="T185" style:family="text">
      <style:text-properties officeooo:rsid="00c2afe3"/>
    </style:style>
    <style:style style:name="T186" style:family="text">
      <style:text-properties officeooo:rsid="00c2d8c3"/>
    </style:style>
    <style:style style:name="T187" style:family="text">
      <style:text-properties officeooo:rsid="00c525e9"/>
    </style:style>
    <style:style style:name="T188" style:family="text">
      <style:text-properties officeooo:rsid="00c6366c"/>
    </style:style>
    <style:style style:name="T189" style:family="text">
      <style:text-properties officeooo:rsid="00a68c0d"/>
    </style:style>
    <style:style style:name="T190" style:family="text">
      <style:text-properties fo:font-size="9.5pt" fo:language="cs" fo:country="CZ" fo:font-style="italic" officeooo:rsid="00c525e9" style:font-size-asian="9.5pt" style:font-style-asian="italic" style:font-size-complex="9.5pt" style:font-style-complex="italic"/>
    </style:style>
    <style:style style:name="T191" style:family="text">
      <style:text-properties fo:font-size="9.5pt" fo:language="cs" fo:country="CZ" fo:font-style="italic" officeooo:rsid="00c740a4" style:font-size-asian="9.5pt" style:font-style-asian="italic" style:font-size-complex="9.5pt" style:font-style-complex="italic"/>
    </style:style>
    <style:style style:name="T192" style:family="text">
      <style:text-properties fo:font-size="9.5pt" fo:language="cs" fo:country="CZ" fo:font-style="italic" officeooo:rsid="00befd6f" style:font-size-asian="9.5pt" style:font-style-asian="italic" style:font-size-complex="9.5pt" style:font-style-complex="italic"/>
    </style:style>
    <style:style style:name="T193" style:family="text">
      <style:text-properties fo:font-size="9.5pt" fo:language="cs" fo:country="CZ" fo:font-style="italic" officeooo:rsid="00c77842" style:font-size-asian="9.5pt" style:font-style-asian="italic" style:font-size-complex="9.5pt" style:font-style-complex="italic"/>
    </style:style>
    <style:style style:name="T194" style:family="text">
      <style:text-properties fo:font-size="9.5pt" fo:language="cs" fo:country="CZ" fo:font-style="italic" officeooo:rsid="00c825b4" style:font-size-asian="9.5pt" style:font-style-asian="italic" style:font-size-complex="9.5pt" style:font-style-complex="italic"/>
    </style:style>
    <style:style style:name="T195" style:family="text">
      <style:text-properties fo:font-size="9.5pt" fo:language="cs" fo:country="CZ" fo:font-style="italic" fo:font-weight="bold" officeooo:rsid="00c07636" style:font-size-asian="9.5pt" style:font-style-asian="italic" style:font-weight-asian="bold" style:font-size-complex="9.5pt" style:font-style-complex="italic" style:font-weight-complex="bold"/>
    </style:style>
    <style:style style:name="T196" style:family="text">
      <style:text-properties fo:font-size="9.5pt" fo:language="cs" fo:country="CZ" fo:font-style="italic" fo:font-weight="bold" officeooo:rsid="00befd6f" style:font-size-asian="9.5pt" style:font-style-asian="italic" style:font-weight-asian="bold" style:font-size-complex="9.5pt" style:font-style-complex="italic" style:font-weight-complex="bold"/>
    </style:style>
    <style:style style:name="T197" style:family="text">
      <style:text-properties fo:font-size="9.5pt" fo:language="cs" fo:country="CZ" fo:font-style="italic" fo:font-weight="bold" officeooo:rsid="00c3f5af" style:font-size-asian="9.5pt" style:font-style-asian="italic" style:font-weight-asian="bold" style:font-size-complex="9.5pt" style:font-style-complex="italic" style:font-weight-complex="bold"/>
    </style:style>
    <style:style style:name="T198" style:family="text">
      <style:text-properties fo:font-size="9.5pt" fo:language="cs" fo:country="CZ" fo:font-style="italic" fo:font-weight="bold" officeooo:rsid="00c77842" style:font-size-asian="9.5pt" style:font-style-asian="italic" style:font-weight-asian="bold" style:font-size-complex="9.5pt" style:font-style-complex="italic" style:font-weight-complex="bold"/>
    </style:style>
    <style:style style:name="T199" style:family="text">
      <style:text-properties fo:font-size="9.5pt" fo:language="cs" fo:country="CZ" fo:font-style="italic" fo:font-weight="bold" officeooo:rsid="00c825b4" style:font-size-asian="9.5pt" style:font-style-asian="italic" style:font-weight-asian="bold" style:font-size-complex="9.5pt" style:font-style-complex="italic" style:font-weight-complex="bold"/>
    </style:style>
    <style:style style:name="T200" style:family="text">
      <style:text-properties fo:font-size="9.5pt" fo:language="cs" fo:country="CZ" fo:font-style="italic" fo:font-weight="bold" officeooo:rsid="00ca3cb6" style:font-size-asian="9.5pt" style:font-style-asian="italic" style:font-weight-asian="bold" style:font-size-complex="9.5pt" style:font-style-complex="italic" style:font-weight-complex="bold"/>
    </style:style>
    <style:style style:name="T201" style:family="text">
      <style:text-properties fo:font-size="9.5pt" fo:language="cs" fo:country="CZ" fo:font-style="italic" fo:font-weight="bold" officeooo:rsid="00d0ba03" style:font-size-asian="9.5pt" style:font-style-asian="italic" style:font-weight-asian="bold" style:font-size-complex="9.5pt" style:font-style-complex="italic" style:font-weight-complex="bold"/>
    </style:style>
    <style:style style:name="T202" style:family="text">
      <style:text-properties fo:font-size="9.5pt" fo:language="cs" fo:country="CZ" fo:font-style="italic" fo:font-weight="bold" officeooo:rsid="00d1e3bb" style:font-size-asian="9.5pt" style:font-style-asian="italic" style:font-weight-asian="bold" style:font-size-complex="9.5pt" style:font-style-complex="italic" style:font-weight-complex="bold"/>
    </style:style>
    <style:style style:name="T203" style:family="text">
      <style:text-properties fo:font-size="9.5pt" fo:language="cs" fo:country="CZ" fo:font-style="italic" fo:font-weight="bold" officeooo:rsid="00d2193d" style:font-size-asian="9.5pt" style:font-style-asian="italic" style:font-weight-asian="bold" style:font-size-complex="9.5pt" style:font-style-complex="italic" style:font-weight-complex="bold"/>
    </style:style>
    <style:style style:name="T204" style:family="text">
      <style:text-properties fo:font-size="9.5pt" fo:language="cs" fo:country="CZ" fo:font-style="italic" fo:font-weight="normal" officeooo:rsid="00c77842" style:font-size-asian="9.5pt" style:font-style-asian="italic" style:font-weight-asian="normal" style:font-size-complex="9.5pt" style:font-style-complex="italic" style:font-weight-complex="normal"/>
    </style:style>
    <style:style style:name="T205" style:family="text">
      <style:text-properties fo:color="#333333" loext:opacity="100%" fo:font-size="9.5pt" fo:language="cs" fo:country="CZ" fo:font-style="italic" fo:font-weight="bold" officeooo:rsid="00c825b4" style:font-size-asian="9.5pt" style:font-style-asian="italic" style:font-weight-asian="bold" style:font-size-complex="9.5pt" style:font-style-complex="italic" style:font-weight-complex="bold"/>
    </style:style>
    <style:style style:name="T206" style:family="text">
      <style:text-properties fo:color="#333333" loext:opacity="100%" fo:font-size="9.5pt" fo:language="cs" fo:country="CZ" fo:font-style="italic" fo:font-weight="bold" officeooo:rsid="00c77842" style:font-size-asian="9.5pt" style:font-style-asian="italic" style:font-weight-asian="bold" style:font-size-complex="9.5pt" style:font-style-complex="italic" style:font-weight-complex="bold"/>
    </style:style>
    <style:style style:name="T207" style:family="text">
      <style:text-properties style:text-position="0% 100%" fo:font-size="9.5pt" fo:language="en" fo:country="GB" fo:font-style="italic" fo:font-weight="bold" officeooo:rsid="00c3f5af" style:font-size-asian="9.5pt" style:font-style-asian="italic" style:font-weight-asian="bold" style:font-size-complex="9.5pt" style:font-style-complex="italic" style:font-weight-complex="bold"/>
    </style:style>
    <style:style style:name="T208" style:family="text">
      <style:text-properties style:text-position="0% 100%" fo:language="en" fo:country="GB" officeooo:rsid="00c3f5af" style:font-size-asian="9.5pt" style:font-style-asian="italic" style:font-weight-asian="bold" style:font-size-complex="9.5pt" style:font-style-complex="italic" style:font-weight-complex="bold"/>
    </style:style>
    <style:style style:name="T209" style:family="text">
      <style:text-properties style:text-position="0% 100%" fo:language="en" fo:country="GB" officeooo:rsid="00ca3cb6" style:font-size-asian="9.5pt" style:font-style-asian="italic" style:font-weight-asian="bold" style:font-size-complex="9.5pt" style:font-style-complex="italic" style:font-weight-complex="bold"/>
    </style:style>
    <style:style style:name="T210" style:family="text">
      <style:text-properties officeooo:rsid="00cd6b97"/>
    </style:style>
    <style:style style:name="T211" style:family="text">
      <style:text-properties officeooo:rsid="00ce8bc0"/>
    </style:style>
    <style:style style:name="T212" style:family="text">
      <style:text-properties officeooo:rsid="00ced92c"/>
    </style:style>
    <style:style style:name="T213" style:family="text">
      <style:text-properties officeooo:rsid="00d57130"/>
    </style:style>
    <style:style style:name="T214" style:family="text">
      <style:text-properties fo:color="#168ef7" loext:opacity="100%" fo:font-weight="bold" officeooo:rsid="00d57130" style:font-weight-asian="bold" style:font-weight-complex="bold"/>
    </style:style>
    <style:style style:name="T215" style:family="text">
      <style:text-properties fo:color="#168ef7" loext:opacity="100%" fo:font-size="12pt"/>
    </style:style>
    <style:style style:name="T216" style:family="text">
      <style:text-properties fo:color="#168ef7" loext:opacity="100%" style:font-size-asian="12pt" style:font-weight-asian="bold" style:font-size-complex="12pt" style:font-weight-complex="bold"/>
    </style:style>
    <style:style style:name="T217" style:family="text">
      <style:text-properties fo:color="#fe1410" loext:opacity="100%"/>
    </style:style>
    <style:style style:name="T218" style:family="text">
      <style:text-properties fo:color="#fe1410" loext:opacity="100%" fo:font-weight="bold" style:font-weight-asian="bold" style:font-weight-complex="bold"/>
    </style:style>
    <style:style style:name="T219" style:family="text">
      <style:text-properties fo:color="#fe1410" loext:opacity="100%" fo:font-weight="bold" officeooo:rsid="00d9c566" style:font-weight-asian="bold" style:font-weight-complex="bold"/>
    </style:style>
    <style:style style:name="T220" style:family="text">
      <style:text-properties fo:color="#fe1410" loext:opacity="100%" fo:font-weight="bold" officeooo:rsid="00d57130" style:font-weight-asian="bold" style:font-weight-complex="bold"/>
    </style:style>
    <style:style style:name="T221" style:family="text">
      <style:text-properties fo:color="#fe1410" loext:opacity="100%" fo:font-weight="bold" officeooo:rsid="00e7e74f" style:font-weight-asian="bold" style:font-weight-complex="bold"/>
    </style:style>
    <style:style style:name="T222" style:family="text">
      <style:text-properties fo:color="#fe1410" loext:opacity="100%" style:text-line-through-style="none" style:text-line-through-type="none" fo:font-weight="bold" style:font-weight-asian="bold" style:font-weight-complex="bold"/>
    </style:style>
    <style:style style:name="T223" style:family="text">
      <style:text-properties fo:color="#fe1410" loext:opacity="100%" officeooo:rsid="00d9c566"/>
    </style:style>
    <style:style style:name="T224" style:family="text">
      <style:text-properties fo:color="#fe1410" loext:opacity="100%" fo:font-style="italic" officeooo:rsid="00e7e74f" style:font-style-asian="italic" style:font-style-complex="italic"/>
    </style:style>
    <style:style style:name="T225" style:family="text">
      <style:text-properties fo:color="#fe1410" loext:opacity="100%" fo:font-size="12pt"/>
    </style:style>
    <style:style style:name="T226" style:family="text">
      <style:text-properties fo:color="#fe1410" loext:opacity="100%" style:font-size-asian="12pt" style:font-weight-asian="bold" style:font-size-complex="12pt" style:font-weight-complex="bold"/>
    </style:style>
    <style:style style:name="T227" style:family="text">
      <style:text-properties fo:color="#fe1410" loext:opacity="100%" fo:font-style="normal" fo:font-weight="bold" officeooo:rsid="00dd658c" style:font-style-asian="normal" style:font-weight-asian="bold" style:font-style-complex="normal" style:font-weight-complex="bold"/>
    </style:style>
    <style:style style:name="T228" style:family="text">
      <style:text-properties officeooo:rsid="00d5dd05"/>
    </style:style>
    <style:style style:name="T229" style:family="text">
      <style:text-properties style:font-weight-asian="bold" style:font-weight-complex="bold"/>
    </style:style>
    <style:style style:name="T230" style:family="text">
      <style:text-properties officeooo:rsid="00d5dd05" style:font-weight-asian="bold" style:font-weight-complex="bold"/>
    </style:style>
    <style:style style:name="T231" style:family="text">
      <style:text-properties officeooo:rsid="00d9c566" style:font-weight-asian="bold" style:font-weight-complex="bold"/>
    </style:style>
    <style:style style:name="T232" style:family="text">
      <style:text-properties officeooo:rsid="00e7e74f" style:font-weight-asian="bold" style:font-weight-complex="bold"/>
    </style:style>
    <style:style style:name="T233" style:family="text">
      <style:text-properties officeooo:rsid="00d9c566"/>
    </style:style>
    <style:style style:name="T234" style:family="text">
      <style:text-properties officeooo:rsid="00da9bfa"/>
    </style:style>
    <style:style style:name="T235" style:family="text">
      <style:text-properties officeooo:rsid="00dc830a"/>
    </style:style>
    <style:style style:name="T236" style:family="text">
      <style:text-properties officeooo:rsid="00dd27e9"/>
    </style:style>
    <style:style style:name="T237" style:family="text">
      <style:text-properties officeooo:rsid="00e7e74f"/>
    </style:style>
    <style:style style:name="T238" style:family="text">
      <style:text-properties fo:color="#ff8a17" loext:opacity="100%"/>
    </style:style>
    <style:style style:name="T239" style:family="text">
      <style:text-properties fo:color="#ff8a17" loext:opacity="100%" fo:font-weight="bold" style:font-weight-asian="bold" style:font-weight-complex="bold"/>
    </style:style>
    <style:style style:name="T240" style:family="text">
      <style:text-properties fo:color="#ff8a17" loext:opacity="100%" fo:font-weight="bold" officeooo:rsid="00ea8dc2" style:font-weight-asian="bold" style:font-weight-complex="bold"/>
    </style:style>
    <style:style style:name="T241" style:family="text">
      <style:text-properties fo:color="#ff8a17" loext:opacity="100%" fo:font-weight="bold" officeooo:rsid="00ee8bbf" style:font-weight-asian="bold" style:font-weight-complex="bold"/>
    </style:style>
    <style:style style:name="T242" style:family="text">
      <style:text-properties fo:color="#ff8a17" loext:opacity="100%" style:text-line-through-style="none" style:text-line-through-type="none" fo:font-weight="bold" officeooo:rsid="00ea8dc2" style:font-weight-asian="bold" style:font-weight-complex="bold"/>
    </style:style>
    <style:style style:name="T243" style:family="text">
      <style:text-properties fo:color="#ff8a17" loext:opacity="100%" fo:font-style="italic" officeooo:rsid="00e7e74f" style:font-name-asian="Source Han Sans CN Regular1" style:font-style-asian="italic" style:font-weight-asian="bold" style:font-name-complex="aKoran" style:font-style-complex="italic" style:font-weight-complex="bold"/>
    </style:style>
    <style:style style:name="T244" style:family="text">
      <style:text-properties fo:color="#ff8a17" loext:opacity="100%" fo:font-style="italic" officeooo:rsid="00e7e74f" style:font-style-asian="italic" style:font-style-complex="italic"/>
    </style:style>
    <style:style style:name="T245" style:family="text">
      <style:text-properties fo:color="#ff8a17" loext:opacity="100%" officeooo:rsid="00d9c566"/>
    </style:style>
    <style:style style:name="T246" style:family="text">
      <style:text-properties fo:color="#ff8a17" loext:opacity="100%" fo:font-size="12pt"/>
    </style:style>
    <style:style style:name="T247" style:family="text">
      <style:text-properties fo:color="#ff8a17" loext:opacity="100%" style:font-size-asian="12pt" style:font-weight-asian="bold" style:font-size-complex="12pt" style:font-weight-complex="bold"/>
    </style:style>
    <style:style style:name="T248" style:family="text">
      <style:text-properties style:text-line-through-style="none" style:text-line-through-type="none"/>
    </style:style>
    <style:style style:name="T249" style:family="text">
      <style:text-properties style:text-line-through-style="none" style:text-line-through-type="none" officeooo:rsid="00ea8dc2"/>
    </style:style>
    <style:style style:name="T250" style:family="text">
      <style:text-properties fo:color="#fe39bd" loext:opacity="100%" officeooo:rsid="00e7e74f"/>
    </style:style>
    <style:style style:name="T251" style:family="text">
      <style:text-properties fo:color="#fe39bd" loext:opacity="100%" fo:font-weight="bold" officeooo:rsid="00e7e74f" style:font-weight-asian="bold" style:font-weight-complex="bold"/>
    </style:style>
    <style:style style:name="T252" style:family="text">
      <style:text-properties fo:color="#fe39bd" loext:opacity="100%" officeooo:rsid="00e7e74f" style:font-weight-asian="bold" style:font-weight-complex="bold"/>
    </style:style>
    <style:style style:name="T253" style:family="text">
      <style:text-properties officeooo:rsid="00e7e74f" style:font-name-asian="Liberation Serif" style:font-weight-asian="bold" style:font-name-complex="Liberation Serif" style:font-weight-complex="bold"/>
    </style:style>
    <style:style style:name="T254" style:family="text">
      <style:text-properties officeooo:rsid="00e7e74f" style:font-name-asian="Source Han Sans CN Regular1" style:font-weight-asian="bold" style:font-name-complex="aKoran" style:font-weight-complex="bold"/>
    </style:style>
    <style:style style:name="T255" style:family="text">
      <style:text-properties officeooo:rsid="00ea8dc2"/>
    </style:style>
    <style:style style:name="T256" style:family="text">
      <style:text-properties style:font-size-asian="12pt" style:font-weight-asian="bold" style:font-size-complex="12pt" style:font-weight-complex="bold"/>
    </style:style>
    <style:style style:name="T257" style:family="text">
      <style:text-properties officeooo:rsid="00ec2046"/>
    </style:style>
    <style:style style:name="T258" style:family="text">
      <style:text-properties officeooo:rsid="00ecdc60"/>
    </style:style>
    <style:style style:name="T259" style:family="text">
      <style:text-properties officeooo:rsid="00ee8bbf"/>
    </style:style>
    <style:style style:name="T260" style:family="text">
      <style:text-properties officeooo:rsid="00eee8ec"/>
    </style:style>
    <style:style style:name="T261" style:family="text">
      <style:text-properties officeooo:rsid="00f06bb0"/>
    </style:style>
    <style:style style:name="T262" style:family="text">
      <style:text-properties officeooo:rsid="00f53157"/>
    </style:style>
    <style:style style:name="T263" style:family="text">
      <style:text-properties officeooo:rsid="00f71367"/>
    </style:style>
    <style:style style:name="T264" style:family="text">
      <style:text-properties officeooo:rsid="00faa123"/>
    </style:style>
    <style:style style:name="T265" style:family="text">
      <style:text-properties officeooo:rsid="00ffc0d7"/>
    </style:style>
    <style:style style:name="T266" style:family="text">
      <style:text-properties officeooo:rsid="010064af"/>
    </style:style>
    <style:style style:name="T267" style:family="text">
      <style:text-properties officeooo:rsid="00dd658c"/>
    </style:style>
    <style:style style:name="T268" style:family="text">
      <style:text-properties officeooo:rsid="0100e3bc"/>
    </style:style>
    <style:style style:name="T269" style:family="text">
      <style:text-properties officeooo:rsid="0104cd2b"/>
    </style:style>
    <style:style style:name="T270" style:family="text">
      <style:text-properties fo:font-variant="normal" fo:text-transform="none" fo:color="#c9211e" loext:opacity="100%" style:text-outline="false" style:text-line-through-style="none" style:text-line-through-type="none" style:font-name="Liberation Sans" fo:font-size="9pt" fo:font-style="italic" fo:text-shadow="none" style:text-underline-style="none" fo:font-weight="bold" style:letter-kerning="true" style:font-name-asian="Tahoma" style:font-size-asian="9pt" style:font-style-asian="italic" style:font-weight-asian="bold" style:font-name-complex="aKoran3" style:font-size-complex="9pt" style:font-style-complex="italic" style:font-weight-complex="bold" style:text-emphasize="none" style:font-relief="none" style:text-overline-style="none" style:text-overline-color="font-color"/>
    </style:style>
    <style:style style:name="T271" style:family="text">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bold" style:font-name-complex="aKoran3" style:font-size-complex="9pt" style:font-style-complex="normal" style:font-weight-complex="bold" style:text-emphasize="none" style:font-relief="none" style:text-overline-style="none" style:text-overline-color="font-color"/>
    </style:style>
    <style:style style:name="T272" style:family="text">
      <style:text-properties fo:font-variant="normal" fo:text-transform="none" fo:color="#c9211e" loext:opacity="100%" style:text-outline="false" style:text-line-through-style="none" style:text-line-through-type="none" style:font-name="Liberation Sans" fo:font-size="9pt" fo:font-style="italic" fo:text-shadow="none" style:text-underline-style="none" fo:font-weight="bold" style:letter-kerning="true" style:font-name-asian="Tahoma" style:font-size-asian="18pt" style:font-style-asian="italic" style:font-weight-asian="normal" style:font-name-complex="aKoran3" style:font-size-complex="20pt" style:font-style-complex="italic" style:font-weight-complex="normal" style:text-emphasize="none" style:font-relief="none" style:text-overline-style="none" style:text-overline-color="font-color"/>
    </style:style>
    <style:style style:name="T273" style:family="text">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T274" style:family="text">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T275" style:family="text">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T27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normal" style:font-name-complex="aKoran3" style:font-size-complex="20pt" style:font-style-complex="normal" style:font-weight-complex="normal" style:text-emphasize="none" style:font-relief="none" style:text-overline-style="none" style:text-overline-color="font-color"/>
    </style:style>
    <style:style style:name="T277"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bold" style:font-name-complex="aKoran3" style:font-size-complex="9pt" style:font-style-complex="normal" style:font-weight-complex="bold" style:text-emphasize="none" style:font-relief="none" style:text-overline-style="none" style:text-overline-color="font-color"/>
    </style:style>
    <style:style style:name="T278"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T279" style:family="text">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18pt" style:font-style-asian="normal" style:font-weight-asian="bold" style:font-name-complex="aKoran3" style:font-size-complex="20pt" style:font-style-complex="normal" style:font-weight-complex="bold" style:text-emphasize="none" style:font-relief="none" style:text-overline-style="none" style:text-overline-color="font-color"/>
    </style:style>
    <style:style style:name="T280" style:family="text">
      <style:text-properties fo:font-variant="normal" fo:text-transform="none" fo:color="#fe39bd"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T281" style:family="text">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bold" style:letter-kerning="true" style:font-name-asian="Tahoma" style:font-size-asian="9pt" style:font-style-asian="normal" style:font-weight-asian="normal" style:font-name-complex="aKoran3" style:font-size-complex="9pt" style:font-style-complex="normal" style:font-weight-complex="normal" style:text-emphasize="none" style:font-relief="none" style:text-overline-style="none" style:text-overline-color="font-color"/>
    </style:style>
    <style:style style:name="T28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Tahoma" style:font-size-asian="10pt" style:font-style-asian="normal" style:font-weight-asian="normal" style:font-name-complex="aKoran3" style:font-size-complex="10pt" style:font-style-complex="normal" style:font-weight-complex="normal" style:text-emphasize="none" style:font-relief="none" style:text-overline-style="none" style:text-overline-color="font-color"/>
    </style:style>
    <style:style style:name="T283" style:family="text">
      <style:text-properties fo:font-variant="normal" fo:text-transform="none" fo:color="#a53545"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T284"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bold" style:letter-kerning="true" style:font-name-asian="Tahoma" style:font-size-asian="6pt" style:font-style-asian="normal" style:font-weight-asian="bold" style:font-name-complex="aKoran3" style:font-size-complex="6pt" style:font-style-complex="normal" style:font-weight-complex="bold" style:text-emphasize="none" style:font-relief="none" style:text-overline-style="none" style:text-overline-color="font-color"/>
    </style:style>
    <style:style style:name="T285" style:family="text">
      <style:text-properties fo:font-variant="normal" fo:text-transform="none" fo:color="#686868" loext:opacity="100%" style:text-outline="false" style:text-line-through-style="none" style:text-line-through-type="none" style:font-name="Liberation Sans" fo:font-size="5pt" fo:font-style="normal" fo:text-shadow="none" style:text-underline-style="none" fo:font-weight="normal" style:letter-kerning="true" style:font-name-asian="Tahoma" style:font-size-asian="5pt" style:font-style-asian="normal" style:font-weight-asian="normal" style:font-name-complex="aKoran3" style:font-size-complex="5pt" style:font-style-complex="normal" style:font-weight-complex="normal" style:text-emphasize="none" style:font-relief="none" style:text-overline-style="none" style:text-overline-color="font-color"/>
    </style:style>
    <style:style style:name="T286" style:family="text">
      <style:text-properties fo:font-variant="normal" fo:text-transform="none" fo:color="#a00102" loext:opacity="100%" style:text-outline="false" style:text-line-through-style="none" style:text-line-through-type="none" style:font-name="Liberation Sans" fo:font-size="5pt" fo:font-style="normal" fo:text-shadow="none" style:text-underline-style="none" fo:font-weight="normal" style:letter-kerning="true" style:font-name-asian="Tahoma" style:font-size-asian="5pt" style:font-style-asian="normal" style:font-weight-asian="normal" style:font-name-complex="aKoran3" style:font-size-complex="5pt" style:font-style-complex="normal" style:font-weight-complex="normal" style:text-emphasize="none" style:font-relief="none" style:text-overline-style="none" style:text-overline-color="font-color"/>
    </style:style>
    <style:style style:name="T287" style:family="text">
      <style:text-properties fo:font-variant="normal" fo:text-transform="none" fo:color="#686868" loext:opacity="100%" style:text-outline="false" style:text-line-through-style="none" style:text-line-through-type="none" style:font-name="Liberation Sans" fo:font-size="6pt" fo:font-style="italic" fo:text-shadow="none" style:text-underline-style="none" fo:font-weight="normal" style:letter-kerning="true" style:font-name-asian="Tahoma" style:font-size-asian="6pt" style:font-style-asian="italic" style:font-weight-asian="normal" style:font-name-complex="aKoran3" style:font-size-complex="6pt" style:font-style-complex="italic" style:font-weight-complex="normal" style:text-emphasize="none" style:font-relief="none" style:text-overline-style="none" style:text-overline-color="font-color"/>
    </style:style>
    <style:style style:name="T28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T289" style:family="text">
      <style:text-properties fo:font-variant="normal" fo:text-transform="none" fo:color="#f04c49" loext:opacity="100%" style:text-outline="false" style:text-line-through-style="none" style:text-line-through-type="none" style:font-name="Liberation Sans" fo:font-size="10pt" fo:font-style="normal" fo:text-shadow="none" style:text-underline-style="none" fo:font-weight="bold" style:letter-kerning="true" style:font-name-asian="Tahoma" style:font-size-asian="10pt" style:font-style-asian="normal" style:font-weight-asian="bold" style:font-name-complex="aKoran3" style:font-size-complex="10pt" style:font-style-complex="normal" style:font-weight-complex="bold" style:text-emphasize="none" style:font-relief="none" style:text-overline-style="none" style:text-overline-color="font-color"/>
    </style:style>
    <style:style style:name="T290" style:family="text">
      <style:text-properties fo:font-variant="normal" fo:text-transform="none" fo:color="#f04c49" loext:opacity="100%" style:text-outline="false" style:text-line-through-style="none" style:text-line-through-type="none" style:font-name="Liberation Sans" fo:font-size="10pt" fo:font-style="normal" fo:text-shadow="none" style:text-underline-style="none" fo:font-weight="normal" style:letter-kerning="true" style:font-name-asian="Tahoma" style:font-size-asian="10pt" style:font-style-asian="normal" style:font-weight-asian="normal" style:font-name-complex="aKoran3" style:font-size-complex="10pt" style:font-style-complex="normal" style:font-weight-complex="normal" style:text-emphasize="none" style:font-relief="none" style:text-overline-style="none" style:text-overline-color="font-color"/>
    </style:style>
    <style:style style:name="T29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Tahoma" style:font-size-asian="8pt" style:font-style-asian="normal" style:font-weight-asian="normal" style:font-name-complex="aKoran3" style:font-size-complex="8pt" style:font-style-complex="normal" style:font-weight-complex="normal" style:text-emphasize="none" style:font-relief="none" style:text-overline-style="none" style:text-overline-color="font-color"/>
    </style:style>
    <style:style style:name="T29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bold" style:letter-kerning="true" style:font-name-asian="Tahoma" style:font-size-asian="8pt" style:font-style-asian="normal" style:font-weight-asian="bold" style:font-name-complex="aKoran3" style:font-size-complex="8pt" style:font-style-complex="normal" style:font-weight-complex="bold" style:text-emphasize="none" style:font-relief="none" style:text-overline-style="none" style:text-overline-color="font-color"/>
    </style:style>
    <style:style style:name="T293" style:family="text">
      <style:text-properties fo:font-variant="normal" fo:text-transform="none" style:use-window-font-color="true" loext:opacity="0%" style:text-outline="false" style:text-line-through-style="none" style:text-line-through-type="none" style:font-name="Liberation Sans" fo:font-size="8pt" fo:font-style="italic" fo:text-shadow="none" style:text-underline-style="none" fo:font-weight="normal" style:letter-kerning="true" style:font-name-asian="Tahoma" style:font-size-asian="8pt" style:font-style-asian="italic" style:font-weight-asian="normal" style:font-name-complex="aKoran3" style:font-size-complex="8pt" style:font-style-complex="italic"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style:run-through="foreground"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000000" draw:textarea-horizontal-align="left" draw:textarea-vertical-align="middle" draw:auto-grow-width="true" fo:min-height="0.411cm" fo:min-width="0.533cm" fo:padding-top="0cm" fo:padding-bottom="0cm" fo:padding-left="0cm" fo:padding-right="0cm" draw:shadow="hidden" draw:shadow-offset-x="0.199cm" draw:shadow-offset-y="0.199cm" draw:shadow-color="#808080" style:run-through="foreground"/>
    </style:style>
    <style:style style:name="gr3"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0.265cm" fo:padding-top="0cm" fo:padding-bottom="0cm" fo:padding-left="0cm" fo:padding-right="0cm" draw:shadow="hidden" draw:shadow-offset-x="0.199cm" draw:shadow-offset-y="0.199cm" draw:shadow-color="#808080" style:run-through="foreground"/>
    </style:style>
    <style:style style:name="gr4"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0.533cm" fo:padding-top="0cm" fo:padding-bottom="0cm" fo:padding-left="0cm" fo:padding-right="0cm" draw:shadow="hidden" draw:shadow-offset-x="0.199cm" draw:shadow-offset-y="0.199cm" draw:shadow-color="#808080" style:run-through="foreground"/>
    </style:style>
    <style:style style:name="gr5"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0.245cm" fo:padding-top="0cm" fo:padding-bottom="0cm" fo:padding-left="0cm" fo:padding-right="0cm" draw:shadow="hidden" draw:shadow-offset-x="0.199cm" draw:shadow-offset-y="0.199cm" draw:shadow-color="#808080" style:run-through="foreground"/>
    </style:style>
    <style:style style:name="gr6"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1.334cm" fo:padding-top="0cm" fo:padding-bottom="0cm" fo:padding-left="0cm" fo:padding-right="0cm" draw:shadow="hidden" draw:shadow-offset-x="0.199cm" draw:shadow-offset-y="0.199cm" draw:shadow-color="#808080" style:run-through="foreground"/>
    </style:style>
    <style:style style:name="gr7"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000000" draw:textarea-horizontal-align="left" draw:textarea-vertical-align="middle" draw:auto-grow-width="true" fo:min-height="0.411cm" fo:min-width="1.334cm" fo:padding-top="0cm" fo:padding-bottom="0cm" fo:padding-left="0cm" fo:padding-right="0cm" draw:shadow="hidden" draw:shadow-offset-x="0.199cm" draw:shadow-offset-y="0.199cm" draw:shadow-color="#808080" style:run-through="foreground"/>
    </style:style>
    <style:style style:name="gr8"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0.224cm" fo:padding-top="0cm" fo:padding-bottom="0cm" fo:padding-left="0cm" fo:padding-right="0cm" draw:shadow="hidden" draw:shadow-offset-x="0.199cm" draw:shadow-offset-y="0.199cm" draw:shadow-color="#808080" style:run-through="foreground"/>
    </style:style>
    <style:style style:name="gr9"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c9211e" draw:textarea-horizontal-align="left" draw:textarea-vertical-align="middle" draw:auto-grow-width="true" fo:min-height="0.411cm" fo:min-width="1.065cm" fo:padding-top="0cm" fo:padding-bottom="0cm" fo:padding-left="0cm" fo:padding-right="0cm" draw:shadow="hidden" draw:shadow-offset-x="0.199cm" draw:shadow-offset-y="0.199cm" draw:shadow-color="#808080" style:run-through="foreground"/>
    </style:style>
    <style:style style:name="gr10"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000000" draw:textarea-horizontal-align="left" draw:textarea-vertical-align="middle" draw:auto-grow-width="true" fo:min-height="0.411cm" fo:min-width="1.065cm" fo:padding-top="0cm" fo:padding-bottom="0cm" fo:padding-left="0cm" fo:padding-right="0cm" draw:shadow="hidden" draw:shadow-offset-x="0.199cm" draw:shadow-offset-y="0.199cm" draw:shadow-color="#808080" style:run-through="foreground"/>
    </style:style>
    <style:style style:name="gr11" style:family="graphic">
      <style:graphic-properties style:run-through="foreground"/>
    </style:style>
    <style:style style:name="gr12"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3"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27cm" fo:padding-top="0cm" fo:padding-bottom="0cm" fo:padding-left="0cm" fo:padding-right="0cm" draw:shadow="hidden" draw:shadow-offset-x="0.199cm" draw:shadow-offset-y="0.199cm" draw:shadow-color="#808080" style:run-through="foreground"/>
    </style:style>
    <style:style style:name="gr14"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84cm" fo:padding-top="0cm" fo:padding-bottom="0cm" fo:padding-left="0cm" fo:padding-right="0cm" draw:shadow="hidden" draw:shadow-offset-x="0.199cm" draw:shadow-offset-y="0.199cm" draw:shadow-color="#808080" style:run-through="foreground"/>
    </style:style>
    <style:style style:name="gr15"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72cm" fo:padding-top="0cm" fo:padding-bottom="0cm" fo:padding-left="0cm" fo:padding-right="0cm" draw:shadow="hidden" draw:shadow-offset-x="0.199cm" draw:shadow-offset-y="0.199cm" draw:shadow-color="#808080" style:run-through="foreground"/>
    </style:style>
    <style:style style:name="gr16"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36cm" fo:padding-top="0cm" fo:padding-bottom="0cm" fo:padding-left="0cm" fo:padding-right="0cm" draw:shadow="hidden" draw:shadow-offset-x="0.199cm" draw:shadow-offset-y="0.199cm" draw:shadow-color="#808080" style:run-through="foreground"/>
    </style:style>
    <style:style style:name="gr17"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1cm" fo:min-width="0.799cm" fo:padding-top="0cm" fo:padding-bottom="0cm" fo:padding-left="0cm" fo:padding-right="0cm" draw:shadow="hidden" draw:shadow-offset-x="0.199cm" draw:shadow-offset-y="0.199cm" draw:shadow-color="#808080" style:run-through="foreground"/>
      <style:paragraph-properties style:writing-mode="lr-tb"/>
    </style:style>
    <style:style style:name="gr18"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1cm" fo:min-width="0.803cm" fo:padding-top="0cm" fo:padding-bottom="0cm" fo:padding-left="0cm" fo:padding-right="0cm" draw:shadow="hidden" draw:shadow-offset-x="0.199cm" draw:shadow-offset-y="0.199cm" draw:shadow-color="#808080" style:run-through="foreground"/>
      <style:paragraph-properties style:writing-mode="lr-tb"/>
    </style:style>
    <style:style style:name="gr19"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355cm" fo:min-width="0.355cm" fo:padding-top="0cm" fo:padding-bottom="0cm" fo:padding-left="0cm" fo:padding-right="0cm" draw:shadow="hidden" draw:shadow-offset-x="0.199cm" draw:shadow-offset-y="0.199cm" draw:shadow-color="#808080" style:run-through="foreground"/>
      <style:paragraph-properties style:writing-mode="lr-tb"/>
    </style:style>
    <style:style style:name="gr20"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21"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4cm" fo:min-width="0.803cm" fo:padding-top="0cm" fo:padding-bottom="0cm" fo:padding-left="0cm" fo:padding-right="0cm" draw:shadow="hidden" draw:shadow-offset-x="0.199cm" draw:shadow-offset-y="0.199cm" draw:shadow-color="#808080" style:run-through="foreground"/>
      <style:paragraph-properties style:writing-mode="lr-tb"/>
    </style:style>
    <style:style style:name="gr22"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355cm" fo:min-width="0.356cm" fo:padding-top="0cm" fo:padding-bottom="0cm" fo:padding-left="0cm" fo:padding-right="0cm" draw:shadow="hidden" draw:shadow-offset-x="0.199cm" draw:shadow-offset-y="0.199cm" draw:shadow-color="#808080" style:run-through="foreground"/>
      <style:paragraph-properties style:writing-mode="lr-tb"/>
    </style:style>
    <style:style style:name="gr23"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fff51f" draw:textarea-horizontal-align="justify" draw:textarea-vertical-align="middle" draw:auto-grow-height="false" fo:min-height="0.27cm" fo:min-width="0.24cm" fo:padding-top="0cm" fo:padding-bottom="0cm" fo:padding-left="0cm" fo:padding-right="0cm" draw:shadow="hidden" draw:shadow-offset-x="0.199cm" draw:shadow-offset-y="0.199cm" draw:shadow-color="#808080" style:run-through="foreground"/>
    </style:style>
    <style:style style:name="gr24"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fff51f" draw:textarea-horizontal-align="justify" draw:textarea-vertical-align="middle" draw:auto-grow-height="false" fo:min-height="0.33cm" fo:min-width="0.27cm" fo:padding-top="0cm" fo:padding-bottom="0cm" fo:padding-left="0cm" fo:padding-right="0cm" draw:shadow="hidden" draw:shadow-offset-x="0.199cm" draw:shadow-offset-y="0.199cm" draw:shadow-color="#808080" style:run-through="foreground"/>
    </style:style>
    <style:style style:name="gr25"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fff51f" draw:textarea-horizontal-align="justify" draw:textarea-vertical-align="middle" draw:auto-grow-height="false" fo:min-height="0.27cm" fo:min-width="0.27cm" fo:padding-top="0cm" fo:padding-bottom="0cm" fo:padding-left="0cm" fo:padding-right="0cm" draw:shadow="hidden" draw:shadow-offset-x="0.199cm" draw:shadow-offset-y="0.199cm" draw:shadow-color="#808080" style:run-through="foreground"/>
    </style:style>
    <style:style style:name="gr26" style:family="graphic">
      <style:graphic-properties draw:stroke="none" draw:stroke-dash="Dash_20_10" svg:stroke-width="0cm" svg:stroke-color="#3465a4" draw:marker-start="" draw:marker-start-width="0.199cm" draw:marker-start-center="false" draw:marker-end="" draw:marker-end-width="0.199cm" draw:marker-end-center="false" draw:fill="solid" draw:fill-color="#fff51f" draw:textarea-horizontal-align="justify" draw:textarea-vertical-align="middle" draw:auto-grow-height="false" fo:min-height="0.3cm" fo:min-width="0.27cm" fo:padding-top="0cm" fo:padding-bottom="0cm" fo:padding-left="0cm" fo:padding-right="0cm" draw:shadow="hidden" draw:shadow-offset-x="0.199cm" draw:shadow-offset-y="0.199cm" draw:shadow-color="#808080" style:run-through="foreground"/>
    </style:style>
    <style:style style:name="gr27" style:family="graphic">
      <style:graphic-properties draw:stroke="solid" draw:stroke-dash="Fine_20_Dashed" svg:stroke-width="0.019cm" svg:stroke-color="#686868" draw:marker-start="" draw:marker-start-width="0.229cm" draw:marker-start-center="false" draw:marker-end="" draw:marker-end-width="0.229cm" draw:marker-end-center="false" svg:stroke-linecap="butt"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28"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ca501"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29"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ff8a17"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30"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31"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168ef7"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32"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fe1410" draw:textarea-horizontal-align="center" draw:textarea-vertical-align="middle" fo:min-height="1.319cm" fo:padding-top="0cm" fo:padding-bottom="0cm" fo:padding-left="0cm" fo:padding-right="0cm" draw:shadow="hidden" draw:shadow-offset-x="0.199cm" draw:shadow-offset-y="0.199cm" draw:shadow-color="#808080" style:run-through="foreground"/>
    </style:style>
    <style:style style:name="gr33"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0.66cm" fo:padding-top="0cm" fo:padding-bottom="0cm" fo:padding-left="0cm" fo:padding-right="0cm" draw:shadow="hidden" draw:shadow-offset-x="0.199cm" draw:shadow-offset-y="0.199cm" draw:shadow-color="#808080" style:run-through="foreground"/>
    </style:style>
    <style:style style:name="gr34"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1.02cm" fo:padding-top="0cm" fo:padding-bottom="0cm" fo:padding-left="0cm" fo:padding-right="0cm" draw:shadow="hidden" draw:shadow-offset-x="0.199cm" draw:shadow-offset-y="0.199cm" draw:shadow-color="#808080" style:run-through="foreground"/>
    </style:style>
    <style:style style:name="gr35" style:family="graphic">
      <style:graphic-properties draw:stroke="none" draw:stroke-dash="Dash_20_10" svg:stroke-width="0cm" svg:stroke-color="#9b9b9b" draw:marker-start="" draw:marker-start-width="0.199cm" draw:marker-start-center="false" draw:marker-end="" draw:marker-end-width="0.199cm" draw:marker-end-center="false" draw:fill="solid" draw:fill-color="#000000" draw:textarea-horizontal-align="center" draw:textarea-vertical-align="middle" fo:min-height="0.72cm" fo:padding-top="0cm" fo:padding-bottom="0cm" fo:padding-left="0cm" fo:padding-right="0cm" draw:shadow="hidden" draw:shadow-offset-x="0.199cm" draw:shadow-offset-y="0.199cm" draw:shadow-color="#808080" style:run-through="foreground"/>
    </style:style>
    <style:style style:name="gr36" style:family="graphic">
      <style:graphic-properties draw:stroke="dash" draw:stroke-dash="Fine_20_Dashed" svg:stroke-width="0.019cm" svg:stroke-color="#9b9b9b" draw:marker-start="" draw:marker-start-width="0.229cm" draw:marker-start-center="false" draw:marker-end="" draw:marker-end-width="0.229cm" draw:marker-end-center="false" svg:stroke-linecap="butt"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37"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0.66cm" fo:padding-top="0cm" fo:padding-bottom="0cm" fo:padding-left="0cm" fo:padding-right="0cm" draw:shadow="hidden" draw:shadow-offset-x="0.199cm" draw:shadow-offset-y="0.199cm" draw:shadow-color="#808080" style:run-through="foreground"/>
    </style:style>
    <style:style style:name="gr38"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c9211e" draw:textarea-horizontal-align="center" draw:textarea-vertical-align="middle" fo:min-height="1.02cm" fo:padding-top="0cm" fo:padding-bottom="0cm" fo:padding-left="0cm" fo:padding-right="0cm" draw:shadow="hidden" draw:shadow-offset-x="0.199cm" draw:shadow-offset-y="0.199cm" draw:shadow-color="#808080" style:run-through="foreground"/>
    </style:style>
    <style:style style:name="gr39" style:family="graphic">
      <style:graphic-properties draw:stroke="none" draw:stroke-dash="Dash_20_10" svg:stroke-width="0cm" svg:stroke-color="#9b9b9b" draw:marker-start="" draw:marker-start-width="0.199cm" draw:marker-start-center="false" draw:marker-end="" draw:marker-end-width="0.199cm" draw:marker-end-center="false" draw:fill="solid" draw:fill-color="#c9211e" draw:textarea-horizontal-align="center" draw:textarea-vertical-align="middle" fo:min-height="0.72cm" fo:padding-top="0cm" fo:padding-bottom="0cm" fo:padding-left="0cm" fo:padding-right="0cm" draw:shadow="hidden" draw:shadow-offset-x="0.199cm" draw:shadow-offset-y="0.199cm" draw:shadow-color="#808080" style:run-through="foreground"/>
    </style:style>
    <style:style style:name="gr40"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3cm" fo:min-width="0.801cm" fo:padding-top="0cm" fo:padding-bottom="0cm" fo:padding-left="0cm" fo:padding-right="0cm" draw:shadow="hidden" draw:shadow-offset-x="0.199cm" draw:shadow-offset-y="0.199cm" draw:shadow-color="#808080" style:run-through="foreground"/>
      <style:paragraph-properties style:writing-mode="lr-tb"/>
    </style:style>
    <style:style style:name="gr41"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3cm" fo:min-width="0.803cm" fo:padding-top="0cm" fo:padding-bottom="0cm" fo:padding-left="0cm" fo:padding-right="0cm" draw:shadow="hidden" draw:shadow-offset-x="0.199cm" draw:shadow-offset-y="0.199cm" draw:shadow-color="#808080" style:run-through="foreground"/>
      <style:paragraph-properties style:writing-mode="lr-tb"/>
    </style:style>
    <style:style style:name="gr42"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356cm" fo:min-width="0.355cm" fo:padding-top="0cm" fo:padding-bottom="0cm" fo:padding-left="0cm" fo:padding-right="0cm" draw:shadow="hidden" draw:shadow-offset-x="0.199cm" draw:shadow-offset-y="0.199cm" draw:shadow-color="#808080" style:run-through="foreground"/>
      <style:paragraph-properties style:writing-mode="lr-tb"/>
    </style:style>
    <style:style style:name="gr43"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4cm" fo:min-width="0.801cm" fo:padding-top="0cm" fo:padding-bottom="0cm" fo:padding-left="0cm" fo:padding-right="0cm" draw:shadow="hidden" draw:shadow-offset-x="0.199cm" draw:shadow-offset-y="0.199cm" draw:shadow-color="#808080" style:run-through="foreground"/>
      <style:paragraph-properties style:writing-mode="lr-tb"/>
    </style:style>
    <style:style style:name="gr44"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356cm" fo:min-width="0.356cm" fo:padding-top="0cm" fo:padding-bottom="0cm" fo:padding-left="0cm" fo:padding-right="0cm" draw:shadow="hidden" draw:shadow-offset-x="0.199cm" draw:shadow-offset-y="0.199cm" draw:shadow-color="#808080" style:run-through="foreground"/>
      <style:paragraph-properties style:writing-mode="lr-tb"/>
    </style:style>
    <style:style style:name="gr45"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3cm" fo:min-width="0.801cm" fo:padding-top="0cm" fo:padding-bottom="0cm" fo:padding-left="0cm" fo:padding-right="0cm" draw:shadow="hidden" draw:shadow-offset-x="0.199cm" draw:shadow-offset-y="0.199cm" draw:shadow-color="#808080" style:run-through="foreground" style:wrap="run-through" style:number-wrapped-paragraphs="no-limit" style:vertical-pos="middle" style:vertical-rel="text" style:horizontal-pos="from-left" style:horizontal-rel="paragraph" draw:wrap-influence-on-position="once-concurrent" loext:allow-overlap="true" style:flow-with-text="false"/>
      <style:paragraph-properties style:writing-mode="lr-tb"/>
    </style:style>
    <style:style style:name="gr46"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801cm" fo:min-width="0.801cm" fo:padding-top="0cm" fo:padding-bottom="0cm" fo:padding-left="0cm" fo:padding-right="0cm" draw:shadow="hidden" draw:shadow-offset-x="0.199cm" draw:shadow-offset-y="0.199cm" draw:shadow-color="#808080" style:run-through="foreground"/>
      <style:paragraph-properties style:writing-mode="lr-tb"/>
    </style:style>
    <style:style style:name="gr47"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1.201cm" fo:min-width="1.249cm" fo:padding-top="0cm" fo:padding-bottom="0cm" fo:padding-left="0cm" fo:padding-right="0cm" draw:shadow="hidden" draw:shadow-offset-x="0.199cm" draw:shadow-offset-y="0.199cm" draw:shadow-color="#808080" style:run-through="foreground"/>
      <style:paragraph-properties style:writing-mode="lr-tb"/>
    </style:style>
    <style:style style:name="gr48"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1.201cm" fo:min-width="1.251cm" fo:padding-top="0cm" fo:padding-bottom="0cm" fo:padding-left="0cm" fo:padding-right="0cm" draw:shadow="hidden" draw:shadow-offset-x="0.199cm" draw:shadow-offset-y="0.199cm" draw:shadow-color="#808080" style:run-through="foreground"/>
      <style:paragraph-properties style:writing-mode="lr-tb"/>
    </style:style>
    <style:style style:name="gr49" style:family="graphic">
      <style:graphic-properties draw:stroke="none" draw:stroke-dash="Dash_20_10" svg:stroke-width="0cm" svg:stroke-color="#000000" draw:marker-start="" draw:marker-start-width="0.199cm" draw:marker-start-center="false" draw:marker-end="" draw:marker-end-width="0.199cm" draw:marker-end-center="false" draw:fill="none" draw:fill-color="#ffffff" draw:textarea-horizontal-align="justify" fo:min-height="0.407cm" fo:padding-top="0cm" fo:padding-bottom="0cm" fo:padding-left="0cm" fo:padding-right="0cm" draw:shadow="hidden" draw:shadow-offset-x="0.199cm" draw:shadow-offset-y="0.199cm" draw:shadow-color="#808080" style:run-through="foreground"/>
      <style:paragraph-properties style:writing-mode="lr-tb"/>
    </style:style>
    <style:style style:name="gr50" style:family="graphic">
      <style:graphic-properties draw:stroke="solid" draw:stroke-dash="Long_20_Dash_20_Dot_20_3" svg:stroke-width="0.019cm" svg:stroke-color="#686868" draw:marker-start="" draw:marker-start-width="0.229cm" draw:marker-start-center="false" draw:marker-end="" draw:marker-end-width="0.229cm" draw:marker-end-center="false"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51" style:family="graphic">
      <style:graphic-properties draw:stroke="solid" draw:stroke-dash="Long_20_Dash_20_Dot_20_3" svg:stroke-width="0.101cm" svg:stroke-color="#000000" draw:marker-start="" draw:marker-start-width="0.355cm" draw:marker-start-center="false" draw:marker-end="" draw:marker-end-width="0.355cm" draw:marker-end-center="false" svg:stroke-linecap="round" draw:fill="solid" draw:fill-color="#729fcf" draw:textarea-horizontal-align="justify" draw:textarea-vertical-align="middle" fo:padding-top="0.035cm" fo:padding-bottom="0.035cm" fo:padding-left="0.035cm" fo:padding-right="0.035cm" draw:shadow="hidden" draw:shadow-offset-x="0.199cm" draw:shadow-offset-y="0.199cm" draw:shadow-color="#808080" style:run-through="foreground"/>
    </style:style>
    <style:style style:name="gr52"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407cm" fo:padding-top="0cm" fo:padding-bottom="0cm" fo:padding-left="0cm" fo:padding-right="0cm" draw:shadow="hidden" draw:shadow-offset-x="0.199cm" draw:shadow-offset-y="0.199cm" draw:shadow-color="#808080" style:run-through="foreground"/>
      <style:paragraph-properties style:writing-mode="lr-tb"/>
    </style:style>
    <style:style style:name="gr53"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813cm" fo:padding-top="0cm" fo:padding-bottom="0cm" fo:padding-left="0cm" fo:padding-right="0cm" draw:shadow="hidden" draw:shadow-offset-x="0.199cm" draw:shadow-offset-y="0.199cm" draw:shadow-color="#808080" style:run-through="foreground"/>
      <style:paragraph-properties style:writing-mode="lr-tb"/>
    </style:style>
    <style:style style:name="gr54"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3cm" fo:min-width="0.143cm" fo:padding-top="0cm" fo:padding-bottom="0cm" fo:padding-left="0cm" fo:padding-right="0cm" draw:shadow="hidden" draw:shadow-offset-x="0.199cm" draw:shadow-offset-y="0.199cm" draw:shadow-color="#808080" style:run-through="foreground"/>
    </style:style>
    <style:style style:name="gr55" style:family="graphic">
      <style:graphic-properties draw:stroke="solid" draw:stroke-dash="Long_20_Dash_20_Dot_20_3" svg:stroke-width="0.019cm" svg:stroke-color="#686868" draw:marker-start="" draw:marker-start-width="0.24cm" draw:marker-start-center="false" draw:marker-end="" draw:marker-end-width="0.24cm" draw:marker-end-center="false" svg:stroke-linecap="round"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56"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3cm" fo:min-width="0.145cm" fo:padding-top="0cm" fo:padding-bottom="0cm" fo:padding-left="0cm" fo:padding-right="0cm" draw:shadow="hidden" draw:shadow-offset-x="0.199cm" draw:shadow-offset-y="0.199cm" draw:shadow-color="#808080" style:run-through="foreground"/>
    </style:style>
    <style:style style:name="gr57"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5cm" fo:min-width="0.143cm" fo:padding-top="0cm" fo:padding-bottom="0cm" fo:padding-left="0cm" fo:padding-right="0cm" draw:shadow="hidden" draw:shadow-offset-x="0.199cm" draw:shadow-offset-y="0.199cm" draw:shadow-color="#808080" style:run-through="foreground"/>
    </style:style>
    <style:style style:name="gr58"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5cm" fo:min-width="0.145cm" fo:padding-top="0cm" fo:padding-bottom="0cm" fo:padding-left="0cm" fo:padding-right="0cm" draw:shadow="hidden" draw:shadow-offset-x="0.199cm" draw:shadow-offset-y="0.199cm" draw:shadow-color="#808080" style:run-through="foreground"/>
    </style:style>
    <style:style style:name="gr59"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45cm" fo:min-width="0.138cm" fo:padding-top="0cm" fo:padding-bottom="0cm" fo:padding-left="0cm" fo:padding-right="0cm" draw:shadow="hidden" draw:shadow-offset-x="0.199cm" draw:shadow-offset-y="0.199cm" draw:shadow-color="#808080" style:run-through="foreground"/>
    </style:style>
    <style:style style:name="gr60"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4cm" fo:min-width="0.503cm" fo:padding-top="0cm" fo:padding-bottom="0cm" fo:padding-left="0cm" fo:padding-right="0cm" draw:shadow="hidden" draw:shadow-offset-x="0.199cm" draw:shadow-offset-y="0.199cm" draw:shadow-color="#808080" style:run-through="foreground"/>
      <style:paragraph-properties style:writing-mode="lr-tb"/>
    </style:style>
    <style:style style:name="gr61"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4cm" fo:min-width="0.499cm" fo:padding-top="0cm" fo:padding-bottom="0cm" fo:padding-left="0cm" fo:padding-right="0cm" draw:shadow="hidden" draw:shadow-offset-x="0.199cm" draw:shadow-offset-y="0.199cm" draw:shadow-color="#808080" style:run-through="foreground"/>
      <style:paragraph-properties style:writing-mode="lr-tb"/>
    </style:style>
    <style:style style:name="gr62"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76cm" fo:min-width="0.178cm" fo:padding-top="0cm" fo:padding-bottom="0cm" fo:padding-left="0cm" fo:padding-right="0cm" draw:shadow="hidden" draw:shadow-offset-x="0.199cm" draw:shadow-offset-y="0.199cm" draw:shadow-color="#808080" style:run-through="foreground"/>
      <style:paragraph-properties style:writing-mode="lr-tb"/>
    </style:style>
    <style:style style:name="gr63"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78cm" fo:min-width="0.178cm" fo:padding-top="0cm" fo:padding-bottom="0cm" fo:padding-left="0cm" fo:padding-right="0cm" draw:shadow="hidden" draw:shadow-offset-x="0.199cm" draw:shadow-offset-y="0.199cm" draw:shadow-color="#808080" style:run-through="foreground"/>
      <style:paragraph-properties style:writing-mode="lr-tb"/>
    </style:style>
    <style:style style:name="gr64"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78cm" fo:min-width="0.176cm" fo:padding-top="0cm" fo:padding-bottom="0cm" fo:padding-left="0cm" fo:padding-right="0cm" draw:shadow="hidden" draw:shadow-offset-x="0.199cm" draw:shadow-offset-y="0.199cm" draw:shadow-color="#808080" style:run-through="foreground"/>
      <style:paragraph-properties style:writing-mode="lr-tb"/>
    </style:style>
    <style:style style:name="gr65"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76cm" fo:min-width="0.176cm" fo:padding-top="0cm" fo:padding-bottom="0cm" fo:padding-left="0cm" fo:padding-right="0cm" draw:shadow="hidden" draw:shadow-offset-x="0.199cm" draw:shadow-offset-y="0.199cm" draw:shadow-color="#808080" style:run-through="foreground"/>
      <style:paragraph-properties style:writing-mode="lr-tb"/>
    </style:style>
    <style:style style:name="gr66"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6cm" fo:min-width="0.503cm" fo:padding-top="0cm" fo:padding-bottom="0cm" fo:padding-left="0cm" fo:padding-right="0cm" draw:shadow="hidden" draw:shadow-offset-x="0.199cm" draw:shadow-offset-y="0.199cm" draw:shadow-color="#808080" style:run-through="foreground"/>
      <style:paragraph-properties style:writing-mode="lr-tb"/>
    </style:style>
    <style:style style:name="gr67"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6cm" fo:min-width="0.504cm" fo:padding-top="0cm" fo:padding-bottom="0cm" fo:padding-left="0cm" fo:padding-right="0cm" draw:shadow="hidden" draw:shadow-offset-x="0.199cm" draw:shadow-offset-y="0.199cm" draw:shadow-color="#808080" style:run-through="foreground"/>
      <style:paragraph-properties style:writing-mode="lr-tb"/>
    </style:style>
    <style:style style:name="gr68"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4cm" fo:min-width="0.504cm" fo:padding-top="0cm" fo:padding-bottom="0cm" fo:padding-left="0cm" fo:padding-right="0cm" draw:shadow="hidden" draw:shadow-offset-x="0.199cm" draw:shadow-offset-y="0.199cm" draw:shadow-color="#808080" style:run-through="foreground"/>
      <style:paragraph-properties style:writing-mode="lr-tb"/>
    </style:style>
    <style:style style:name="gr69" style:family="graphic">
      <style:graphic-properties draw:stroke="dash" draw:stroke-dash="Fine_20_Dashed" svg:stroke-width="0.049cm" svg:stroke-color="#96545e" draw:marker-start="" draw:marker-start-width="0.286cm" draw:marker-start-center="false" draw:marker-end="" draw:marker-end-width="0.286cm" draw:marker-end-center="false" svg:stroke-linecap="butt" draw:fill="solid" draw:fill-color="#729fcf" draw:textarea-horizontal-align="justify" draw:textarea-vertical-align="middle" fo:padding-top="0.016cm" fo:padding-bottom="0.016cm" fo:padding-left="0.016cm" fo:padding-right="0.016cm" draw:shadow="hidden" draw:shadow-offset-x="0.199cm" draw:shadow-offset-y="0.199cm" draw:shadow-color="#808080" style:run-through="foreground"/>
    </style:style>
    <style:style style:name="gr70"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6cm" fo:min-width="0.302cm" fo:padding-top="0cm" fo:padding-bottom="0cm" fo:padding-left="0cm" fo:padding-right="0cm" draw:shadow="hidden" draw:shadow-offset-x="0.199cm" draw:shadow-offset-y="0.199cm" draw:shadow-color="#808080" style:run-through="foreground"/>
      <style:paragraph-properties style:writing-mode="lr-tb"/>
    </style:style>
    <style:style style:name="gr71"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6cm" fo:min-width="0.303cm" fo:padding-top="0cm" fo:padding-bottom="0cm" fo:padding-left="0cm" fo:padding-right="0cm" draw:shadow="hidden" draw:shadow-offset-x="0.199cm" draw:shadow-offset-y="0.199cm" draw:shadow-color="#808080" style:run-through="foreground"/>
      <style:paragraph-properties style:writing-mode="lr-tb"/>
    </style:style>
    <style:style style:name="gr72"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176cm" fo:min-width="0.18cm" fo:padding-top="0cm" fo:padding-bottom="0cm" fo:padding-left="0cm" fo:padding-right="0cm" draw:shadow="hidden" draw:shadow-offset-x="0.199cm" draw:shadow-offset-y="0.199cm" draw:shadow-color="#808080" style:run-through="foreground"/>
      <style:paragraph-properties style:writing-mode="lr-tb"/>
    </style:style>
    <style:style style:name="gr73" style:family="graphic">
      <style:graphic-properties fo:margin-left="0cm" fo:margin-right="0.199cm" style:run-through="foreground" style:wrap="right" style:number-wrapped-paragraphs="no-limit" style:wrap-contour="false" style:vertical-pos="from-top" style:vertical-rel="paragraph" style:horizontal-pos="from-left" style:horizontal-rel="paragraph" draw:wrap-influence-on-position="once-concurrent" loext:allow-overlap="false" style:flow-with-text="false"/>
    </style:style>
    <style:style style:name="gr74" style:family="graphic">
      <style:graphic-properties draw:stroke="solid" draw:stroke-dash="Long_20_Dash_20_Dot_20_3" svg:stroke-width="0.03cm" svg:stroke-color="#686868" draw:marker-start="" draw:marker-start-width="0.25cm" draw:marker-start-center="false" draw:marker-end="" draw:marker-end-width="0.25cm" draw:marker-end-center="false" svg:stroke-linecap="round" draw:fill="solid"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75"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6cm" fo:min-width="0.499cm" fo:padding-top="0cm" fo:padding-bottom="0cm" fo:padding-left="0cm" fo:padding-right="0cm" draw:shadow="hidden" draw:shadow-offset-x="0.199cm" draw:shadow-offset-y="0.199cm" draw:shadow-color="#808080" style:run-through="foreground"/>
      <style:paragraph-properties style:writing-mode="lr-tb"/>
    </style:style>
    <style:style style:name="gr76"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6cm" fo:min-width="0.501cm" fo:padding-top="0cm" fo:padding-bottom="0cm" fo:padding-left="0cm" fo:padding-right="0cm" draw:shadow="hidden" draw:shadow-offset-x="0.199cm" draw:shadow-offset-y="0.199cm" draw:shadow-color="#808080" style:run-through="foreground"/>
      <style:paragraph-properties style:writing-mode="lr-tb"/>
    </style:style>
    <style:style style:name="gr77" style:family="graphic">
      <style:graphic-properties draw:stroke="solid" draw:stroke-dash="Long_20_Dash_20_Dot_20_3" svg:stroke-width="0.019cm" svg:stroke-color="#000000"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478cm" fo:min-width="0.501cm" fo:padding-top="0cm" fo:padding-bottom="0cm" fo:padding-left="0cm" fo:padding-right="0cm" draw:shadow="hidden" draw:shadow-offset-x="0.199cm" draw:shadow-offset-y="0.199cm" draw:shadow-color="#808080" style:run-through="foreground"/>
      <style:paragraph-properties style:writing-mode="lr-tb"/>
    </style:style>
    <style:style style:name="gr78" style:family="graphic">
      <style:graphic-properties draw:stroke="none" draw:stroke-dash="Dash_20_10" svg:stroke-width="0cm" svg:stroke-color="#000000" draw:marker-start="" draw:marker-start-width="0.199cm" draw:marker-start-center="false" draw:marker-end="" draw:marker-end-width="0.199cm" draw:marker-end-center="false" svg:stroke-linecap="round" draw:fill="none" draw:fill-color="#ffffff" draw:textarea-horizontal-align="justify" fo:min-height="0.42cm" fo:padding-top="0cm" fo:padding-bottom="0cm" fo:padding-left="0cm" fo:padding-right="0cm" draw:shadow="hidden" draw:shadow-offset-x="0.199cm" draw:shadow-offset-y="0.199cm" draw:shadow-color="#808080" style:run-through="foreground"/>
      <style:paragraph-properties style:writing-mode="lr-tb"/>
    </style:style>
    <style:style style:name="gr79"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cm" fo:min-width="0.247cm" fo:padding-top="0cm" fo:padding-bottom="0cm" fo:padding-left="0cm" fo:padding-right="0cm" draw:shadow="hidden" draw:shadow-offset-x="0.199cm" draw:shadow-offset-y="0.199cm" draw:shadow-color="#808080" style:run-through="foreground"/>
    </style:style>
    <style:style style:name="gr80"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2cm" fo:min-width="0.252cm" fo:padding-top="0cm" fo:padding-bottom="0cm" fo:padding-left="0cm" fo:padding-right="0cm" draw:shadow="hidden" draw:shadow-offset-x="0.199cm" draw:shadow-offset-y="0.199cm" draw:shadow-color="#808080" style:run-through="foreground"/>
    </style:style>
    <style:style style:name="gr81"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2cm" fo:min-width="0.247cm" fo:padding-top="0cm" fo:padding-bottom="0cm" fo:padding-left="0cm" fo:padding-right="0cm" draw:shadow="hidden" draw:shadow-offset-x="0.199cm" draw:shadow-offset-y="0.199cm" draw:shadow-color="#808080" style:run-through="foreground"/>
    </style:style>
    <style:style style:name="gr82"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49cm" fo:min-width="0.256cm" fo:padding-top="0cm" fo:padding-bottom="0cm" fo:padding-left="0cm" fo:padding-right="0cm" draw:shadow="hidden" draw:shadow-offset-x="0.199cm" draw:shadow-offset-y="0.199cm" draw:shadow-color="#808080" style:run-through="foreground"/>
    </style:style>
    <style:style style:name="gr83"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2cm" fo:min-width="0.249cm" fo:padding-top="0cm" fo:padding-bottom="0cm" fo:padding-left="0cm" fo:padding-right="0cm" draw:shadow="hidden" draw:shadow-offset-x="0.199cm" draw:shadow-offset-y="0.199cm" draw:shadow-color="#808080" style:run-through="foreground"/>
    </style:style>
    <style:style style:name="gr84" style:family="graphic">
      <style:graphic-properties draw:stroke="solid" draw:stroke-dash="Long_20_Dash_20_Dot_20_3"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fo:min-height="0.252cm" fo:min-width="0.258cm" fo:padding-top="0cm" fo:padding-bottom="0cm" fo:padding-left="0cm" fo:padding-right="0cm" draw:shadow="hidden" draw:shadow-offset-x="0.199cm" draw:shadow-offset-y="0.199cm" draw:shadow-color="#808080" style:run-through="foreground"/>
    </style:style>
    <style:style style:name="gr85" style:family="graphic">
      <style:graphic-properties draw:stroke="solid" draw:stroke-dash="Dash_20_10" svg:stroke-width="0.03cm" svg:stroke-color="#3465a4" draw:marker-start="" draw:marker-start-width="0.245cm" draw:marker-start-center="false" draw:marker-end="Styl_20_šipky_20_1" draw:marker-end-width="0.199cm" draw:marker-end-center="false" svg:stroke-linecap="round" draw:fill="solid" draw:fill-color="#729fcf" draw:textarea-horizontal-align="justify" draw:textarea-vertical-align="middle" fo:padding-top="0.016cm" fo:padding-bottom="0.016cm" fo:padding-left="0.016cm" fo:padding-right="0.016cm" draw:shadow="hidden" draw:shadow-offset-x="0.199cm" draw:shadow-offset-y="0.199cm" draw:shadow-color="#808080" style:run-through="foreground"/>
    </style:style>
    <style:style style:name="gr86"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2.551cm" fo:padding-top="0cm" fo:padding-bottom="0cm" fo:padding-left="0cm" fo:padding-right="0cm" draw:shadow="hidden" draw:shadow-offset-x="0.199cm" draw:shadow-offset-y="0.199cm" draw:shadow-color="#808080" style:run-through="foreground"/>
    </style:style>
    <style:style style:name="gr87" style:family="graphic">
      <style:graphic-properties draw:stroke="solid" draw:stroke-dash="Dash_20_10"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0.233cm" fo:padding-top="0cm" fo:padding-bottom="0cm" fo:padding-left="0cm" fo:padding-right="0cm" draw:shadow="hidden" draw:shadow-offset-x="0.199cm" draw:shadow-offset-y="0.199cm" draw:shadow-color="#808080" style:run-through="foreground"/>
    </style:style>
    <style:style style:name="gr88" style:family="graphic">
      <style:graphic-properties draw:stroke="solid" draw:stroke-dash="Dash_20_10"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6cm" fo:min-width="0.222cm" fo:padding-top="0cm" fo:padding-bottom="0cm" fo:padding-left="0cm" fo:padding-right="0cm" draw:shadow="hidden" draw:shadow-offset-x="0.199cm" draw:shadow-offset-y="0.199cm" draw:shadow-color="#808080" style:run-through="foreground"/>
    </style:style>
    <style:style style:name="gr89" style:family="graphic">
      <style:graphic-properties draw:stroke="solid" draw:stroke-dash="Dash_20_10"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3cm" fo:min-width="0.409cm" fo:padding-top="0cm" fo:padding-bottom="0cm" fo:padding-left="0cm" fo:padding-right="0cm" draw:shadow="hidden" draw:shadow-offset-x="0.199cm" draw:shadow-offset-y="0.199cm" draw:shadow-color="#808080" style:run-through="foreground"/>
    </style:style>
    <style:style style:name="gr90" style:family="graphic">
      <style:graphic-properties draw:stroke="solid" draw:stroke-dash="Dash_20_10" svg:stroke-width="0.101cm" svg:stroke-color="#f04c49" draw:marker-start="" draw:marker-start-width="0.349cm" draw:marker-start-center="false" draw:marker-end="" draw:marker-end-width="0.349cm" draw:marker-end-center="false" svg:stroke-linecap="round" draw:fill="solid" draw:fill-color="#f04c49" draw:textarea-horizontal-align="justify" draw:textarea-vertical-align="middle" fo:padding-top="0.049cm" fo:padding-bottom="0.049cm" fo:padding-left="0.049cm" fo:padding-right="0.049cm" draw:shadow="hidden" draw:shadow-offset-x="0.199cm" draw:shadow-offset-y="0.199cm" draw:shadow-color="#808080" style:run-through="foreground"/>
    </style:style>
    <style:style style:name="gr91" style:family="graphic">
      <style:graphic-properties draw:stroke="solid" draw:stroke-dash="Dash_20_10" svg:stroke-width="0.03cm" svg:stroke-color="#f04c49" draw:marker-start="" draw:marker-start-width="0.245cm" draw:marker-start-center="false" draw:marker-end="Styl_20_šipky_20_2" draw:marker-end-width="0.199cm" draw:marker-end-center="false" draw:fill="solid" draw:fill-color="#729fcf" draw:textarea-horizontal-align="justify" draw:textarea-vertical-align="middle" fo:padding-top="0.016cm" fo:padding-bottom="0.016cm" fo:padding-left="0.016cm" fo:padding-right="0.016cm" draw:shadow="hidden" draw:shadow-offset-x="0.199cm" draw:shadow-offset-y="0.199cm" draw:shadow-color="#808080" style:run-through="foreground"/>
    </style:style>
    <style:style style:name="gr92" style:family="graphic">
      <style:graphic-properties draw:stroke="none" draw:stroke-dash="Dash_20_10" svg:stroke-width="0cm" svg:stroke-color="#000000" draw:marker-start="" draw:marker-start-width="0.199cm" draw:marker-start-center="false" draw:marker-end="" draw:marker-end-width="0.199cm" draw:marker-end-center="false" draw:fill="none" draw:fill-color="#ffffff" draw:textarea-horizontal-align="justify" fo:min-height="0.506cm" fo:padding-top="0cm" fo:padding-bottom="0cm" fo:padding-left="0cm" fo:padding-right="0cm" draw:shadow="hidden" draw:shadow-offset-x="0.199cm" draw:shadow-offset-y="0.199cm" draw:shadow-color="#808080" style:run-through="foreground"/>
      <style:paragraph-properties style:writing-mode="lr-tb"/>
    </style:style>
    <style:style style:name="gr93" style:family="graphic">
      <style:graphic-properties draw:stroke="solid" draw:stroke-dash="Dash_20_10" svg:stroke-width="0cm" svg:stroke-color="#0056a2" draw:marker-start="" draw:marker-start-width="0.199cm" draw:marker-start-center="false" draw:marker-end="" draw:marker-end-width="0.199cm" draw:marker-end-center="false" draw:fill="solid" draw:fill-color="#ffffff" draw:textarea-horizontal-align="justify" draw:textarea-vertical-align="bottom" draw:auto-grow-width="true" fo:min-height="0.347cm" fo:min-width="1.272cm" fo:padding-top="0.049cm" fo:padding-bottom="0.049cm" fo:padding-left="0.049cm" fo:padding-right="0.049cm" draw:shadow="hidden" draw:shadow-offset-x="0.199cm" draw:shadow-offset-y="0.199cm" draw:shadow-color="#808080" style:run-through="foreground"/>
      <style:paragraph-properties style:writing-mode="lr-tb"/>
    </style:style>
    <style:style style:name="gr94" style:family="graphic">
      <style:graphic-properties draw:stroke="solid" draw:stroke-dash="Dash_20_10" svg:stroke-width="0cm" svg:stroke-color="#0056a2" draw:marker-start="" draw:marker-start-width="0.199cm" draw:marker-start-center="false" draw:marker-end="" draw:marker-end-width="0.199cm" draw:marker-end-center="false" draw:fill="solid" draw:fill-color="#ffffff" draw:textarea-horizontal-align="justify" draw:textarea-vertical-align="bottom" draw:auto-grow-width="true" fo:min-height="0.344cm" fo:min-width="1.272cm" fo:padding-top="0.049cm" fo:padding-bottom="0.049cm" fo:padding-left="0.049cm" fo:padding-right="0.049cm" draw:shadow="hidden" draw:shadow-offset-x="0.199cm" draw:shadow-offset-y="0.199cm" draw:shadow-color="#808080" style:run-through="foreground"/>
      <style:paragraph-properties style:writing-mode="lr-tb"/>
    </style:style>
    <style:style style:name="gr95" style:family="graphic">
      <style:graphic-properties draw:stroke="solid" draw:stroke-dash="Dash_20_10" svg:stroke-width="0cm" svg:stroke-color="#0056a2" draw:marker-start="" draw:marker-start-width="0.199cm" draw:marker-start-center="false" draw:marker-end="" draw:marker-end-width="0.199cm" draw:marker-end-center="false" draw:fill="solid" draw:fill-color="#ffffff" draw:textarea-horizontal-align="justify" draw:textarea-vertical-align="bottom" draw:auto-grow-width="true" fo:min-height="0.346cm" fo:min-width="1.27cm" fo:padding-top="0.049cm" fo:padding-bottom="0.049cm" fo:padding-left="0.049cm" fo:padding-right="0.049cm" draw:shadow="hidden" draw:shadow-offset-x="0.199cm" draw:shadow-offset-y="0.199cm" draw:shadow-color="#808080" style:run-through="foreground"/>
      <style:paragraph-properties style:writing-mode="lr-tb"/>
    </style:style>
    <style:style style:name="gr96" style:family="graphic">
      <style:graphic-properties draw:stroke="solid" draw:stroke-dash="Dash_20_10" svg:stroke-width="0.03cm" svg:stroke-color="#686868" draw:marker-start="" draw:marker-start-width="0.245cm" draw:marker-start-center="false" draw:marker-end="" draw:marker-end-width="0.245cm" draw:marker-end-center="false" svg:stroke-linecap="round" draw:fill="solid" draw:fill-color="#729fcf" draw:textarea-horizontal-align="justify" draw:textarea-vertical-align="middle" draw:auto-grow-width="true" fo:padding-top="0.016cm" fo:padding-bottom="0.016cm" fo:padding-left="0.016cm" fo:padding-right="0.016cm" draw:shadow="hidden" draw:shadow-offset-x="0.199cm" draw:shadow-offset-y="0.199cm" draw:shadow-color="#808080" style:run-through="foreground"/>
    </style:style>
    <style:style style:name="gr97" style:family="graphic">
      <style:graphic-properties draw:stroke="solid" draw:stroke-dash="Dash_20_10"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997cm" fo:min-width="0.808cm" fo:padding-top="0cm" fo:padding-bottom="0cm" fo:padding-left="0cm" fo:padding-right="0cm" draw:shadow="hidden" draw:shadow-offset-x="0.199cm" draw:shadow-offset-y="0.199cm" draw:shadow-color="#808080" style:run-through="foreground"/>
      <style:paragraph-properties style:writing-mode="lr-tb"/>
    </style:style>
    <style:style style:name="gr98" style:family="graphic">
      <style:graphic-properties draw:stroke="solid" draw:stroke-dash="Dash_20_10"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997cm" fo:min-width="0.854cm" fo:padding-top="0cm" fo:padding-bottom="0cm" fo:padding-left="0cm" fo:padding-right="0cm" draw:shadow="hidden" draw:shadow-offset-x="0.199cm" draw:shadow-offset-y="0.199cm" draw:shadow-color="#808080" style:run-through="foreground"/>
      <style:paragraph-properties style:writing-mode="lr-tb"/>
    </style:style>
    <style:style style:name="gr99"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41cm" fo:min-width="0.686cm" fo:padding-top="0.011cm" fo:padding-bottom="0.011cm" fo:padding-left="0.011cm" fo:padding-right="0.011cm" draw:shadow="hidden" draw:shadow-offset-x="0.199cm" draw:shadow-offset-y="0.199cm" draw:shadow-color="#808080" style:run-through="foreground"/>
      <style:paragraph-properties style:writing-mode="lr-tb"/>
    </style:style>
    <style:style style:name="gr100"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37cm" fo:min-width="0.688cm" fo:padding-top="0.011cm" fo:padding-bottom="0.011cm" fo:padding-left="0.011cm" fo:padding-right="0.011cm" draw:shadow="hidden" draw:shadow-offset-x="0.199cm" draw:shadow-offset-y="0.199cm" draw:shadow-color="#808080" style:run-through="foreground"/>
      <style:paragraph-properties style:writing-mode="lr-tb"/>
    </style:style>
    <style:style style:name="gr101" style:family="graphic">
      <style:graphic-properties draw:stroke="solid" draw:stroke-dash="Dash_20_10"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997cm" fo:min-width="0.958cm" fo:padding-top="0cm" fo:padding-bottom="0cm" fo:padding-left="0cm" fo:padding-right="0cm" draw:shadow="hidden" draw:shadow-offset-x="0.199cm" draw:shadow-offset-y="0.199cm" draw:shadow-color="#808080" style:run-through="foreground"/>
      <style:paragraph-properties style:writing-mode="lr-tb"/>
    </style:style>
    <style:style style:name="gr102" style:family="graphic">
      <style:graphic-properties draw:stroke="solid" draw:stroke-dash="Dash_20_10"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997cm" fo:min-width="0.949cm" fo:padding-top="0cm" fo:padding-bottom="0cm" fo:padding-left="0cm" fo:padding-right="0cm" draw:shadow="hidden" draw:shadow-offset-x="0.199cm" draw:shadow-offset-y="0.199cm" draw:shadow-color="#808080" style:run-through="foreground"/>
      <style:paragraph-properties style:writing-mode="lr-tb"/>
    </style:style>
    <style:style style:name="gr103"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39cm" fo:min-width="0.686cm" fo:padding-top="0.011cm" fo:padding-bottom="0.011cm" fo:padding-left="0.011cm" fo:padding-right="0.011cm" draw:shadow="hidden" draw:shadow-offset-x="0.199cm" draw:shadow-offset-y="0.199cm" draw:shadow-color="#808080" style:run-through="foreground"/>
      <style:paragraph-properties style:writing-mode="lr-tb"/>
    </style:style>
    <style:style style:name="gr104"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37cm" fo:min-width="0.684cm" fo:padding-top="0.011cm" fo:padding-bottom="0.011cm" fo:padding-left="0.011cm" fo:padding-right="0.011cm" draw:shadow="hidden" draw:shadow-offset-x="0.199cm" draw:shadow-offset-y="0.199cm" draw:shadow-color="#808080" style:run-through="foreground"/>
      <style:paragraph-properties style:writing-mode="lr-tb"/>
    </style:style>
    <style:style style:name="gr105" style:family="graphic">
      <style:graphic-properties draw:stroke="solid" draw:stroke-dash="Dash_20_10" svg:stroke-width="0.019cm" svg:stroke-color="#686868" draw:marker-start="" draw:marker-start-width="0.229cm" draw:marker-start-center="false" draw:marker-end="" draw:marker-end-width="0.229cm" draw:marker-end-center="false" svg:stroke-linecap="round" draw:fill="solid" draw:fill-color="#ffffff" draw:textarea-horizontal-align="justify" draw:textarea-vertical-align="middle" draw:auto-grow-height="false" draw:auto-grow-width="true" fo:min-height="0.437cm" fo:min-width="0.686cm" fo:padding-top="0.011cm" fo:padding-bottom="0.011cm" fo:padding-left="0.011cm" fo:padding-right="0.011cm" draw:shadow="hidden" draw:shadow-offset-x="0.199cm" draw:shadow-offset-y="0.199cm" draw:shadow-color="#808080" style:run-through="foreground"/>
      <style:paragraph-properties style:writing-mode="lr-tb"/>
    </style:style>
    <style:style style:name="gr106" style:family="graphic">
      <style:graphic-properties draw:stroke="solid" draw:stroke-dash="Long_20_Dash_20_Dot_20_14"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813cm" fo:min-width="0.903cm" fo:padding-top="0cm" fo:padding-bottom="0cm" fo:padding-left="0cm" fo:padding-right="0cm" draw:shadow="hidden" draw:shadow-offset-x="0.199cm" draw:shadow-offset-y="0.199cm" draw:shadow-color="#808080" style:run-through="foreground"/>
      <style:paragraph-properties style:writing-mode="lr-tb"/>
    </style:style>
    <style:style style:name="gr107" style:family="graphic">
      <style:graphic-properties draw:stroke="solid" draw:stroke-dash="Long_20_Dash_20_Dot_20_13"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813cm" fo:min-width="0.801cm" fo:padding-top="0cm" fo:padding-bottom="0cm" fo:padding-left="0cm" fo:padding-right="0cm" draw:shadow="hidden" draw:shadow-offset-x="0.199cm" draw:shadow-offset-y="0.199cm" draw:shadow-color="#808080" style:run-through="foreground"/>
      <style:paragraph-properties style:writing-mode="lr-tb"/>
    </style:style>
    <style:style style:name="gr108" style:family="graphic">
      <style:graphic-properties draw:stroke="solid" draw:stroke-dash="Long_20_Dash_20_Dot_20_12" svg:stroke-width="0cm" svg:stroke-color="#686868" draw:marker-start="" draw:marker-start-width="0.199cm" draw:marker-start-center="false" draw:marker-end="" draw:marker-end-width="0.199cm" draw:marker-end-center="false" svg:stroke-linecap="round" draw:fill="solid" draw:fill-color="#ffffff" draw:textarea-horizontal-align="justify" draw:auto-grow-width="true" fo:min-height="0.651cm" fo:min-width="0.773cm" fo:padding-top="0cm" fo:padding-bottom="0cm" fo:padding-left="0cm" fo:padding-right="0cm" draw:shadow="hidden" draw:shadow-offset-x="0.199cm" draw:shadow-offset-y="0.199cm" draw:shadow-color="#808080" style:run-through="foreground"/>
      <style:paragraph-properties style:writing-mode="lr-tb"/>
    </style:style>
    <style:style style:name="gr109" style:family="graphic">
      <style:graphic-properties draw:stroke="solid" draw:stroke-dash="Long_20_Dash_20_Dot_20_11" svg:stroke-width="0cm" svg:stroke-color="#686868" draw:marker-start="" draw:marker-start-width="0.199cm" draw:marker-start-center="false" draw:marker-end="" draw:marker-end-width="0.199cm" draw:marker-end-center="false" svg:stroke-linecap="round" draw:fill="solid" draw:fill-color="#ffffff" draw:textarea-horizontal-align="justify" draw:auto-grow-height="false" draw:auto-grow-width="true" fo:min-height="0.813cm" fo:min-width="0.923cm" fo:padding-top="0cm" fo:padding-bottom="0cm" fo:padding-left="0cm" fo:padding-right="0cm"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8" text:outline-level="1"><text:span text:style-name="T103">M</text:span>orf <text:span text:style-name="T169">kód</text:span></text:h>
      <text:p text:style-name="P108"/>
      <text:p text:style-name="P111">Kamil Landa</text:p>
      <text:p text:style-name="P109"/>
      <text:p text:style-name="P64"><text:span text:style-name="T64">vytvořeno</text:span><text:span text:style-name="T63"> </text:span><text:span text:style-name="T66">LibreOffice</text:span><text:span text:style-name="T63"> </text:span><text:a xlink:type="simple" xlink:href="http://libreoffice.org/" text:style-name="Internet_20_link" text:visited-style-name="Visited_20_Internet_20_Link"><text:span text:style-name="T104">http://libreoffice.org</text:span></text:a><text:span text:style-name="T63"> </text:span><text:span text:style-name="T65">6</text:span><text:span text:style-name="T63">/2022</text:span></text:p>
      <text:p text:style-name="P112"/>
      <text:p text:style-name="P8"><text:span text:style-name="T120">Morf </text:span><text:span text:style-name="T121">kód</text:span><text:span text:style-name="T127"> je návrh dvouprůc</text:span><text:span text:style-name="T128">hodového kompresního algoritmu inspirovaný Huffmanovým&amp;Vitterovým kódováním</text:span><text:span text:style-name="T122">. </text:span><text:span text:style-name="T124">Strom však nemusí být statický</text:span><text:span text:style-name="T123"> </text:span><text:span text:style-name="T125">(Huffman)</text:span><text:span text:style-name="T122"> </text:span><text:span text:style-name="T124">ani pouze zvětšovaný</text:span><text:span text:style-name="T126"> </text:span><text:span text:style-name="T125">(</text:span><text:span text:style-name="T126">Vitter</text:span><text:span text:style-name="T122">), </text:span><text:span text:style-name="T124">ale může být dynamicky zvětšo/zmenšo-ván. </text:span></text:p>
      <text:p text:style-name="P26"/>
      <text:p text:style-name="P63"><text:span text:style-name="T101">Mám pouze jediné přání pro tento algoritmus a jeho změny, vylepšní, programování atd. </text:span><text:span text:style-name="T100">→ </text:span><text:span text:style-name="T101">absolutně žádné patenty</text:span><text:span text:style-name="T100">! </text:span><text:span text:style-name="T101">A je-li potřeba nějaká licence, myslím si že </text:span><text:span text:style-name="T130">Licence CC0 1.0 Univerzální (CC0 1.0) - Potvrzení o statusu volného díla</text:span><text:span text:style-name="T100"> </text:span><text:a xlink:type="simple" xlink:href="https://creativecommons.org/publicdomain/zero/1.0/deed.cs" text:style-name="Internet_20_link" text:visited-style-name="Visited_20_Internet_20_Link"><text:span text:style-name="T102">https://creativecommons.org/publicdomain/zero/1.0/deed.cs</text:span></text:a><text:span text:style-name="T100"> </text:span><text:span text:style-name="T101">je dostačující</text:span><text:span text:style-name="T100"> :-). </text:span></text:p>
      <text:p text:style-name="P26"/>
      <text:p text:style-name="P60"><text:span text:style-name="T47">Č</text:span><text:span text:style-name="T27">eská verze je trochu pestřejší než anglická kterou jsem překládal sám, neboť anglicky moc dobře neumím a stejně tak nehodlám češtinu nijak primitivizova</text:span><text:span text:style-name="T56">t</text:span><text:span text:style-name="T27">. Dopředu upozorňuji, že nevím jestli algoritmus může vylepšit kompresi :-(. Buďte prosím laskaví ke mně i případně mým chybám :-). </text:span></text:p>
      <text:p text:style-name="P26"/>
      <text:p text:style-name="P27"><text:span text:style-name="T157">Algoritmus využívá jiné rozdělení řady bitů než standartně na bajty, dvojbajty, čtyřbajty atd. Znaky s pevnou šířkou mají v již komprimovaných souborech </text:span><text:span text:style-name="T29">(</text:span><text:span text:style-name="T37">jako</text:span><text:span text:style-name="T29"> AVI, ZIP </text:span><text:span text:style-name="T37">atd.</text:span><text:span text:style-name="T29">)</text:span> <text:span text:style-name="T181">v podstatě </text:span>stejn<text:span text:style-name="T181">ý počet výskytů</text:span><text:span text:style-name="T158">, </text:span><text:span text:style-name="T157">t</text:span><text:span text:style-name="T164">udíž</text:span><text:span text:style-name="T157"> strom </text:span><text:span text:style-name="T164">by byl</text:span><text:span text:style-name="T157"> velmi rychle zvětšen na plnou velikost hned zpočátku, a efekt zmenšování stromu </text:span><text:span text:style-name="T164">byl</text:span><text:span text:style-name="T157"> velmi malý v podstatě až na konci</text:span><text:span text:style-name="T155">. </text:span></text:p>
      <text:p text:style-name="P29"/>
      <text:p text:style-name="P30"><text:span text:style-name="T37">Příklad s “bajtovými” znaky, pro zjednodušení pouze s dvoubit</text:span><text:span text:style-name="T42">ov</text:span><text:span text:style-name="T37">ými znaky. Jejich počet je ve zkomprimovaných souborech </text:span><text:span text:style-name="T55">v podstatě stejný, </text:span><text:span text:style-name="T37">třeba následující:</text:span><text:span text:style-name="T34"> </text:span><text:span text:style-name="T59">00</text:span><text:span text:style-name="T34">: 1000×, </text:span><text:span text:style-name="T59">01</text:span><text:span text:style-name="T34">: 998×, </text:span><text:span text:style-name="T59">10</text:span><text:span text:style-name="T34">: 993×, </text:span><text:span text:style-name="T59">11</text:span><text:span text:style-name="T34">: 1012×; </text:span><text:span text:style-name="T37">a Huffmanův strom pak symetrický</text:span><text:span text:style-name="T34">. </text:span><text:span text:style-name="T37">Zkusil jsem najít znaky s nerovnoměrným zastoupením a dostat tak asymetrický strom, v němž </text:span><text:span text:style-name="T55">by </text:span><text:span text:style-name="T37"><text:s/>možná </text:span><text:span text:style-name="T55">mohla být </text:span><text:span text:style-name="T37">větší šance že zvětšo-zmenšování vyskrblí více bitů. </text:span></text:p>
      <table:table table:name="Tabulka2" table:style-name="Tabulka2">
        <table:table-column table:style-name="Tabulka2.A"/>
        <table:table-column table:style-name="Tabulka2.B"/>
        <table:table-row table:style-name="TableLine2048253367200">
          <table:table-cell table:style-name="Tabulka2.A1" office:value-type="string">
            <text:p text:style-name="P3">symetrický strom</text:p>
          </table:table-cell>
          <table:table-cell table:style-name="Tabulka2.A1" office:value-type="string">
            <text:p text:style-name="P3">asymetrický strom</text:p>
          </table:table-cell>
        </table:table-row>
        <table:table-row table:style-name="TableLine2048253378432">
          <table:table-cell table:style-name="Tabulka2.A1" office:value-type="string">
            <text:p text:style-name="P7"><draw:g text:anchor-type="as-char" draw:z-index="1" draw:name="Skupinový objekt 1" draw:style-name="gr1"><draw:line draw:style-name="gr96" draw:text-style-name="P188" svg:x1="2.233cm" svg:y1="1.459cm" svg:x2="2.572cm" svg:y2="1.341cm"><text:p/></draw:line><draw:line draw:style-name="gr96" draw:text-style-name="P188" svg:x1="3.306cm" svg:y1="1.457cm" svg:x2="2.951cm" svg:y2="1.334cm"><text:p/></draw:line><draw:line draw:style-name="gr96" draw:text-style-name="P188" svg:x1="0.352cm" svg:y1="1.455cm" svg:x2="0.661cm" svg:y2="1.354cm"><text:p/></draw:line><draw:line draw:style-name="gr96" draw:text-style-name="P188" svg:x1="1.337cm" svg:y1="1.456cm" svg:x2="0.944cm" svg:y2="1.355cm"><text:p/></draw:line><draw:custom-shape draw:style-name="gr100" draw:text-style-name="P224" svg:width="1.003cm" svg:height="0.65cm" svg:x="1.258cm" svg:y="0cm"><text:p text:style-name="P225"><text:span text:style-name="T293">400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1"><draw:line draw:style-name="gr96" draw:text-style-name="P188" svg:x1="2.794cm" svg:y1="0.71cm" svg:x2="2.003cm" svg:y2="0.62cm"><text:p/></draw:line><draw:line draw:style-name="gr96" draw:text-style-name="P188" svg:x1="0.823cm" svg:y1="0.716cm" svg:x2="1.541cm" svg:y2="0.623cm"><text:p/></draw:line></draw:g><draw:custom-shape draw:style-name="gr104" draw:text-style-name="P224" svg:width="0.999cm" svg:height="0.65cm" svg:x="2.256cm" svg:y="0.709cm"><text:p text:style-name="P225"><text:span text:style-name="T293">20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5" draw:text-style-name="P224" svg:width="1.001cm" svg:height="0.65cm" svg:x="0.321cm" svg:y="0.725cm"><text:p text:style-name="P225"><text:span text:style-name="T293">19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6" draw:text-style-name="P224" svg:width="0.904cm" svg:height="0.639cm" svg:x="1.812cm" svg:y="1.464cm"><draw:text-box><text:p text:style-name="P221"><text:span text:style-name="T293">1000×</text:span></text:p><text:p text:style-name="P221"><text:span text:style-name="T292">00</text:span></text:p></draw:text-box></draw:frame><draw:frame draw:style-name="gr107" draw:text-style-name="P224" svg:width="0.802cm" svg:height="0.639cm" svg:x="0.882cm" svg:y="1.464cm"><draw:text-box><text:p text:style-name="P221"><text:span text:style-name="T293">998×</text:span></text:p><text:p text:style-name="P221"><text:span text:style-name="T292">01</text:span></text:p></draw:text-box></draw:frame><draw:frame draw:style-name="gr108" draw:text-style-name="P224" svg:width="0.773cm" svg:height="0.652cm" svg:x="0cm" svg:y="1.464cm"><draw:text-box><text:p text:style-name="P221"><text:span text:style-name="T293">993×</text:span></text:p><text:p text:style-name="P221"><text:span text:style-name="T292">10</text:span></text:p></draw:text-box></draw:frame><draw:frame draw:style-name="gr109" draw:text-style-name="P224" svg:width="0.923cm" svg:height="0.639cm" svg:x="2.82cm" svg:y="1.464cm"><draw:text-box><text:p text:style-name="P221"><text:span text:style-name="T293">1012×</text:span></text:p><text:p text:style-name="P221"><text:span text:style-name="T292">11</text:span></text:p></draw:text-box></draw:frame></draw:g></text:p>
          </table:table-cell>
          <table:table-cell table:style-name="Tabulka2.A1" office:value-type="string">
            <text:p text:style-name="P7"><draw:g text:anchor-type="as-char" draw:z-index="2" draw:name="Skupinový objekt 2" draw:style-name="gr1"><draw:line draw:style-name="gr96" draw:text-style-name="P188" svg:x1="4.072cm" svg:y1="0.754cm" svg:x2="3.314cm" svg:y2="0.633cm"><text:p/></draw:line><draw:line draw:style-name="gr96" draw:text-style-name="P188" svg:x1="2.236cm" svg:y1="0.758cm" svg:x2="3.007cm" svg:y2="0.633cm"><text:p/></draw:line><draw:line draw:style-name="gr96" draw:text-style-name="P188" svg:x1="3.06cm" svg:y1="1.533cm" svg:x2="2.326cm" svg:y2="1.41cm"><text:p/></draw:line><draw:line draw:style-name="gr96" draw:text-style-name="P188" svg:x1="1.341cm" svg:y1="1.534cm" svg:x2="2.019cm" svg:y2="1.41cm"><text:p/></draw:line><draw:line draw:style-name="gr96" draw:text-style-name="P188" svg:x1="0.417cm" svg:y1="2.292cm" svg:x2="1.159cm" svg:y2="2.175cm"><text:p/></draw:line><draw:line draw:style-name="gr96" draw:text-style-name="P188" svg:x1="2.277cm" svg:y1="2.29cm" svg:x2="1.536cm" svg:y2="2.172cm"><text:p/></draw:line><draw:frame draw:style-name="gr97" draw:text-style-name="P224" svg:width="0.809cm" svg:height="0.332cm" svg:x="1.847cm" svg:y="2.29cm"><draw:text-box><text:p text:style-name="P221"><text:span text:style-name="T293">600×</text:span></text:p></draw:text-box></draw:frame><draw:frame draw:style-name="gr98" draw:text-style-name="P224" svg:width="0.854cm" svg:height="0.369cm" svg:x="0cm" svg:y="2.29cm"><draw:text-box><text:p text:style-name="P221"><text:span text:style-name="T293">493×</text:span></text:p></draw:text-box></draw:frame><draw:custom-shape draw:style-name="gr99" draw:text-style-name="P224" svg:width="1.001cm" svg:height="0.653cm" svg:x="1.695cm" svg:y="0.769cm"><text:p text:style-name="P225"><text:span text:style-name="T293">203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0" draw:text-style-name="P224" svg:width="1.003cm" svg:height="0.65cm" svg:x="2.671cm" svg:y="0cm"><text:p text:style-name="P225"><text:span text:style-name="T293">400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1" draw:text-style-name="P224" svg:width="0.959cm" svg:height="0.382cm" svg:x="3.671cm" svg:y="0.755cm"><draw:text-box><text:p text:style-name="P221"><text:span text:style-name="T293">1698×</text:span></text:p></draw:text-box></draw:frame><draw:frame draw:style-name="gr102" draw:text-style-name="P224" svg:width="0.95cm" svg:height="0.357cm" svg:x="2.618cm" svg:y="1.54cm"><draw:text-box><text:p text:style-name="P221"><text:span text:style-name="T293">1212×</text:span></text:p></draw:text-box></draw:frame><draw:custom-shape draw:style-name="gr103" draw:text-style-name="P224" svg:width="1.001cm" svg:height="0.652cm" svg:x="0.847cm" svg:y="1.538cm"><text:p text:style-name="P225"><text:span text:style-name="T293">109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able:table-cell>
        </table:table-row>
      </table:table>
      <text:p text:style-name="P26"/>
      <text:p text:style-name="P32"><text:span text:style-name="T169">Znak je dán trojpočtem bitů ze tří skupin stejnobitů; skupina je prostě jen počet stejných bitů za sebou. </text:span><text:span text:style-name="T37">Tato definice toho asi moc neobjasní, ale na jednodušší jsem nepřišel; věřím však že příklad to vyjasní. </text:span></text:p>
      <text:p text:style-name="P108"/>
      <table:table table:name="Kamil" table:style-name="Kamil" table:template-name="Default Style">
        <table:table-column table:style-name="Kamil.A"/>
        <table:table-column table:style-name="Kamil.B" table:number-columns-repeated="4"/>
        <table:table-column table:style-name="Kamil.F"/>
        <table:table-row table:style-name="Kamil.1">
          <table:table-cell table:style-name="Kamil.A1" office:value-type="string">
            <text:p text:style-name="P4"/>
          </table:table-cell>
          <table:table-cell table:style-name="Kamil.B1" table:number-columns-spanned="5" office:value-type="string">
            <text:p text:style-name="P5"><text:span text:style-name="T169">Např. 5-ti bajtové slovo</text:span> <text:span text:style-name="T1">KaMiL</text:span>: </text:p>
          </table:table-cell>
          <table:covered-table-cell/>
          <table:covered-table-cell/>
          <table:covered-table-cell/>
          <table:covered-table-cell/>
        </table:table-row>
        <table:table-row table:style-name="Kamil.1">
          <table:table-cell table:style-name="Kamil.A2" office:value-type="string">
            <text:p text:style-name="P4"/>
          </table:table-cell>
          <table:table-cell table:style-name="Kamil.B2" office:value-type="string">
            <text:p text:style-name="P6">K</text:p>
          </table:table-cell>
          <table:table-cell table:style-name="Kamil.B2" office:value-type="string">
            <text:p text:style-name="P6">a</text:p>
          </table:table-cell>
          <table:table-cell table:style-name="Kamil.B2" office:value-type="string">
            <text:p text:style-name="P6">M</text:p>
          </table:table-cell>
          <table:table-cell table:style-name="Kamil.B2" office:value-type="string">
            <text:p text:style-name="P6">i</text:p>
          </table:table-cell>
          <table:table-cell table:style-name="Kamil.F2" office:value-type="string">
            <text:p text:style-name="P6">L</text:p>
          </table:table-cell>
        </table:table-row>
        <table:table-row table:style-name="Kamil.1">
          <table:table-cell table:style-name="Kamil.A2" office:value-type="string">
            <text:p text:style-name="P65">Ascii Dec</text:p>
          </table:table-cell>
          <table:table-cell table:style-name="Kamil.B3" office:value-type="string">
            <text:p text:style-name="P67">75</text:p>
          </table:table-cell>
          <table:table-cell table:style-name="Kamil.B3" office:value-type="string">
            <text:p text:style-name="P67">97</text:p>
          </table:table-cell>
          <table:table-cell table:style-name="Kamil.B3" office:value-type="string">
            <text:p text:style-name="P67">77</text:p>
          </table:table-cell>
          <table:table-cell table:style-name="Kamil.B3" office:value-type="string">
            <text:p text:style-name="P67">105</text:p>
          </table:table-cell>
          <table:table-cell table:style-name="Kamil.F3" office:value-type="string">
            <text:p text:style-name="P67">76</text:p>
          </table:table-cell>
        </table:table-row>
        <table:table-row table:style-name="Kamil.1">
          <table:table-cell table:style-name="Kamil.A2" office:value-type="string">
            <text:p text:style-name="P65">Ascii Hex</text:p>
          </table:table-cell>
          <table:table-cell table:style-name="Kamil.B3" office:value-type="string">
            <text:p text:style-name="P67">#4B</text:p>
          </table:table-cell>
          <table:table-cell table:style-name="Kamil.B3" office:value-type="string">
            <text:p text:style-name="P67">#61</text:p>
          </table:table-cell>
          <table:table-cell table:style-name="Kamil.B3" office:value-type="string">
            <text:p text:style-name="P67">#4D</text:p>
          </table:table-cell>
          <table:table-cell table:style-name="Kamil.B3" office:value-type="string">
            <text:p text:style-name="P67">#69</text:p>
          </table:table-cell>
          <table:table-cell table:style-name="Kamil.F3" office:value-type="string">
            <text:p text:style-name="P67">#4C</text:p>
          </table:table-cell>
        </table:table-row>
        <table:table-row table:style-name="Kamil.1">
          <table:table-cell table:style-name="Kamil.A2" office:value-type="string">
            <text:p text:style-name="P66">Dvojkově</text:p>
          </table:table-cell>
          <table:table-cell table:style-name="Kamil.B3" office:value-type="string">
            <text:p text:style-name="P70">0100 1011</text:p>
          </table:table-cell>
          <table:table-cell table:style-name="Kamil.B3" office:value-type="string">
            <text:p text:style-name="P70">0110 0001</text:p>
          </table:table-cell>
          <table:table-cell table:style-name="Kamil.B3" office:value-type="string">
            <text:p text:style-name="P70">0100 1101</text:p>
          </table:table-cell>
          <table:table-cell table:style-name="Kamil.B3" office:value-type="string">
            <text:p text:style-name="P70">0110 1001</text:p>
          </table:table-cell>
          <table:table-cell table:style-name="Kamil.F3" office:value-type="string">
            <text:p text:style-name="P70">0100 1100</text:p>
          </table:table-cell>
        </table:table-row>
        <table:table-row table:style-name="Kamil.1">
          <table:table-cell table:style-name="Kamil.A2" office:value-type="string">
            <text:p text:style-name="P66">celá sekvence</text:p>
          </table:table-cell>
          <table:table-cell table:style-name="Kamil.B6" table:number-columns-spanned="5" office:value-type="string">
            <text:p text:style-name="P72">0100101101100001010011010110100101001100</text:p>
          </table:table-cell>
          <table:covered-table-cell/>
          <table:covered-table-cell/>
          <table:covered-table-cell/>
          <table:covered-table-cell/>
        </table:table-row>
      </table:table>
      <text:p text:style-name="P34"/>
      <text:p text:style-name="P31"><draw:g text:anchor-type="paragraph" draw:z-index="3" draw:name="Skupinový objekt 4" draw:style-name="gr73"><draw:line draw:style-name="gr85" draw:text-style-name="P188" svg:x1="3.894cm" svg:y1="0.445cm" svg:x2="2.529cm" svg:y2="0.901cm"><text:p/></draw:line><draw:path draw:style-name="gr86" draw:text-style-name="P200" svg:width="0.201cm" svg:height="0.298cm" svg:x="1.532cm" svg:y="0.981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86" draw:text-style-name="P200" svg:width="0.181cm" svg:height="0.29cm" svg:x="1.884cm" svg:y="0.989cm" svg:viewBox="0 0 182 291" svg:d="M0 291c0-11 0-21 0-32 25 0 49 0 74 0 0-74 0-149 0-223-22 15-44 31-66 46 0-12 0-23 0-35 23-16 46-31 69-47 12 0 23 0 35 0 0 86 0 173 0 259 23 0 47 0 70 0 0 11 0 21 0 32-60 0-121 0-182 0z"><text:p/></draw:path><draw:path draw:style-name="gr86" draw:text-style-name="P200" svg:width="0.201cm" svg:height="0.298cm" svg:x="2.205cm" svg:y="0.981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86" draw:text-style-name="P200" svg:width="0.201cm" svg:height="0.298cm" svg:x="2.443cm" svg:y="0.981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86" draw:text-style-name="P200" svg:width="0.102cm" svg:height="0.032cm" svg:x="2.78cm" svg:y="1.147cm" svg:viewBox="0 0 103 33" svg:d="M0 33c0-11 0-22 0-33 34 0 69 0 103 0 0 11 0 22 0 33-34 0-69 0-103 0z"><text:p/></draw:path><draw:path draw:style-name="gr86" draw:text-style-name="P200" svg:width="0.181cm" svg:height="0.29cm" svg:x="2.935cm" svg:y="0.989cm" svg:viewBox="0 0 182 291" svg:d="M0 291c0-11 0-21 0-32 25 0 49 0 74 0 0-74 0-149 0-223-22 15-44 31-66 46 0-12 0-23 0-35 23-16 46-31 69-47 12 0 23 0 35 0 0 86 0 173 0 259 23 0 47 0 70 0 0 11 0 21 0 32-60 0-121 0-182 0z"><text:p/></draw:path><draw:path draw:style-name="gr86" draw:text-style-name="P200" svg:width="0.201cm" svg:height="0.298cm" svg:x="3.158cm" svg:y="0.981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86" draw:text-style-name="P200" svg:width="0.181cm" svg:height="0.29cm" svg:x="3.408cm" svg:y="0.989cm" svg:viewBox="0 0 182 291" svg:d="M0 291c0-11 0-21 0-32 25 0 49 0 74 0 0-74 0-149 0-223-22 15-44 31-66 46 0-12 0-23 0-35 23-16 46-31 69-47 12 0 23 0 35 0 0 86 0 173 0 259 23 0 47 0 70 0 0 11 0 21 0 32-60 0-121 0-182 0z"><text:p/></draw:path><draw:path draw:style-name="gr86" draw:text-style-name="P200" svg:width="0.181cm" svg:height="0.29cm" svg:x="3.615cm" svg:y="0.989cm" svg:viewBox="0 0 182 291" svg:d="M0 291c0-11 0-21 0-32 25 0 49 0 74 0 0-74 0-149 0-223-22 15-44 31-66 46 0-12 0-23 0-35 23-16 46-31 69-47 12 0 23 0 35 0 0 86 0 173 0 259 23 0 47 0 70 0 0 11 0 21 0 32-60 0-121 0-182 0z"><text:p/></draw:path><draw:path draw:style-name="gr86" draw:text-style-name="P200" svg:width="0.102cm" svg:height="0.032cm" svg:x="3.839cm" svg:y="1.147cm" svg:viewBox="0 0 103 33" svg:d="M0 33c0-11 0-22 0-33 34 0 69 0 103 0 0 11 0 22 0 33-34 0-69 0-103 0z"><text:p/></draw:path><draw:line draw:style-name="gr85" draw:text-style-name="P188" svg:x1="1.179cm" svg:y1="0.459cm" svg:x2="1.662cm" svg:y2="0.957cm"><text:p/></draw:line><draw:custom-shape draw:style-name="gr87" draw:text-style-name="P219" svg:width="0.329cm" svg:height="0.399cm" svg:x="1.474cm" svg:y="0.9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8" draw:text-style-name="P219" svg:width="0.315cm" svg:height="0.403cm" svg:x="1.82cm" svg:y="0.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219" svg:width="0.576cm" svg:height="0.465cm" svg:x="2.148cm" svg:y="0.9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5" draw:text-style-name="P188" svg:x1="2.291cm" svg:y1="0.454cm" svg:x2="2.002cm" svg:y2="0.928cm"><text:p/></draw:line><draw:line draw:style-name="gr90" draw:text-style-name="P220" svg:x1="1.494cm" svg:y1="1.46cm" svg:x2="2.694cm" svg:y2="1.46cm"><text:p/></draw:line><draw:line draw:style-name="gr91" draw:text-style-name="P188" svg:x1="2.129cm" svg:y1="1.46cm" svg:x2="2.129cm" svg:y2="1.915cm"><text:p/></draw:line><draw:frame draw:style-name="gr92" draw:text-style-name="P222" svg:width="3.504cm" svg:height="0.507cm" svg:x="1.64cm" svg:y="1.923cm"><draw:text-box><text:p text:style-name="P221"><text:span text:style-name="T288">4bitový</text:span><text:span text:style-name="T282"> znak </text:span><text:span text:style-name="T289">1</text:span><text:span text:style-name="T290">-</text:span><text:span text:style-name="T289">1</text:span><text:span text:style-name="T290">-</text:span><text:span text:style-name="T289">2</text:span></text:p></draw:text-box></draw:frame><draw:frame draw:style-name="gr93" draw:text-style-name="P223" svg:width="1.371cm" svg:height="0.447cm" svg:x="0.199cm" svg:y="0.004cm"><draw:text-box><text:p text:style-name="P211"><text:span text:style-name="T291">Skupina </text:span><text:span text:style-name="T292">1</text:span></text:p></draw:text-box></draw:frame><draw:frame draw:style-name="gr94" draw:text-style-name="P223" svg:width="1.371cm" svg:height="0.444cm" svg:x="1.725cm" svg:y="0cm"><draw:text-box><text:p text:style-name="P211"><text:span text:style-name="T291">Skupina </text:span><text:span text:style-name="T292">2</text:span></text:p></draw:text-box></draw:frame><draw:frame draw:style-name="gr95" draw:text-style-name="P223" svg:width="1.37cm" svg:height="0.445cm" svg:x="3.224cm" svg:y="0cm"><draw:text-box><text:p text:style-name="P211"><text:span text:style-name="T291">Skupina </text:span><text:span text:style-name="T292">3</text:span></text:p></draw:text-box></draw:frame></draw:g><text:span text:style-name="T169">Znak jsou 3 počty tří stejn</text:span><text:span text:style-name="T170">o</text:span><text:span text:style-name="T169">-bitových skupin</text:span>:</text:p>
      <text:p text:style-name="P71"><text:span text:style-name="T1">0100</text:span>-1011-0110000-101-00110-1011-0100-101-001100</text:p>
      <text:p text:style-name="P77"><text:span text:style-name="T1">0100</text:span> = <text:span text:style-name="T92">1-1-2</text:span></text:p>
      <text:p text:style-name="P26"/>
      <text:p text:style-name="P26"/>
      <table:table table:name="Tabulka1" table:style-name="Tabulka1" table:template-name="Default Style">
        <table:table-column table:style-name="Tabulka1.A" table:number-columns-repeated="2"/>
        <table:table-column table:style-name="Tabulka1.C"/>
        <table:table-column table:style-name="Tabulka1.A"/>
        <table:table-column table:style-name="Tabulka1.E"/>
        <table:table-column table:style-name="Tabulka1.A" table:number-columns-repeated="3"/>
        <table:table-column table:style-name="Tabulka1.I"/>
        <table:table-column table:style-name="Tabulka1.J"/>
        <table:table-column table:style-name="Tabulka1.K"/>
        <table:table-row table:style-name="Tabulka1.1">
          <table:table-cell table:style-name="Tabulka1.A1" office:value-type="string">
            <text:p text:style-name="P80">0100</text:p>
          </table:table-cell>
          <table:table-cell table:style-name="Tabulka1.A1" office:value-type="string">
            <text:p text:style-name="P80"><text:span text:style-name="T69">1</text:span><text:span text:style-name="T71">0</text:span><text:span text:style-name="T77">11</text:span></text:p>
          </table:table-cell>
          <table:table-cell table:style-name="Tabulka1.A1" office:value-type="string">
            <text:p text:style-name="P80"><text:span text:style-name="T69">0</text:span><text:span text:style-name="T71">11</text:span><text:span text:style-name="T77">0000</text:span></text:p>
          </table:table-cell>
          <table:table-cell table:style-name="Tabulka1.A1" office:value-type="string">
            <text:p text:style-name="P80"><text:span text:style-name="T69">1</text:span><text:span text:style-name="T71">0</text:span><text:span text:style-name="T77">1</text:span></text:p>
          </table:table-cell>
          <table:table-cell table:style-name="Tabulka1.A1" office:value-type="string">
            <text:p text:style-name="P80"><text:span text:style-name="T69">00</text:span><text:span text:style-name="T71">11</text:span><text:span text:style-name="T77">0</text:span></text:p>
          </table:table-cell>
          <table:table-cell table:style-name="Tabulka1.A1" office:value-type="string">
            <text:p text:style-name="P80"><text:span text:style-name="T69">1</text:span><text:span text:style-name="T71">0</text:span><text:span text:style-name="T77">11</text:span></text:p>
          </table:table-cell>
          <table:table-cell table:style-name="Tabulka1.A1" office:value-type="string">
            <text:p text:style-name="P80"><text:span text:style-name="T69">0</text:span><text:span text:style-name="T71">1</text:span><text:span text:style-name="T77">00</text:span></text:p>
          </table:table-cell>
          <table:table-cell table:style-name="Tabulka1.A1" office:value-type="string">
            <text:p text:style-name="P80"><text:span text:style-name="T69">1</text:span><text:span text:style-name="T71">0</text:span><text:span text:style-name="T77">1</text:span></text:p>
          </table:table-cell>
          <table:table-cell table:style-name="Tabulka1.A1" office:value-type="string">
            <text:p text:style-name="P80"><text:span text:style-name="T69">00</text:span><text:span text:style-name="T71">11</text:span><text:span text:style-name="T77">0</text:span><text:span text:style-name="T78">0</text:span></text:p>
          </table:table-cell>
          <table:table-cell table:style-name="Tabulka1.A1" office:value-type="string">
            <text:p text:style-name="P87">–</text:p>
          </table:table-cell>
          <table:table-cell table:style-name="Tabulka1.K1" table:number-rows-spanned="2" office:value-type="string">
            <text:p text:style-name="P94"><text:span text:style-name="T169">Skupina</text:span> 1</text:p>
            <text:p text:style-name="P96"><text:span text:style-name="T169">Skupina</text:span> 2</text:p>
            <text:p text:style-name="P99"><text:span text:style-name="T169">Skupina</text:span> 3</text:p>
          </table:table-cell>
        </table:table-row>
        <table:table-row table:style-name="Tabulka1.1">
          <table:table-cell table:style-name="Tabulka1.A2" office:value-type="string">
            <text:p text:style-name="P103"><text:span text:style-name="T90">1</text:span><text:span text:style-name="T91">-1-</text:span><text:span text:style-name="T90">2</text:span></text:p>
          </table:table-cell>
          <table:table-cell table:style-name="Tabulka1.A2" office:value-type="string">
            <text:p text:style-name="P89"><text:span text:style-name="T69">1</text:span><text:span text:style-name="T114">-</text:span><text:span text:style-name="T71">1</text:span><text:span text:style-name="T23">-</text:span><text:span text:style-name="T77">2</text:span></text:p>
          </table:table-cell>
          <table:table-cell table:style-name="Tabulka1.A2" office:value-type="string">
            <text:p text:style-name="P89"><text:span text:style-name="T69">1</text:span><text:span text:style-name="T23">-</text:span><text:span text:style-name="T71">2</text:span><text:span text:style-name="T23">-</text:span><text:span text:style-name="T77">4</text:span></text:p>
          </table:table-cell>
          <table:table-cell table:style-name="Tabulka1.A2" office:value-type="string">
            <text:p text:style-name="P89"><text:span text:style-name="T69">1</text:span><text:span text:style-name="T23">-</text:span><text:span text:style-name="T71">1</text:span><text:span text:style-name="T23">-</text:span><text:span text:style-name="T77">1</text:span></text:p>
          </table:table-cell>
          <table:table-cell table:style-name="Tabulka1.A2" office:value-type="string">
            <text:p text:style-name="P89"><text:span text:style-name="T69">2</text:span><text:span text:style-name="T23">-</text:span><text:span text:style-name="T71">2</text:span><text:span text:style-name="T23">-</text:span><text:span text:style-name="T77">1</text:span></text:p>
          </table:table-cell>
          <table:table-cell table:style-name="Tabulka1.A2" office:value-type="string">
            <text:p text:style-name="P89"><text:span text:style-name="T69">1</text:span><text:span text:style-name="T23">-</text:span><text:span text:style-name="T71">1</text:span><text:span text:style-name="T23">-</text:span><text:span text:style-name="T77">2</text:span></text:p>
          </table:table-cell>
          <table:table-cell table:style-name="Tabulka1.A2" office:value-type="string">
            <text:p text:style-name="P89"><text:span text:style-name="T69">1</text:span><text:span text:style-name="T23">-</text:span><text:span text:style-name="T71">1</text:span><text:span text:style-name="T23">-</text:span><text:span text:style-name="T77">2</text:span></text:p>
          </table:table-cell>
          <table:table-cell table:style-name="Tabulka1.A2" office:value-type="string">
            <text:p text:style-name="P89"><text:span text:style-name="T69">1</text:span><text:span text:style-name="T23">-</text:span><text:span text:style-name="T71">1</text:span><text:span text:style-name="T23">-</text:span><text:span text:style-name="T77">1</text:span></text:p>
          </table:table-cell>
          <table:table-cell table:style-name="Tabulka1.A2" office:value-type="string">
            <text:p text:style-name="P89"><text:span text:style-name="T69">2</text:span><text:span text:style-name="T23">-</text:span><text:span text:style-name="T71">2</text:span><text:span text:style-name="T23">-</text:span><text:span text:style-name="T78">2</text:span></text:p>
          </table:table-cell>
          <table:table-cell table:style-name="Tabulka1.A2" office:value-type="string">
            <text:p text:style-name="P91">leftover</text:p>
          </table:table-cell>
          <table:covered-table-cell table:style-name="Tabulka1.K2"/>
        </table:table-row>
      </table:table>
      <text:p text:style-name="P174"/>
      <text:p text:style-name="P35"><text:span text:style-name="T169">Jelikož je tam pravidelné střídání nul a jedniček, tak </text:span><text:span text:style-name="T5">jedničky-nuly-jedničky</text:span><text:span text:style-name="T169"> jsou stejné znaky jako </text:span><text:span text:style-name="T5">nuly-jedničky-nuly</text:span><text:span text:style-name="T169">. Např. </text:span><text:span text:style-name="T1">010</text:span> <text:span text:style-name="T169">je stejné jako</text:span> <text:span text:style-name="T1">101</text:span> → <text:span text:style-name="T169">obé je znak</text:span> <text:span text:style-name="T1">1-1-1</text:span>. <text:span text:style-name="T37">Je potřeba si zapama</text:span><text:span text:style-name="T27">t</text:span><text:span text:style-name="T37">ovat akorát první bit celé řady a pak pouze střídat </text:span><text:span text:style-name="T60">jedničky-nuly-jedničky/nuly-jedničky-nuly</text:span><text:span text:style-name="T27"> </text:span><text:span text:style-name="T37">pro liché a sudé znaky</text:span><text:span text:style-name="T27"> :-). </text:span></text:p>
      <text:p text:style-name="P36"><text:soft-page-break/><text:span text:style-name="T170">V</text:span><text:span text:style-name="T182">e</text:span><text:span text:style-name="T170"> zkomprimovaných souborech je mnoho druhů těchto znaků, zkoušel jsem to na 200MB Avíčku a párMB Zipech, přičemž v tom Avíčku byla asi 12 tisíc druhů znaků; samozřejmě všechny krátké</text:span> (<text:span text:style-name="T1">3bit</text:span><text:span text:style-name="T6">ové</text:span>: <text:span text:style-name="T25">1-1-1</text:span>; <text:span text:style-name="T1">4bit</text:span><text:span text:style-name="T6">ové</text:span>: <text:span text:style-name="T25">1-1-2</text:span>, <text:span text:style-name="T25">1-2-1</text:span>, <text:span text:style-name="T25">2-1-1</text:span>; <text:span text:style-name="T1">5bit</text:span><text:span text:style-name="T6">ové</text:span>: <text:span text:style-name="T25">1-1-3</text:span>, <text:span text:style-name="T25">1-3-1</text:span>, <text:span text:style-name="T25">3-1-1</text:span>, <text:span text:style-name="T25">1-2-2</text:span>, <text:span text:style-name="T25">2-1-2</text:span>, <text:span text:style-name="T25">2-2-1</text:span>; <text:span text:style-name="T2">6bit</text:span><text:span text:style-name="T6">ové</text:span><text:span text:style-name="T67"> </text:span><text:span text:style-name="T26">1-1-4</text:span><text:span text:style-name="T68">, </text:span>…), <text:span text:style-name="T170">ale také velmi dlouhé jako </text:span>12-307-1251, 125-345-57, 1012-2-708 <text:span text:style-name="T170">atd</text:span>. → <text:span text:style-name="T170">ale tyto velmi dlouhé znaky tam byly </text:span><text:span text:style-name="T264">např.</text:span><text:span text:style-name="T170"> jen jednou nebo dvakrát. A není potřeba tyto dlouhé znaky vkládat do strom-u(ů), jestliže jsou známé pozice jejich prvního a posledního výskytu. </text:span></text:p>
      <text:p text:style-name="P37"/>
      <text:p text:style-name="P55">Vzorec pro počet druhů N-bitových znaků je: </text:p>
      <text:p text:style-name="P9"><text:span text:style-name="T96">Počet</text:span><text:span text:style-name="T93"> </text:span><text:span text:style-name="T116">N</text:span><text:span text:style-name="T115">bit</text:span><text:span text:style-name="T117">ových</text:span> =<draw:frame draw:style-name="fr1" draw:name="Objekt1" text:anchor-type="as-char" svg:width="2.381cm" svg:height="0.861cm" draw:z-index="0"><draw:object xlink:href="./Object 1" xlink:type="simple" xlink:show="embed" xlink:actuate="onLoad"/><draw:image xlink:href="./ObjectReplacements/Object 1" xlink:type="simple" xlink:show="embed" xlink:actuate="onLoad"/><svg:desc>vzorec</svg:desc></draw:frame></text:p>
      <text:p text:style-name="P54"><text:span text:style-name="T2">3bit</text:span><text:span text:style-name="T7">ov</text:span><text:span text:style-name="T11">ý</text:span><text:span text:style-name="T2"> </text:span><text:span text:style-name="T93">1</text:span>×<text:span text:style-name="T67">, </text:span><text:span text:style-name="T2">4bit</text:span><text:span text:style-name="T7">ov</text:span><text:span text:style-name="T11">é</text:span> <text:span text:style-name="T93">3</text:span><text:span text:style-name="T67">, </text:span><text:span text:style-name="T2">5bit</text:span><text:span text:style-name="T7">ov</text:span><text:span text:style-name="T11">é</text:span><text:span text:style-name="T67"> </text:span><text:span text:style-name="T94">6</text:span><text:span text:style-name="T67">, </text:span><text:span text:style-name="T2">6bit</text:span><text:span text:style-name="T7">ov</text:span><text:span text:style-name="T11">é</text:span><text:span text:style-name="T67"> </text:span><text:span text:style-name="T94">10</text:span><text:span text:style-name="T67">, </text:span><text:span text:style-name="T2">7bit</text:span><text:span text:style-name="T7">ov</text:span><text:span text:style-name="T11">é</text:span><text:span text:style-name="T67"> </text:span><text:span text:style-name="T94">15</text:span><text:span text:style-name="T67">, </text:span><text:span text:style-name="T4">8bit</text:span><text:span text:style-name="T11">ové</text:span><text:span text:style-name="T89"> </text:span><text:span text:style-name="T95">21</text:span><text:span text:style-name="T67"> </text:span><text:span text:style-name="T171">atd</text:span><text:span text:style-name="T67">. </text:span></text:p>
      <text:p text:style-name="P35"/>
      <text:p text:style-name="P13"><text:span text:style-name="T171">Dokument jsem nejprve psal v angličtině a pojmenoval tyto znaky 'morphy', ale v češtině je snažší</text:span><text:span text:style-name="T24">: </text:span><text:span text:style-name="T3">morf</text:span><text:span text:style-name="T7">y</text:span><text:span text:style-name="T24"> :-). </text:span></text:p>
      <text:p text:style-name="P38"/>
      <text:p text:style-name="P61"><text:span text:style-name="T38">Když jsem to kdysi poprvé programoval, tak hlavní problém byl jak rychle dostat morfy s jejich počty. Znaky mají různou bitovou délku a já používal (v Asm vkládaném do C) instrukce Posunu do příznakového bitu CF</text:span><text:span text:style-name="T27"> </text:span><text:span text:style-name="T38">a skoky</text:span><text:span text:style-name="T32"> JC/JNC </text:span><text:span text:style-name="T38">pro počítání bitů</text:span><text:span text:style-name="T32">, </text:span><text:span text:style-name="T38">protože jsem zna</text:span><text:span text:style-name="T41">l</text:span><text:span text:style-name="T38"> pouze </text:span><text:span text:style-name="T31">x86-Asm </text:span><text:span text:style-name="T38">pro</text:span><text:span text:style-name="T30"> PC 286/386</text:span><text:span text:style-name="T31"> </text:span><text:span text:style-name="T38">ze střední školy z konce minulého století</text:span><text:span text:style-name="T31"> </text:span><text:span text:style-name="T38">a nebyl jsem schopen prozkoumat novější intrukce pro x86-64, bylo to na mou angličtinu moc komplikované. Možná znáš rychlejší postup. </text:span></text:p>
      <text:p text:style-name="P14"/>
      <text:p text:style-name="P26"><text:span text:style-name="T159">Zvětšozmenšování stromu</text:span><text:span text:style-name="T153">: </text:span><text:span text:style-name="T159">na rozdíl od Vitterova stromu zde není Nulový znak pro neznámý morf </text:span><text:span text:style-name="T154">→ </text:span><text:span text:style-name="T159">tudíž je možné, že někdy bude muset být přestaven úplně celý strom, a stejně tak při zmenšování. A vypadá to, že budou potřeba alespoň dva stromy </text:span><text:span text:style-name="T35">(</text:span><text:span text:style-name="T38">jed</text:span><text:span text:style-name="T42">e</text:span><text:span text:style-name="T38">n malý a mnohem statičtější než dynamičtější, a jeden velký a mnohem dynamičtější než statičtější)</text:span><text:span text:style-name="T154">, </text:span><text:span text:style-name="T159">neboť když je použit </text:span><text:span text:style-name="T164">jen</text:span><text:span text:style-name="T159"> jeden strom, tak jeden z 4bitových znaků se dostane již na 5bitové patro, </text:span><text:span text:style-name="T164">některý</text:span><text:span text:style-name="T159"> z 5bitových na 6bitové patro atd.</text:span><text:span text:style-name="T156"> → </text:span><text:span text:style-name="T38">je </text:span><text:span text:style-name="T36">t</text:span><text:span text:style-name="T38">o stejná situace jako v Huffmanovi nebo Vitterovi, některé znaky by byly zkráceny ale některé prodlouženy, avšak prodlužování morfů není vítané. </text:span></text:p>
      <text:p text:style-name="P15"/>
      <text:p text:style-name="P26"><text:span text:style-name="T159">Jsou-li známy počáteční/koncové pozice morfů</text:span><text:span text:style-name="T155">, </text:span><text:span text:style-name="T159">pak poslední morfy nemusí být ve stromu, </text:span><text:span text:style-name="T163">tudíž znak je odstraněn ze stromu při jeho předpo</text:span><text:span text:style-name="T164">s</text:span><text:span text:style-name="T163">le</text:span><text:span text:style-name="T164">d</text:span><text:span text:style-name="T163">ním výskytu</text:span><text:span text:style-name="T155">. </text:span><text:span text:style-name="T159">A další možností je zapsat do Hlavičky ještě více pozic, např. druhé výskyty morfů → v tom případě by morfy byly ve stromu až od jejich </text:span><text:span text:style-name="T163">druhé</text:span><text:span text:style-name="T159">ho výskytu. </text:span></text:p>
      <text:p text:style-name="P47"><text:span text:style-name="T159">Pozice&amp;vzdálenosti </text:span><text:span text:style-name="T28">(</text:span><text:span text:style-name="T38">jako ve slovníkových metodách</text:span><text:span text:style-name="T28">)</text:span><text:span text:style-name="T155"> </text:span><text:span text:style-name="T159">mohou být atraktivní, ale rébusem je</text:span><text:span text:style-name="T155">, </text:span><text:span text:style-name="T159">jak pro tyto informace vytvořit co nejmenší </text:span><text:span text:style-name="T162">H</text:span><text:span text:style-name="T159">lavičku</text:span><text:span text:style-name="T155"> :-), </text:span><text:span text:style-name="T159">protože dlouhé morfy mohou zabrat v hlavičce docela dost bajtů jen pro zápis jejich jmen </text:span><text:span text:style-name="T155">→ 1245-8-147, 12-1986-13, 1878-1936-254 atd., </text:span><text:span text:style-name="T159">a tyto dlouhé morfy jsou velmi nepravidelné</text:span><text:span text:style-name="T155"> :-). </text:span></text:p>
      <text:p text:style-name="P175"><text:span text:style-name="T109">Vyu</text:span><text:span text:style-name="T105">žít </text:span><text:span text:style-name="T104">vzdálenosti </text:span><text:span text:style-name="T113">(</text:span><text:span text:style-name="T112">offsety</text:span><text:span text:style-name="T111">)</text:span><text:span text:style-name="T104"> </text:span><text:span text:style-name="T105">je žádoucí </text:span><text:span text:style-name="T106">neboť to zmenšuje strom</text:span><text:span text:style-name="T105">, </text:span><text:span text:style-name="T106">ovšem </text:span><text:span text:style-name="T105">pokud bude </text:span><text:span text:style-name="T107">vzdálenostní </text:span><text:span text:style-name="T105">informace v Hlavičce kratší než </text:span><text:span text:style-name="T107">zevzdálenostněný</text:span><text:span text:style-name="T105"> morf. </text:span><text:span text:style-name="T108">A jak zapsat pozice&amp;vzdálenosti do Hlavičky? Použít alespoň Huffmana, nebo zkusit rekurzi s Mor</text:span><text:span text:style-name="T110">f</text:span><text:span text:style-name="T108"> kódem? </text:span></text:p>
      <text:p text:style-name="P110"/>
      <text:h text:style-name="P179" text:outline-level="2">Dva stromy počtů</text:h>
      <text:p text:style-name="P41">Následující úvaha je pro statické stromy, pro dynamické je to nepředvídatelné. </text:p>
      <text:p text:style-name="P16"><text:span text:style-name="T171">Je-li vzorec pro </text:span><text:span text:style-name="T96">Počet druhů N-bitových znaků</text:span><text:span text:style-name="T171"> dobře, tak to vypadá, že se dvěm</text:span><text:span text:style-name="T264">a</text:span><text:span text:style-name="T171"> stromy </text:span><text:span text:style-name="T183">počtů</text:span><text:span text:style-name="T171"> některé morfy [primárně ty krátké] zůstanou stejně dlouhé, avšak některé </text:span><text:span text:style-name="T38">dlouhé budou buď zkrácené, nebo alespoň neprodlužované. </text:span></text:p>
      <text:p text:style-name="P39"><draw:g text:anchor-type="paragraph" draw:z-index="4" draw:name="Skupinový objekt 3" draw:style-name="gr73"><draw:connector draw:style-name="gr74" draw:text-style-name="P188" draw:type="line" svg:x1="5.75cm" svg:y1="2.24cm" svg:x2="5.517cm" svg:y2="1.845cm" draw:start-shape="id200" draw:start-glue-point="4" draw:end-shape="id201" draw:end-glue-point="9" svg:d="M5750 2240l-233-395" svg:viewBox="0 0 235 397"><text:p/></draw:connector><draw:custom-shape draw:style-name="gr75" draw:text-style-name="P216" xml:id="id200" draw:id="id200" svg:width="0.5cm" svg:height="0.477cm" svg:x="5.499cm" svg:y="2.24cm"><text:p text:style-name="P215"><text:span text:style-name="T284">3b</text:span></text:p><text:p text:style-name="P215"><text:span text:style-name="T285">1-1-1</text:span></text:p><draw:enhanced-geometry svg:viewBox="0 0 21600 21600" draw:glue-points="10800 0 0 10800 10800 21600 21600 10800" draw:type="flowchart-process" draw:enhanced-path="M 0 0 L 21600 0 21600 21600 0 21600 0 0 Z N"/></draw:custom-shape><draw:connector draw:style-name="gr74" draw:text-style-name="P188" draw:type="line" svg:x1="5.066cm" svg:y1="2.267cm" svg:x2="5.269cm" svg:y2="1.845cm" draw:start-shape="id202" draw:start-glue-point="4" draw:end-shape="id201" draw:end-glue-point="7" svg:d="M5066 2267l203-422" svg:viewBox="0 0 205 423"><text:p/></draw:connector><draw:connector draw:style-name="gr74" draw:text-style-name="P188" draw:type="line" svg:x1="4.748cm" svg:y1="2.916cm" svg:x2="4.937cm" svg:y2="2.57cm" draw:start-shape="id203" draw:start-glue-point="4" draw:end-shape="id202" draw:end-glue-point="7" svg:d="M4748 2916l189-346" svg:viewBox="0 0 191 347"><text:p/></draw:connector><draw:connector draw:style-name="gr74" draw:text-style-name="P188" draw:type="line" svg:x1="5.364cm" svg:y1="2.917cm" svg:x2="5.193cm" svg:y2="2.57cm" draw:start-shape="id204" draw:start-glue-point="4" draw:end-shape="id202" draw:end-glue-point="9" svg:d="M5364 2917l-171-347" svg:viewBox="0 0 173 349"><text:p/></draw:connector><draw:custom-shape draw:style-name="gr76" draw:text-style-name="P216" xml:id="id204" draw:id="id204" svg:width="0.502cm" svg:height="0.477cm" svg:x="5.113cm" svg:y="2.917cm"><text:p text:style-name="P215"><text:span text:style-name="T284">4b</text:span></text:p><text:p text:style-name="P215"><text:span text:style-name="T285">2-1-1</text:span></text:p><draw:enhanced-geometry svg:viewBox="0 0 21600 21600" draw:glue-points="10800 0 0 10800 10800 21600 21600 10800" draw:type="flowchart-process" draw:enhanced-path="M 0 0 L 21600 0 21600 21600 0 21600 0 0 Z N"/></draw:custom-shape><draw:custom-shape draw:style-name="gr77" draw:text-style-name="P216" xml:id="id203" draw:id="id203" svg:width="0.502cm" svg:height="0.479cm" svg:x="4.498cm" svg:y="2.915cm"><text:p text:style-name="P215"><text:span text:style-name="T284">4b</text:span></text:p><text:p text:style-name="P215"><text:span text:style-name="T285">1-2-1</text:span></text:p><draw:enhanced-geometry svg:viewBox="0 0 21600 21600" draw:glue-points="10800 0 0 10800 10800 21600 21600 10800" draw:type="flowchart-process" draw:enhanced-path="M 0 0 L 21600 0 21600 21600 0 21600 0 0 Z N"/></draw:custom-shape><draw:connector draw:style-name="gr74" draw:text-style-name="P188" draw:type="line" svg:x1="3.33cm" svg:y1="2.965cm" svg:x2="3.642cm" svg:y2="2.57cm" draw:start-shape="id205" draw:start-glue-point="4" draw:end-shape="id206" draw:end-glue-point="7" svg:d="M3330 2965l312-395" svg:viewBox="0 0 314 397"><text:p/></draw:connector><draw:connector draw:style-name="gr74" draw:text-style-name="P188" draw:type="line" svg:x1="4.126cm" svg:y1="2.916cm" svg:x2="3.898cm" svg:y2="2.57cm" draw:start-shape="id207" draw:start-glue-point="4" draw:end-shape="id206" draw:end-glue-point="9" svg:d="M4126 2916l-228-346" svg:viewBox="0 0 229 347"><text:p/></draw:connector><draw:custom-shape draw:style-name="gr77" draw:text-style-name="P216" xml:id="id207" draw:id="id207" svg:width="0.502cm" svg:height="0.479cm" svg:x="3.875cm" svg:y="2.915cm"><text:p text:style-name="P215"><text:span text:style-name="T284">4b</text:span></text:p><text:p text:style-name="P215"><text:span text:style-name="T285">1-1-2</text:span></text:p><draw:enhanced-geometry svg:viewBox="0 0 21600 21600" draw:glue-points="10800 0 0 10800 10800 21600 21600 10800" draw:type="flowchart-process" draw:enhanced-path="M 0 0 L 21600 0 21600 21600 0 21600 0 0 Z N"/></draw:custom-shape><draw:connector draw:style-name="gr74" draw:text-style-name="P188" draw:type="line" svg:x1="2.7cm" svg:y1="1.542cm" svg:x2="3.925cm" svg:y2="1.118cm" draw:start-shape="id208" draw:start-glue-point="4" draw:end-shape="id209" draw:end-glue-point="7" svg:d="M2700 1542l1225-424" svg:viewBox="0 0 1228 425"><text:p/></draw:connector><draw:connector draw:style-name="gr74" draw:text-style-name="P188" draw:type="line" svg:x1="5.394cm" svg:y1="1.542cm" svg:x2="4.173cm" svg:y2="1.118cm" draw:start-shape="id201" draw:start-glue-point="4" draw:end-shape="id209" draw:end-glue-point="9" svg:d="M5394 1542l-1221-424" svg:viewBox="0 0 1222 425"><text:p/></draw:connector><draw:connector draw:style-name="gr51" draw:text-style-name="P188" draw:type="line" svg:x1="4.05cm" svg:y1="0.817cm" svg:x2="4.048cm" svg:y2="0.199cm" draw:start-shape="id209" draw:start-glue-point="4" svg:d="M4050 817l-2-618" svg:viewBox="0 0 4 619"><text:p/></draw:connector><draw:frame draw:style-name="gr78" draw:text-style-name="P212" svg:width="2.823cm" svg:height="0.421cm" svg:x="4.235cm" svg:y="0.287cm"><draw:text-box><text:p text:style-name="P211"><text:span text:style-name="T282">stromový bit (0)</text:span></text:p></draw:text-box></draw:frame><draw:frame draw:style-name="gr52" draw:text-style-name="P213" svg:width="2.498cm" svg:height="0.408cm" svg:x="6.182cm" svg:y="2.257cm"><draw:text-box><text:p text:style-name="P211"><text:span text:style-name="T283">3-bitové patro</text:span></text:p></draw:text-box></draw:frame><draw:frame draw:style-name="gr52" draw:text-style-name="P213" svg:width="2.44cm" svg:height="0.408cm" svg:x="5.752cm" svg:y="2.952cm"><draw:text-box><text:p text:style-name="P211"><text:span text:style-name="T283">4-bitové patro</text:span></text:p></draw:text-box></draw:frame><draw:frame draw:style-name="gr52" draw:text-style-name="P213" svg:width="2.435cm" svg:height="0.408cm" svg:x="4.076cm" svg:y="3.725cm"><draw:text-box><text:p text:style-name="P211"><text:span text:style-name="T283">5-bitové patro</text:span></text:p></draw:text-box></draw:frame><draw:custom-shape draw:style-name="gr79" draw:text-style-name="P214" xml:id="id209" draw:id="id209" svg:width="0.35cm" svg:height="0.354cm" svg:x="3.875cm" svg:y="0.81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0" draw:text-style-name="P214" xml:id="id202" draw:id="id202" svg:width="0.359cm" svg:height="0.355cm" svg:x="4.886cm" svg:y="2.2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74" draw:text-style-name="P188" draw:type="line" svg:x1="1.421cm" svg:y1="2.291cm" svg:x2="2.576cm" svg:y2="1.845cm" draw:start-shape="id210" draw:start-glue-point="4" draw:end-shape="id208" draw:end-glue-point="7" svg:d="M1421 2291l1155-446" svg:viewBox="0 0 1157 448"><text:p/></draw:connector><draw:connector draw:style-name="gr74" draw:text-style-name="P188" draw:type="line" svg:x1="3.771cm" svg:y1="2.267cm" svg:x2="2.824cm" svg:y2="1.845cm" draw:start-shape="id206" draw:start-glue-point="4" draw:end-shape="id208" draw:end-glue-point="9" svg:d="M3771 2267l-947-422" svg:viewBox="0 0 949 423"><text:p/></draw:connector><draw:connector draw:style-name="gr74" draw:text-style-name="P188" draw:type="line" svg:x1="0.797cm" svg:y1="2.992cm" svg:x2="1.293cm" svg:y2="2.591cm" draw:start-shape="id211" draw:start-glue-point="4" draw:end-shape="id210" draw:end-glue-point="7" svg:d="M797 2992l496-401" svg:viewBox="0 0 497 402"><text:p/></draw:connector><draw:connector draw:style-name="gr74" draw:text-style-name="P188" draw:type="line" svg:x1="2.079cm" svg:y1="2.965cm" svg:x2="1.548cm" svg:y2="2.591cm" draw:start-shape="id212" draw:start-glue-point="4" draw:end-shape="id210" draw:end-glue-point="9" svg:d="M2079 2965l-531-374" svg:viewBox="0 0 533 376"><text:p/></draw:connector><draw:custom-shape draw:style-name="gr81" draw:text-style-name="P214" xml:id="id208" draw:id="id208" svg:width="0.35cm" svg:height="0.355cm" svg:x="2.526cm" svg:y="1.54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0" draw:text-style-name="P214" xml:id="id206" draw:id="id206" svg:width="0.359cm" svg:height="0.355cm" svg:x="3.591cm" svg:y="2.2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2" draw:text-style-name="P214" xml:id="id210" draw:id="id210" svg:width="0.362cm" svg:height="0.352cm" svg:x="1.24cm" svg:y="2.29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3" draw:text-style-name="P214" xml:id="id201" draw:id="id201" svg:width="0.352cm" svg:height="0.355cm" svg:x="5.217cm" svg:y="1.54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74" draw:text-style-name="P188" draw:type="line" svg:x1="0.449cm" svg:y1="3.665cm" svg:x2="0.668cm" svg:y2="3.291cm" draw:start-shape="id213" draw:start-glue-point="4" draw:end-shape="id211" draw:end-glue-point="7" svg:d="M449 3665l219-374" svg:viewBox="0 0 220 376"><text:p/></draw:connector><draw:connector draw:style-name="gr74" draw:text-style-name="P188" draw:type="line" svg:x1="1.125cm" svg:y1="3.669cm" svg:x2="0.924cm" svg:y2="3.291cm" draw:start-shape="id214" draw:start-glue-point="4" draw:end-shape="id211" draw:end-glue-point="9" svg:d="M1125 3669l-201-378" svg:viewBox="0 0 203 379"><text:p/></draw:connector><draw:connector draw:style-name="gr74" draw:text-style-name="P188" draw:type="line" svg:x1="1.749cm" svg:y1="3.667cm" svg:x2="1.95cm" svg:y2="3.268cm" draw:start-shape="id215" draw:start-glue-point="4" draw:end-shape="id212" draw:end-glue-point="7" svg:d="M1749 3667l201-399" svg:viewBox="0 0 203 400"><text:p/></draw:connector><draw:connector draw:style-name="gr74" draw:text-style-name="P188" draw:type="line" svg:x1="2.401cm" svg:y1="3.667cm" svg:x2="2.208cm" svg:y2="3.268cm" draw:start-shape="id216" draw:start-glue-point="4" draw:end-shape="id212" draw:end-glue-point="9" svg:d="M2401 3667l-193-399" svg:viewBox="0 0 194 400"><text:p/></draw:connector><draw:connector draw:style-name="gr74" draw:text-style-name="P188" draw:type="line" svg:x1="3.049cm" svg:y1="3.665cm" svg:x2="3.2cm" svg:y2="3.268cm" draw:start-shape="id217" draw:start-glue-point="4" draw:end-shape="id205" draw:end-glue-point="7" svg:d="M3049 3665l151-397" svg:viewBox="0 0 153 399"><text:p/></draw:connector><draw:connector draw:style-name="gr74" draw:text-style-name="P188" draw:type="line" svg:x1="3.679cm" svg:y1="3.665cm" svg:x2="3.457cm" svg:y2="3.268cm" draw:start-shape="id218" draw:start-glue-point="4" draw:end-shape="id205" draw:end-glue-point="9" svg:d="M3679 3665l-222-397" svg:viewBox="0 0 224 399"><text:p/></draw:connector><draw:custom-shape draw:style-name="gr75" draw:text-style-name="P216" xml:id="id218" draw:id="id218" svg:width="0.5cm" svg:height="0.477cm" svg:x="3.429cm" svg:y="3.665cm"><text:p text:style-name="P215"><text:span text:style-name="T284">5b</text:span></text:p><text:p text:style-name="P215"><text:span text:style-name="T285">2-2-1</text:span></text:p><draw:enhanced-geometry svg:viewBox="0 0 21600 21600" draw:glue-points="10800 0 0 10800 10800 21600 21600 10800" draw:type="flowchart-process" draw:enhanced-path="M 0 0 L 21600 0 21600 21600 0 21600 0 0 Z N"/></draw:custom-shape><draw:custom-shape draw:style-name="gr76" draw:text-style-name="P216" xml:id="id217" draw:id="id217" svg:width="0.502cm" svg:height="0.477cm" svg:x="2.799cm" svg:y="3.665cm"><text:p text:style-name="P215"><text:span text:style-name="T284">5b</text:span></text:p><text:p text:style-name="P215"><text:span text:style-name="T285">2-1-2</text:span></text:p><draw:enhanced-geometry svg:viewBox="0 0 21600 21600" draw:glue-points="10800 0 0 10800 10800 21600 21600 10800" draw:type="flowchart-process" draw:enhanced-path="M 0 0 L 21600 0 21600 21600 0 21600 0 0 Z N"/></draw:custom-shape><draw:custom-shape draw:style-name="gr61" draw:text-style-name="P216" xml:id="id216" draw:id="id216" svg:width="0.5cm" svg:height="0.475cm" svg:x="2.15cm" svg:y="3.667cm"><text:p text:style-name="P215"><text:span text:style-name="T284">5b</text:span></text:p><text:p text:style-name="P215"><text:span text:style-name="T285">1-2-2</text:span></text:p><draw:enhanced-geometry svg:viewBox="0 0 21600 21600" draw:glue-points="10800 0 0 10800 10800 21600 21600 10800" draw:type="flowchart-process" draw:enhanced-path="M 0 0 L 21600 0 21600 21600 0 21600 0 0 Z N"/></draw:custom-shape><draw:custom-shape draw:style-name="gr76" draw:text-style-name="P216" xml:id="id215" draw:id="id215" svg:width="0.502cm" svg:height="0.477cm" svg:x="1.499cm" svg:y="3.667cm"><text:p text:style-name="P215"><text:span text:style-name="T284">5b</text:span></text:p><text:p text:style-name="P215"><text:span text:style-name="T285">3-1-1</text:span></text:p><draw:enhanced-geometry svg:viewBox="0 0 21600 21600" draw:glue-points="10800 0 0 10800 10800 21600 21600 10800" draw:type="flowchart-process" draw:enhanced-path="M 0 0 L 21600 0 21600 21600 0 21600 0 0 Z N"/></draw:custom-shape><draw:custom-shape draw:style-name="gr61" draw:text-style-name="P216" xml:id="id214" draw:id="id214" svg:width="0.5cm" svg:height="0.475cm" svg:x="0.875cm" svg:y="3.669cm"><text:p text:style-name="P215"><text:span text:style-name="T284">5b</text:span></text:p><text:p text:style-name="P215"><text:span text:style-name="T285">1-3-1</text:span></text:p><draw:enhanced-geometry svg:viewBox="0 0 21600 21600" draw:glue-points="10800 0 0 10800 10800 21600 21600 10800" draw:type="flowchart-process" draw:enhanced-path="M 0 0 L 21600 0 21600 21600 0 21600 0 0 Z N"/></draw:custom-shape><draw:custom-shape draw:style-name="gr76" draw:text-style-name="P216" xml:id="id213" draw:id="id213" svg:width="0.502cm" svg:height="0.477cm" svg:x="0.199cm" svg:y="3.665cm"><text:p text:style-name="P215"><text:span text:style-name="T284">5b</text:span></text:p><text:p text:style-name="P215"><text:span text:style-name="T285">1-1-3</text:span></text:p><draw:enhanced-geometry svg:viewBox="0 0 21600 21600" draw:glue-points="10800 0 0 10800 10800 21600 21600 10800" draw:type="flowchart-process" draw:enhanced-path="M 0 0 L 21600 0 21600 21600 0 21600 0 0 Z N"/></draw:custom-shape><draw:custom-shape draw:style-name="gr80" draw:text-style-name="P214" xml:id="id205" draw:id="id205" svg:width="0.359cm" svg:height="0.355cm" svg:x="3.15cm" svg:y="2.965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4" draw:text-style-name="P214" xml:id="id212" draw:id="id212" svg:width="0.364cm" svg:height="0.355cm" svg:x="1.898cm" svg:y="2.965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82" draw:text-style-name="P214" xml:id="id211" draw:id="id211" svg:width="0.362cm" svg:height="0.352cm" svg:x="0.615cm" svg:y="2.99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18"><text:s/></text:p>
      <text:p text:style-name="P48"/>
      <text:p text:style-name="P17"><text:span text:style-name="T139">1. strom</text:span><text:span text:style-name="T99">:</text:span><text:span text:style-name="T98"> </text:span><text:span text:style-name="T7">tří</text:span><text:span text:style-name="T171">, </text:span><text:span text:style-name="T7">čtyř</text:span><text:span text:style-name="T171"> a </text:span><text:span text:style-name="T7">pětibitové</text:span><text:span text:style-name="T99"> morf</text:span><text:span text:style-name="T171">y</text:span><text:span text:style-name="T99"> </text:span><text:span text:style-name="T171">mají zachovánu bitovou délku</text:span><text:span text:style-name="T99">. </text:span><text:span text:style-name="T171">Ve stromě sice není místo pro další morfy, ale je fakt, že tyto morfy jsou ve zkomprimovaných souborech nejčastěji. </text:span></text:p>
      <text:p text:style-name="P40"/>
      <text:p text:style-name="P33"/>
      <text:p text:style-name="P26"/>
      <text:p text:style-name="P19"><text:span text:style-name="T139">2. strom</text:span> <text:span text:style-name="T171">je velký strom v němž jsou </text:span><text:span text:style-name="T144">≥</text:span><text:span text:style-name="T1">6bit</text:span><text:span text:style-name="T7">ové</text:span> morf<text:span text:style-name="T171">y bez samotářů/dvojčat</text:span> <text:span text:style-name="T27">(</text:span><text:span text:style-name="T38">ty jsou dány jejich počátečními/koncovými pozicemi</text:span><text:span text:style-name="T27">)</text:span>. <text:span text:style-name="T171">Idea je neprodlužovat morfy</text:span>, <text:span text:style-name="T171">tudíž</text:span> <text:span text:style-name="T1">6b</text:span><text:span text:style-name="T7">itové</text:span> morf<text:span text:style-name="T171">y</text:span> <text:span text:style-name="T171">musí být maximálně v</text:span> <text:span text:style-name="T140">6-bit</text:span><text:span text:style-name="T141">ovém</text:span><text:span text:style-name="T140"> </text:span><text:span text:style-name="T141">patře</text:span>, <text:span text:style-name="T1">7b</text:span><text:span text:style-name="T7">itové</text:span> <text:span text:style-name="T171">v</text:span> <text:span text:style-name="T140">7-bit</text:span><text:span text:style-name="T141">ovém</text:span><text:span text:style-name="T140"> </text:span><text:span text:style-name="T141">patře</text:span> atd., <text:span text:style-name="T171">což vypadá že strom umožňuje</text:span>. </text:p>
      <text:p text:style-name="P42">Byl problém udělat tak velký strom (místa na stránce není tolik) tudíž na obrázku není strom podle Vitterova uspořádání uzlů/větví. </text:p>
      <text:p text:style-name="P62">A <text:span text:style-name="T179">příliš </text:span>velký strom bude <text:span text:style-name="T180">zřejmě</text:span> nevýhoda pro rychlost zpracování :-<text:span text:style-name="T179">(</text:span>. </text:p>
      <text:p text:style-name="P11"><text:soft-page-break/><draw:g text:anchor-type="as-char" draw:z-index="5" draw:name="Skupinový objekt 5" draw:style-name="gr1"><draw:connector draw:style-name="gr51" draw:text-style-name="P188" draw:type="line" svg:x1="10.171cm" svg:y1="0.691cm" svg:x2="10.169cm" svg:y2="0cm" draw:start-shape="id35" draw:start-glue-point="4" svg:d="M10171-3175l-2-691" svg:viewBox="0 0 4 693"><text:p/></draw:connector><draw:frame draw:style-name="gr52" draw:text-style-name="P212" svg:width="2.678cm" svg:height="0.408cm" svg:x="10.317cm" svg:y="0.153cm"><draw:text-box><text:p text:style-name="P211"><text:span text:style-name="T282">stromový bit (1)</text:span></text:p></draw:text-box></draw:frame><draw:frame draw:style-name="gr53" draw:text-style-name="P213" svg:width="1.426cm" svg:height="0.814cm" svg:x="14.123cm" svg:y="2.785cm"><draw:text-box><text:p text:style-name="P211"><text:span text:style-name="T283">6-bit</text:span></text:p><text:p text:style-name="P211"><text:span text:style-name="T283"><text:s text:c="3"/></text:span><text:span text:style-name="T283">patro</text:span></text:p></draw:text-box></draw:frame><draw:frame draw:style-name="gr53" draw:text-style-name="P213" svg:width="1.572cm" svg:height="0.814cm" svg:x="17.519cm" svg:y="4.128cm"><draw:text-box><text:p text:style-name="P211"><text:span text:style-name="T283">7-bitové</text:span><text:span text:style-name="T283"><text:line-break/></text:span><text:span text:style-name="T283"> <text:s text:c="5"/>patro</text:span></text:p></draw:text-box></draw:frame><draw:frame draw:style-name="gr53" draw:text-style-name="P213" svg:width="1.805cm" svg:height="0.814cm" svg:x="0.254cm" svg:y="5.771cm"><draw:text-box><text:p text:style-name="P211"><text:span text:style-name="T283">8-bitové patro</text:span></text:p></draw:text-box></draw:frame><draw:custom-shape draw:style-name="gr54" draw:text-style-name="P214" xml:id="id35" draw:id="id35" svg:width="0.204cm" svg:height="0.2cm" svg:x="10.07cm" svg:y="0.69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6.096cm" svg:y1="2.342cm" svg:x2="6.682cm" svg:y2="2.09cm" draw:start-shape="id36" draw:start-glue-point="4" draw:end-shape="id37" draw:end-glue-point="7" svg:d="M6096-1524l586-252" svg:viewBox="0 0 587 254"><text:p/></draw:connector><draw:connector draw:style-name="gr55" draw:text-style-name="P188" draw:type="line" svg:x1="7.463cm" svg:y1="2.342cm" svg:x2="6.824cm" svg:y2="2.09cm" draw:start-shape="id38" draw:start-glue-point="4" draw:end-shape="id37" draw:end-glue-point="9" svg:d="M7463-1524l-639-252" svg:viewBox="0 0 640 254"><text:p/></draw:connector><draw:connector draw:style-name="gr55" draw:text-style-name="P188" draw:type="line" svg:x1="5.756cm" svg:y1="3.345cm" svg:x2="6.024cm" svg:y2="2.514cm" draw:start-shape="id39" draw:start-glue-point="4" draw:end-shape="id36" draw:end-glue-point="7" svg:d="M5756-521l268-831" svg:viewBox="0 0 270 833"><text:p/></draw:connector><draw:connector draw:style-name="gr55" draw:text-style-name="P188" draw:type="line" svg:x1="6.426cm" svg:y1="3.345cm" svg:x2="6.167cm" svg:y2="2.514cm" draw:start-shape="id40" draw:start-glue-point="4" draw:end-shape="id36" draw:end-glue-point="9" svg:d="M6426-521l-259-831" svg:viewBox="0 0 261 833"><text:p/></draw:connector><draw:custom-shape draw:style-name="gr54" draw:text-style-name="P214" xml:id="id36" draw:id="id36" svg:width="0.2cm" svg:height="0.2cm" svg:x="5.995cm" svg:y="2.34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7.11cm" svg:y1="3.345cm" svg:x2="7.391cm" svg:y2="2.514cm" draw:start-shape="id41" draw:start-glue-point="4" draw:end-shape="id38" draw:end-glue-point="7" svg:d="M7110-521l281-831" svg:viewBox="0 0 282 833"><text:p/></draw:connector><draw:connector draw:style-name="gr55" draw:text-style-name="P188" draw:type="line" svg:x1="7.795cm" svg:y1="3.345cm" svg:x2="7.535cm" svg:y2="2.514cm" draw:start-shape="id42" draw:start-glue-point="4" draw:end-shape="id38" draw:end-glue-point="9" svg:d="M7795-521l-260-831" svg:viewBox="0 0 261 833"><text:p/></draw:connector><draw:custom-shape draw:style-name="gr56" draw:text-style-name="P214" xml:id="id38" draw:id="id38" svg:width="0.205cm" svg:height="0.2cm" svg:x="7.361cm" svg:y="2.34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3.471cm" svg:y1="2.344cm" svg:x2="4.057cm" svg:y2="2.092cm" draw:start-shape="id43" draw:start-glue-point="4" draw:end-shape="id44" draw:end-glue-point="7" svg:d="M3471-1522l586-252" svg:viewBox="0 0 587 254"><text:p/></draw:connector><draw:connector draw:style-name="gr55" draw:text-style-name="P188" draw:type="line" svg:x1="4.784cm" svg:y1="2.344cm" svg:x2="4.203cm" svg:y2="2.092cm" draw:start-shape="id45" draw:start-glue-point="4" draw:end-shape="id44" draw:end-glue-point="9" svg:d="M4784-1522l-581-252" svg:viewBox="0 0 582 254"><text:p/></draw:connector><draw:connector draw:style-name="gr55" draw:text-style-name="P188" draw:type="line" svg:x1="3.122cm" svg:y1="3.342cm" svg:x2="3.399cm" svg:y2="2.517cm" draw:start-shape="id46" draw:start-glue-point="4" draw:end-shape="id43" draw:end-glue-point="7" svg:d="M3122-524l277-825" svg:viewBox="0 0 279 827"><text:p/></draw:connector><draw:connector draw:style-name="gr55" draw:text-style-name="P188" draw:type="line" svg:x1="3.761cm" svg:y1="3.342cm" svg:x2="3.545cm" svg:y2="2.517cm" draw:start-shape="id47" draw:start-glue-point="4" draw:end-shape="id43" draw:end-glue-point="9" svg:d="M3761-524l-216-825" svg:viewBox="0 0 217 827"><text:p/></draw:connector><draw:custom-shape draw:style-name="gr57" draw:text-style-name="P214" xml:id="id43" draw:id="id43" svg:width="0.204cm" svg:height="0.202cm" svg:x="3.371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4.464cm" svg:y1="3.342cm" svg:x2="4.711cm" svg:y2="2.517cm" draw:start-shape="id48" draw:start-glue-point="4" draw:end-shape="id45" draw:end-glue-point="7" svg:d="M4464-524l247-825" svg:viewBox="0 0 249 827"><text:p/></draw:connector><draw:connector draw:style-name="gr55" draw:text-style-name="P188" draw:type="line" svg:x1="5.122cm" svg:y1="3.342cm" svg:x2="4.854cm" svg:y2="2.517cm" draw:start-shape="id49" draw:start-glue-point="4" draw:end-shape="id45" draw:end-glue-point="9" svg:d="M5122-524l-268-825" svg:viewBox="0 0 270 827"><text:p/></draw:connector><draw:custom-shape draw:style-name="gr57" draw:text-style-name="P214" xml:id="id45" draw:id="id45" svg:width="0.2cm" svg:height="0.202cm" svg:x="4.683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0.871cm" svg:y1="2.344cm" svg:x2="1.392cm" svg:y2="2.092cm" draw:start-shape="id50" draw:start-glue-point="4" draw:end-shape="id51" draw:end-glue-point="7" svg:d="M871-1522l521-252" svg:viewBox="0 0 522 254"><text:p/></draw:connector><draw:connector draw:style-name="gr55" draw:text-style-name="P188" draw:type="line" svg:x1="2.083cm" svg:y1="2.344cm" svg:x2="1.535cm" svg:y2="2.092cm" draw:start-shape="id52" draw:start-glue-point="4" draw:end-shape="id51" draw:end-glue-point="9" svg:d="M2083-1522l-548-252" svg:viewBox="0 0 550 254"><text:p/></draw:connector><draw:connector draw:style-name="gr55" draw:text-style-name="P188" draw:type="line" svg:x1="0.522cm" svg:y1="3.337cm" svg:x2="0.799cm" svg:y2="2.517cm" draw:start-shape="id53" draw:start-glue-point="4" draw:end-shape="id50" draw:end-glue-point="7" svg:d="M522-529l277-820" svg:viewBox="0 0 279 822"><text:p/></draw:connector><draw:connector draw:style-name="gr55" draw:text-style-name="P188" draw:type="line" svg:x1="1.124cm" svg:y1="3.349cm" svg:x2="0.945cm" svg:y2="2.517cm" draw:start-shape="id54" draw:start-glue-point="4" draw:end-shape="id50" draw:end-glue-point="9" svg:d="M1124-517l-179-832" svg:viewBox="0 0 180 834"><text:p/></draw:connector><draw:custom-shape draw:style-name="gr57" draw:text-style-name="P214" xml:id="id50" draw:id="id50" svg:width="0.204cm" svg:height="0.202cm" svg:x="0.771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776cm" svg:y1="3.342cm" svg:x2="2.011cm" svg:y2="2.517cm" draw:start-shape="id55" draw:start-glue-point="4" draw:end-shape="id52" draw:end-glue-point="7" svg:d="M1776-524l235-825" svg:viewBox="0 0 236 827"><text:p/></draw:connector><draw:connector draw:style-name="gr55" draw:text-style-name="P188" draw:type="line" svg:x1="2.447cm" svg:y1="3.342cm" svg:x2="2.157cm" svg:y2="2.517cm" draw:start-shape="id56" draw:start-glue-point="4" draw:end-shape="id52" draw:end-glue-point="9" svg:d="M2447-524l-290-825" svg:viewBox="0 0 291 827"><text:p/></draw:connector><draw:custom-shape draw:style-name="gr57" draw:text-style-name="P214" xml:id="id52" draw:id="id52" svg:width="0.204cm" svg:height="0.202cm" svg:x="1.983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8.812cm" svg:y1="2.344cm" svg:x2="9.398cm" svg:y2="2.092cm" draw:start-shape="id57" draw:start-glue-point="4" draw:end-shape="id58" draw:end-glue-point="7" svg:d="M8812-1522l586-252" svg:viewBox="0 0 587 254"><text:p/></draw:connector><draw:connector draw:style-name="gr55" draw:text-style-name="P188" draw:type="line" svg:x1="10.176cm" svg:y1="2.344cm" svg:x2="9.543cm" svg:y2="2.092cm" draw:start-shape="id59" draw:start-glue-point="4" draw:end-shape="id58" draw:end-glue-point="9" svg:d="M10176-1522l-633-252" svg:viewBox="0 0 635 254"><text:p/></draw:connector><draw:connector draw:style-name="gr55" draw:text-style-name="P188" draw:type="line" svg:x1="8.475cm" svg:y1="3.344cm" svg:x2="8.74cm" svg:y2="2.517cm" draw:start-shape="id60" draw:start-glue-point="4" draw:end-shape="id57" draw:end-glue-point="7" svg:d="M8475-522l265-827" svg:viewBox="0 0 266 829"><text:p/></draw:connector><draw:connector draw:style-name="gr55" draw:text-style-name="P188" draw:type="line" svg:x1="9.158cm" svg:y1="3.344cm" svg:x2="8.885cm" svg:y2="2.517cm" draw:start-shape="id61" draw:end-shape="id57" draw:end-glue-point="9" svg:d="M9158-522l-273-827" svg:viewBox="0 0 275 829"><text:p/></draw:connector><draw:custom-shape draw:style-name="gr58" draw:text-style-name="P214" xml:id="id57" draw:id="id57" svg:width="0.205cm" svg:height="0.202cm" svg:x="8.71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9.843cm" svg:y1="3.344cm" svg:x2="10.104cm" svg:y2="2.517cm" draw:start-shape="id62" draw:start-glue-point="4" draw:end-shape="id59" draw:end-glue-point="7" svg:d="M9843-522l261-827" svg:viewBox="0 0 263 829"><text:p/></draw:connector><draw:connector draw:style-name="gr55" draw:text-style-name="P188" draw:type="line" svg:x1="10.525cm" svg:y1="3.344cm" svg:x2="10.248cm" svg:y2="2.517cm" draw:start-shape="id63" draw:start-glue-point="4" draw:end-shape="id59" draw:end-glue-point="9" svg:d="M10525-522l-277-827" svg:viewBox="0 0 279 829"><text:p/></draw:connector><draw:custom-shape draw:style-name="gr58" draw:text-style-name="P214" xml:id="id59" draw:id="id59" svg:width="0.205cm" svg:height="0.202cm" svg:x="10.074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6.341cm" svg:y1="2.344cm" svg:x2="16.656cm" svg:y2="2.092cm" draw:start-shape="id64" draw:start-glue-point="4" draw:end-shape="id65" draw:end-glue-point="7" svg:d="M16341-1522l315-252" svg:viewBox="0 0 318 254"><text:p/></draw:connector><draw:connector draw:style-name="gr55" draw:text-style-name="P188" draw:type="line" svg:x1="17.094cm" svg:y1="2.344cm" svg:x2="16.799cm" svg:y2="2.092cm" draw:start-shape="id66" draw:start-glue-point="4" draw:end-shape="id65" draw:end-glue-point="9" svg:d="M17094-1522l-295-252" svg:viewBox="0 0 296 254"><text:p/></draw:connector><draw:connector draw:style-name="gr55" draw:text-style-name="P188" draw:type="line" svg:x1="16.085cm" svg:y1="2.744cm" svg:x2="16.272cm" svg:y2="2.517cm" draw:start-shape="id67" draw:start-glue-point="4" draw:end-shape="id64" draw:end-glue-point="7" svg:d="M16085-1122l187-227" svg:viewBox="0 0 189 229"><text:p/></draw:connector><draw:connector draw:style-name="gr55" draw:text-style-name="P188" draw:type="line" svg:x1="16.462cm" svg:y1="3.344cm" svg:x2="16.409cm" svg:y2="2.517cm" draw:start-shape="id68" draw:start-glue-point="4" draw:end-shape="id64" draw:end-glue-point="9" svg:d="M16462-522l-53-827" svg:viewBox="0 0 55 829"><text:p/></draw:connector><draw:custom-shape draw:style-name="gr59" draw:text-style-name="P214" xml:id="id64" draw:id="id64" svg:width="0.195cm" svg:height="0.202cm" svg:x="16.244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6.836cm" svg:y1="2.744cm" svg:x2="17.022cm" svg:y2="2.517cm" draw:start-shape="id69" draw:start-glue-point="4" draw:end-shape="id66" draw:end-glue-point="7" svg:d="M16836-1122l186-227" svg:viewBox="0 0 187 229"><text:p/></draw:connector><draw:connector draw:style-name="gr55" draw:text-style-name="P188" draw:type="line" svg:x1="17.212cm" svg:y1="3.344cm" svg:x2="17.166cm" svg:y2="2.517cm" draw:start-shape="id70" draw:start-glue-point="4" draw:end-shape="id66" draw:end-glue-point="9" svg:d="M17212-522l-46-827" svg:viewBox="0 0 48 829"><text:p/></draw:connector><draw:custom-shape draw:style-name="gr58" draw:text-style-name="P214" xml:id="id66" draw:id="id66" svg:width="0.205cm" svg:height="0.202cm" svg:x="16.992cm" svg:y="2.34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3.691cm" svg:y1="2.347cm" svg:x2="14.665cm" svg:y2="2.096cm" draw:start-shape="id71" draw:start-glue-point="4" draw:end-shape="id72" draw:end-glue-point="7" svg:d="M13691-1519l974-251" svg:viewBox="0 0 975 252"><text:p/></draw:connector><draw:connector draw:style-name="gr55" draw:text-style-name="P188" draw:type="line" svg:x1="15.605cm" svg:y1="2.347cm" svg:x2="14.811cm" svg:y2="2.096cm" draw:start-shape="id73" draw:start-glue-point="4" draw:end-shape="id72" draw:end-glue-point="9" svg:d="M15605-1519l-794-251" svg:viewBox="0 0 796 252"><text:p/></draw:connector><draw:connector draw:style-name="gr55" draw:text-style-name="P188" draw:type="line" svg:x1="13.741cm" svg:y1="3.345cm" svg:x2="13.619cm" svg:y2="2.519cm" draw:start-shape="id74" draw:start-glue-point="4" draw:end-shape="id71" draw:end-glue-point="7" svg:d="M13741-521l-122-826" svg:viewBox="0 0 123 827"><text:p/></draw:connector><draw:connector draw:style-name="gr55" draw:text-style-name="P188" draw:type="line" svg:x1="14.261cm" svg:y1="3.345cm" svg:x2="13.765cm" svg:y2="2.519cm" draw:start-shape="id75" draw:start-glue-point="4" draw:end-shape="id71" draw:end-glue-point="9" svg:d="M14261-521l-496-826" svg:viewBox="0 0 497 827"><text:p/></draw:connector><draw:custom-shape draw:style-name="gr57" draw:text-style-name="P214" xml:id="id71" draw:id="id71" svg:width="0.204cm" svg:height="0.202cm" svg:x="13.591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5.337cm" svg:y1="2.745cm" svg:x2="15.533cm" svg:y2="2.519cm" draw:start-shape="id76" draw:start-glue-point="4" draw:end-shape="id73" draw:end-glue-point="7" svg:d="M15337-1121l196-226" svg:viewBox="0 0 198 228"><text:p/></draw:connector><draw:connector draw:style-name="gr55" draw:text-style-name="P188" draw:type="line" svg:x1="15.711cm" svg:y1="3.345cm" svg:x2="15.677cm" svg:y2="2.519cm" draw:start-shape="id77" draw:start-glue-point="4" draw:end-shape="id73" draw:end-glue-point="9" svg:d="M15711-521l-34-826" svg:viewBox="0 0 35 827"><text:p/></draw:connector><draw:custom-shape draw:style-name="gr58" draw:text-style-name="P214" xml:id="id73" draw:id="id73" svg:width="0.205cm" svg:height="0.202cm" svg:x="15.503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1.532cm" svg:y1="2.347cm" svg:x2="12.13cm" svg:y2="2.096cm" draw:start-shape="id78" draw:start-glue-point="4" draw:end-shape="id79" draw:end-glue-point="7" svg:d="M11532-1519l598-251" svg:viewBox="0 0 600 252"><text:p/></draw:connector><draw:connector draw:style-name="gr55" draw:text-style-name="P188" draw:type="line" svg:x1="12.908cm" svg:y1="2.347cm" svg:x2="12.277cm" svg:y2="2.096cm" draw:start-shape="id80" draw:start-glue-point="4" draw:end-shape="id79" draw:end-glue-point="9" svg:d="M12908-1519l-631-251" svg:viewBox="0 0 633 252"><text:p/></draw:connector><draw:connector draw:style-name="gr55" draw:text-style-name="P188" draw:type="line" svg:x1="11.208cm" svg:y1="3.343cm" svg:x2="11.46cm" svg:y2="2.519cm" draw:start-shape="id81" draw:start-glue-point="4" draw:end-shape="id78" draw:end-glue-point="7" svg:d="M11208-523l252-824" svg:viewBox="0 0 254 826"><text:p/></draw:connector><draw:connector draw:style-name="gr55" draw:text-style-name="P188" draw:type="line" svg:x1="11.89cm" svg:y1="3.345cm" svg:x2="11.605cm" svg:y2="2.519cm" draw:start-shape="id82" draw:start-glue-point="4" draw:end-shape="id78" draw:end-glue-point="9" svg:d="M11890-521l-285-826" svg:viewBox="0 0 288 827"><text:p/></draw:connector><draw:custom-shape draw:style-name="gr58" draw:text-style-name="P214" xml:id="id78" draw:id="id78" svg:width="0.205cm" svg:height="0.202cm" svg:x="11.43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2.573cm" svg:y1="3.345cm" svg:x2="12.836cm" svg:y2="2.519cm" draw:start-shape="id83" draw:start-glue-point="4" draw:end-shape="id80" draw:end-glue-point="7" svg:d="M12573-521l263-826" svg:viewBox="0 0 265 827"><text:p/></draw:connector><draw:connector draw:style-name="gr55" draw:text-style-name="P188" draw:type="line" svg:x1="13.257cm" svg:y1="3.345cm" svg:x2="12.98cm" svg:y2="2.519cm" draw:start-shape="id84" draw:start-glue-point="4" draw:end-shape="id80" draw:end-glue-point="9" svg:d="M13257-521l-277-826" svg:viewBox="0 0 279 827"><text:p/></draw:connector><draw:custom-shape draw:style-name="gr58" draw:text-style-name="P214" xml:id="id80" draw:id="id80" svg:width="0.205cm" svg:height="0.202cm" svg:x="12.806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7.859cm" svg:y1="2.347cm" svg:x2="18.172cm" svg:y2="2.096cm" draw:start-shape="id85" draw:start-glue-point="4" draw:end-shape="id86" draw:end-glue-point="7" svg:d="M17859-1519l313-251" svg:viewBox="0 0 314 252"><text:p/></draw:connector><draw:connector draw:style-name="gr55" draw:text-style-name="P188" draw:type="line" svg:x1="18.625cm" svg:y1="2.347cm" svg:x2="18.314cm" svg:y2="2.096cm" draw:start-shape="id87" draw:start-glue-point="4" draw:end-shape="id86" draw:end-glue-point="9" svg:d="M18625-1519l-311-251" svg:viewBox="0 0 312 252"><text:p/></draw:connector><draw:connector draw:style-name="gr55" draw:text-style-name="P188" draw:type="line" svg:x1="17.586cm" svg:y1="2.745cm" svg:x2="17.787cm" svg:y2="2.519cm" draw:start-shape="id88" draw:start-glue-point="4" draw:end-shape="id85" draw:end-glue-point="7" svg:d="M17586-1121l201-226" svg:viewBox="0 0 203 228"><text:p/></draw:connector><draw:connector draw:style-name="gr55" draw:text-style-name="P188" draw:type="line" svg:x1="17.96cm" svg:y1="3.345cm" svg:x2="17.933cm" svg:y2="2.519cm" draw:start-shape="id89" draw:start-glue-point="4" draw:end-shape="id85" draw:end-glue-point="9" svg:d="M17960-521l-27-826" svg:viewBox="0 0 28 827"><text:p/></draw:connector><draw:custom-shape draw:style-name="gr57" draw:text-style-name="P214" xml:id="id85" draw:id="id85" svg:width="0.204cm" svg:height="0.202cm" svg:x="17.759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8.337cm" svg:y1="2.745cm" svg:x2="18.553cm" svg:y2="2.519cm" draw:start-shape="id90" draw:start-glue-point="4" draw:end-shape="id87" draw:end-glue-point="7" svg:d="M18337-1121l216-226" svg:viewBox="0 0 217 228"><text:p/></draw:connector><draw:connector draw:style-name="gr55" draw:text-style-name="P188" draw:type="line" svg:x1="18.731cm" svg:y1="3.345cm" svg:x2="18.695cm" svg:y2="2.519cm" draw:start-shape="id91" draw:start-glue-point="4" draw:end-shape="id87" draw:end-glue-point="9" svg:d="M18731-521l-36-826" svg:viewBox="0 0 37 827"><text:p/></draw:connector><draw:custom-shape draw:style-name="gr57" draw:text-style-name="P214" xml:id="id87" draw:id="id87" svg:width="0.2cm" svg:height="0.202cm" svg:x="18.524cm" svg:y="2.34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4" draw:text-style-name="P214" xml:id="id92" draw:id="id92" svg:width="0.204cm" svg:height="0.2cm" svg:x="17.403cm" svg:y="1.54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4" draw:text-style-name="P214" xml:id="id93" draw:id="id93" svg:width="0.2cm" svg:height="0.2cm" svg:x="13.421cm" svg:y="1.538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4" draw:text-style-name="P214" xml:id="id94" draw:id="id94" svg:width="0.204cm" svg:height="0.2cm" svg:x="7.964cm" svg:y="1.54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4" draw:text-style-name="P214" xml:id="id95" draw:id="id95" svg:width="0.2cm" svg:height="0.2cm" svg:x="2.679cm" svg:y="1.54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7" draw:text-style-name="P214" xml:id="id37" draw:id="id37" svg:width="0.2cm" svg:height="0.202cm" svg:x="6.653cm" svg:y="1.917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7" draw:text-style-name="P214" xml:id="id44" draw:id="id44" svg:width="0.204cm" svg:height="0.202cm" svg:x="4.029cm" svg:y="1.91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7" draw:text-style-name="P214" xml:id="id51" draw:id="id51" svg:width="0.2cm" svg:height="0.202cm" svg:x="1.363cm" svg:y="1.91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8" draw:text-style-name="P214" xml:id="id58" draw:id="id58" svg:width="0.205cm" svg:height="0.202cm" svg:x="9.368cm" svg:y="1.91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7" draw:text-style-name="P214" xml:id="id65" draw:id="id65" svg:width="0.2cm" svg:height="0.202cm" svg:x="16.628cm" svg:y="1.91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4" draw:text-style-name="P214" xml:id="id72" draw:id="id72" svg:width="0.204cm" svg:height="0.2cm" svg:x="14.637cm" svg:y="1.92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4" draw:text-style-name="P214" xml:id="id79" draw:id="id79" svg:width="0.204cm" svg:height="0.2cm" svg:x="12.102cm" svg:y="1.92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4" draw:text-style-name="P214" xml:id="id86" draw:id="id86" svg:width="0.2cm" svg:height="0.2cm" svg:x="18.143cm" svg:y="1.92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6.729cm" svg:y1="1.92cm" svg:x2="17.431cm" svg:y2="1.713cm" draw:start-shape="id65" draw:start-glue-point="4" draw:end-shape="id92" draw:end-glue-point="7" svg:d="M16729-1946l702-207" svg:viewBox="0 0 704 208"><text:p/></draw:connector><draw:connector draw:style-name="gr55" draw:text-style-name="P188" draw:type="line" svg:x1="18.244cm" svg:y1="1.925cm" svg:x2="17.577cm" svg:y2="1.713cm" draw:start-shape="id86" draw:start-glue-point="4" draw:end-shape="id92" draw:end-glue-point="9" svg:d="M18244-1941l-667-212" svg:viewBox="0 0 669 213"><text:p/></draw:connector><draw:connector draw:style-name="gr55" draw:text-style-name="P188" draw:type="line" svg:x1="12.203cm" svg:y1="1.924cm" svg:x2="13.45cm" svg:y2="1.709cm" draw:start-shape="id79" draw:start-glue-point="4" draw:end-shape="id93" draw:end-glue-point="7" svg:d="M12203-1942l1247-215" svg:viewBox="0 0 1249 217"><text:p/></draw:connector><draw:connector draw:style-name="gr55" draw:text-style-name="P188" draw:type="line" svg:x1="14.737cm" svg:y1="1.924cm" svg:x2="13.593cm" svg:y2="1.709cm" draw:start-shape="id72" draw:start-glue-point="4" draw:end-shape="id93" draw:end-glue-point="9" svg:d="M14737-1942l-1144-215" svg:viewBox="0 0 1147 217"><text:p/></draw:connector><draw:connector draw:style-name="gr55" draw:text-style-name="P188" draw:type="line" svg:x1="6.754cm" svg:y1="1.917cm" svg:x2="7.992cm" svg:y2="1.716cm" draw:start-shape="id37" draw:start-glue-point="4" draw:end-shape="id94" draw:end-glue-point="7" svg:d="M6754-1949l1238-201" svg:viewBox="0 0 1240 203"><text:p/></draw:connector><draw:connector draw:style-name="gr55" draw:text-style-name="P188" draw:type="line" svg:x1="9.47cm" svg:y1="1.919cm" svg:x2="8.139cm" svg:y2="1.716cm" draw:start-shape="id58" draw:start-glue-point="4" draw:end-shape="id94" draw:end-glue-point="9" svg:d="M9470-1947l-1331-203" svg:viewBox="0 0 1334 205"><text:p/></draw:connector><draw:connector draw:style-name="gr55" draw:text-style-name="P188" draw:type="line" svg:x1="1.464cm" svg:y1="1.919cm" svg:x2="2.708cm" svg:y2="1.716cm" draw:start-shape="id51" draw:start-glue-point="4" draw:end-shape="id95" draw:end-glue-point="7" svg:d="M1464-1947l1244-203" svg:viewBox="0 0 1245 205"><text:p/></draw:connector><draw:connector draw:style-name="gr55" draw:text-style-name="P188" draw:type="line" svg:x1="4.129cm" svg:y1="1.919cm" svg:x2="2.85cm" svg:y2="1.716cm" draw:start-shape="id44" draw:start-glue-point="4" draw:end-shape="id95" draw:end-glue-point="9" svg:d="M4129-1947l-1279-203" svg:viewBox="0 0 1281 205"><text:p/></draw:connector><draw:connector draw:style-name="gr55" draw:text-style-name="P188" draw:type="line" svg:x1="13.522cm" svg:y1="1.538cm" svg:x2="15.533cm" svg:y2="1.356cm" draw:start-shape="id93" draw:start-glue-point="4" draw:end-shape="id96" draw:end-glue-point="7" svg:d="M13522-2328l2011-182" svg:viewBox="0 0 2013 183"><text:p/></draw:connector><draw:connector draw:style-name="gr55" draw:text-style-name="P188" draw:type="line" svg:x1="17.503cm" svg:y1="1.541cm" svg:x2="15.677cm" svg:y2="1.356cm" draw:start-shape="id92" draw:start-glue-point="4" draw:end-shape="id96" draw:end-glue-point="9" svg:d="M17503-2325l-1826-185" svg:viewBox="0 0 1827 187"><text:p/></draw:connector><draw:custom-shape draw:style-name="gr56" draw:text-style-name="P214" xml:id="id96" draw:id="id96" svg:width="0.205cm" svg:height="0.2cm" svg:x="15.503cm" svg:y="1.18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2.78cm" svg:y1="1.545cm" svg:x2="5.345cm" svg:y2="1.36cm" draw:start-shape="id95" draw:start-glue-point="4" draw:end-shape="id97" draw:end-glue-point="7" svg:d="M2780-2321l2565-185" svg:viewBox="0 0 2566 187"><text:p/></draw:connector><draw:connector draw:style-name="gr55" draw:text-style-name="P188" draw:type="line" svg:x1="8.065cm" svg:y1="1.545cm" svg:x2="5.489cm" svg:y2="1.36cm" draw:start-shape="id94" draw:start-glue-point="4" draw:end-shape="id97" draw:end-glue-point="9" svg:d="M8065-2321l-2576-185" svg:viewBox="0 0 2577 187"><text:p/></draw:connector><draw:custom-shape draw:style-name="gr58" draw:text-style-name="P214" xml:id="id97" draw:id="id97" svg:width="0.205cm" svg:height="0.202cm" svg:x="5.315cm" svg:y="1.187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5.417cm" svg:y1="1.188cm" svg:x2="10.098cm" svg:y2="0.863cm" draw:start-shape="id97" draw:start-glue-point="4" draw:end-shape="id35" draw:end-glue-point="7" svg:d="M5417-2678l4681-325" svg:viewBox="0 0 4683 326"><text:p/></draw:connector><draw:connector draw:style-name="gr55" draw:text-style-name="P188" draw:type="line" svg:x1="15.605cm" svg:y1="1.186cm" svg:x2="10.245cm" svg:y2="0.863cm" draw:start-shape="id96" draw:start-glue-point="4" draw:end-shape="id35" draw:end-glue-point="9" svg:d="M15605-2680l-5360-323" svg:viewBox="0 0 5362 325"><text:p/></draw:connector><draw:custom-shape draw:style-name="gr60" draw:text-style-name="P216" xml:id="id88" draw:id="id88" svg:width="0.503cm" svg:height="0.475cm" svg:x="17.334cm" svg:y="2.745cm"><text:p text:style-name="P215"><text:span text:style-name="T284">6b</text:span></text:p><text:p text:style-name="P215"><text:span text:style-name="T285">1-2-3</text:span></text:p><draw:enhanced-geometry svg:viewBox="0 0 21600 21600" draw:glue-points="10800 0 0 10800 10800 21600 21600 10800" draw:type="flowchart-process" draw:enhanced-path="M 0 0 L 21600 0 21600 21600 0 21600 0 0 Z N"/></draw:custom-shape><draw:custom-shape draw:style-name="gr61" draw:text-style-name="P216" xml:id="id89" draw:id="id89" svg:width="0.5cm" svg:height="0.475cm" svg:x="17.709cm" svg:y="3.344cm"><text:p text:style-name="P215"><text:span text:style-name="T284">6b</text:span></text:p><text:p text:style-name="P215"><text:span text:style-name="T285">4-1-1</text:span></text:p><draw:enhanced-geometry svg:viewBox="0 0 21600 21600" draw:glue-points="10800 0 0 10800 10800 21600 21600 10800" draw:type="flowchart-process" draw:enhanced-path="M 0 0 L 21600 0 21600 21600 0 21600 0 0 Z N"/></draw:custom-shape><draw:custom-shape draw:style-name="gr60" draw:text-style-name="P216" xml:id="id90" draw:id="id90" svg:width="0.503cm" svg:height="0.475cm" svg:x="18.085cm" svg:y="2.745cm"><text:p text:style-name="P215"><text:span text:style-name="T284">6b</text:span></text:p><text:p text:style-name="P215"><text:span text:style-name="T285">1-4-1</text:span></text:p><draw:enhanced-geometry svg:viewBox="0 0 21600 21600" draw:glue-points="10800 0 0 10800 10800 21600 21600 10800" draw:type="flowchart-process" draw:enhanced-path="M 0 0 L 21600 0 21600 21600 0 21600 0 0 Z N"/></draw:custom-shape><draw:custom-shape draw:style-name="gr61" draw:text-style-name="P216" xml:id="id91" draw:id="id91" svg:width="0.5cm" svg:height="0.475cm" svg:x="18.48cm" svg:y="3.344cm"><text:p text:style-name="P215"><text:span text:style-name="T284">6b</text:span></text:p><text:p text:style-name="P215"><text:span text:style-name="T285">1-1-4</text:span></text:p><draw:enhanced-geometry svg:viewBox="0 0 21600 21600" draw:glue-points="10800 0 0 10800 10800 21600 21600 10800" draw:type="flowchart-process" draw:enhanced-path="M 0 0 L 21600 0 21600 21600 0 21600 0 0 Z N"/></draw:custom-shape><draw:custom-shape draw:style-name="gr61" draw:text-style-name="P216" xml:id="id67" draw:id="id67" svg:width="0.5cm" svg:height="0.475cm" svg:x="15.834cm" svg:y="2.745cm"><text:p text:style-name="P215"><text:span text:style-name="T284">6b</text:span></text:p><text:p text:style-name="P215"><text:span text:style-name="T285">3-1-2</text:span></text:p><draw:enhanced-geometry svg:viewBox="0 0 21600 21600" draw:glue-points="10800 0 0 10800 10800 21600 21600 10800" draw:type="flowchart-process" draw:enhanced-path="M 0 0 L 21600 0 21600 21600 0 21600 0 0 Z N"/></draw:custom-shape><draw:custom-shape draw:style-name="gr60" draw:text-style-name="P216" xml:id="id68" draw:id="id68" svg:width="0.503cm" svg:height="0.475cm" svg:x="16.21cm" svg:y="3.344cm"><text:p text:style-name="P215"><text:span text:style-name="T284">6b</text:span></text:p><text:p text:style-name="P215"><text:span text:style-name="T285">2-3-1</text:span></text:p><draw:enhanced-geometry svg:viewBox="0 0 21600 21600" draw:glue-points="10800 0 0 10800 10800 21600 21600 10800" draw:type="flowchart-process" draw:enhanced-path="M 0 0 L 21600 0 21600 21600 0 21600 0 0 Z N"/></draw:custom-shape><draw:custom-shape draw:style-name="gr60" draw:text-style-name="P216" xml:id="id69" draw:id="id69" svg:width="0.503cm" svg:height="0.475cm" svg:x="16.584cm" svg:y="2.745cm"><text:p text:style-name="P215"><text:span text:style-name="T284">6b</text:span></text:p><text:p text:style-name="P215"><text:span text:style-name="T285">2-1-3</text:span></text:p><draw:enhanced-geometry svg:viewBox="0 0 21600 21600" draw:glue-points="10800 0 0 10800 10800 21600 21600 10800" draw:type="flowchart-process" draw:enhanced-path="M 0 0 L 21600 0 21600 21600 0 21600 0 0 Z N"/></draw:custom-shape><draw:custom-shape draw:style-name="gr60" draw:text-style-name="P216" xml:id="id70" draw:id="id70" svg:width="0.503cm" svg:height="0.475cm" svg:x="16.96cm" svg:y="3.344cm"><text:p text:style-name="P215"><text:span text:style-name="T284">6b</text:span></text:p><text:p text:style-name="P215"><text:span text:style-name="T285">1-3-2</text:span></text:p><draw:enhanced-geometry svg:viewBox="0 0 21600 21600" draw:glue-points="10800 0 0 10800 10800 21600 21600 10800" draw:type="flowchart-process" draw:enhanced-path="M 0 0 L 21600 0 21600 21600 0 21600 0 0 Z N"/></draw:custom-shape><draw:custom-shape draw:style-name="gr60" draw:text-style-name="P216" xml:id="id77" draw:id="id77" svg:width="0.503cm" svg:height="0.475cm" svg:x="15.459cm" svg:y="3.344cm"><text:p text:style-name="P215"><text:span text:style-name="T284">6b</text:span></text:p><text:p text:style-name="P215"><text:span text:style-name="T285">3-2-1</text:span></text:p><draw:enhanced-geometry svg:viewBox="0 0 21600 21600" draw:glue-points="10800 0 0 10800 10800 21600 21600 10800" draw:type="flowchart-process" draw:enhanced-path="M 0 0 L 21600 0 21600 21600 0 21600 0 0 Z N"/></draw:custom-shape><draw:custom-shape draw:style-name="gr60" draw:text-style-name="P216" xml:id="id76" draw:id="id76" svg:width="0.503cm" svg:height="0.475cm" svg:x="15.085cm" svg:y="2.745cm"><text:p text:style-name="P215"><text:span text:style-name="T284">6b</text:span></text:p><text:p text:style-name="P215"><text:span text:style-name="T285">2-2-2</text:span></text:p><draw:enhanced-geometry svg:viewBox="0 0 21600 21600" draw:glue-points="10800 0 0 10800 10800 21600 21600 10800" draw:type="flowchart-process" draw:enhanced-path="M 0 0 L 21600 0 21600 21600 0 21600 0 0 Z N"/></draw:custom-shape><draw:connector draw:style-name="gr55" draw:text-style-name="P188" draw:type="line" svg:x1="0.261cm" svg:y1="4.286cm" svg:x2="0.432cm" svg:y2="3.552cm" draw:start-shape="id98" draw:start-glue-point="4" draw:end-shape="id53" draw:end-glue-point="7" svg:d="M261 420l171-734" svg:viewBox="0 0 173 736"><text:p/></draw:connector><draw:connector draw:style-name="gr55" draw:text-style-name="P188" draw:type="line" svg:x1="0.587cm" svg:y1="4.886cm" svg:x2="0.61cm" svg:y2="3.552cm" draw:start-shape="id99" draw:start-glue-point="4" draw:end-shape="id53" draw:end-glue-point="9" svg:d="M587 1020l23-1334" svg:viewBox="0 0 25 1335"><text:p/></draw:connector><draw:custom-shape draw:style-name="gr62" draw:text-style-name="P216" xml:id="id53" draw:id="id53" svg:width="0.249cm" svg:height="0.251cm" svg:x="0.397cm" svg:y="3.337cm"><text:p text:style-name="P215"><text:span text:style-name="T28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0.912cm" svg:y1="4.286cm" svg:x2="1.034cm" svg:y2="3.563cm" draw:start-shape="id100" draw:start-glue-point="4" draw:end-shape="id54" draw:end-glue-point="7" svg:d="M912 420l122-723" svg:viewBox="0 0 123 725"><text:p/></draw:connector><draw:connector draw:style-name="gr55" draw:text-style-name="P188" draw:type="line" svg:x1="1.245cm" svg:y1="4.886cm" svg:x2="1.212cm" svg:y2="3.563cm" draw:start-shape="id101" draw:start-glue-point="4" draw:end-shape="id54" draw:end-glue-point="9" svg:d="M1245 1020l-33-1323" svg:viewBox="0 0 35 1325"><text:p/></draw:connector><draw:custom-shape draw:style-name="gr63" draw:text-style-name="P216" xml:id="id54" draw:id="id54" svg:width="0.253cm" svg:height="0.249cm" svg:x="0.997cm" svg:y="3.35cm"><text:p text:style-name="P215"><text:span text:style-name="T286">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577cm" svg:y1="4.286cm" svg:x2="1.686cm" svg:y2="3.556cm" draw:start-shape="id102" draw:start-glue-point="4" draw:end-shape="id55" draw:end-glue-point="7" svg:d="M1577 420l109-730" svg:viewBox="0 0 111 732"><text:p/></draw:connector><draw:connector draw:style-name="gr55" draw:text-style-name="P188" draw:type="line" svg:x1="1.912cm" svg:y1="4.886cm" svg:x2="1.866cm" svg:y2="3.556cm" draw:start-shape="id103" draw:start-glue-point="4" draw:end-shape="id55" draw:end-glue-point="9" svg:d="M1912 1020l-46-1330" svg:viewBox="0 0 48 1332"><text:p/></draw:connector><draw:custom-shape draw:style-name="gr64" draw:text-style-name="P216" xml:id="id55" draw:id="id55" svg:width="0.251cm" svg:height="0.249cm" svg:x="1.651cm" svg:y="3.343cm"><text:p text:style-name="P215"><text:span text:style-name="T286">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2.577cm" svg:y1="4.886cm" svg:x2="2.536cm" svg:y2="3.556cm" draw:start-shape="id104" draw:start-glue-point="4" draw:end-shape="id56" draw:end-glue-point="9" svg:d="M2577 1020l-41-1330" svg:viewBox="0 0 42 1332"><text:p/></draw:connector><draw:custom-shape draw:style-name="gr64" draw:text-style-name="P216" xml:id="id56" draw:id="id56" svg:width="0.251cm" svg:height="0.249cm" svg:x="2.321cm" svg:y="3.343cm"><text:p text:style-name="P215"><text:span text:style-name="T286">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2.91cm" svg:y1="4.286cm" svg:x2="3.032cm" svg:y2="3.556cm" draw:start-shape="id105" draw:start-glue-point="4" draw:end-shape="id46" draw:end-glue-point="7" svg:d="M2910 420l122-730" svg:viewBox="0 0 123 732"><text:p/></draw:connector><draw:connector draw:style-name="gr55" draw:text-style-name="P188" draw:type="line" svg:x1="3.242cm" svg:y1="4.886cm" svg:x2="3.21cm" svg:y2="3.556cm" draw:start-shape="id106" draw:start-glue-point="4" draw:end-shape="id46" draw:end-glue-point="9" svg:d="M3242 1020l-32-1330" svg:viewBox="0 0 34 1332"><text:p/></draw:connector><draw:custom-shape draw:style-name="gr63" draw:text-style-name="P216" xml:id="id46" draw:id="id46" svg:width="0.249cm" svg:height="0.249cm" svg:x="2.997cm" svg:y="3.343cm"><text:p text:style-name="P215"><text:span text:style-name="T286">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3.575cm" svg:y1="4.286cm" svg:x2="3.671cm" svg:y2="3.556cm" draw:start-shape="id107" draw:start-glue-point="4" draw:end-shape="id47" draw:end-glue-point="7" svg:d="M3575 420l96-730" svg:viewBox="0 0 97 732"><text:p/></draw:connector><draw:connector draw:style-name="gr55" draw:text-style-name="P188" draw:type="line" svg:x1="3.909cm" svg:y1="4.886cm" svg:x2="3.849cm" svg:y2="3.556cm" draw:start-shape="id108" draw:start-glue-point="4" draw:end-shape="id47" draw:end-glue-point="9" svg:d="M3909 1020l-60-1330" svg:viewBox="0 0 62 1332"><text:p/></draw:connector><draw:custom-shape draw:style-name="gr63" draw:text-style-name="P216" xml:id="id47" draw:id="id47" svg:width="0.253cm" svg:height="0.249cm" svg:x="3.634cm" svg:y="3.343cm"><text:p text:style-name="P215"><text:span text:style-name="T286">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4.242cm" svg:y1="4.286cm" svg:x2="4.374cm" svg:y2="3.556cm" draw:start-shape="id109" draw:start-glue-point="4" draw:end-shape="id48" draw:end-glue-point="7" svg:d="M4242 420l132-730" svg:viewBox="0 0 134 732"><text:p/></draw:connector><draw:connector draw:style-name="gr55" draw:text-style-name="P188" draw:type="line" svg:x1="4.574cm" svg:y1="4.886cm" svg:x2="4.553cm" svg:y2="3.556cm" draw:start-shape="id110" draw:start-glue-point="4" draw:end-shape="id48" draw:end-glue-point="9" svg:d="M4574 1020l-21-1330" svg:viewBox="0 0 23 1332"><text:p/></draw:connector><draw:custom-shape draw:style-name="gr63" draw:text-style-name="P216" xml:id="id48" draw:id="id48" svg:width="0.249cm" svg:height="0.249cm" svg:x="4.339cm" svg:y="3.343cm"><text:p text:style-name="P215"><text:span text:style-name="T286">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4.907cm" svg:y1="4.286cm" svg:x2="5.032cm" svg:y2="3.556cm" draw:start-shape="id111" draw:start-glue-point="4" draw:end-shape="id49" draw:end-glue-point="7" svg:d="M4907 420l125-730" svg:viewBox="0 0 127 732"><text:p/></draw:connector><draw:connector draw:style-name="gr55" draw:text-style-name="P188" draw:type="line" svg:x1="5.248cm" svg:y1="5.09cm" svg:x2="5.211cm" svg:y2="3.556cm" draw:start-shape="id112" draw:start-glue-point="4" draw:end-shape="id49" draw:end-glue-point="9" svg:d="M5248 1224l-37-1534" svg:viewBox="0 0 39 1536"><text:p/></draw:connector><draw:custom-shape draw:style-name="gr63" draw:text-style-name="P216" xml:id="id49" draw:id="id49" svg:width="0.249cm" svg:height="0.249cm" svg:x="4.997cm" svg:y="3.343cm"><text:p text:style-name="P215"><text:span text:style-name="T286">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5.613cm" svg:y1="5.091cm" svg:x2="5.666cm" svg:y2="3.56cm" draw:start-shape="id113" draw:start-glue-point="4" draw:end-shape="id39" draw:end-glue-point="7" svg:d="M5613 1225l53-1531" svg:viewBox="0 0 55 1533"><text:p/></draw:connector><draw:connector draw:style-name="gr55" draw:text-style-name="P188" draw:type="line" svg:x1="5.987cm" svg:y1="5.095cm" svg:x2="5.844cm" svg:y2="3.56cm" draw:start-shape="id114" draw:start-glue-point="4" draw:end-shape="id39" draw:end-glue-point="9" svg:d="M5987 1229l-143-1535" svg:viewBox="0 0 145 1536"><text:p/></draw:connector><draw:custom-shape draw:style-name="gr62" draw:text-style-name="P216" xml:id="id39" draw:id="id39" svg:width="0.253cm" svg:height="0.251cm" svg:x="5.629cm" svg:y="3.344cm"><text:p text:style-name="P215"><text:span text:style-name="T286">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6.361cm" svg:y1="5.095cm" svg:x2="6.336cm" svg:y2="3.56cm" draw:start-shape="id115" draw:start-glue-point="4" draw:end-shape="id40" draw:end-glue-point="7" svg:d="M6361 1229l-25-1535" svg:viewBox="0 0 26 1536"><text:p/></draw:connector><draw:connector draw:style-name="gr55" draw:text-style-name="P188" draw:type="line" svg:x1="6.736cm" svg:y1="5.095cm" svg:x2="6.514cm" svg:y2="3.56cm" draw:start-shape="id116" draw:start-glue-point="4" draw:end-shape="id40" draw:end-glue-point="9" svg:d="M6736 1229l-222-1535" svg:viewBox="0 0 224 1536"><text:p/></draw:connector><draw:custom-shape draw:style-name="gr62" draw:text-style-name="P216" xml:id="id40" draw:id="id40" svg:width="0.253cm" svg:height="0.251cm" svg:x="6.299cm" svg:y="3.344cm"><text:p text:style-name="P215"><text:span text:style-name="T286">1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7.11cm" svg:y1="5.095cm" svg:x2="7.02cm" svg:y2="3.56cm" draw:start-shape="id117" draw:start-glue-point="4" draw:end-shape="id41" draw:end-glue-point="7" svg:d="M7110 1229l-90-1535" svg:viewBox="0 0 92 1536"><text:p/></draw:connector><draw:connector draw:style-name="gr55" draw:text-style-name="P188" draw:type="line" svg:x1="7.488cm" svg:y1="5.095cm" svg:x2="7.198cm" svg:y2="3.56cm" draw:start-shape="id118" draw:start-glue-point="4" draw:end-shape="id41" draw:end-glue-point="9" svg:d="M7488 1229l-290-1535" svg:viewBox="0 0 291 1536"><text:p/></draw:connector><draw:custom-shape draw:style-name="gr62" draw:text-style-name="P216" xml:id="id41" draw:id="id41" svg:width="0.249cm" svg:height="0.251cm" svg:x="6.985cm" svg:y="3.344cm"><text:p text:style-name="P215"><text:span text:style-name="T286">1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7.862cm" svg:y1="5.095cm" svg:x2="7.705cm" svg:y2="3.56cm" draw:start-shape="id119" draw:start-glue-point="4" draw:end-shape="id42" draw:end-glue-point="7" svg:d="M7862 1229l-157-1535" svg:viewBox="0 0 159 1536"><text:p/></draw:connector><draw:connector draw:style-name="gr55" draw:text-style-name="P188" draw:type="line" svg:x1="8.236cm" svg:y1="5.095cm" svg:x2="7.883cm" svg:y2="3.56cm" draw:start-shape="id120" draw:start-glue-point="4" draw:end-shape="id42" draw:end-glue-point="9" svg:d="M8236 1229l-353-1535" svg:viewBox="0 0 355 1536"><text:p/></draw:connector><draw:custom-shape draw:style-name="gr62" draw:text-style-name="P216" xml:id="id42" draw:id="id42" svg:width="0.253cm" svg:height="0.251cm" svg:x="7.668cm" svg:y="3.344cm"><text:p text:style-name="P215"><text:span text:style-name="T286">1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8.611cm" svg:y1="5.095cm" svg:x2="8.386cm" svg:y2="3.56cm" draw:start-shape="id121" draw:start-glue-point="4" draw:end-shape="id60" draw:end-glue-point="7" svg:d="M8611 1229l-225-1535" svg:viewBox="0 0 228 1536"><text:p/></draw:connector><draw:connector draw:style-name="gr55" draw:text-style-name="P188" draw:type="line" svg:x1="8.985cm" svg:y1="5.095cm" svg:x2="8.565cm" svg:y2="3.56cm" draw:start-shape="id122" draw:start-glue-point="4" draw:end-shape="id60" draw:end-glue-point="9" svg:d="M8985 1229l-420-1535" svg:viewBox="0 0 422 1536"><text:p/></draw:connector><draw:custom-shape draw:style-name="gr65" draw:text-style-name="P216" xml:id="id60" draw:id="id60" svg:width="0.251cm" svg:height="0.251cm" svg:x="8.35cm" svg:y="3.344cm"><text:p text:style-name="P215"><text:span text:style-name="T286">1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9.361cm" svg:y1="5.095cm" svg:x2="9.07cm" svg:y2="3.56cm" draw:start-shape="id123" draw:start-glue-point="4" draw:end-shape="id61" draw:end-glue-point="7" svg:d="M9361 1229l-291-1535" svg:viewBox="0 0 293 1536"><text:p/></draw:connector><draw:custom-shape draw:style-name="gr62" draw:text-style-name="P216" xml:id="id61" draw:id="id61" svg:width="0.253cm" svg:height="0.251cm" svg:x="9.033cm" svg:y="3.344cm"><text:p text:style-name="P215"><text:span text:style-name="T286">1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0.111cm" svg:y1="5.095cm" svg:x2="9.753cm" svg:y2="3.56cm" draw:start-shape="id124" draw:start-glue-point="4" draw:end-shape="id62" draw:end-glue-point="7" svg:d="M10111 1229l-358-1535" svg:viewBox="0 0 360 1536"><text:p/></draw:connector><draw:custom-shape draw:style-name="gr62" draw:text-style-name="P216" xml:id="id62" draw:id="id62" svg:width="0.253cm" svg:height="0.251cm" svg:x="9.716cm" svg:y="3.344cm"><text:p text:style-name="P215"><text:span text:style-name="T286">1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63" draw:id="id63" svg:width="0.249cm" svg:height="0.251cm" svg:x="10.4cm" svg:y="3.344cm"><text:p text:style-name="P215"><text:span text:style-name="T286">1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81" draw:id="id81" svg:width="0.253cm" svg:height="0.251cm" svg:x="11.081cm" svg:y="3.343cm"><text:p text:style-name="P215"><text:span text:style-name="T286">1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216" xml:id="id82" draw:id="id82" svg:width="0.251cm" svg:height="0.249cm" svg:x="11.765cm" svg:y="3.344cm"><text:p text:style-name="P215"><text:span text:style-name="T286">1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3" draw:text-style-name="P216" xml:id="id83" draw:id="id83" svg:width="0.249cm" svg:height="0.249cm" svg:x="12.448cm" svg:y="3.344cm"><text:p text:style-name="P215"><text:span text:style-name="T286">1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3" draw:text-style-name="P216" xml:id="id84" draw:id="id84" svg:width="0.249cm" svg:height="0.249cm" svg:x="13.132cm" svg:y="3.344cm"><text:p text:style-name="P215"><text:span text:style-name="T286">2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3" draw:text-style-name="P216" xml:id="id74" draw:id="id74" svg:width="0.253cm" svg:height="0.249cm" svg:x="13.614cm" svg:y="3.344cm"><text:p text:style-name="P215"><text:span text:style-name="T286">2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3" draw:text-style-name="P216" xml:id="id75" draw:id="id75" svg:width="0.249cm" svg:height="0.249cm" svg:x="14.136cm" svg:y="3.344cm"><text:p text:style-name="P215"><text:span text:style-name="T286">2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6" draw:text-style-name="P216" xml:id="id108" draw:id="id108" svg:width="0.503cm" svg:height="0.477cm" svg:x="3.657cm" svg:y="4.886cm"><text:p text:style-name="P215"><text:span text:style-name="T284">7b</text:span></text:p><text:p text:style-name="P215"><text:span text:style-name="T285">1-2-4</text:span></text:p><draw:enhanced-geometry svg:viewBox="0 0 21600 21600" draw:glue-points="10800 0 0 10800 10800 21600 21600 10800" draw:type="flowchart-process" draw:enhanced-path="M 0 0 L 21600 0 21600 21600 0 21600 0 0 Z N"/></draw:custom-shape><draw:custom-shape draw:style-name="gr60" draw:text-style-name="P216" xml:id="id109" draw:id="id109" svg:width="0.503cm" svg:height="0.475cm" svg:x="3.99cm" svg:y="4.286cm"><text:p text:style-name="P215"><text:span text:style-name="T284">7b</text:span></text:p><text:p text:style-name="P215"><text:span text:style-name="T285">5-1-1</text:span></text:p><draw:enhanced-geometry svg:viewBox="0 0 21600 21600" draw:glue-points="10800 0 0 10800 10800 21600 21600 10800" draw:type="flowchart-process" draw:enhanced-path="M 0 0 L 21600 0 21600 21600 0 21600 0 0 Z N"/></draw:custom-shape><draw:custom-shape draw:style-name="gr67" draw:text-style-name="P216" xml:id="id110" draw:id="id110" svg:width="0.505cm" svg:height="0.477cm" svg:x="4.322cm" svg:y="4.886cm"><text:p text:style-name="P215"><text:span text:style-name="T284">7b</text:span></text:p><text:p text:style-name="P215"><text:span text:style-name="T285">1-5-1</text:span></text:p><draw:enhanced-geometry svg:viewBox="0 0 21600 21600" draw:glue-points="10800 0 0 10800 10800 21600 21600 10800" draw:type="flowchart-process" draw:enhanced-path="M 0 0 L 21600 0 21600 21600 0 21600 0 0 Z N"/></draw:custom-shape><draw:custom-shape draw:style-name="gr60" draw:text-style-name="P216" xml:id="id111" draw:id="id111" svg:width="0.503cm" svg:height="0.475cm" svg:x="4.655cm" svg:y="4.286cm"><text:p text:style-name="P215"><text:span text:style-name="T284">7b</text:span></text:p><text:p text:style-name="P215"><text:span text:style-name="T285">1-1-5</text:span></text:p><draw:enhanced-geometry svg:viewBox="0 0 21600 21600" draw:glue-points="10800 0 0 10800 10800 21600 21600 10800" draw:type="flowchart-process" draw:enhanced-path="M 0 0 L 21600 0 21600 21600 0 21600 0 0 Z N"/></draw:custom-shape><draw:custom-shape draw:style-name="gr66" draw:text-style-name="P216" xml:id="id104" draw:id="id104" svg:width="0.503cm" svg:height="0.477cm" svg:x="2.325cm" svg:y="4.886cm"><text:p text:style-name="P215"><text:span text:style-name="T284">7b</text:span></text:p><text:p text:style-name="P215"><text:span text:style-name="T285">4-1-2</text:span></text:p><draw:enhanced-geometry svg:viewBox="0 0 21600 21600" draw:glue-points="10800 0 0 10800 10800 21600 21600 10800" draw:type="flowchart-process" draw:enhanced-path="M 0 0 L 21600 0 21600 21600 0 21600 0 0 Z N"/></draw:custom-shape><draw:custom-shape draw:style-name="gr60" draw:text-style-name="P216" xml:id="id105" draw:id="id105" svg:width="0.503cm" svg:height="0.475cm" svg:x="2.658cm" svg:y="4.286cm"><text:p text:style-name="P215"><text:span text:style-name="T284">7b</text:span></text:p><text:p text:style-name="P215"><text:span text:style-name="T285">2-4-1</text:span></text:p><draw:enhanced-geometry svg:viewBox="0 0 21600 21600" draw:glue-points="10800 0 0 10800 10800 21600 21600 10800" draw:type="flowchart-process" draw:enhanced-path="M 0 0 L 21600 0 21600 21600 0 21600 0 0 Z N"/></draw:custom-shape><draw:custom-shape draw:style-name="gr66" draw:text-style-name="P216" xml:id="id106" draw:id="id106" svg:width="0.503cm" svg:height="0.477cm" svg:x="2.99cm" svg:y="4.886cm"><text:p text:style-name="P215"><text:span text:style-name="T284">7b</text:span></text:p><text:p text:style-name="P215"><text:span text:style-name="T285">2-1-4</text:span></text:p><draw:enhanced-geometry svg:viewBox="0 0 21600 21600" draw:glue-points="10800 0 0 10800 10800 21600 21600 10800" draw:type="flowchart-process" draw:enhanced-path="M 0 0 L 21600 0 21600 21600 0 21600 0 0 Z N"/></draw:custom-shape><draw:custom-shape draw:style-name="gr60" draw:text-style-name="P216" xml:id="id107" draw:id="id107" svg:width="0.503cm" svg:height="0.475cm" svg:x="3.323cm" svg:y="4.286cm"><text:p text:style-name="P215"><text:span text:style-name="T284">7b</text:span></text:p><text:p text:style-name="P215"><text:span text:style-name="T285">1-4-2</text:span></text:p><draw:enhanced-geometry svg:viewBox="0 0 21600 21600" draw:glue-points="10800 0 0 10800 10800 21600 21600 10800" draw:type="flowchart-process" draw:enhanced-path="M 0 0 L 21600 0 21600 21600 0 21600 0 0 Z N"/></draw:custom-shape><draw:custom-shape draw:style-name="gr61" draw:text-style-name="P216" xml:id="id126" draw:id="id126" svg:width="0.5cm" svg:height="0.475cm" svg:x="1.991cm" svg:y="4.286cm"><text:p text:style-name="P215"><text:span text:style-name="T284">7b</text:span></text:p><text:p text:style-name="P215"><text:span text:style-name="T285">4-2-1</text:span></text:p><draw:enhanced-geometry svg:viewBox="0 0 21600 21600" draw:glue-points="10800 0 0 10800 10800 21600 21600 10800" draw:type="flowchart-process" draw:enhanced-path="M 0 0 L 21600 0 21600 21600 0 21600 0 0 Z N"/></draw:custom-shape><draw:custom-shape draw:style-name="gr66" draw:text-style-name="P216" xml:id="id103" draw:id="id103" svg:width="0.503cm" svg:height="0.477cm" svg:x="1.66cm" svg:y="4.886cm"><text:p text:style-name="P215"><text:span text:style-name="T284">7b</text:span></text:p><text:p text:style-name="P215"><text:span text:style-name="T285">1-1-3</text:span></text:p><draw:enhanced-geometry svg:viewBox="0 0 21600 21600" draw:glue-points="10800 0 0 10800 10800 21600 21600 10800" draw:type="flowchart-process" draw:enhanced-path="M 0 0 L 21600 0 21600 21600 0 21600 0 0 Z N"/></draw:custom-shape><draw:custom-shape draw:style-name="gr66" draw:text-style-name="P216" xml:id="id99" draw:id="id99" svg:width="0.503cm" svg:height="0.477cm" svg:x="0.335cm" svg:y="4.886cm"><text:p text:style-name="P215"><text:span text:style-name="T284">7b</text:span></text:p><text:p text:style-name="P215"><text:span text:style-name="T285">2-3-2</text:span></text:p><draw:enhanced-geometry svg:viewBox="0 0 21600 21600" draw:glue-points="10800 0 0 10800 10800 21600 21600 10800" draw:type="flowchart-process" draw:enhanced-path="M 0 0 L 21600 0 21600 21600 0 21600 0 0 Z N"/></draw:custom-shape><draw:custom-shape draw:style-name="gr68" draw:text-style-name="P216" xml:id="id100" draw:id="id100" svg:width="0.505cm" svg:height="0.475cm" svg:x="0.66cm" svg:y="4.286cm"><text:p text:style-name="P215"><text:span text:style-name="T284">7b</text:span></text:p><text:p text:style-name="P215"><text:span text:style-name="T285">2-2-3</text:span></text:p><draw:enhanced-geometry svg:viewBox="0 0 21600 21600" draw:glue-points="10800 0 0 10800 10800 21600 21600 10800" draw:type="flowchart-process" draw:enhanced-path="M 0 0 L 21600 0 21600 21600 0 21600 0 0 Z N"/></draw:custom-shape><draw:custom-shape draw:style-name="gr66" draw:text-style-name="P216" xml:id="id101" draw:id="id101" svg:width="0.503cm" svg:height="0.477cm" svg:x="0.993cm" svg:y="4.886cm"><text:p text:style-name="P215"><text:span text:style-name="T284">7b</text:span></text:p><text:p text:style-name="P215"><text:span text:style-name="T285">3-1-1</text:span></text:p><draw:enhanced-geometry svg:viewBox="0 0 21600 21600" draw:glue-points="10800 0 0 10800 10800 21600 21600 10800" draw:type="flowchart-process" draw:enhanced-path="M 0 0 L 21600 0 21600 21600 0 21600 0 0 Z N"/></draw:custom-shape><draw:custom-shape draw:style-name="gr61" draw:text-style-name="P216" xml:id="id102" draw:id="id102" svg:width="0.5cm" svg:height="0.475cm" svg:x="1.326cm" svg:y="4.286cm"><text:p text:style-name="P215"><text:span text:style-name="T284">7b</text:span></text:p><text:p text:style-name="P215"><text:span text:style-name="T285">1-3-1</text:span></text:p><draw:enhanced-geometry svg:viewBox="0 0 21600 21600" draw:glue-points="10800 0 0 10800 10800 21600 21600 10800" draw:type="flowchart-process" draw:enhanced-path="M 0 0 L 21600 0 21600 21600 0 21600 0 0 Z N"/></draw:custom-shape><draw:custom-shape draw:style-name="gr60" draw:text-style-name="P216" xml:id="id98" draw:id="id98" svg:width="0.503cm" svg:height="0.475cm" svg:x="0.009cm" svg:y="4.286cm"><text:p text:style-name="P215"><text:span text:style-name="T284">7b</text:span></text:p><text:p text:style-name="P215"><text:span text:style-name="T285">3-2-2</text:span></text:p><draw:enhanced-geometry svg:viewBox="0 0 21600 21600" draw:glue-points="10800 0 0 10800 10800 21600 21600 10800" draw:type="flowchart-process" draw:enhanced-path="M 0 0 L 21600 0 21600 21600 0 21600 0 0 Z N"/></draw:custom-shape><draw:connector draw:style-name="gr55" draw:text-style-name="P188" draw:type="line" svg:x1="9.248cm" svg:y1="3.56cm" svg:x2="9.737cm" svg:y2="5.095cm" draw:start-shape="id61" draw:start-glue-point="9" draw:end-shape="id125" draw:end-glue-point="4" svg:d="M9248-306l489 1535" svg:viewBox="0 0 490 1536"><text:p/></draw:connector><draw:connector draw:style-name="gr55" draw:text-style-name="P188" draw:type="line" svg:x1="2.357cm" svg:y1="3.556cm" svg:x2="2.242cm" svg:y2="4.286cm" draw:start-shape="id56" draw:start-glue-point="7" draw:end-shape="id126" draw:end-glue-point="4" svg:d="M2357-310l-115 730" svg:viewBox="0 0 116 732"><text:p/></draw:connector><draw:connector draw:style-name="gr55" draw:text-style-name="P188" draw:type="line" svg:x1="10.486cm" svg:y1="5.095cm" svg:x2="9.931cm" svg:y2="3.56cm" draw:start-shape="id127" draw:start-glue-point="4" draw:end-shape="id62" draw:end-glue-point="9" svg:d="M10486 1229l-555-1535" svg:viewBox="0 0 557 1536"><text:p/></draw:connector><draw:connector draw:style-name="gr55" draw:text-style-name="P188" draw:type="line" svg:x1="10.86cm" svg:y1="5.095cm" svg:x2="10.435cm" svg:y2="3.56cm" draw:start-shape="id128" draw:start-glue-point="4" draw:end-shape="id63" draw:end-glue-point="7" svg:d="M10860 1229l-425-1535" svg:viewBox="0 0 427 1536"><text:p/></draw:connector><draw:connector draw:style-name="gr55" draw:text-style-name="P188" draw:type="line" svg:x1="11.236cm" svg:y1="5.095cm" svg:x2="10.613cm" svg:y2="3.56cm" draw:start-shape="id129" draw:start-glue-point="4" draw:end-shape="id63" draw:end-glue-point="9" svg:d="M11236 1229l-623-1535" svg:viewBox="0 0 624 1536"><text:p/></draw:connector><draw:connector draw:style-name="gr55" draw:text-style-name="P188" draw:type="line" svg:x1="11.612cm" svg:y1="5.091cm" svg:x2="11.118cm" svg:y2="3.558cm" draw:start-shape="id130" draw:start-glue-point="4" draw:end-shape="id81" draw:end-glue-point="7" svg:d="M11612 1225l-494-1533" svg:viewBox="0 0 496 1535"><text:p/></draw:connector><draw:connector draw:style-name="gr55" draw:text-style-name="P188" draw:type="line" svg:x1="11.986cm" svg:y1="5.091cm" svg:x2="11.296cm" svg:y2="3.558cm" draw:start-shape="id131" draw:start-glue-point="4" draw:end-shape="id81" draw:end-glue-point="9" svg:d="M11986 1225l-690-1533" svg:viewBox="0 0 691 1535"><text:p/></draw:connector><draw:connector draw:style-name="gr55" draw:text-style-name="P188" draw:type="line" svg:x1="12.561cm" svg:y1="5.093cm" svg:x2="11.8cm" svg:y2="3.558cm" draw:start-shape="id132" draw:start-glue-point="4" draw:end-shape="id82" draw:end-glue-point="7" svg:d="M12561 1227l-761-1535" svg:viewBox="0 0 762 1536"><text:p/></draw:connector><draw:connector draw:style-name="gr55" draw:text-style-name="P188" draw:type="line" svg:x1="13.236cm" svg:y1="5.091cm" svg:x2="11.98cm" svg:y2="3.558cm" draw:start-shape="id133" draw:start-glue-point="4" draw:end-shape="id82" draw:end-glue-point="9" svg:d="M13236 1225l-1256-1533" svg:viewBox="0 0 1258 1535"><text:p/></draw:connector><draw:connector draw:style-name="gr55" draw:text-style-name="P188" draw:type="line" svg:x1="13.91cm" svg:y1="5.093cm" svg:x2="12.483cm" svg:y2="3.558cm" draw:start-shape="id134" draw:start-glue-point="4" draw:end-shape="id83" draw:end-glue-point="7" svg:d="M13910 1227l-1427-1535" svg:viewBox="0 0 1429 1536"><text:p/></draw:connector><draw:connector draw:style-name="gr55" draw:text-style-name="P188" draw:type="line" svg:x1="14.579cm" svg:y1="5.093cm" svg:x2="12.661cm" svg:y2="3.558cm" draw:start-shape="id135" draw:start-glue-point="4" draw:end-shape="id83" draw:end-glue-point="9" svg:d="M14579 1227l-1918-1535" svg:viewBox="0 0 1919 1536"><text:p/></draw:connector><draw:connector draw:style-name="gr55" draw:text-style-name="P188" draw:type="line" svg:x1="15.245cm" svg:y1="5.093cm" svg:x2="13.167cm" svg:y2="3.558cm" draw:start-shape="id136" draw:start-glue-point="4" draw:end-shape="id84" draw:end-glue-point="7" svg:d="M15245 1227l-2078-1535" svg:viewBox="0 0 2080 1536"><text:p/></draw:connector><draw:connector draw:style-name="gr55" draw:text-style-name="P188" draw:type="line" svg:x1="15.912cm" svg:y1="5.093cm" svg:x2="13.346cm" svg:y2="3.558cm" draw:start-shape="id137" draw:start-glue-point="4" draw:end-shape="id84" draw:end-glue-point="9" svg:d="M15912 1227l-2566-1535" svg:viewBox="0 0 2568 1536"><text:p/></draw:connector><draw:connector draw:style-name="gr55" draw:text-style-name="P188" draw:type="line" svg:x1="16.452cm" svg:y1="5.216cm" svg:x2="13.651cm" svg:y2="3.558cm" draw:start-shape="id138" draw:end-shape="id74" draw:end-glue-point="7" svg:d="M16452 1350l-2801-1658" svg:viewBox="0 0 2803 1660"><text:p/></draw:connector><draw:connector draw:style-name="gr55" draw:text-style-name="P188" draw:type="line" svg:x1="17.246cm" svg:y1="5.093cm" svg:x2="13.829cm" svg:y2="3.558cm" draw:start-shape="id139" draw:start-glue-point="4" draw:end-shape="id74" draw:end-glue-point="9" svg:d="M17246 1227l-3417-1535" svg:viewBox="0 0 3418 1536"><text:p/></draw:connector><draw:connector draw:style-name="gr55" draw:text-style-name="P188" draw:type="line" svg:x1="17.912cm" svg:y1="5.093cm" svg:x2="14.171cm" svg:y2="3.558cm" draw:start-shape="id140" draw:start-glue-point="4" draw:end-shape="id75" draw:end-glue-point="7" svg:d="M17912 1227l-3741-1535" svg:viewBox="0 0 3743 1536"><text:p/></draw:connector><draw:connector draw:style-name="gr55" draw:text-style-name="P188" draw:type="line" svg:x1="18.616cm" svg:y1="5.093cm" svg:x2="14.349cm" svg:y2="3.558cm" draw:start-shape="id141" draw:start-glue-point="4" draw:end-shape="id75" draw:end-glue-point="9" svg:d="M18616 1227l-4267-1535" svg:viewBox="0 0 4269 1536"><text:p/></draw:connector><draw:connector draw:style-name="gr55" draw:text-style-name="P188" draw:type="line" svg:x1="1.789cm" svg:y1="6.317cm" svg:x2="5.158cm" svg:y2="5.306cm" draw:start-shape="id142" draw:start-glue-point="4" draw:end-shape="id112" draw:end-glue-point="7" svg:d="M1789 2451l3369-1011" svg:viewBox="0 0 3371 1012"><text:p/></draw:connector><draw:connector draw:style-name="gr55" draw:text-style-name="P188" draw:type="line" svg:x1="2.064cm" svg:y1="6.317cm" svg:x2="5.338cm" svg:y2="5.306cm" draw:start-shape="id143" draw:start-glue-point="4" draw:end-shape="id112" draw:end-glue-point="9" svg:d="M2064 2451l3274-1011" svg:viewBox="0 0 3276 1012"><text:p/></draw:connector><draw:custom-shape draw:style-name="gr65" draw:text-style-name="P216" xml:id="id112" draw:id="id112" svg:width="0.251cm" svg:height="0.251cm" svg:x="5.122cm" svg:y="5.091cm"><text:p text:style-name="P215"><text:span text:style-name="T28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2.335cm" svg:y1="6.317cm" svg:x2="5.523cm" svg:y2="5.306cm" draw:start-shape="id144" draw:start-glue-point="4" draw:end-shape="id113" draw:end-glue-point="7" svg:d="M2335 2451l3188-1011" svg:viewBox="0 0 3189 1012"><text:p/></draw:connector><draw:connector draw:style-name="gr55" draw:text-style-name="P188" draw:type="line" svg:x1="2.611cm" svg:y1="6.317cm" svg:x2="5.703cm" svg:y2="5.306cm" draw:start-shape="id145" draw:start-glue-point="4" draw:end-shape="id113" draw:end-glue-point="9" svg:d="M2611 2451l3092-1011" svg:viewBox="0 0 3094 1012"><text:p/></draw:connector><draw:custom-shape draw:style-name="gr65" draw:text-style-name="P216" xml:id="id113" draw:id="id113" svg:width="0.251cm" svg:height="0.251cm" svg:x="5.487cm" svg:y="5.091cm"><text:p text:style-name="P215"><text:span text:style-name="T286">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2.882cm" svg:y1="6.316cm" svg:x2="5.897cm" svg:y2="5.309cm" draw:start-shape="id146" draw:start-glue-point="4" draw:end-shape="id114" draw:end-glue-point="7" svg:d="M2882 2450l3015-1007" svg:viewBox="0 0 3016 1009"><text:p/></draw:connector><draw:connector draw:style-name="gr55" draw:text-style-name="P188" draw:type="line" svg:x1="3.156cm" svg:y1="6.316cm" svg:x2="6.075cm" svg:y2="5.309cm" draw:start-shape="id147" draw:start-glue-point="4" draw:end-shape="id114" draw:end-glue-point="9" svg:d="M3156 2450l2919-1007" svg:viewBox="0 0 2921 1009"><text:p/></draw:connector><draw:custom-shape draw:style-name="gr62" draw:text-style-name="P216" xml:id="id114" draw:id="id114" svg:width="0.253cm" svg:height="0.251cm" svg:x="5.86cm" svg:y="5.094cm"><text:p text:style-name="P215"><text:span text:style-name="T286">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3.429cm" svg:y1="6.316cm" svg:x2="6.271cm" svg:y2="5.309cm" draw:start-shape="id148" draw:start-glue-point="4" draw:end-shape="id115" draw:end-glue-point="7" svg:d="M3429 2450l2842-1007" svg:viewBox="0 0 2843 1009"><text:p/></draw:connector><draw:connector draw:style-name="gr55" draw:text-style-name="P188" draw:type="line" svg:x1="3.702cm" svg:y1="6.316cm" svg:x2="6.449cm" svg:y2="5.309cm" draw:start-shape="id149" draw:start-glue-point="4" draw:end-shape="id115" draw:end-glue-point="9" svg:d="M3702 2450l2747-1007" svg:viewBox="0 0 2748 1009"><text:p/></draw:connector><draw:custom-shape draw:style-name="gr62" draw:text-style-name="P216" xml:id="id115" draw:id="id115" svg:width="0.253cm" svg:height="0.251cm" svg:x="6.234cm" svg:y="5.094cm"><text:p text:style-name="P215"><text:span text:style-name="T286">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3.976cm" svg:y1="6.316cm" svg:x2="6.646cm" svg:y2="5.309cm" draw:start-shape="id150" draw:start-glue-point="4" draw:end-shape="id116" draw:end-glue-point="7" svg:d="M3976 2450l2670-1007" svg:viewBox="0 0 2672 1009"><text:p/></draw:connector><draw:connector draw:style-name="gr55" draw:text-style-name="P188" draw:type="line" svg:x1="4.249cm" svg:y1="6.316cm" svg:x2="6.824cm" svg:y2="5.309cm" draw:start-shape="id151" draw:start-glue-point="4" draw:end-shape="id116" draw:end-glue-point="9" svg:d="M4249 2450l2575-1007" svg:viewBox="0 0 2577 1009"><text:p/></draw:connector><draw:custom-shape draw:style-name="gr62" draw:text-style-name="P216" xml:id="id116" draw:id="id116" svg:width="0.249cm" svg:height="0.251cm" svg:x="6.611cm" svg:y="5.094cm"><text:p text:style-name="P215"><text:span text:style-name="T286">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4.523cm" svg:y1="6.316cm" svg:x2="7.02cm" svg:y2="5.309cm" draw:start-shape="id152" draw:start-glue-point="4" draw:end-shape="id117" draw:end-glue-point="7" svg:d="M4523 2450l2497-1007" svg:viewBox="0 0 2499 1009"><text:p/></draw:connector><draw:connector draw:style-name="gr55" draw:text-style-name="P188" draw:type="line" svg:x1="4.794cm" svg:y1="6.316cm" svg:x2="7.2cm" svg:y2="5.309cm" draw:start-shape="id153" draw:start-glue-point="4" draw:end-shape="id117" draw:end-glue-point="9" svg:d="M4794 2450l2406-1007" svg:viewBox="0 0 2408 1009"><text:p/></draw:connector><draw:custom-shape draw:style-name="gr65" draw:text-style-name="P216" xml:id="id117" draw:id="id117" svg:width="0.251cm" svg:height="0.251cm" svg:x="6.985cm" svg:y="5.094cm"><text:p text:style-name="P215"><text:span text:style-name="T286">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5.069cm" svg:y1="6.316cm" svg:x2="7.398cm" svg:y2="5.309cm" draw:start-shape="id154" draw:start-glue-point="4" draw:end-shape="id118" draw:end-glue-point="7" svg:d="M5069 2450l2329-1007" svg:viewBox="0 0 2330 1009"><text:p/></draw:connector><draw:connector draw:style-name="gr55" draw:text-style-name="P188" draw:type="line" svg:x1="5.345cm" svg:y1="6.316cm" svg:x2="7.576cm" svg:y2="5.309cm" draw:start-shape="id155" draw:start-glue-point="4" draw:end-shape="id118" draw:end-glue-point="9" svg:d="M5345 2450l2231-1007" svg:viewBox="0 0 2233 1009"><text:p/></draw:connector><draw:custom-shape draw:style-name="gr62" draw:text-style-name="P216" xml:id="id118" draw:id="id118" svg:width="0.253cm" svg:height="0.251cm" svg:x="7.361cm" svg:y="5.094cm"><text:p text:style-name="P215"><text:span text:style-name="T286">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5.614cm" svg:y1="6.316cm" svg:x2="7.772cm" svg:y2="5.309cm" draw:start-shape="id156" draw:start-glue-point="4" draw:end-shape="id119" draw:end-glue-point="7" svg:d="M5614 2450l2158-1007" svg:viewBox="0 0 2159 1009"><text:p/></draw:connector><draw:connector draw:style-name="gr55" draw:text-style-name="P188" draw:type="line" svg:x1="5.89cm" svg:y1="6.316cm" svg:x2="7.95cm" svg:y2="5.309cm" draw:start-shape="id157" draw:start-glue-point="4" draw:end-shape="id119" draw:end-glue-point="9" svg:d="M5890 2450l2060-1007" svg:viewBox="0 0 2062 1009"><text:p/></draw:connector><draw:custom-shape draw:style-name="gr62" draw:text-style-name="P216" xml:id="id119" draw:id="id119" svg:width="0.253cm" svg:height="0.251cm" svg:x="7.735cm" svg:y="5.094cm"><text:p text:style-name="P215"><text:span text:style-name="T286">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6.163cm" svg:y1="6.316cm" svg:x2="8.146cm" svg:y2="5.309cm" draw:start-shape="id158" draw:start-glue-point="4" draw:end-shape="id120" draw:end-glue-point="7" svg:d="M6163 2450l1983-1007" svg:viewBox="0 0 1984 1009"><text:p/></draw:connector><draw:connector draw:style-name="gr55" draw:text-style-name="P188" draw:type="line" svg:x1="6.435cm" svg:y1="6.316cm" svg:x2="8.326cm" svg:y2="5.309cm" draw:start-shape="id159" draw:start-glue-point="4" draw:end-shape="id120" draw:end-glue-point="9" svg:d="M6435 2450l1891-1007" svg:viewBox="0 0 1893 1009"><text:p/></draw:connector><draw:custom-shape draw:style-name="gr65" draw:text-style-name="P216" xml:id="id120" draw:id="id120" svg:width="0.251cm" svg:height="0.251cm" svg:x="8.11cm" svg:y="5.094cm"><text:p text:style-name="P215"><text:span text:style-name="T286">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6.71cm" svg:y1="6.316cm" svg:x2="8.521cm" svg:y2="5.309cm" draw:start-shape="id160" draw:start-glue-point="4" draw:end-shape="id121" draw:end-glue-point="7" svg:d="M6710 2450l1811-1007" svg:viewBox="0 0 1813 1009"><text:p/></draw:connector><draw:connector draw:style-name="gr55" draw:text-style-name="P188" draw:type="line" svg:x1="6.983cm" svg:y1="6.316cm" svg:x2="8.7cm" svg:y2="5.309cm" draw:start-shape="id161" draw:start-glue-point="4" draw:end-shape="id121" draw:end-glue-point="9" svg:d="M6983 2450l1717-1007" svg:viewBox="0 0 1718 1009"><text:p/></draw:connector><draw:custom-shape draw:style-name="gr62" draw:text-style-name="P216" xml:id="id121" draw:id="id121" svg:width="0.249cm" svg:height="0.251cm" svg:x="8.486cm" svg:y="5.094cm"><text:p text:style-name="P215"><text:span text:style-name="T286">1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7.257cm" svg:y1="6.316cm" svg:x2="8.895cm" svg:y2="5.309cm" draw:start-shape="id162" draw:start-glue-point="4" draw:end-shape="id122" draw:end-glue-point="7" svg:d="M7257 2450l1638-1007" svg:viewBox="0 0 1640 1009"><text:p/></draw:connector><draw:connector draw:style-name="gr55" draw:text-style-name="P188" draw:type="line" svg:x1="7.528cm" svg:y1="6.316cm" svg:x2="9.075cm" svg:y2="5.309cm" draw:start-shape="id163" draw:start-glue-point="4" draw:end-shape="id122" draw:end-glue-point="9" svg:d="M7528 2450l1547-1007" svg:viewBox="0 0 1549 1009"><text:p/></draw:connector><draw:custom-shape draw:style-name="gr65" draw:text-style-name="P216" xml:id="id122" draw:id="id122" svg:width="0.251cm" svg:height="0.251cm" svg:x="8.86cm" svg:y="5.094cm"><text:p text:style-name="P215"><text:span text:style-name="T286">1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7.802cm" svg:y1="6.316cm" svg:x2="9.271cm" svg:y2="5.309cm" draw:start-shape="id164" draw:start-glue-point="4" draw:end-shape="id123" draw:end-glue-point="7" svg:d="M7802 2450l1469-1007" svg:viewBox="0 0 1471 1009"><text:p/></draw:connector><draw:connector draw:style-name="gr55" draw:text-style-name="P188" draw:type="line" svg:x1="8.075cm" svg:y1="6.316cm" svg:x2="9.449cm" svg:y2="5.309cm" draw:start-shape="id165" draw:start-glue-point="4" draw:end-shape="id123" draw:end-glue-point="9" svg:d="M8075 2450l1374-1007" svg:viewBox="0 0 1376 1009"><text:p/></draw:connector><draw:custom-shape draw:style-name="gr62" draw:text-style-name="P216" xml:id="id123" draw:id="id123" svg:width="0.249cm" svg:height="0.251cm" svg:x="9.236cm" svg:y="5.094cm"><text:p text:style-name="P215"><text:span text:style-name="T286">1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8.348cm" svg:y1="6.316cm" svg:x2="9.647cm" svg:y2="5.309cm" draw:start-shape="id166" draw:start-glue-point="4" draw:end-shape="id125" draw:end-glue-point="7" svg:d="M8348 2450l1299-1007" svg:viewBox="0 0 1300 1009"><text:p/></draw:connector><draw:connector draw:style-name="gr55" draw:text-style-name="P188" draw:type="line" svg:x1="8.624cm" svg:y1="6.316cm" svg:x2="9.825cm" svg:y2="5.309cm" draw:start-shape="id167" draw:start-glue-point="4" draw:end-shape="id125" draw:end-glue-point="9" svg:d="M8624 2450l1201-1007" svg:viewBox="0 0 1203 1009"><text:p/></draw:connector><draw:custom-shape draw:style-name="gr62" draw:text-style-name="P216" xml:id="id125" draw:id="id125" svg:width="0.253cm" svg:height="0.251cm" svg:x="9.61cm" svg:y="5.094cm"><text:p text:style-name="P215"><text:span text:style-name="T286">1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8.895cm" svg:y1="6.316cm" svg:x2="10.021cm" svg:y2="5.309cm" draw:start-shape="id168" draw:start-glue-point="4" draw:end-shape="id124" draw:end-glue-point="7" svg:d="M8895 2450l1126-1007" svg:viewBox="0 0 1127 1009"><text:p/></draw:connector><draw:connector draw:style-name="gr55" draw:text-style-name="P188" draw:type="line" svg:x1="9.169cm" svg:y1="6.316cm" svg:x2="10.201cm" svg:y2="5.309cm" draw:start-shape="id169" draw:start-glue-point="4" draw:end-shape="id124" draw:end-glue-point="9" svg:d="M9169 2450l1032-1007" svg:viewBox="0 0 1034 1009"><text:p/></draw:connector><draw:custom-shape draw:style-name="gr65" draw:text-style-name="P216" xml:id="id124" draw:id="id124" svg:width="0.251cm" svg:height="0.251cm" svg:x="9.985cm" svg:y="5.094cm"><text:p text:style-name="P215"><text:span text:style-name="T286">1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9.444cm" svg:y1="6.316cm" svg:x2="10.396cm" svg:y2="5.309cm" draw:start-shape="id170" draw:start-glue-point="4" draw:end-shape="id127" draw:end-glue-point="7" svg:d="M9444 2450l952-1007" svg:viewBox="0 0 954 1009"><text:p/></draw:connector><draw:connector draw:style-name="gr55" draw:text-style-name="P188" draw:type="line" svg:x1="9.716cm" svg:y1="6.316cm" svg:x2="10.575cm" svg:y2="5.309cm" draw:start-shape="id171" draw:start-glue-point="4" draw:end-shape="id127" draw:end-glue-point="9" svg:d="M9716 2450l859-1007" svg:viewBox="0 0 861 1009"><text:p/></draw:connector><draw:custom-shape draw:style-name="gr62" draw:text-style-name="P216" xml:id="id127" draw:id="id127" svg:width="0.249cm" svg:height="0.251cm" svg:x="10.361cm" svg:y="5.094cm"><text:p text:style-name="P215"><text:span text:style-name="T286">1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9.991cm" svg:y1="6.316cm" svg:x2="10.77cm" svg:y2="5.309cm" draw:start-shape="id172" draw:start-glue-point="4" draw:end-shape="id128" draw:end-glue-point="7" svg:d="M9991 2450l779-1007" svg:viewBox="0 0 781 1009"><text:p/></draw:connector><draw:connector draw:style-name="gr55" draw:text-style-name="P188" draw:type="line" svg:x1="10.262cm" svg:y1="6.316cm" svg:x2="10.95cm" svg:y2="5.309cm" draw:start-shape="id173" draw:start-glue-point="4" draw:end-shape="id128" draw:end-glue-point="9" svg:d="M10262 2450l688-1007" svg:viewBox="0 0 690 1009"><text:p/></draw:connector><draw:custom-shape draw:style-name="gr65" draw:text-style-name="P216" xml:id="id128" draw:id="id128" svg:width="0.251cm" svg:height="0.251cm" svg:x="10.735cm" svg:y="5.094cm"><text:p text:style-name="P215"><text:span text:style-name="T286">1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0.536cm" svg:y1="6.316cm" svg:x2="11.146cm" svg:y2="5.309cm" draw:start-shape="id174" draw:start-glue-point="4" draw:end-shape="id129" draw:end-glue-point="7" svg:d="M10536 2450l610-1007" svg:viewBox="0 0 612 1009"><text:p/></draw:connector><draw:connector draw:style-name="gr55" draw:text-style-name="P188" draw:type="line" svg:x1="10.809cm" svg:y1="6.316cm" svg:x2="11.324cm" svg:y2="5.309cm" draw:start-shape="id175" draw:start-glue-point="4" draw:end-shape="id129" draw:end-glue-point="9" svg:d="M10809 2450l515-1007" svg:viewBox="0 0 517 1009"><text:p/></draw:connector><draw:custom-shape draw:style-name="gr62" draw:text-style-name="P216" xml:id="id129" draw:id="id129" svg:width="0.249cm" svg:height="0.251cm" svg:x="11.111cm" svg:y="5.094cm"><text:p text:style-name="P215"><text:span text:style-name="T286">1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1.083cm" svg:y1="6.317cm" svg:x2="11.522cm" svg:y2="5.306cm" draw:start-shape="id176" draw:start-glue-point="4" draw:end-shape="id130" draw:end-glue-point="7" svg:d="M11083 2451l439-1011" svg:viewBox="0 0 441 1012"><text:p/></draw:connector><draw:connector draw:style-name="gr55" draw:text-style-name="P188" draw:type="line" svg:x1="11.356cm" svg:y1="6.317cm" svg:x2="11.7cm" svg:y2="5.306cm" draw:start-shape="id177" draw:start-glue-point="4" draw:end-shape="id130" draw:end-glue-point="9" svg:d="M11356 2451l344-1011" svg:viewBox="0 0 346 1012"><text:p/></draw:connector><draw:custom-shape draw:style-name="gr62" draw:text-style-name="P216" xml:id="id130" draw:id="id130" svg:width="0.253cm" svg:height="0.251cm" svg:x="11.485cm" svg:y="5.091cm"><text:p text:style-name="P215"><text:span text:style-name="T286">1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1.635cm" svg:y1="6.316cm" svg:x2="11.896cm" svg:y2="5.304cm" draw:start-shape="id178" draw:start-glue-point="4" draw:end-shape="id131" draw:end-glue-point="7" svg:d="M11635 2450l261-1012" svg:viewBox="0 0 263 1014"><text:p/></draw:connector><draw:connector draw:style-name="gr55" draw:text-style-name="P188" draw:type="line" svg:x1="12.031cm" svg:y1="6.117cm" svg:x2="12.076cm" svg:y2="5.304cm" draw:start-shape="id179" draw:start-glue-point="4" draw:end-shape="id131" draw:end-glue-point="9" svg:d="M12031 2251l45-813" svg:viewBox="0 0 46 815"><text:p/></draw:connector><draw:custom-shape draw:style-name="gr64" draw:text-style-name="P216" xml:id="id131" draw:id="id131" svg:width="0.251cm" svg:height="0.249cm" svg:x="11.86cm" svg:y="5.091cm"><text:p text:style-name="P215"><text:span text:style-name="T286">1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2.37cm" svg:y1="6.118cm" svg:x2="12.471cm" svg:y2="5.306cm" draw:start-shape="id180" draw:start-glue-point="4" draw:end-shape="id132" draw:end-glue-point="7" svg:d="M12370 2252l101-812" svg:viewBox="0 0 102 813"><text:p/></draw:connector><draw:connector draw:style-name="gr55" draw:text-style-name="P188" draw:type="line" svg:x1="12.711cm" svg:y1="6.118cm" svg:x2="12.651cm" svg:y2="5.306cm" draw:start-shape="id181" draw:start-glue-point="4" draw:end-shape="id132" draw:end-glue-point="9" svg:d="M12711 2252l-60-812" svg:viewBox="0 0 62 813"><text:p/></draw:connector><draw:custom-shape draw:style-name="gr64" draw:text-style-name="P216" xml:id="id132" draw:id="id132" svg:width="0.251cm" svg:height="0.249cm" svg:x="12.435cm" svg:y="5.092cm"><text:p text:style-name="P215"><text:span text:style-name="T286">2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3.051cm" svg:y1="6.117cm" svg:x2="13.146cm" svg:y2="5.304cm" draw:start-shape="id182" draw:start-glue-point="4" draw:end-shape="id133" draw:end-glue-point="7" svg:d="M13051 2251l95-813" svg:viewBox="0 0 97 815"><text:p/></draw:connector><draw:connector draw:style-name="gr55" draw:text-style-name="P188" draw:type="line" svg:x1="13.391cm" svg:y1="6.117cm" svg:x2="13.324cm" svg:y2="5.304cm" draw:start-shape="id183" draw:start-glue-point="4" draw:end-shape="id133" draw:end-glue-point="9" svg:d="M13391 2251l-67-813" svg:viewBox="0 0 69 815"><text:p/></draw:connector><draw:custom-shape draw:style-name="gr63" draw:text-style-name="P216" xml:id="id133" draw:id="id133" svg:width="0.249cm" svg:height="0.249cm" svg:x="13.111cm" svg:y="5.091cm"><text:p text:style-name="P215"><text:span text:style-name="T286">2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3.732cm" svg:y1="6.118cm" svg:x2="13.82cm" svg:y2="5.306cm" draw:start-shape="id184" draw:start-glue-point="4" draw:end-shape="id134" draw:end-glue-point="7" svg:d="M13732 2252l88-812" svg:viewBox="0 0 90 813"><text:p/></draw:connector><draw:connector draw:style-name="gr55" draw:text-style-name="P188" draw:type="line" svg:x1="14.071cm" svg:y1="6.118cm" svg:x2="13.998cm" svg:y2="5.306cm" draw:start-shape="id185" draw:start-glue-point="4" draw:end-shape="id134" draw:end-glue-point="9" svg:d="M14071 2252l-73-812" svg:viewBox="0 0 74 813"><text:p/></draw:connector><draw:custom-shape draw:style-name="gr63" draw:text-style-name="P216" xml:id="id134" draw:id="id134" svg:width="0.249cm" svg:height="0.249cm" svg:x="13.785cm" svg:y="5.092cm"><text:p text:style-name="P215"><text:span text:style-name="T286">2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4.411cm" svg:y1="6.118cm" svg:x2="14.489cm" svg:y2="5.306cm" draw:start-shape="id186" draw:start-glue-point="4" draw:end-shape="id135" draw:end-glue-point="7" svg:d="M14411 2252l78-812" svg:viewBox="0 0 79 813"><text:p/></draw:connector><draw:connector draw:style-name="gr55" draw:text-style-name="P188" draw:type="line" svg:x1="14.751cm" svg:y1="6.118cm" svg:x2="14.667cm" svg:y2="5.306cm" draw:start-shape="id187" draw:start-glue-point="4" draw:end-shape="id135" draw:end-glue-point="9" svg:d="M14751 2252l-84-812" svg:viewBox="0 0 86 813"><text:p/></draw:connector><draw:custom-shape draw:style-name="gr63" draw:text-style-name="P216" xml:id="id135" draw:id="id135" svg:width="0.253cm" svg:height="0.249cm" svg:x="14.452cm" svg:y="5.092cm"><text:p text:style-name="P215"><text:span text:style-name="T286">2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5.092cm" svg:y1="6.118cm" svg:x2="15.155cm" svg:y2="5.306cm" draw:start-shape="id188" draw:start-glue-point="4" draw:end-shape="id136" draw:end-glue-point="7" svg:d="M15092 2252l63-812" svg:viewBox="0 0 65 813"><text:p/></draw:connector><draw:connector draw:style-name="gr55" draw:text-style-name="P188" draw:type="line" svg:x1="15.431cm" svg:y1="6.118cm" svg:x2="15.333cm" svg:y2="5.306cm" draw:start-shape="id189" draw:start-glue-point="4" draw:end-shape="id136" draw:end-glue-point="9" svg:d="M15431 2252l-98-812" svg:viewBox="0 0 99 813"><text:p/></draw:connector><draw:custom-shape draw:style-name="gr63" draw:text-style-name="P216" xml:id="id136" draw:id="id136" svg:width="0.249cm" svg:height="0.249cm" svg:x="15.12cm" svg:y="5.092cm"><text:p text:style-name="P215"><text:span text:style-name="T286">2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5.771cm" svg:y1="6.118cm" svg:x2="15.822cm" svg:y2="5.306cm" draw:start-shape="id190" draw:start-glue-point="4" draw:end-shape="id137" draw:end-glue-point="7" svg:d="M15771 2252l51-812" svg:viewBox="0 0 53 813"><text:p/></draw:connector><draw:connector draw:style-name="gr55" draw:text-style-name="P188" draw:type="line" svg:x1="16.111cm" svg:y1="6.118cm" svg:x2="16cm" svg:y2="5.306cm" draw:start-shape="id191" draw:start-glue-point="4" draw:end-shape="id137" draw:end-glue-point="9" svg:d="M16111 2252l-111-812" svg:viewBox="0 0 113 813"><text:p/></draw:connector><draw:custom-shape draw:style-name="gr63" draw:text-style-name="P216" xml:id="id137" draw:id="id137" svg:width="0.249cm" svg:height="0.249cm" svg:x="15.787cm" svg:y="5.092cm"><text:p text:style-name="P215"><text:span text:style-name="T286">2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6.452cm" svg:y1="6.118cm" svg:x2="16.489cm" svg:y2="5.306cm" draw:start-shape="id192" draw:start-glue-point="4" draw:end-shape="id138" draw:end-glue-point="7" svg:d="M16452 2252l37-812" svg:viewBox="0 0 39 813"><text:p/></draw:connector><draw:connector draw:style-name="gr55" draw:text-style-name="P188" draw:type="line" svg:x1="16.79cm" svg:y1="6.118cm" svg:x2="16.667cm" svg:y2="5.306cm" draw:start-shape="id193" draw:start-glue-point="4" draw:end-shape="id138" draw:end-glue-point="9" svg:d="M16790 2252l-123-812" svg:viewBox="0 0 125 813"><text:p/></draw:connector><draw:custom-shape draw:style-name="gr63" draw:text-style-name="P216" xml:id="id138" draw:id="id138" svg:width="0.253cm" svg:height="0.249cm" svg:x="16.452cm" svg:y="5.092cm"><text:p text:style-name="P215"><text:span text:style-name="T286">2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7.131cm" svg:y1="6.118cm" svg:x2="17.156cm" svg:y2="5.306cm" draw:start-shape="id194" draw:start-glue-point="4" draw:end-shape="id139" draw:end-glue-point="7" svg:d="M17131 2252l25-812" svg:viewBox="0 0 26 813"><text:p/></draw:connector><draw:connector draw:style-name="gr55" draw:text-style-name="P188" draw:type="line" svg:x1="17.471cm" svg:y1="6.118cm" svg:x2="17.336cm" svg:y2="5.306cm" draw:start-shape="id195" draw:start-glue-point="4" draw:end-shape="id139" draw:end-glue-point="9" svg:d="M17471 2252l-135-812" svg:viewBox="0 0 138 813"><text:p/></draw:connector><draw:custom-shape draw:style-name="gr64" draw:text-style-name="P216" xml:id="id139" draw:id="id139" svg:width="0.251cm" svg:height="0.249cm" svg:x="17.12cm" svg:y="5.092cm"><text:p text:style-name="P215"><text:span text:style-name="T286">2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7.812cm" svg:y1="6.118cm" svg:x2="17.822cm" svg:y2="5.306cm" draw:start-shape="id196" draw:start-glue-point="4" draw:end-shape="id140" draw:end-glue-point="7" svg:d="M17812 2252l10-812" svg:viewBox="0 0 12 813"><text:p/></draw:connector><draw:connector draw:style-name="gr55" draw:text-style-name="P188" draw:type="line" svg:x1="18.15cm" svg:y1="6.118cm" svg:x2="18.002cm" svg:y2="5.306cm" draw:start-shape="id197" draw:start-glue-point="4" draw:end-shape="id140" draw:end-glue-point="9" svg:d="M18150 2252l-148-812" svg:viewBox="0 0 150 813"><text:p/></draw:connector><draw:custom-shape draw:style-name="gr64" draw:text-style-name="P216" xml:id="id140" draw:id="id140" svg:width="0.251cm" svg:height="0.249cm" svg:x="17.787cm" svg:y="5.092cm"><text:p text:style-name="P215"><text:span text:style-name="T286">2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8.489cm" svg:y1="6.118cm" svg:x2="18.526cm" svg:y2="5.306cm" draw:start-shape="id198" draw:start-glue-point="4" draw:end-shape="id141" draw:end-glue-point="7" svg:d="M18489 2252l37-812" svg:viewBox="0 0 39 813"><text:p/></draw:connector><draw:connector draw:style-name="gr55" draw:text-style-name="P188" draw:type="line" svg:x1="18.831cm" svg:y1="6.118cm" svg:x2="18.704cm" svg:y2="5.306cm" draw:start-shape="id199" draw:start-glue-point="4" draw:end-shape="id141" draw:end-glue-point="9" svg:d="M18831 2252l-127-812" svg:viewBox="0 0 129 813"><text:p/></draw:connector><draw:custom-shape draw:style-name="gr63" draw:text-style-name="P216" xml:id="id141" draw:id="id141" svg:width="0.249cm" svg:height="0.249cm" svg:x="18.491cm" svg:y="5.092cm"><text:p text:style-name="P215"><text:span text:style-name="T286">2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69" draw:text-style-name="P188" svg:x1="0.009cm" svg:y1="4.078cm" svg:x2="18.984cm" svg:y2="4.053cm"><text:p/></draw:line><draw:line draw:style-name="gr69" draw:text-style-name="P188" svg:x1="0cm" svg:y1="2.667cm" svg:x2="18.975cm" svg:y2="2.642cm"><text:p/></draw:line><draw:line draw:style-name="gr69" draw:text-style-name="P188" svg:x1="0.01cm" svg:y1="5.551cm" svg:x2="18.985cm" svg:y2="5.526cm"><text:p/></draw:line><draw:custom-shape draw:style-name="gr70" draw:text-style-name="P216" xml:id="id184" draw:id="id184" svg:width="0.302cm" svg:height="0.6cm" svg:x="13.58cm" svg:y="6.117cm"><text:p text:style-name="P215"><text:span text:style-name="T284">8b</text:span></text:p><text:p text:style-name="P215"><text:span text:style-name="T287">6</text:span></text:p><draw:enhanced-geometry svg:viewBox="0 0 21600 21600" draw:glue-points="10800 0 0 10800 10800 21600 21600 10800" draw:type="flowchart-process" draw:enhanced-path="M 0 0 L 21600 0 21600 21600 0 21600 0 0 Z N"/></draw:custom-shape><draw:custom-shape draw:style-name="gr70" draw:text-style-name="P216" xml:id="id185" draw:id="id185" svg:width="0.302cm" svg:height="0.6cm" svg:x="13.919cm" svg:y="6.117cm"><text:p text:style-name="P215"><text:span text:style-name="T284">8b</text:span></text:p><text:p text:style-name="P215"><text:span text:style-name="T287">7</text:span></text:p><draw:enhanced-geometry svg:viewBox="0 0 21600 21600" draw:glue-points="10800 0 0 10800 10800 21600 21600 10800" draw:type="flowchart-process" draw:enhanced-path="M 0 0 L 21600 0 21600 21600 0 21600 0 0 Z N"/></draw:custom-shape><draw:custom-shape draw:style-name="gr70" draw:text-style-name="P216" xml:id="id186" draw:id="id186" svg:width="0.302cm" svg:height="0.6cm" svg:x="14.259cm" svg:y="6.117cm"><text:p text:style-name="P215"><text:span text:style-name="T284">8b</text:span></text:p><text:p text:style-name="P215"><text:span text:style-name="T287">8</text:span></text:p><draw:enhanced-geometry svg:viewBox="0 0 21600 21600" draw:glue-points="10800 0 0 10800 10800 21600 21600 10800" draw:type="flowchart-process" draw:enhanced-path="M 0 0 L 21600 0 21600 21600 0 21600 0 0 Z N"/></draw:custom-shape><draw:custom-shape draw:style-name="gr71" draw:text-style-name="P216" xml:id="id187" draw:id="id187" svg:width="0.304cm" svg:height="0.6cm" svg:x="14.6cm" svg:y="6.117cm"><text:p text:style-name="P215"><text:span text:style-name="T284">8b</text:span></text:p><text:p text:style-name="P215"><text:span text:style-name="T287">9</text:span></text:p><draw:enhanced-geometry svg:viewBox="0 0 21600 21600" draw:glue-points="10800 0 0 10800 10800 21600 21600 10800" draw:type="flowchart-process" draw:enhanced-path="M 0 0 L 21600 0 21600 21600 0 21600 0 0 Z N"/></draw:custom-shape><draw:custom-shape draw:style-name="gr70" draw:text-style-name="P216" xml:id="id188" draw:id="id188" svg:width="0.302cm" svg:height="0.6cm" svg:x="14.94cm" svg:y="6.117cm"><text:p text:style-name="P215"><text:span text:style-name="T284">8b</text:span></text:p><text:p text:style-name="P215"><text:span text:style-name="T287">10</text:span></text:p><draw:enhanced-geometry svg:viewBox="0 0 21600 21600" draw:glue-points="10800 0 0 10800 10800 21600 21600 10800" draw:type="flowchart-process" draw:enhanced-path="M 0 0 L 21600 0 21600 21600 0 21600 0 0 Z N"/></draw:custom-shape><draw:custom-shape draw:style-name="gr71" draw:text-style-name="P216" xml:id="id179" draw:id="id179" svg:width="0.304cm" svg:height="0.6cm" svg:x="11.88cm" svg:y="6.117cm"><text:p text:style-name="P215"><text:span text:style-name="T284">8b</text:span></text:p><text:p text:style-name="P215"><text:span text:style-name="T287">1</text:span></text:p><draw:enhanced-geometry svg:viewBox="0 0 21600 21600" draw:glue-points="10800 0 0 10800 10800 21600 21600 10800" draw:type="flowchart-process" draw:enhanced-path="M 0 0 L 21600 0 21600 21600 0 21600 0 0 Z N"/></draw:custom-shape><draw:custom-shape draw:style-name="gr70" draw:text-style-name="P216" xml:id="id180" draw:id="id180" svg:width="0.302cm" svg:height="0.6cm" svg:x="12.218cm" svg:y="6.117cm"><text:p text:style-name="P215"><text:span text:style-name="T284">8b</text:span></text:p><text:p text:style-name="P215"><text:span text:style-name="T287">2</text:span></text:p><draw:enhanced-geometry svg:viewBox="0 0 21600 21600" draw:glue-points="10800 0 0 10800 10800 21600 21600 10800" draw:type="flowchart-process" draw:enhanced-path="M 0 0 L 21600 0 21600 21600 0 21600 0 0 Z N"/></draw:custom-shape><draw:custom-shape draw:style-name="gr70" draw:text-style-name="P216" xml:id="id181" draw:id="id181" svg:width="0.302cm" svg:height="0.6cm" svg:x="12.559cm" svg:y="6.117cm"><text:p text:style-name="P215"><text:span text:style-name="T284">8b</text:span></text:p><text:p text:style-name="P215"><text:span text:style-name="T287">3</text:span></text:p><draw:enhanced-geometry svg:viewBox="0 0 21600 21600" draw:glue-points="10800 0 0 10800 10800 21600 21600 10800" draw:type="flowchart-process" draw:enhanced-path="M 0 0 L 21600 0 21600 21600 0 21600 0 0 Z N"/></draw:custom-shape><draw:custom-shape draw:style-name="gr70" draw:text-style-name="P216" xml:id="id182" draw:id="id182" svg:width="0.302cm" svg:height="0.6cm" svg:x="12.899cm" svg:y="6.117cm"><text:p text:style-name="P215"><text:span text:style-name="T284">8b</text:span></text:p><text:p text:style-name="P215"><text:span text:style-name="T287">4</text:span></text:p><draw:enhanced-geometry svg:viewBox="0 0 21600 21600" draw:glue-points="10800 0 0 10800 10800 21600 21600 10800" draw:type="flowchart-process" draw:enhanced-path="M 0 0 L 21600 0 21600 21600 0 21600 0 0 Z N"/></draw:custom-shape><draw:custom-shape draw:style-name="gr71" draw:text-style-name="P216" xml:id="id183" draw:id="id183" svg:width="0.304cm" svg:height="0.6cm" svg:x="13.24cm" svg:y="6.117cm"><text:p text:style-name="P215"><text:span text:style-name="T284">8b</text:span></text:p><text:p text:style-name="P215"><text:span text:style-name="T287">5</text:span></text:p><draw:enhanced-geometry svg:viewBox="0 0 21600 21600" draw:glue-points="10800 0 0 10800 10800 21600 21600 10800" draw:type="flowchart-process" draw:enhanced-path="M 0 0 L 21600 0 21600 21600 0 21600 0 0 Z N"/></draw:custom-shape><draw:custom-shape draw:style-name="gr70" draw:text-style-name="P216" xml:id="id194" draw:id="id194" svg:width="0.302cm" svg:height="0.6cm" svg:x="16.979cm" svg:y="6.117cm"><text:p text:style-name="P215"><text:span text:style-name="T284">8b</text:span></text:p><text:p text:style-name="P215"><text:span text:style-name="T287">16</text:span></text:p><draw:enhanced-geometry svg:viewBox="0 0 21600 21600" draw:glue-points="10800 0 0 10800 10800 21600 21600 10800" draw:type="flowchart-process" draw:enhanced-path="M 0 0 L 21600 0 21600 21600 0 21600 0 0 Z N"/></draw:custom-shape><draw:custom-shape draw:style-name="gr71" draw:text-style-name="P216" xml:id="id195" draw:id="id195" svg:width="0.304cm" svg:height="0.6cm" svg:x="17.32cm" svg:y="6.117cm"><text:p text:style-name="P215"><text:span text:style-name="T284">8b</text:span></text:p><text:p text:style-name="P215"><text:span text:style-name="T287">17</text:span></text:p><draw:enhanced-geometry svg:viewBox="0 0 21600 21600" draw:glue-points="10800 0 0 10800 10800 21600 21600 10800" draw:type="flowchart-process" draw:enhanced-path="M 0 0 L 21600 0 21600 21600 0 21600 0 0 Z N"/></draw:custom-shape><draw:custom-shape draw:style-name="gr70" draw:text-style-name="P216" xml:id="id196" draw:id="id196" svg:width="0.302cm" svg:height="0.6cm" svg:x="17.66cm" svg:y="6.117cm"><text:p text:style-name="P215"><text:span text:style-name="T284">8b</text:span></text:p><text:p text:style-name="P215"><text:span text:style-name="T287">18</text:span></text:p><draw:enhanced-geometry svg:viewBox="0 0 21600 21600" draw:glue-points="10800 0 0 10800 10800 21600 21600 10800" draw:type="flowchart-process" draw:enhanced-path="M 0 0 L 21600 0 21600 21600 0 21600 0 0 Z N"/></draw:custom-shape><draw:custom-shape draw:style-name="gr71" draw:text-style-name="P216" xml:id="id197" draw:id="id197" svg:width="0.304cm" svg:height="0.6cm" svg:x="17.999cm" svg:y="6.117cm"><text:p text:style-name="P215"><text:span text:style-name="T284">8b</text:span></text:p><text:p text:style-name="P215"><text:span text:style-name="T287">19</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70" draw:text-style-name="P216" xml:id="id198" draw:id="id198" svg:width="0.302cm" svg:height="0.6cm" svg:x="18.337cm" svg:y="6.117cm"><text:p text:style-name="P215"><text:span text:style-name="T284">8b</text:span></text:p><text:p text:style-name="P215"><text:span text:style-name="T287">20</text:span></text:p><draw:enhanced-geometry svg:viewBox="0 0 21600 21600" draw:glue-points="10800 0 0 10800 10800 21600 21600 10800" draw:type="flowchart-process" draw:enhanced-path="M 0 0 L 21600 0 21600 21600 0 21600 0 0 Z N"/></draw:custom-shape><draw:custom-shape draw:style-name="gr70" draw:text-style-name="P216" xml:id="id189" draw:id="id189" svg:width="0.302cm" svg:height="0.6cm" svg:x="15.279cm" svg:y="6.117cm"><text:p text:style-name="P215"><text:span text:style-name="T284">8b</text:span></text:p><text:p text:style-name="P215"><text:span text:style-name="T287">11</text:span></text:p><draw:enhanced-geometry svg:viewBox="0 0 21600 21600" draw:glue-points="10800 0 0 10800 10800 21600 21600 10800" draw:type="flowchart-process" draw:enhanced-path="M 0 0 L 21600 0 21600 21600 0 21600 0 0 Z N"/></draw:custom-shape><draw:custom-shape draw:style-name="gr70" draw:text-style-name="P216" xml:id="id190" draw:id="id190" svg:width="0.302cm" svg:height="0.6cm" svg:x="15.619cm" svg:y="6.117cm"><text:p text:style-name="P215"><text:span text:style-name="T284">8b</text:span></text:p><text:p text:style-name="P215"><text:span text:style-name="T287">12</text:span></text:p><draw:enhanced-geometry svg:viewBox="0 0 21600 21600" draw:glue-points="10800 0 0 10800 10800 21600 21600 10800" draw:type="flowchart-process" draw:enhanced-path="M 0 0 L 21600 0 21600 21600 0 21600 0 0 Z N"/></draw:custom-shape><draw:custom-shape draw:style-name="gr71" draw:text-style-name="P216" xml:id="id191" draw:id="id191" svg:width="0.304cm" svg:height="0.6cm" svg:x="15.96cm" svg:y="6.117cm"><text:p text:style-name="P215"><text:span text:style-name="T284">8b</text:span></text:p><text:p text:style-name="P215"><text:span text:style-name="T287">13</text:span></text:p><draw:enhanced-geometry svg:viewBox="0 0 21600 21600" draw:glue-points="10800 0 0 10800 10800 21600 21600 10800" draw:type="flowchart-process" draw:enhanced-path="M 0 0 L 21600 0 21600 21600 0 21600 0 0 Z N"/></draw:custom-shape><draw:custom-shape draw:style-name="gr70" draw:text-style-name="P216" xml:id="id192" draw:id="id192" svg:width="0.302cm" svg:height="0.6cm" svg:x="16.3cm" svg:y="6.117cm"><text:p text:style-name="P215"><text:span text:style-name="T284">8b</text:span></text:p><text:p text:style-name="P215"><text:span text:style-name="T287">14</text:span></text:p><draw:enhanced-geometry svg:viewBox="0 0 21600 21600" draw:glue-points="10800 0 0 10800 10800 21600 21600 10800" draw:type="flowchart-process" draw:enhanced-path="M 0 0 L 21600 0 21600 21600 0 21600 0 0 Z N"/></draw:custom-shape><draw:custom-shape draw:style-name="gr71" draw:text-style-name="P216" xml:id="id193" draw:id="id193" svg:width="0.304cm" svg:height="0.6cm" svg:x="16.639cm" svg:y="6.117cm"><text:p text:style-name="P215"><text:span text:style-name="T284">8b</text:span></text:p><text:p text:style-name="P215"><text:span text:style-name="T287">15</text:span></text:p><draw:enhanced-geometry svg:viewBox="0 0 21600 21600" draw:glue-points="10800 0 0 10800 10800 21600 21600 10800" draw:type="flowchart-process" draw:enhanced-path="M 0 0 L 21600 0 21600 21600 0 21600 0 0 Z N"/></draw:custom-shape><draw:custom-shape draw:style-name="gr71" draw:text-style-name="P216" xml:id="id199" draw:id="id199" svg:width="0.304cm" svg:height="0.6cm" svg:x="18.68cm" svg:y="6.117cm"><text:p text:style-name="P215"><text:span text:style-name="T284">8b</text:span></text:p><text:p text:style-name="P215"><text:span text:style-name="T287">21</text:span></text:p><draw:enhanced-geometry svg:viewBox="0 0 21600 21600" draw:glue-points="10800 0 0 10800 10800 21600 21600 10800" draw:type="flowchart-process" draw:enhanced-path="M 0 0 L 21600 0 21600 21600 0 21600 0 0 Z N"/></draw:custom-shape><draw:custom-shape draw:style-name="gr65" draw:text-style-name="P216" xml:id="id178" draw:id="id178" svg:width="0.251cm" svg:height="0.251cm" svg:x="11.509cm" svg:y="6.316cm"><text:p text:style-name="P215"><text:span text:style-name="T286">3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77" draw:id="id177" svg:width="0.255cm" svg:height="0.251cm" svg:x="11.229cm" svg:y="6.316cm"><text:p text:style-name="P215"><text:span text:style-name="T286">3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76" draw:id="id176" svg:width="0.251cm" svg:height="0.251cm" svg:x="10.957cm" svg:y="6.316cm"><text:p text:style-name="P215"><text:span text:style-name="T286">3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175" draw:id="id175" svg:width="0.249cm" svg:height="0.251cm" svg:x="10.684cm" svg:y="6.316cm"><text:p text:style-name="P215"><text:span text:style-name="T286">3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74" draw:id="id174" svg:width="0.255cm" svg:height="0.251cm" svg:x="10.409cm" svg:y="6.316cm"><text:p text:style-name="P215"><text:span text:style-name="T286">3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73" draw:id="id173" svg:width="0.251cm" svg:height="0.251cm" svg:x="10.137cm" svg:y="6.316cm"><text:p text:style-name="P215"><text:span text:style-name="T286">3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72" draw:id="id172" svg:width="0.255cm" svg:height="0.251cm" svg:x="9.864cm" svg:y="6.316cm"><text:p text:style-name="P215"><text:span text:style-name="T286">3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71" draw:id="id171" svg:width="0.255cm" svg:height="0.251cm" svg:x="9.589cm" svg:y="6.316cm"><text:p text:style-name="P215"><text:span text:style-name="T286">3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70" draw:id="id170" svg:width="0.255cm" svg:height="0.251cm" svg:x="9.317cm" svg:y="6.316cm"><text:p text:style-name="P215"><text:span text:style-name="T286">2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69" draw:id="id169" svg:width="0.251cm" svg:height="0.251cm" svg:x="9.043cm" svg:y="6.316cm"><text:p text:style-name="P215"><text:span text:style-name="T286">2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168" draw:id="id168" svg:width="0.249cm" svg:height="0.251cm" svg:x="8.77cm" svg:y="6.316cm"><text:p text:style-name="P215"><text:span text:style-name="T286">2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67" draw:id="id167" svg:width="0.255cm" svg:height="0.251cm" svg:x="8.497cm" svg:y="6.316cm"><text:p text:style-name="P215"><text:span text:style-name="T286">2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66" draw:id="id166" svg:width="0.251cm" svg:height="0.251cm" svg:x="8.223cm" svg:y="6.316cm"><text:p text:style-name="P215"><text:span text:style-name="T286">2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165" draw:id="id165" svg:width="0.249cm" svg:height="0.251cm" svg:x="7.95cm" svg:y="6.316cm"><text:p text:style-name="P215"><text:span text:style-name="T286">2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64" draw:id="id164" svg:width="0.251cm" svg:height="0.251cm" svg:x="7.676cm" svg:y="6.316cm"><text:p text:style-name="P215"><text:span text:style-name="T286">2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63" draw:id="id163" svg:width="0.251cm" svg:height="0.251cm" svg:x="7.403cm" svg:y="6.316cm"><text:p text:style-name="P215"><text:span text:style-name="T286">2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62" draw:id="id162" svg:width="0.255cm" svg:height="0.251cm" svg:x="7.13cm" svg:y="6.316cm"><text:p text:style-name="P215"><text:span text:style-name="T286">2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161" draw:id="id161" svg:width="0.249cm" svg:height="0.251cm" svg:x="6.858cm" svg:y="6.316cm"><text:p text:style-name="P215"><text:span text:style-name="T286">2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60" draw:id="id160" svg:width="0.255cm" svg:height="0.251cm" svg:x="6.583cm" svg:y="6.316cm"><text:p text:style-name="P215"><text:span text:style-name="T286">1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59" draw:id="id159" svg:width="0.251cm" svg:height="0.251cm" svg:x="6.309cm" svg:y="6.316cm"><text:p text:style-name="P215"><text:span text:style-name="T286">1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158" draw:id="id158" svg:width="0.249cm" svg:height="0.251cm" svg:x="6.038cm" svg:y="6.316cm"><text:p text:style-name="P215"><text:span text:style-name="T286">1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57" draw:id="id157" svg:width="0.255cm" svg:height="0.251cm" svg:x="5.763cm" svg:y="6.316cm"><text:p text:style-name="P215"><text:span text:style-name="T286">1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56" draw:id="id156" svg:width="0.251cm" svg:height="0.251cm" svg:x="5.489cm" svg:y="6.316cm"><text:p text:style-name="P215"><text:span text:style-name="T286">1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55" draw:id="id155" svg:width="0.255cm" svg:height="0.251cm" svg:x="5.218cm" svg:y="6.316cm"><text:p text:style-name="P215"><text:span text:style-name="T286">1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154" draw:id="id154" svg:width="0.249cm" svg:height="0.251cm" svg:x="4.944cm" svg:y="6.316cm"><text:p text:style-name="P215"><text:span text:style-name="T286">1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53" draw:id="id153" svg:width="0.251cm" svg:height="0.251cm" svg:x="4.669cm" svg:y="6.316cm"><text:p text:style-name="P215"><text:span text:style-name="T286">1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52" draw:id="id152" svg:width="0.251cm" svg:height="0.251cm" svg:x="4.397cm" svg:y="6.316cm"><text:p text:style-name="P215"><text:span text:style-name="T286">1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151" draw:id="id151" svg:width="0.249cm" svg:height="0.251cm" svg:x="4.124cm" svg:y="6.316cm"><text:p text:style-name="P215"><text:span text:style-name="T286">10</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50" draw:id="id150" svg:width="0.255cm" svg:height="0.251cm" svg:x="3.849cm" svg:y="6.316cm"><text:p text:style-name="P215"><text:span text:style-name="T286">9</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49" draw:id="id149" svg:width="0.251cm" svg:height="0.251cm" svg:x="3.577cm" svg:y="6.316cm"><text:p text:style-name="P215"><text:span text:style-name="T286">8</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148" draw:id="id148" svg:width="0.249cm" svg:height="0.251cm" svg:x="3.304cm" svg:y="6.316cm"><text:p text:style-name="P215"><text:span text:style-name="T286">7</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47" draw:id="id147" svg:width="0.255cm" svg:height="0.251cm" svg:x="3.029cm" svg:y="6.316cm"><text:p text:style-name="P215"><text:span text:style-name="T286">6</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6" xml:id="id146" draw:id="id146" svg:width="0.251cm" svg:height="0.251cm" svg:x="2.757cm" svg:y="6.316cm"><text:p text:style-name="P215"><text:span text:style-name="T286">5</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45" draw:id="id145" svg:width="0.255cm" svg:height="0.251cm" svg:x="2.484cm" svg:y="6.316cm"><text:p text:style-name="P215"><text:span text:style-name="T286">4</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216" xml:id="id144" draw:id="id144" svg:width="0.249cm" svg:height="0.251cm" svg:x="2.21cm" svg:y="6.316cm"><text:p text:style-name="P215"><text:span text:style-name="T286">3</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2" draw:text-style-name="P216" xml:id="id143" draw:id="id143" svg:width="0.255cm" svg:height="0.251cm" svg:x="1.937cm" svg:y="6.316cm"><text:p text:style-name="P215"><text:span text:style-name="T286">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5" draw:text-style-name="P218" xml:id="id142" draw:id="id142" svg:width="0.251cm" svg:height="0.251cm" svg:x="1.663cm" svg:y="6.316cm"><text:p text:style-name="P217"><text:span text:style-name="T28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5" draw:text-style-name="P188" draw:type="line" svg:x1="1.974cm" svg:y1="6.532cm" svg:x2="1.662cm" svg:y2="7.462cm" draw:start-shape="id143" draw:start-glue-point="7" svg:d="M1974 2666l-312 930" svg:viewBox="0 0 314 931"><text:p/></draw:connector><draw:connector draw:style-name="gr55" draw:text-style-name="P188" draw:type="line" svg:x1="2.154cm" svg:y1="6.532cm" svg:x2="1.815cm" svg:y2="7.465cm" draw:start-shape="id143" draw:start-glue-point="9" svg:d="M2154 2666l-339 933" svg:viewBox="0 0 340 935"><text:p/></draw:connector><draw:connector draw:style-name="gr55" draw:text-style-name="P188" draw:type="line" svg:x1="1.699cm" svg:y1="6.532cm" svg:x2="1.367cm" svg:y2="7.46cm" draw:start-shape="id142" draw:start-glue-point="7" svg:d="M1699 2666l-332 928" svg:viewBox="0 0 333 930"><text:p/></draw:connector><draw:connector draw:style-name="gr55" draw:text-style-name="P188" draw:type="line" svg:x1="1.879cm" svg:y1="6.532cm" svg:x2="1.515cm" svg:y2="7.462cm" draw:start-shape="id142" draw:start-glue-point="9" svg:d="M1879 2666l-364 930" svg:viewBox="0 0 365 931"><text:p/></draw:connector><draw:connector draw:style-name="gr55" draw:text-style-name="P188" draw:type="line" svg:x1="2.245cm" svg:y1="6.532cm" svg:x2="1.963cm" svg:y2="7.465cm" draw:start-shape="id144" draw:start-glue-point="7" svg:d="M2245 2666l-282 933" svg:viewBox="0 0 284 935"><text:p/></draw:connector><draw:connector draw:style-name="gr55" draw:text-style-name="P188" draw:type="line" svg:x1="2.424cm" svg:y1="6.532cm" svg:x2="2.111cm" svg:y2="7.462cm" draw:start-shape="id144" draw:start-glue-point="9" svg:d="M2424 2666l-313 930" svg:viewBox="0 0 314 931"><text:p/></draw:connector><draw:connector draw:style-name="gr55" draw:text-style-name="P188" draw:type="line" svg:x1="2.521cm" svg:y1="6.532cm" svg:x2="2.267cm" svg:y2="7.465cm" draw:start-shape="id145" draw:start-glue-point="7" svg:d="M2521 2666l-254 933" svg:viewBox="0 0 256 935"><text:p/></draw:connector><draw:connector draw:style-name="gr55" draw:text-style-name="P188" draw:type="line" svg:x1="2.701cm" svg:y1="6.532cm" svg:x2="2.408cm" svg:y2="7.465cm" draw:start-shape="id145" draw:start-glue-point="9" svg:d="M2701 2666l-293 933" svg:viewBox="0 0 295 935"><text:p/></draw:connector><draw:connector draw:style-name="gr55" draw:text-style-name="P188" draw:type="line" svg:x1="2.792cm" svg:y1="6.532cm" svg:x2="2.563cm" svg:y2="7.462cm" draw:start-shape="id146" draw:start-glue-point="7" svg:d="M2792 2666l-229 930" svg:viewBox="0 0 231 931"><text:p/></draw:connector><draw:connector draw:style-name="gr55" draw:text-style-name="P188" draw:type="line" svg:x1="2.972cm" svg:y1="6.532cm" svg:x2="2.708cm" svg:y2="7.465cm" draw:start-shape="id146" draw:start-glue-point="9" svg:d="M2972 2666l-264 933" svg:viewBox="0 0 266 935"><text:p/></draw:connector><draw:connector draw:style-name="gr55" draw:text-style-name="P188" draw:type="line" svg:x1="3.066cm" svg:y1="6.532cm" svg:x2="2.868cm" svg:y2="7.465cm" draw:start-shape="id147" draw:start-glue-point="7" svg:d="M3066 2666l-198 933" svg:viewBox="0 0 199 935"><text:p/></draw:connector><draw:connector draw:style-name="gr55" draw:text-style-name="P188" draw:type="line" svg:x1="3.246cm" svg:y1="6.532cm" svg:x2="3.013cm" svg:y2="7.465cm" draw:start-shape="id147" draw:start-glue-point="9" svg:d="M3246 2666l-233 933" svg:viewBox="0 0 235 935"><text:p/></draw:connector><draw:connector draw:style-name="gr55" draw:text-style-name="P188" draw:type="line" svg:x1="3.339cm" svg:y1="6.532cm" svg:x2="3.166cm" svg:y2="7.465cm" draw:start-shape="id148" draw:start-glue-point="7" svg:d="M3339 2666l-173 933" svg:viewBox="0 0 175 935"><text:p/></draw:connector><draw:connector draw:style-name="gr55" draw:text-style-name="P188" draw:type="line" svg:x1="3.517cm" svg:y1="6.532cm" svg:x2="3.311cm" svg:y2="7.462cm" draw:start-shape="id148" draw:start-glue-point="9" svg:d="M3517 2666l-206 930" svg:viewBox="0 0 208 931"><text:p/></draw:connector><draw:connector draw:style-name="gr55" draw:text-style-name="P188" draw:type="line" svg:x1="3.612cm" svg:y1="6.532cm" svg:x2="3.466cm" svg:y2="7.465cm" draw:start-shape="id149" draw:start-glue-point="7" svg:d="M3612 2666l-146 933" svg:viewBox="0 0 148 935"><text:p/></draw:connector><draw:connector draw:style-name="gr55" draw:text-style-name="P188" draw:type="line" svg:x1="3.792cm" svg:y1="6.532cm" svg:x2="3.611cm" svg:y2="7.465cm" draw:start-shape="id149" draw:start-glue-point="9" svg:d="M3792 2666l-181 933" svg:viewBox="0 0 183 935"><text:p/></draw:connector><draw:connector draw:style-name="gr55" draw:text-style-name="P188" draw:type="line" svg:x1="3.886cm" svg:y1="6.532cm" svg:x2="3.773cm" svg:y2="7.465cm" draw:start-shape="id150" draw:start-glue-point="7" svg:d="M3886 2666l-113 933" svg:viewBox="0 0 115 935"><text:p/></draw:connector><draw:connector draw:style-name="gr55" draw:text-style-name="P188" draw:type="line" svg:x1="4.066cm" svg:y1="6.532cm" svg:x2="3.911cm" svg:y2="7.467cm" draw:start-shape="id150" draw:start-glue-point="9" svg:d="M4066 2666l-155 935" svg:viewBox="0 0 157 937"><text:p/></draw:connector><draw:connector draw:style-name="gr55" draw:text-style-name="P188" draw:type="line" svg:x1="4.159cm" svg:y1="6.532cm" svg:x2="4.064cm" svg:y2="7.465cm" draw:start-shape="id151" draw:start-glue-point="7" svg:d="M4159 2666l-95 933" svg:viewBox="0 0 97 935"><text:p/></draw:connector><draw:connector draw:style-name="gr55" draw:text-style-name="P188" draw:type="line" svg:x1="4.337cm" svg:y1="6.532cm" svg:x2="4.214cm" svg:y2="7.465cm" draw:start-shape="id151" draw:start-glue-point="9" svg:d="M4337 2666l-123 933" svg:viewBox="0 0 125 935"><text:p/></draw:connector><draw:connector draw:style-name="gr55" draw:text-style-name="P188" draw:type="line" svg:x1="4.433cm" svg:y1="6.532cm" svg:x2="4.374cm" svg:y2="7.465cm" draw:start-shape="id152" draw:start-glue-point="7" svg:d="M4433 2666l-59 933" svg:viewBox="0 0 60 935"><text:p/></draw:connector><draw:connector draw:style-name="gr55" draw:text-style-name="P188" draw:type="line" svg:x1="4.613cm" svg:y1="6.532cm" svg:x2="4.514cm" svg:y2="7.462cm" draw:start-shape="id152" draw:start-glue-point="9" svg:d="M4613 2666l-99 930" svg:viewBox="0 0 101 931"><text:p/></draw:connector><draw:connector draw:style-name="gr55" draw:text-style-name="P188" draw:type="line" svg:x1="4.704cm" svg:y1="6.532cm" svg:x2="4.664cm" svg:y2="7.465cm" draw:start-shape="id153" draw:start-glue-point="7" svg:d="M4704 2666l-40 933" svg:viewBox="0 0 42 935"><text:p/></draw:connector><draw:connector draw:style-name="gr55" draw:text-style-name="P188" draw:type="line" svg:x1="4.884cm" svg:y1="6.532cm" svg:x2="4.812cm" svg:y2="7.465cm" draw:start-shape="id153" draw:start-glue-point="9" svg:d="M4884 2666l-72 933" svg:viewBox="0 0 74 935"><text:p/></draw:connector><draw:connector draw:style-name="gr55" draw:text-style-name="P188" draw:type="line" svg:x1="4.979cm" svg:y1="6.532cm" svg:x2="4.967cm" svg:y2="7.465cm" draw:start-shape="id154" draw:start-glue-point="7" svg:d="M4979 2666l-12 933" svg:viewBox="0 0 14 935"><text:p/></draw:connector><draw:connector draw:style-name="gr55" draw:text-style-name="P188" draw:type="line" svg:x1="5.158cm" svg:y1="6.532cm" svg:x2="5.112cm" svg:y2="7.462cm" draw:start-shape="id154" draw:start-glue-point="9" svg:d="M5158 2666l-46 930" svg:viewBox="0 0 48 931"><text:p/></draw:connector><draw:connector draw:style-name="gr55" draw:text-style-name="P188" draw:type="line" svg:x1="5.255cm" svg:y1="6.532cm" svg:x2="5.265cm" svg:y2="7.462cm" draw:start-shape="id155" draw:start-glue-point="7" svg:d="M5255 2666l10 930" svg:viewBox="0 0 12 931"><text:p/></draw:connector><draw:connector draw:style-name="gr55" draw:text-style-name="P188" draw:type="line" svg:x1="5.435cm" svg:y1="6.532cm" svg:x2="5.413cm" svg:y2="7.465cm" draw:start-shape="id155" draw:start-glue-point="9" svg:d="M5435 2666l-22 933" svg:viewBox="0 0 23 935"><text:p/></draw:connector><draw:connector draw:style-name="gr55" draw:text-style-name="P188" draw:type="line" svg:x1="5.525cm" svg:y1="6.532cm" svg:x2="5.567cm" svg:y2="7.465cm" draw:start-shape="id156" draw:start-glue-point="7" svg:d="M5525 2666l42 933" svg:viewBox="0 0 44 935"><text:p/></draw:connector><draw:connector draw:style-name="gr55" draw:text-style-name="P188" draw:type="line" svg:x1="5.704cm" svg:y1="6.532cm" svg:x2="5.713cm" svg:y2="7.465cm" draw:start-shape="id156" draw:start-glue-point="9" svg:d="M5704 2666l9 933" svg:viewBox="0 0 11 935"><text:p/></draw:connector><draw:connector draw:style-name="gr55" draw:text-style-name="P188" draw:type="line" svg:x1="5.8cm" svg:y1="6.532cm" svg:x2="5.863cm" svg:y2="7.462cm" draw:start-shape="id157" draw:start-glue-point="7" svg:d="M5800 2666l63 930" svg:viewBox="0 0 65 931"><text:p/></draw:connector><draw:connector draw:style-name="gr55" draw:text-style-name="P188" draw:type="line" svg:x1="5.98cm" svg:y1="6.532cm" svg:x2="6.01cm" svg:y2="7.46cm" draw:start-shape="id157" draw:start-glue-point="9" svg:d="M5980 2666l30 928" svg:viewBox="0 0 32 930"><text:p/></draw:connector><draw:connector draw:style-name="gr55" draw:text-style-name="P188" draw:type="line" svg:x1="6.073cm" svg:y1="6.532cm" svg:x2="6.165cm" svg:y2="7.465cm" draw:start-shape="id158" draw:start-glue-point="7" svg:d="M6073 2666l92 933" svg:viewBox="0 0 93 935"><text:p/></draw:connector><draw:connector draw:style-name="gr55" draw:text-style-name="P188" draw:type="line" svg:x1="6.251cm" svg:y1="6.532cm" svg:x2="6.311cm" svg:y2="7.46cm" draw:start-shape="id158" draw:start-glue-point="9" svg:d="M6251 2666l60 928" svg:viewBox="0 0 62 930"><text:p/></draw:connector><draw:connector draw:style-name="gr55" draw:text-style-name="P188" draw:type="line" svg:x1="6.345cm" svg:y1="6.532cm" svg:x2="6.468cm" svg:y2="7.465cm" draw:start-shape="id159" draw:start-glue-point="7" svg:d="M6345 2666l123 933" svg:viewBox="0 0 125 935"><text:p/></draw:connector><draw:connector draw:style-name="gr55" draw:text-style-name="P188" draw:type="line" svg:x1="6.525cm" svg:y1="6.532cm" svg:x2="6.613cm" svg:y2="7.465cm" draw:start-shape="id159" draw:start-glue-point="9" svg:d="M6525 2666l88 933" svg:viewBox="0 0 90 935"><text:p/></draw:connector><draw:connector draw:style-name="gr55" draw:text-style-name="P188" draw:type="line" svg:x1="6.62cm" svg:y1="6.532cm" svg:x2="6.77cm" svg:y2="7.465cm" draw:start-shape="id160" draw:start-glue-point="7" svg:d="M6620 2666l150 933" svg:viewBox="0 0 152 935"><text:p/></draw:connector><draw:connector draw:style-name="gr55" draw:text-style-name="P188" draw:type="line" svg:x1="6.8cm" svg:y1="6.532cm" svg:x2="6.911cm" svg:y2="7.462cm" draw:start-shape="id160" draw:start-glue-point="9" svg:d="M6800 2666l111 930" svg:viewBox="0 0 113 931"><text:p/></draw:connector><draw:connector draw:style-name="gr55" draw:text-style-name="P188" draw:type="line" svg:x1="6.893cm" svg:y1="6.532cm" svg:x2="7.066cm" svg:y2="7.465cm" draw:start-shape="id161" draw:start-glue-point="7" svg:d="M6893 2666l173 933" svg:viewBox="0 0 175 935"><text:p/></draw:connector><draw:connector draw:style-name="gr55" draw:text-style-name="P188" draw:type="line" svg:x1="7.071cm" svg:y1="6.532cm" svg:x2="7.211cm" svg:y2="7.465cm" draw:start-shape="id161" draw:start-glue-point="9" svg:d="M7071 2666l140 933" svg:viewBox="0 0 141 935"><text:p/></draw:connector><draw:connector draw:style-name="gr55" draw:text-style-name="P188" draw:type="line" svg:x1="7.167cm" svg:y1="6.532cm" svg:x2="7.373cm" svg:y2="7.462cm" draw:start-shape="id162" draw:start-glue-point="7" svg:d="M7167 2666l206 930" svg:viewBox="0 0 208 931"><text:p/></draw:connector><draw:connector draw:style-name="gr55" draw:text-style-name="P188" draw:type="line" svg:x1="7.347cm" svg:y1="6.532cm" svg:x2="7.511cm" svg:y2="7.465cm" draw:start-shape="id162" draw:start-glue-point="9" svg:d="M7347 2666l164 933" svg:viewBox="0 0 166 935"><text:p/></draw:connector><draw:connector draw:style-name="gr55" draw:text-style-name="P188" draw:type="line" svg:x1="7.438cm" svg:y1="6.532cm" svg:x2="7.666cm" svg:y2="7.462cm" draw:start-shape="id163" draw:start-glue-point="7" svg:d="M7438 2666l228 930" svg:viewBox="0 0 229 931"><text:p/></draw:connector><draw:connector draw:style-name="gr55" draw:text-style-name="P188" draw:type="line" svg:x1="7.618cm" svg:y1="6.532cm" svg:x2="7.811cm" svg:y2="7.465cm" draw:start-shape="id163" draw:start-glue-point="9" svg:d="M7618 2666l193 933" svg:viewBox="0 0 194 935"><text:p/></draw:connector><draw:connector draw:style-name="gr55" draw:text-style-name="P188" draw:type="line" svg:x1="7.712cm" svg:y1="6.532cm" svg:x2="7.966cm" svg:y2="7.465cm" draw:start-shape="id164" draw:start-glue-point="7" svg:d="M7712 2666l254 933" svg:viewBox="0 0 256 935"><text:p/></draw:connector><draw:connector draw:style-name="gr55" draw:text-style-name="P188" draw:type="line" svg:x1="7.892cm" svg:y1="6.532cm" svg:x2="8.112cm" svg:y2="7.465cm" draw:start-shape="id164" draw:start-glue-point="9" svg:d="M7892 2666l220 933" svg:viewBox="0 0 222 935"><text:p/></draw:connector><draw:connector draw:style-name="gr55" draw:text-style-name="P188" draw:type="line" svg:x1="7.985cm" svg:y1="6.532cm" svg:x2="8.266cm" svg:y2="7.465cm" draw:start-shape="id165" draw:start-glue-point="7" svg:d="M7985 2666l281 933" svg:viewBox="0 0 282 935"><text:p/></draw:connector><draw:connector draw:style-name="gr55" draw:text-style-name="P188" draw:type="line" svg:x1="8.163cm" svg:y1="6.532cm" svg:x2="8.408cm" svg:y2="7.462cm" draw:start-shape="id165" draw:start-glue-point="9" svg:d="M8163 2666l245 930" svg:viewBox="0 0 247 931"><text:p/></draw:connector><draw:connector draw:style-name="gr55" draw:text-style-name="P188" draw:type="line" svg:x1="8.259cm" svg:y1="6.532cm" svg:x2="8.564cm" svg:y2="7.465cm" draw:start-shape="id166" draw:start-glue-point="7" svg:d="M8259 2666l305 933" svg:viewBox="0 0 307 935"><text:p/></draw:connector><draw:connector draw:style-name="gr55" draw:text-style-name="P188" draw:type="line" svg:x1="8.438cm" svg:y1="6.532cm" svg:x2="8.71cm" svg:y2="7.462cm" draw:start-shape="id166" draw:start-glue-point="9" svg:d="M8438 2666l272 930" svg:viewBox="0 0 273 931"><text:p/></draw:connector><draw:connector draw:style-name="gr55" draw:text-style-name="P188" draw:type="line" svg:x1="8.534cm" svg:y1="6.532cm" svg:x2="8.869cm" svg:y2="7.462cm" draw:start-shape="id167" draw:start-glue-point="7" svg:d="M8534 2666l335 930" svg:viewBox="0 0 337 931"><text:p/></draw:connector><draw:connector draw:style-name="gr55" draw:text-style-name="P188" draw:type="line" svg:x1="9.012cm" svg:y1="7.465cm" svg:x2="8.714cm" svg:y2="6.532cm" draw:end-shape="id167" draw:end-glue-point="9" svg:d="M9012 3599l-298-933" svg:viewBox="0 0 300 935"><text:p/></draw:connector><draw:connector draw:style-name="gr55" draw:text-style-name="P188" draw:type="line" svg:x1="8.805cm" svg:y1="6.532cm" svg:x2="9.165cm" svg:y2="7.462cm" draw:start-shape="id168" draw:start-glue-point="7" svg:d="M8805 2666l360 930" svg:viewBox="0 0 362 931"><text:p/></draw:connector><draw:connector draw:style-name="gr55" draw:text-style-name="P188" draw:type="line" svg:x1="8.983cm" svg:y1="6.532cm" svg:x2="9.31cm" svg:y2="7.465cm" draw:start-shape="id168" draw:start-glue-point="9" svg:d="M8983 2666l327 933" svg:viewBox="0 0 328 935"><text:p/></draw:connector><draw:connector draw:style-name="gr55" draw:text-style-name="P188" draw:type="line" svg:x1="9.079cm" svg:y1="6.532cm" svg:x2="9.46cm" svg:y2="7.465cm" draw:start-shape="id169" draw:start-glue-point="7" svg:d="M9079 2666l381 933" svg:viewBox="0 0 383 935"><text:p/></draw:connector><draw:connector draw:style-name="gr55" draw:text-style-name="P188" draw:type="line" svg:x1="9.259cm" svg:y1="6.532cm" svg:x2="9.61cm" svg:y2="7.465cm" draw:start-shape="id169" draw:start-glue-point="9" svg:d="M9259 2666l351 933" svg:viewBox="0 0 353 935"><text:p/></draw:connector><draw:connector draw:style-name="gr55" draw:text-style-name="P188" draw:type="line" svg:x1="9.354cm" svg:y1="6.532cm" svg:x2="9.765cm" svg:y2="7.462cm" draw:start-shape="id170" draw:start-glue-point="7" svg:d="M9354 2666l411 930" svg:viewBox="0 0 413 931"><text:p/></draw:connector><draw:connector draw:style-name="gr55" draw:text-style-name="P188" draw:type="line" svg:x1="9.534cm" svg:y1="6.532cm" svg:x2="9.91cm" svg:y2="7.465cm" draw:start-shape="id170" draw:start-glue-point="9" svg:d="M9534 2666l376 933" svg:viewBox="0 0 377 935"><text:p/></draw:connector><draw:connector draw:style-name="gr55" draw:text-style-name="P188" draw:type="line" svg:x1="9.626cm" svg:y1="6.532cm" svg:x2="10.065cm" svg:y2="7.462cm" draw:start-shape="id171" draw:start-glue-point="7" svg:d="M9626 2666l439 930" svg:viewBox="0 0 441 931"><text:p/></draw:connector><draw:connector draw:style-name="gr55" draw:text-style-name="P188" draw:type="line" svg:x1="9.805cm" svg:y1="6.532cm" svg:x2="10.211cm" svg:y2="7.465cm" draw:start-shape="id171" draw:start-glue-point="9" svg:d="M9805 2666l406 933" svg:viewBox="0 0 407 935"><text:p/></draw:connector><draw:connector draw:style-name="gr55" draw:text-style-name="P188" draw:type="line" svg:x1="9.901cm" svg:y1="6.532cm" svg:x2="10.368cm" svg:y2="7.465cm" draw:start-shape="id172" draw:start-glue-point="7" svg:d="M9901 2666l467 933" svg:viewBox="0 0 469 935"><text:p/></draw:connector><draw:connector draw:style-name="gr55" draw:text-style-name="P188" draw:type="line" svg:x1="10.081cm" svg:y1="6.532cm" svg:x2="10.509cm" svg:y2="7.46cm" draw:start-shape="id172" draw:start-glue-point="9" svg:d="M10081 2666l428 928" svg:viewBox="0 0 430 930"><text:p/></draw:connector><draw:connector draw:style-name="gr55" draw:text-style-name="P188" draw:type="line" svg:x1="10.172cm" svg:y1="6.532cm" svg:x2="10.663cm" svg:y2="7.462cm" draw:start-shape="id173" draw:start-glue-point="7" svg:d="M10172 2666l491 930" svg:viewBox="0 0 492 931"><text:p/></draw:connector><draw:connector draw:style-name="gr55" draw:text-style-name="P188" draw:type="line" svg:x1="10.352cm" svg:y1="6.532cm" svg:x2="10.806cm" svg:y2="7.462cm" draw:start-shape="id173" draw:start-glue-point="9" svg:d="M10352 2666l454 930" svg:viewBox="0 0 455 931"><text:p/></draw:connector><draw:connector draw:style-name="gr55" draw:text-style-name="P188" draw:type="line" svg:x1="10.446cm" svg:y1="6.532cm" svg:x2="10.966cm" svg:y2="7.462cm" draw:start-shape="id174" draw:start-glue-point="7" svg:d="M10446 2666l520 930" svg:viewBox="0 0 522 931"><text:p/></draw:connector><draw:connector draw:style-name="gr55" draw:text-style-name="P188" draw:type="line" svg:x1="10.626cm" svg:y1="6.532cm" svg:x2="11.111cm" svg:y2="7.462cm" draw:start-shape="id174" draw:start-glue-point="9" svg:d="M10626 2666l485 930" svg:viewBox="0 0 487 931"><text:p/></draw:connector><draw:connector draw:style-name="gr55" draw:text-style-name="P188" draw:type="line" svg:x1="10.719cm" svg:y1="6.532cm" svg:x2="11.261cm" svg:y2="7.46cm" draw:start-shape="id175" draw:start-glue-point="7" svg:d="M10719 2666l542 928" svg:viewBox="0 0 543 930"><text:p/></draw:connector><draw:connector draw:style-name="gr55" draw:text-style-name="P188" draw:type="line" svg:x1="10.897cm" svg:y1="6.532cm" svg:x2="11.409cm" svg:y2="7.462cm" draw:start-shape="id175" draw:start-glue-point="9" svg:d="M10897 2666l512 930" svg:viewBox="0 0 513 931"><text:p/></draw:connector><draw:connector draw:style-name="gr55" draw:text-style-name="P188" draw:type="line" svg:x1="10.993cm" svg:y1="6.532cm" svg:x2="11.568cm" svg:y2="7.46cm" draw:start-shape="id176" draw:start-glue-point="7" svg:d="M10993 2666l575 928" svg:viewBox="0 0 577 930"><text:p/></draw:connector><draw:connector draw:style-name="gr55" draw:text-style-name="P188" draw:type="line" svg:x1="11.172cm" svg:y1="6.532cm" svg:x2="11.716cm" svg:y2="7.462cm" draw:start-shape="id176" draw:start-glue-point="9" svg:d="M11172 2666l544 930" svg:viewBox="0 0 545 931"><text:p/></draw:connector><draw:connector draw:style-name="gr55" draw:text-style-name="P188" draw:type="line" svg:x1="11.266cm" svg:y1="6.532cm" svg:x2="11.866cm" svg:y2="7.465cm" draw:start-shape="id177" draw:start-glue-point="7" svg:d="M11266 2666l600 933" svg:viewBox="0 0 601 935"><text:p/></draw:connector><draw:connector draw:style-name="gr55" draw:text-style-name="P188" draw:type="line" svg:x1="11.446cm" svg:y1="6.532cm" svg:x2="12.005cm" svg:y2="7.458cm" draw:start-shape="id177" draw:start-glue-point="9" svg:d="M11446 2666l559 926" svg:viewBox="0 0 561 928"><text:p/></draw:connector><draw:connector draw:style-name="gr55" draw:text-style-name="P188" draw:type="line" svg:x1="11.545cm" svg:y1="6.532cm" svg:x2="12.162cm" svg:y2="7.465cm" draw:start-shape="id178" draw:start-glue-point="7" svg:d="M11545 2666l617 933" svg:viewBox="0 0 619 935"><text:p/></draw:connector><draw:connector draw:style-name="gr55" draw:text-style-name="P188" draw:type="line" svg:x1="11.725cm" svg:y1="6.532cm" svg:x2="12.307cm" svg:y2="7.458cm" draw:start-shape="id178" draw:start-glue-point="9" svg:d="M11725 2666l582 926" svg:viewBox="0 0 584 928"><text:p/></draw:connector><draw:line draw:style-name="gr69" draw:text-style-name="P188" svg:x1="0.011cm" svg:y1="6.948cm" svg:x2="18.986cm" svg:y2="6.923cm"><text:p/></draw:line><draw:frame draw:style-name="gr52" draw:text-style-name="P213" svg:width="2.504cm" svg:height="0.408cm" svg:x="12.485cm" svg:y="7.022cm"><draw:text-box><text:p text:style-name="P211"><text:span text:style-name="T283">9-bitové patro</text:span></text:p></draw:text-box></draw:frame></draw:g></text:p>
      <text:p text:style-name="P26"/>
      <table:table table:name="Tabulka3" table:style-name="Tabulka3" table:template-name="Default Style">
        <table:table-column table:style-name="Tabulka3.A"/>
        <table:table-column table:style-name="Tabulka3.B" table:number-columns-repeated="2"/>
        <table:table-column table:style-name="Tabulka3.D"/>
        <table:table-column table:style-name="Tabulka3.B"/>
        <table:table-column table:style-name="Tabulka3.F"/>
        <table:table-column table:style-name="Tabulka3.G"/>
        <table:table-column table:style-name="Tabulka3.F" table:number-columns-repeated="2"/>
        <table:table-column table:style-name="Tabulka3.G"/>
        <table:table-column table:style-name="Tabulka3.F"/>
        <table:table-column table:style-name="Tabulka3.L"/>
        <table:table-row table:style-name="Tabulka3.1">
          <table:table-cell table:style-name="Tabulka3.A1" office:value-type="string">
            <text:p text:style-name="P104">Nbit<text:span text:style-name="T172">ové</text:span> morf<text:span text:style-name="T172">y</text:span></text:p>
          </table:table-cell>
          <table:table-cell table:style-name="Tabulka3.A1" office:value-type="string">
            <text:p text:style-name="P105">6b</text:p>
          </table:table-cell>
          <table:table-cell table:style-name="Tabulka3.A1" office:value-type="string">
            <text:p text:style-name="P105">7b</text:p>
          </table:table-cell>
          <table:table-cell table:style-name="Tabulka3.A1" office:value-type="string">
            <text:p text:style-name="P105">8b</text:p>
          </table:table-cell>
          <table:table-cell table:style-name="Tabulka3.A1" office:value-type="string">
            <text:p text:style-name="P105">9b</text:p>
          </table:table-cell>
          <table:table-cell table:style-name="Tabulka3.A1" office:value-type="string">
            <text:p text:style-name="P105">10b</text:p>
          </table:table-cell>
          <table:table-cell table:style-name="Tabulka3.A1" office:value-type="string">
            <text:p text:style-name="P105">11b</text:p>
          </table:table-cell>
          <table:table-cell table:style-name="Tabulka3.A1" office:value-type="string">
            <text:p text:style-name="P105">12b</text:p>
          </table:table-cell>
          <table:table-cell table:style-name="Tabulka3.A1" office:value-type="string">
            <text:p text:style-name="P105">13b</text:p>
          </table:table-cell>
          <table:table-cell table:style-name="Tabulka3.A1" office:value-type="string">
            <text:p text:style-name="P105">14b</text:p>
          </table:table-cell>
          <table:table-cell table:style-name="Tabulka3.A1" office:value-type="string">
            <text:p text:style-name="P105">15b</text:p>
          </table:table-cell>
          <table:table-cell table:style-name="Tabulka3.L1" office:value-type="string">
            <text:p text:style-name="P105">16b</text:p>
          </table:table-cell>
        </table:table-row>
        <table:table-row table:style-name="Tabulka3.1">
          <table:table-cell table:style-name="Tabulka3.A2" office:value-type="string">
            <text:p text:style-name="P68">počet</text:p>
          </table:table-cell>
          <table:table-cell table:style-name="Tabulka3.A2" office:value-type="string">
            <text:p text:style-name="P95">10</text:p>
          </table:table-cell>
          <table:table-cell table:style-name="Tabulka3.A2" office:value-type="string">
            <text:p text:style-name="P95">15</text:p>
          </table:table-cell>
          <table:table-cell table:style-name="Tabulka3.A2" office:value-type="string">
            <text:p text:style-name="P95">21</text:p>
          </table:table-cell>
          <table:table-cell table:style-name="Tabulka3.A2" office:value-type="string">
            <text:p text:style-name="P95">28</text:p>
          </table:table-cell>
          <table:table-cell table:style-name="Tabulka3.A2" office:value-type="string">
            <text:p text:style-name="P95">36</text:p>
          </table:table-cell>
          <table:table-cell table:style-name="Tabulka3.A2" office:value-type="string">
            <text:p text:style-name="P95">45</text:p>
          </table:table-cell>
          <table:table-cell table:style-name="Tabulka3.A2" office:value-type="string">
            <text:p text:style-name="P95">55</text:p>
          </table:table-cell>
          <table:table-cell table:style-name="Tabulka3.A2" office:value-type="string">
            <text:p text:style-name="P95">66</text:p>
          </table:table-cell>
          <table:table-cell table:style-name="Tabulka3.A2" office:value-type="string">
            <text:p text:style-name="P95">78</text:p>
          </table:table-cell>
          <table:table-cell table:style-name="Tabulka3.A2" office:value-type="string">
            <text:p text:style-name="P95">91</text:p>
          </table:table-cell>
          <table:table-cell table:style-name="Tabulka3.L2" office:value-type="string">
            <text:p text:style-name="P95">105</text:p>
          </table:table-cell>
        </table:table-row>
      </table:table>
      <text:p text:style-name="P12"/>
      <text:p text:style-name="P20"><text:span text:style-name="T172">V </text:span><text:span text:style-name="T140">6-bit</text:span><text:span text:style-name="T142">ovém patře</text:span> <text:span text:style-name="T172">je 32 větví,</text:span> <text:span text:style-name="T70">10</text:span> <text:span text:style-name="T172">pro</text:span> <text:span text:style-name="T115">6b</text:span><text:span text:style-name="T118">itové</text:span><text:span text:style-name="T115"> morf</text:span><text:span text:style-name="T118">y</text:span> a <text:span text:style-name="T20">22</text:span> <text:span text:style-name="T172">jako uzle pro větve v</text:span> <text:span text:style-name="T140">7-bit</text:span><text:span text:style-name="T142">ovém patře</text:span>, <text:span text:style-name="T172">což znamená</text:span> 22×2=44 <text:span text:style-name="T172">větví</text:span> <text:span text:style-name="T172">v</text:span> <text:span text:style-name="T140">7-bit</text:span><text:span text:style-name="T142">ovém patře</text:span>. <text:span text:style-name="T172">Z těchto</text:span> 44 <text:span text:style-name="T172">větví</text:span> <text:span text:style-name="T172">je</text:span> <text:span text:style-name="T70">15</text:span> <text:span text:style-name="T172">pro</text:span> <text:span text:style-name="T115">7b</text:span><text:span text:style-name="T118">itové</text:span><text:span text:style-name="T115"> morf</text:span><text:span text:style-name="T118">y</text:span>, a <text:span text:style-name="T20">29</text:span> <text:span text:style-name="T172">jako uzly</text:span> <text:span text:style-name="T172">pro </text:span><text:span text:style-name="T140">8-bit</text:span><text:span text:style-name="T142">ové patro</text:span>. 29×2=58 <text:span text:style-name="T172">větví</text:span> <text:span text:style-name="T172">v</text:span> <text:span text:style-name="T140">8-bit</text:span><text:span text:style-name="T142">ovém patru</text:span> <text:span text:style-name="T172">přičemž</text:span> <text:span text:style-name="T70">21</text:span> <text:span text:style-name="T172">pro</text:span> <text:span text:style-name="T115">8b</text:span><text:span text:style-name="T118">itové</text:span><text:span text:style-name="T115"> morf</text:span><text:span text:style-name="T118">y</text:span> a <text:span text:style-name="T20">37</text:span> <text:span text:style-name="T172">jako uzly pro</text:span> <text:span text:style-name="T140">9-bit</text:span><text:span text:style-name="T142">ové patro</text:span>. </text:p>
      <table:table table:name="Tabulka4" table:style-name="Tabulka4" table:template-name="Default Style">
        <table:table-column table:style-name="Tabulka4.A"/>
        <table:table-column table:style-name="Tabulka4.B"/>
        <table:table-column table:style-name="Tabulka4.A"/>
        <table:table-column table:style-name="Tabulka4.B"/>
        <table:table-column table:style-name="Tabulka4.A"/>
        <table:table-column table:style-name="Tabulka4.B"/>
        <table:table-column table:style-name="Tabulka4.A"/>
        <table:table-column table:style-name="Tabulka4.B"/>
        <table:table-column table:style-name="Tabulka4.A"/>
        <table:table-column table:style-name="Tabulka4.B"/>
        <table:table-column table:style-name="Tabulka4.K"/>
        <table:table-column table:style-name="Tabulka4.B"/>
        <table:table-column table:style-name="Tabulka4.M"/>
        <table:table-column table:style-name="Tabulka4.B"/>
        <table:table-column table:style-name="Tabulka4.M"/>
        <table:table-column table:style-name="Tabulka4.B"/>
        <table:table-column table:style-name="Tabulka4.M"/>
        <table:table-column table:style-name="Tabulka4.R"/>
        <table:table-row table:style-name="Tabulka4.1">
          <table:table-cell table:style-name="Tabulka4.A1" office:value-type="string">
            <text:p text:style-name="P88"/>
          </table:table-cell>
          <table:table-cell table:style-name="Tabulka4.A1" office:value-type="string">
            <text:p text:style-name="P106">6b</text:p>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A1" office:value-type="string">
            <text:p text:style-name="P92"/>
          </table:table-cell>
          <table:table-cell table:style-name="Tabulka4.R1" office:value-type="string">
            <text:p text:style-name="P92"/>
          </table:table-cell>
        </table:table-row>
        <table:table-row table:style-name="Tabulka4.1">
          <table:table-cell table:style-name="Tabulka4.A2" office:value-type="string">
            <text:p text:style-name="P81">32-<text:span text:style-name="T70">10</text:span>=</text:p>
          </table:table-cell>
          <table:table-cell table:style-name="Tabulka4.A2" office:value-type="string">
            <text:p text:style-name="P86">22</text:p>
          </table:table-cell>
          <table:table-cell table:style-name="Tabulka4.A2" office:value-type="string">
            <text:p text:style-name="P83"/>
          </table:table-cell>
          <table:table-cell table:style-name="Tabulka4.A2" office:value-type="string">
            <text:p text:style-name="P106">7b</text:p>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R2" office:value-type="string">
            <text:p text:style-name="P92"/>
          </table:table-cell>
        </table:table-row>
        <table:table-row table:style-name="Tabulka4.1">
          <table:table-cell table:style-name="Tabulka4.A2" office:value-type="string">
            <text:p text:style-name="P83"/>
          </table:table-cell>
          <table:table-cell table:style-name="Tabulka4.A2" office:value-type="string">
            <text:p text:style-name="P82">22×2<text:span text:style-name="T147">=</text:span></text:p>
          </table:table-cell>
          <table:table-cell table:style-name="Tabulka4.A2" office:value-type="string">
            <text:p text:style-name="P81">44-<text:span text:style-name="T70">15</text:span>=</text:p>
          </table:table-cell>
          <table:table-cell table:style-name="Tabulka4.A2" office:value-type="string">
            <text:p text:style-name="P86">29</text:p>
          </table:table-cell>
          <table:table-cell table:style-name="Tabulka4.A2" office:value-type="string">
            <text:p text:style-name="P83"/>
          </table:table-cell>
          <table:table-cell table:style-name="Tabulka4.A2" office:value-type="string">
            <text:p text:style-name="P106">8b</text:p>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R2" office:value-type="string">
            <text:p text:style-name="P92"/>
          </table:table-cell>
        </table:table-row>
        <table:table-row table:style-name="Tabulka4.1">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4">29×2=</text:p>
          </table:table-cell>
          <table:table-cell table:style-name="Tabulka4.A2" office:value-type="string">
            <text:p text:style-name="P84">58-<text:span text:style-name="T70">21</text:span>=</text:p>
          </table:table-cell>
          <table:table-cell table:style-name="Tabulka4.A2" office:value-type="string">
            <text:p text:style-name="P86">37</text:p>
          </table:table-cell>
          <table:table-cell table:style-name="Tabulka4.A2" office:value-type="string">
            <text:p text:style-name="P83"/>
          </table:table-cell>
          <table:table-cell table:style-name="Tabulka4.A2" office:value-type="string">
            <text:p text:style-name="P106">9b</text:p>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R2" office:value-type="string">
            <text:p text:style-name="P92"/>
          </table:table-cell>
        </table:table-row>
        <table:table-row table:style-name="Tabulka4.1">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4">37×2=</text:p>
          </table:table-cell>
          <table:table-cell table:style-name="Tabulka4.A2" office:value-type="string">
            <text:p text:style-name="P84">74-<text:span text:style-name="T70">28</text:span>=</text:p>
          </table:table-cell>
          <table:table-cell table:style-name="Tabulka4.A2" office:value-type="string">
            <text:p text:style-name="P86">46</text:p>
          </table:table-cell>
          <table:table-cell table:style-name="Tabulka4.A2" office:value-type="string">
            <text:p text:style-name="P85"/>
          </table:table-cell>
          <table:table-cell table:style-name="Tabulka4.A2" office:value-type="string">
            <text:p text:style-name="P106">10b</text:p>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R2" office:value-type="string">
            <text:p text:style-name="P93"/>
          </table:table-cell>
        </table:table-row>
        <table:table-row table:style-name="Tabulka4.1">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4">46×2=</text:p>
          </table:table-cell>
          <table:table-cell table:style-name="Tabulka4.A2" office:value-type="string">
            <text:p text:style-name="P84">92-<text:span text:style-name="T70">36</text:span>=</text:p>
          </table:table-cell>
          <table:table-cell table:style-name="Tabulka4.A2" office:value-type="string">
            <text:p text:style-name="P86">56</text:p>
          </table:table-cell>
          <table:table-cell table:style-name="Tabulka4.A2" office:value-type="string">
            <text:p text:style-name="P85"/>
          </table:table-cell>
          <table:table-cell table:style-name="Tabulka4.A2" office:value-type="string">
            <text:p text:style-name="P106">11b</text:p>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A2" office:value-type="string">
            <text:p text:style-name="P85"/>
          </table:table-cell>
          <table:table-cell table:style-name="Tabulka4.R2" office:value-type="string">
            <text:p text:style-name="P93"/>
          </table:table-cell>
        </table:table-row>
        <table:table-row table:style-name="Tabulka4.1">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4">56×2=</text:p>
          </table:table-cell>
          <table:table-cell table:style-name="Tabulka4.A2" office:value-type="string">
            <text:p text:style-name="P84">112-<text:span text:style-name="T70">45</text:span>=</text:p>
          </table:table-cell>
          <table:table-cell table:style-name="Tabulka4.A2" office:value-type="string">
            <text:p text:style-name="P86">67</text:p>
          </table:table-cell>
          <table:table-cell table:style-name="Tabulka4.A2" office:value-type="string">
            <text:p text:style-name="P83"/>
          </table:table-cell>
          <table:table-cell table:style-name="Tabulka4.A2" office:value-type="string">
            <text:p text:style-name="P106">12b</text:p>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R2" office:value-type="string">
            <text:p text:style-name="P92"/>
          </table:table-cell>
        </table:table-row>
        <table:table-row table:style-name="Tabulka4.1">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4">67×2=</text:p>
          </table:table-cell>
          <table:table-cell table:style-name="Tabulka4.A2" office:value-type="string">
            <text:p text:style-name="P84">134-<text:span text:style-name="T70">55</text:span>=</text:p>
          </table:table-cell>
          <table:table-cell table:style-name="Tabulka4.A2" office:value-type="string">
            <text:p text:style-name="P86">79</text:p>
          </table:table-cell>
          <table:table-cell table:style-name="Tabulka4.A2" office:value-type="string">
            <text:p text:style-name="P83"/>
          </table:table-cell>
          <table:table-cell table:style-name="Tabulka4.A2" office:value-type="string">
            <text:p text:style-name="P106">13b</text:p>
          </table:table-cell>
          <table:table-cell table:style-name="Tabulka4.A2" office:value-type="string">
            <text:p text:style-name="P83"/>
          </table:table-cell>
          <table:table-cell table:style-name="Tabulka4.R2" office:value-type="string">
            <text:p text:style-name="P92"/>
          </table:table-cell>
        </table:table-row>
        <table:table-row table:style-name="Tabulka4.1">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4">79×2=</text:p>
          </table:table-cell>
          <table:table-cell table:style-name="Tabulka4.A2" office:value-type="string">
            <text:p text:style-name="P84">158-<text:span text:style-name="T70">66</text:span>=</text:p>
          </table:table-cell>
          <table:table-cell table:style-name="Tabulka4.A2" office:value-type="string">
            <text:p text:style-name="P86">92</text:p>
          </table:table-cell>
          <table:table-cell table:style-name="Tabulka4.A2" office:value-type="string">
            <text:p text:style-name="P90"/>
          </table:table-cell>
          <table:table-cell table:style-name="Tabulka4.R2" office:value-type="string">
            <text:p text:style-name="P106">14b</text:p>
          </table:table-cell>
        </table:table-row>
        <table:table-row table:style-name="Tabulka4.1">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3"/>
          </table:table-cell>
          <table:table-cell table:style-name="Tabulka4.A2" office:value-type="string">
            <text:p text:style-name="P84">92×2=</text:p>
          </table:table-cell>
          <table:table-cell table:style-name="Tabulka4.A2" office:value-type="string">
            <text:p text:style-name="P84">184-<text:span text:style-name="T70">78</text:span>=</text:p>
          </table:table-cell>
          <table:table-cell table:style-name="Tabulka4.R2" office:value-type="string">
            <text:p text:style-name="P86">106</text:p>
          </table:table-cell>
        </table:table-row>
      </table:table>
      <text:p text:style-name="P10"><text:span text:style-name="T165">Nejspíš v</text:span><text:span text:style-name="T160">zoreček pro počet volných větví v</text:span><text:span text:style-name="T97"> </text:span><text:span text:style-name="T143">N-bitovém patře</text:span> <text:span text:style-name="T161">=</text:span><text:span text:style-name="T161"><draw:frame draw:style-name="fr1" draw:name="Objekt2" text:anchor-type="as-char" svg:width="2.034cm" svg:height="0.861cm" draw:z-index="10"><draw:object xlink:href="./Object 2" xlink:type="simple" xlink:show="embed" xlink:actuate="onLoad"/><draw:image xlink:href="./ObjectReplacements/Object 2" xlink:type="simple" xlink:show="embed" xlink:actuate="onLoad"/><svg:desc>vzorec</svg:desc></draw:frame></text:span></text:p>
      <text:p text:style-name="P24"><text:span text:style-name="T172">V každém patře je dost místa pro stejně-bitové morfy jako má patro, a v posledním patře navíc zbydou některé prázdné větve, což znamená že morfy z posledního patra mohou být přesunuty do nižšího což zkrátí jejich délku</text:span>. <text:span text:style-name="T172">A ve zkomprimovaných souborech nejsou všechny druhy dlouhých morfů, tudíž zkrácení některých bude větší než jen o bit </text:span>:-). </text:p>
      <text:p text:style-name="P45">Pozor však na to kdyby se do stromu měl přidat nějaký „speciální znak“ navíc. Např. něco jako Null znak ve Vitterově algoritmu nebo třeba znak značící opakování předchozího znaku → jeden znak navíc a během pár pater dojde k tomu, že nebude dostatek místa a některé morfy by se již začaly prodlužovat. </text:p>
      <text:p text:style-name="P25"/>
      <text:p text:style-name="P23">Zpočátku bude zřejmě výhodné používat jen jeden strom, ale jakmile by nějaký morf měl být ve stromu prodloužen, bude asi lepší přejít již na dva uvedené stromy. A např. zapsat do Hlavičky pozici odkdy jsou použité dva stromy. </text:p>
      <text:p text:style-name="P23"/>
      <text:p text:style-name="P28"><text:span text:style-name="T160">Vypadá dobře když mohou být nějaké morfy kratší, ale bude informace pro zkracování v Hlavičce také kratší?</text:span><text:span text:style-name="T39"> Je možné to vyřešit nějakým hlubokým filozofováním nebo mohutným matematickým teoretizováním? Myslím že ne; ale </text:span><text:span text:style-name="T46">určitě </text:span><text:span text:style-name="T39">'ano' </text:span><text:span text:style-name="T48">s</text:span><text:span text:style-name="T39"> praktick</text:span><text:span text:style-name="T48">ým</text:span><text:span text:style-name="T39"> programování</text:span><text:span text:style-name="T48">m</text:span><text:span text:style-name="T39">. </text:span></text:p>
      <text:p text:style-name="Text_20_body"/>
      <text:h text:style-name="P180" text:outline-level="2">Jak spočítat morfy „rychle“</text:h>
      <text:p text:style-name="P49"><text:span text:style-name="T172">Kratší morfy mohou být indexy ve sta</text:span><text:span text:style-name="T176">t</text:span><text:span text:style-name="T172">ickém poli, např.</text:span> 1-2-2 <text:span text:style-name="T172">pro příklad v Céčku:</text:span> <text:span text:style-name="T1">arr[10011]++</text:span>. <text:span text:style-name="T172">A delší morfy mohou být počítány v dynamickém poli jako „asociativní pole polí polí“ s indexy z čísel morfu. Hranice mezi krátkými/dlouhými morfy může být např. </text:span>24 bit<text:span text:style-name="T172">ů</text:span>, <text:span text:style-name="T172">takže morfy delší než 24 bitů počítat v dynamickém poli</text:span>. </text:p>
      <text:p text:style-name="P57"><text:span text:style-name="T10">24bit</text:span><text:span text:style-name="T8">ové</text:span> <text:span text:style-name="T172">pole</text:span><text:span text:style-name="T177"> </text:span><text:span text:style-name="T10">×4</text:span><text:span text:style-name="T177">b</text:span><text:span text:style-name="T172">ajty </text:span><text:span text:style-name="T177">longint</text:span><text:span text:style-name="T172">ové proměnné</text:span><text:span text:style-name="T177"> </text:span><text:span text:style-name="T172">zaberou cca</text:span><text:span text:style-name="T177"> 64MB RAM. </text:span><text:span text:style-name="T172">To je snadno akceptovatelné</text:span><text:span text:style-name="T177">. </text:span><text:span text:style-name="T172">Delší statické pole např.</text:span><text:span text:style-name="T177"> 30bit</text:span><text:span text:style-name="T172">ové</text:span><text:span text:style-name="T177">*4b</text:span><text:span text:style-name="T172">ajty</text:span><text:span text:style-name="T177">=4GB RAM. </text:span><text:span text:style-name="T172">Což může být také akceptovatelné, má-li běžný počítač</text:span><text:span text:style-name="T177"> </text:span><text:span text:style-name="T145">alespoň </text:span><text:span text:style-name="T151">16GB RAM. </text:span></text:p>
      <text:p text:style-name="P50"><text:span text:style-name="T149">Počet všech morfů ve s</text:span><text:span text:style-name="T150">k</text:span><text:span text:style-name="T149">upině s maximální bitovou délkou (N) je</text:span><text:span text:style-name="T148">: </text:span><text:span text:style-name="T152">počet= N</text:span><text:span text:style-name="T146">·</text:span><text:span text:style-name="T152">(N-1)</text:span><text:span text:style-name="T146">·</text:span><text:span text:style-name="T152">(N-2)/6</text:span></text:p>
      <text:p text:style-name="P113"><text:soft-page-break/><text:span text:style-name="T172">Zajímavostí je, že ve 24 bitovém poli bude pouze </text:span>2024 <text:span text:style-name="T172">položek</text:span>, <text:span text:style-name="T172">nebo </text:span>4060 <text:span text:style-name="T172">položek</text:span> <text:span text:style-name="T172">v</text:span> 30 b<text:span text:style-name="T172">itovém</text:span> <text:span text:style-name="T172">poli</text:span>, <text:span text:style-name="T172">ale přímé adresování paměti není </text:span><text:span text:style-name="T264">moc </text:span><text:span text:style-name="T172">dobré pod operačním systémem s jinými programy :-(. </text:span></text:p>
      <text:p text:style-name="P49"><text:span text:style-name="T172">Samozřejmě když morf začíná nulami, tak může být posunut do další vyjedničkované proměnné a znegován</text:span>. </text:p>
      <table:table table:name="Tabulka5" table:style-name="Tabulka5">
        <table:table-column table:style-name="Tabulka5.A" table:number-columns-repeated="9"/>
        <table:table-column table:style-name="Tabulka5.J"/>
        <table:table-column table:style-name="Tabulka5.K"/>
        <table:table-column table:style-name="Tabulka5.L"/>
        <table:table-column table:style-name="Tabulka5.M"/>
        <table:table-column table:style-name="Tabulka5.N"/>
        <table:table-column table:style-name="Tabulka5.O"/>
        <table:table-column table:style-name="Tabulka5.P"/>
        <table:table-row table:style-name="TableLine2048270455120">
          <table:table-cell table:style-name="Tabulka5.A1" office:value-type="string">
            <text:p text:style-name="P73">11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B1" office:value-type="string">
            <text:p text:style-name="P74">1</text:p>
          </table:table-cell>
          <table:table-cell table:style-name="Tabulka5.I1" office:value-type="string">
            <text:p text:style-name="P74">1</text:p>
          </table:table-cell>
          <table:table-cell table:style-name="Tabulka5.J1" office:value-type="string">
            <text:p text:style-name="P75">←</text:p>
          </table:table-cell>
          <table:table-cell table:style-name="Tabulka5.K1" office:value-type="string">
            <text:p text:style-name="P78">0</text:p>
          </table:table-cell>
          <table:table-cell table:style-name="Tabulka5.L1" office:value-type="string">
            <text:p text:style-name="P78">1</text:p>
          </table:table-cell>
          <table:table-cell table:style-name="Tabulka5.L1" office:value-type="string">
            <text:p text:style-name="P78">1</text:p>
          </table:table-cell>
          <table:table-cell table:style-name="Tabulka5.L1" office:value-type="string">
            <text:p text:style-name="P78">0</text:p>
          </table:table-cell>
          <table:table-cell table:style-name="Tabulka5.L1" office:value-type="string">
            <text:p text:style-name="P78">0</text:p>
          </table:table-cell>
          <table:table-cell table:style-name="Tabulka5.P1" office:value-type="string">
            <text:p text:style-name="P75">…</text:p>
          </table:table-cell>
        </table:table-row>
        <table:table-row table:style-name="TableLine2048270474992">
          <table:table-cell table:style-name="Tabulka5.A2" office:value-type="string">
            <text:p text:style-name="P73">111</text:p>
          </table:table-cell>
          <table:table-cell table:style-name="Tabulka5.B2" office:value-type="string">
            <text:p text:style-name="P74">1</text:p>
          </table:table-cell>
          <table:table-cell table:style-name="Tabulka5.B2" office:value-type="string">
            <text:p text:style-name="P74">1</text:p>
          </table:table-cell>
          <table:table-cell table:style-name="Tabulka5.B2" office:value-type="string">
            <text:p text:style-name="P74">1</text:p>
          </table:table-cell>
          <table:table-cell table:style-name="Tabulka5.B2" office:value-type="string">
            <text:p text:style-name="P78">0</text:p>
          </table:table-cell>
          <table:table-cell table:style-name="Tabulka5.B2" office:value-type="string">
            <text:p text:style-name="P78">1</text:p>
          </table:table-cell>
          <table:table-cell table:style-name="Tabulka5.B2" office:value-type="string">
            <text:p text:style-name="P78">1</text:p>
          </table:table-cell>
          <table:table-cell table:style-name="Tabulka5.B2" office:value-type="string">
            <text:p text:style-name="P78">0</text:p>
          </table:table-cell>
          <table:table-cell table:style-name="Tabulka5.I2" office:value-type="string">
            <text:p text:style-name="P78">0</text:p>
          </table:table-cell>
          <table:table-cell table:style-name="Tabulka5.J1" office:value-type="string">
            <text:p text:style-name="P76"><text:span text:style-name="T175">p</text:span>osun</text:p>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P2" office:value-type="string">
            <text:p text:style-name="P75"/>
          </table:table-cell>
        </table:table-row>
        <table:table-row table:style-name="TableLine2048270465776">
          <table:table-cell table:style-name="Tabulka5.A3" office:value-type="string">
            <text:p text:style-name="P73">000</text:p>
          </table:table-cell>
          <table:table-cell table:style-name="Tabulka5.B3" office:value-type="string">
            <text:p text:style-name="P74">0</text:p>
          </table:table-cell>
          <table:table-cell table:style-name="Tabulka5.B3" office:value-type="string">
            <text:p text:style-name="P74">0</text:p>
          </table:table-cell>
          <table:table-cell table:style-name="Tabulka5.B3" office:value-type="string">
            <text:p text:style-name="P74">0</text:p>
          </table:table-cell>
          <table:table-cell table:style-name="Tabulka5.B3" office:value-type="string">
            <text:p text:style-name="P78">1</text:p>
          </table:table-cell>
          <table:table-cell table:style-name="Tabulka5.B3" office:value-type="string">
            <text:p text:style-name="P78">0</text:p>
          </table:table-cell>
          <table:table-cell table:style-name="Tabulka5.B3" office:value-type="string">
            <text:p text:style-name="P78">0</text:p>
          </table:table-cell>
          <table:table-cell table:style-name="Tabulka5.B3" office:value-type="string">
            <text:p text:style-name="P78">1</text:p>
          </table:table-cell>
          <table:table-cell table:style-name="Tabulka5.I3" office:value-type="string">
            <text:p text:style-name="P78">1</text:p>
          </table:table-cell>
          <table:table-cell table:style-name="Tabulka5.J1" office:value-type="string">
            <text:p text:style-name="P74"><text:span text:style-name="T175">n</text:span>eg<text:span text:style-name="T172">ace</text:span></text:p>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K2" office:value-type="string">
            <text:p text:style-name="P74"/>
          </table:table-cell>
          <table:table-cell table:style-name="Tabulka5.P2" office:value-type="string">
            <text:p text:style-name="P75"/>
          </table:table-cell>
        </table:table-row>
      </table:table>
      <text:p text:style-name="P26"/>
      <text:h text:style-name="P182" text:outline-level="2">Jak zapsat druhy morfů</text:h>
      <text:p text:style-name="P56">Je možné seřadit morfy dle jejich indexů, ale někde začne chybět nějaký morf v nějaké N-bitové skupině. Ta<text:span text:style-name="T183">k</text:span>že zapsat jedno číslo – počet morfů do tohoto místa. </text:p>
      <text:p text:style-name="P43"><text:span text:style-name="T173">Například mám všechny 3b</text:span> morf<text:span text:style-name="T173">y</text:span>, <text:span text:style-name="T173">všechny</text:span> 4b morf<text:span text:style-name="T173">y</text:span>, <text:span text:style-name="T173">ale </text:span><text:span text:style-name="T9">není</text:span><text:span text:style-name="T173"> tam jeden </text:span>5b<text:span text:style-name="T173">itový</text:span> morf. <text:span text:style-name="T173">Indexy jsou</text:span>: 101, 1001, 1011, 1101, 10001, 10011, 10111, <text:span text:style-name="T1">11001</text:span>, <text:span text:style-name="T184">11011</text:span>, <text:span text:style-name="T184">11101</text:span>. <text:span text:style-name="T173">Tudíž lze zapsat 7 což znamená že je tam prvních sedm morfů. </text:span></text:p>
      <text:p text:style-name="P56">Pro další morfy je možné použít sekvenci bitů zda-li morf je nebo ne. </text:p>
      <text:p text:style-name="P44"><text:span text:style-name="T173">Pro předchozí příklad je následná sekvence</text:span>: <text:span text:style-name="T1">0</text:span><text:span text:style-name="T184">11</text:span></text:p>
      <text:p text:style-name="P58"><text:span text:style-name="T173">Avšak pro velmi dlouhé morfy bude zřejmě kratší, když budou zapsané v nějaké klasické číselné formě jako </text:span>1234-15-867 <text:span text:style-name="T173">atd</text:span>., <text:span text:style-name="T178">případně když budou zapsané nějaké jejich vzdálenosti od předchozího morfu. Ale pro optimální </text:span><text:span text:style-name="T183">H</text:span><text:span text:style-name="T178">lavičku asi bude potřeba prostě zkusit která z možností bude v konkrétním případě zrovna vyhovovat. </text:span></text:p>
      <text:p text:style-name="P58"/>
      <text:h text:style-name="P181" text:outline-level="2">Finále</text:h>
      <text:p text:style-name="P51"><text:span text:style-name="T172">Ve výstupním souboru může být </text:span><text:span text:style-name="T183">např. </text:span><text:span text:style-name="T172">2-5 sekvencí bitů. Standartně Hlavička a Tělo; nebo </text:span><text:span text:style-name="T174">H</text:span><text:span text:style-name="T172">lavička s počty morfů, Hlavička s pozicemi&amp;vzdálenostmi; bity pro typ stromu (malý/velký strom)</text:span>, <text:span text:style-name="T172">a datové bity pro malý strom a pro velký. Možná některé z těchto sekvencí by mohly být znovu zkomprimovány standartními metodami, nebo možná rekurzí.</text:span> </text:p>
      <text:p text:style-name="P21"/>
      <text:p text:style-name="P21"><text:span text:style-name="T172">A</text:span><text:span text:style-name="T264">však</text:span><text:span text:style-name="T172"> možná jsi také již objevil, že je zde velký prostor pro šifrování. Je možné zmixovat bity z 5 sekvencí dle nějakého klíče;</text:span> <text:span text:style-name="T172">zaměňovat stejně dlouhé morfy v tom samém patře podle dalšího klíče nebo dělat různé stromy </text:span><text:span text:style-name="T39">(podle Vitterova nebo FGK uspořádání atd.)</text:span>; <text:span text:style-name="T172">vložit do výstupního souboru nějaké náhodné bity podle nějakého dalšího klíče; </text:span><text:span text:style-name="T237">střídat nějak bity pro směr větví pro různá patra; prohazovat větve a uzly se stejnými počty; a</text:span><text:span text:style-name="T172"> samozřejmě nějaké bity ve finále třeb</text:span><text:span text:style-name="T174">a</text:span><text:span text:style-name="T172"> zeXORovat podle dalšího klíče</text:span>. </text:p>
      <text:p text:style-name="P22">Nejsem podporovatel zatajování, ale s těmito možnostmi je možné vytvořit opravdu velmi silné a kvalitní šifrování, možná i bez šance to rozluštit s umělými inteligencemi, protože tam může být velmi <text:span text:style-name="T174">mnoho </text:span>kombinací a velmi mnoho „falešných volavek“ s náhodnými nebo zeXORovanými bity. </text:p>
      <text:p text:style-name="P52"><text:span text:style-name="T39">Když jsem studoval 'počítačové systémy' na střední škole, měli jsme i dílny. Byly tam soustruhy a soustruži</text:span><text:span text:style-name="T40">li</text:span><text:span text:style-name="T39"> jsme kotouče </text:span><text:span text:style-name="T40">na</text:span><text:span text:style-name="T39"> činky do školní tělocvičny. Soustruhy vydávaly během soustružení divné zvuky. A poté jsme měli programování, takže jsem říkávali 'soustruh' pevnému disku HDD když vydával soustruhu podobné zvuky při mnoha čtení/zápisových operacích. </text:span></text:p>
      <text:p text:style-name="P52"><text:span text:style-name="T39">SSD disky a</text:span><text:span text:style-name="T27"> RAM</text:span><text:span text:style-name="T39">ky jsou tiché</text:span><text:span text:style-name="T27">, </text:span><text:span text:style-name="T39">ale možná by tam mohly být neslyšitelné „zvuky“ jako funění či výkřiky z překvapivých metamorfóz, </text:span><text:span text:style-name="T46">rekurzí, </text:span><text:span text:style-name="T39">„falešných volavek“, XORů atd. v sekvenci bitů</text:span><text:span text:style-name="T33"> :-). A</text:span><text:span text:style-name="T44">le může být i fakt, že některé </text:span><text:span text:style-name="T43">ÍKVÉ</text:span><text:span text:style-name="T44">keply by z toho mohly </text:span><text:span text:style-name="T45">dost</text:span><text:span text:style-name="T44">at třeba to, „že smysl vesmíru je roven té červené kytičce jež se změnila ve fialové auto a odlétla do nebe jako ponorka“, prostě něco jako umělá inteligence na LSD :-). </text:span></text:p>
      <text:p text:style-name="P53"/>
      <text:p text:style-name="P114"><text:span text:style-name="T190">V </text:span><text:span text:style-name="T191">češtině je pěkná věta</text:span><text:span text:style-name="T192">: “</text:span><text:span text:style-name="T195">N</text:span><text:span text:style-name="T196">echce </text:span><text:span text:style-name="T195">se mi </text:span><text:span text:style-name="T197">do toho,</text:span><text:span text:style-name="T195"> </text:span><text:span text:style-name="T197">protože + …</text:span><text:span text:style-name="T192">”, </text:span><text:span text:style-name="T191">ale přeložit jí do agličtiny a respektovat přitom myšlení v angličtině vůbec není snadné. </text:span><text:span text:style-name="T193">Typické překlady do angličtiny jsou: </text:span><text:span text:style-name="en_20_veta"><text:span text:style-name="T104">I don't want to do it</text:span></text:span><text:span text:style-name="T198"> = nechci to udělat</text:span><text:span text:style-name="T204">;</text:span><text:span text:style-name="T198"> </text:span><text:span text:style-name="en_20_veta"><text:span text:style-name="T104">I'm not interested in it</text:span></text:span><text:span text:style-name="T198"> = </text:span><text:span text:style-name="T199">dosl.: </text:span><text:span text:style-name="T198">nejsem </text:span><text:span text:style-name="T199">v tom zainteresován </text:span><text:span text:style-name="T205">(</text:span><text:span text:style-name="T206">nezajímám se o to</text:span><text:span text:style-name="T205">)</text:span><text:span text:style-name="T204">;</text:span><text:span text:style-name="T198"> </text:span><text:span text:style-name="en_20_veta"><text:span text:style-name="T104">I don't care.</text:span></text:span><text:span text:style-name="T198"> =</text:span><text:span text:style-name="T199"> dosl.: </text:span><text:span text:style-name="T198">nestarám se</text:span><text:span text:style-name="T199"> </text:span><text:span text:style-name="T205">(nezajímá mě to!)</text:span><text:span text:style-name="T199"> – </text:span><text:span text:style-name="T198">ale tohle je prý </text:span><text:span text:style-name="T201">v En </text:span><text:span text:style-name="T203">již</text:span><text:span text:style-name="T198"> silné od</text:span><text:span text:style-name="T202">souzen</text:span><text:span text:style-name="T198">í.</text:span><text:span text:style-name="T193"> </text:span><text:span text:style-name="T194">Já <text:s/>to zatím vyřešil takto: </text:span><text:span text:style-name="T199">Nejraději bych to nechtěl udělat, protože </text:span><text:span text:style-name="T200">+ uvést pravdivé důvody</text:span><text:span text:style-name="T199"> </text:span><text:span text:style-name="T200">=</text:span><text:span text:style-name="T199"> </text:span><text:span text:style-name="en_20_veta"><text:span text:style-name="T208">The most likely (/most preferably) I would not want to do it, because </text:span></text:span><text:span text:style-name="en_20_veta"><text:span text:style-name="T209">+ your true reasons</text:span></text:span><text:span text:style-name="T207">.</text:span></text:p>
      <text:p text:style-name="P115"/>
      <text:p text:style-name="P59"><text:span text:style-name="T12">N</text:span><text:span text:style-name="T8">evím jestli tato vylepšení mohou udělat lepší nebo opakovatelnou kompresi.</text:span><text:span text:style-name="T172"> </text:span><text:span text:style-name="T185">Nechce se mi to programovat, n</text:span><text:span text:style-name="T172">emám </text:span><text:span text:style-name="T185">na to </text:span><text:span text:style-name="T172">náladu, vůli </text:span><text:span text:style-name="T187">ani</text:span><text:span text:style-name="T172"> znalosti, </text:span><text:span text:style-name="T185">a ani necítím že bych </text:span><text:span text:style-name="T186">nějak </text:span><text:span text:style-name="T185">m</text:span>ěl, přičemž nejsilnější důvod proč se mi nechce je ten, že prostě v Céčku/Asm moc neumím a bylo by to na moc dlouho než bych se potřebné naučil – mám rozdělaných asi 10 rozšíření pro LibreOffice přičemž na nejobsáhlejším dělám už asi 6 let. A nechci tyto projekty na několik měsíců přerušit jen z důvodu že bych se učil C/Asm. Algoritmus jsem „objevoval“ během uplynulých 12-ti let <text:span text:style-name="T188">a p</text:span>oslední nápady jsem dostal v několika posledních dnech. <text:span text:style-name="T188">Takže </text:span><text:span text:style-name="T210">je-li</text:span><text:span text:style-name="T188"> programování algoritmu na mně, tak to klidně </text:span><text:span text:style-name="T211">může </text:span><text:span text:style-name="T188">ještě nějaký rok </text:span><text:span text:style-name="T212">počkat</text:span><text:span text:style-name="T188"> :-). </text:span><text:s/></text:p>
      <text:p text:style-name="Text_20_body"/>
      <text:p text:style-name="P46"><text:span text:style-name="T189">Naposledy jsem něco zkoušel naprogramovat někdy v roce 2015. A bylo to se skutečně velkým zápalem. 4 dny jsem proseděl u malého 11-ti palcového laptopu a pátý den jsem dostal </text:span><text:span text:style-name="T187">tak </text:span><text:span text:style-name="T189">velké závratě, že jsem si musel volat sanitku. Natažená krční páteř s problémy dodnes (2022) :-(. Čili mohu říkat: „Na vlastním těle jsem poznal jak programování nedělat“ :-). </text:span></text:p>
      <text:p text:style-name="Text_20_body"/>
      <text:h text:style-name="Heading_20_2" text:outline-level="2"><text:soft-page-break/>Ukázka s počty a pozicemi</text:h>
      <text:p text:style-name="P123">např. řada bitů: 010101001011010110101100101001101101011010100101011000100101010010101</text:p>
      <table:table table:name="Tabulka6" table:style-name="Tabulka6">
        <table:table-column table:style-name="Tabulka6.A"/>
        <table:table-column table:style-name="Tabulka6.B" table:number-columns-repeated="7"/>
        <table:table-column table:style-name="Tabulka6.I"/>
        <table:table-column table:style-name="Tabulka6.B" table:number-columns-repeated="5"/>
        <table:table-column table:style-name="Tabulka6.O"/>
        <table:table-column table:style-name="Tabulka6.B" table:number-columns-repeated="3"/>
        <table:table-column table:style-name="Tabulka6.S"/>
        <table:table-row table:style-name="Tabulka6.1">
          <table:table-cell table:style-name="Tabulka6.A1" office:value-type="string">
            <text:p text:style-name="P126">jednotlivě:</text:p>
          </table:table-cell>
          <table:table-cell table:style-name="Tabulka6.A1" office:value-type="string">
            <text:p text:style-name="ukazka_20_tabulka">010</text:p>
          </table:table-cell>
          <table:table-cell table:style-name="Tabulka6.A1" office:value-type="string">
            <text:p text:style-name="ukazka_20_tabulka">101</text:p>
          </table:table-cell>
          <table:table-cell table:style-name="Tabulka6.A1" office:value-type="string">
            <text:p text:style-name="ukazka_20_tabulka">0010</text:p>
          </table:table-cell>
          <table:table-cell table:style-name="Tabulka6.A1" office:value-type="string">
            <text:p text:style-name="ukazka_20_tabulka">1101</text:p>
          </table:table-cell>
          <table:table-cell table:style-name="Tabulka6.A1" office:value-type="string">
            <text:p text:style-name="ukazka_20_tabulka">0110</text:p>
          </table:table-cell>
          <table:table-cell table:style-name="Tabulka6.A1" office:value-type="string">
            <text:p text:style-name="ukazka_20_tabulka">1011</text:p>
          </table:table-cell>
          <table:table-cell table:style-name="Tabulka6.A1" office:value-type="string">
            <text:p text:style-name="ukazka_20_tabulka">0010</text:p>
          </table:table-cell>
          <table:table-cell table:style-name="Tabulka6.A1" office:value-type="string">
            <text:p text:style-name="ukazka_20_tabulka">10011</text:p>
          </table:table-cell>
          <table:table-cell table:style-name="Tabulka6.A1" office:value-type="string">
            <text:p text:style-name="P124">0110</text:p>
          </table:table-cell>
          <table:table-cell table:style-name="Tabulka6.A1" office:value-type="string">
            <text:p text:style-name="P124">1011</text:p>
          </table:table-cell>
          <table:table-cell table:style-name="Tabulka6.A1" office:value-type="string">
            <text:p text:style-name="P124">010</text:p>
          </table:table-cell>
          <table:table-cell table:style-name="Tabulka6.A1" office:value-type="string">
            <text:p text:style-name="P124">1001</text:p>
          </table:table-cell>
          <table:table-cell table:style-name="Tabulka6.A1" office:value-type="string">
            <text:p text:style-name="P124">010</text:p>
          </table:table-cell>
          <table:table-cell table:style-name="Tabulka6.A1" office:value-type="string">
            <text:p text:style-name="P124">110001</text:p>
          </table:table-cell>
          <table:table-cell table:style-name="Tabulka6.A1" office:value-type="string">
            <text:p text:style-name="P124">0010</text:p>
          </table:table-cell>
          <table:table-cell table:style-name="Tabulka6.A1" office:value-type="string">
            <text:p text:style-name="P124">101</text:p>
          </table:table-cell>
          <table:table-cell table:style-name="Tabulka6.A1" office:value-type="string">
            <text:p text:style-name="P124">0010</text:p>
          </table:table-cell>
          <table:table-cell table:style-name="Tabulka6.S1" office:value-type="string">
            <text:p text:style-name="P124">101</text:p>
          </table:table-cell>
        </table:table-row>
        <table:table-row table:style-name="TableLine2048270474704">
          <table:table-cell table:style-name="Tabulka6.A2" office:value-type="string">
            <text:p text:style-name="P126">morfy:</text:p>
          </table:table-cell>
          <table:table-cell table:style-name="Tabulka6.A2" office:value-type="string">
            <text:p text:style-name="ukazka_20_tabulka">1<text:span text:style-name="T129">-</text:span>1<text:span text:style-name="T129">-</text:span>1</text:p>
          </table:table-cell>
          <table:table-cell table:style-name="Tabulka6.A2" office:value-type="string">
            <text:p text:style-name="ukazka_20_tabulka">1<text:span text:style-name="T129">-</text:span>1<text:span text:style-name="T129">-</text:span>1</text:p>
          </table:table-cell>
          <table:table-cell table:style-name="Tabulka6.A2" office:value-type="string">
            <text:p text:style-name="ukazka_20_tabulka">2<text:span text:style-name="T129">-</text:span>1<text:span text:style-name="T129">-</text:span>1</text:p>
          </table:table-cell>
          <table:table-cell table:style-name="Tabulka6.A2" office:value-type="string">
            <text:p text:style-name="ukazka_20_tabulka">2<text:span text:style-name="T129">-</text:span>1<text:span text:style-name="T129">-</text:span>1</text:p>
          </table:table-cell>
          <table:table-cell table:style-name="Tabulka6.A2" office:value-type="string">
            <text:p text:style-name="ukazka_20_tabulka">1<text:span text:style-name="T129">-</text:span>2<text:span text:style-name="T129">-</text:span>1</text:p>
          </table:table-cell>
          <table:table-cell table:style-name="Tabulka6.A2" office:value-type="string">
            <text:p text:style-name="ukazka_20_tabulka">1<text:span text:style-name="T129">-</text:span>1<text:span text:style-name="T129">-</text:span>2</text:p>
          </table:table-cell>
          <table:table-cell table:style-name="Tabulka6.A2" office:value-type="string">
            <text:p text:style-name="ukazka_20_tabulka">2<text:span text:style-name="T129">-</text:span>1<text:span text:style-name="T129">-</text:span>1</text:p>
          </table:table-cell>
          <table:table-cell table:style-name="Tabulka6.A2" office:value-type="string">
            <text:p text:style-name="ukazka_20_tabulka">1<text:span text:style-name="T129">-</text:span>2<text:span text:style-name="T129">-</text:span><text:span text:style-name="T213">2</text:span></text:p>
          </table:table-cell>
          <table:table-cell table:style-name="Tabulka6.A2" office:value-type="string">
            <text:p text:style-name="ukazka_20_tabulka">1<text:span text:style-name="T129">-</text:span>2<text:span text:style-name="T129">-</text:span>1</text:p>
          </table:table-cell>
          <table:table-cell table:style-name="Tabulka6.A2" office:value-type="string">
            <text:p text:style-name="ukazka_20_tabulka">1<text:span text:style-name="T129">-</text:span>1<text:span text:style-name="T129">-</text:span>2</text:p>
          </table:table-cell>
          <table:table-cell table:style-name="Tabulka6.A2" office:value-type="string">
            <text:p text:style-name="ukazka_20_tabulka">1<text:span text:style-name="T129">-</text:span>1<text:span text:style-name="T129">-</text:span>1</text:p>
          </table:table-cell>
          <table:table-cell table:style-name="Tabulka6.A2" office:value-type="string">
            <text:p text:style-name="ukazka_20_tabulka">1<text:span text:style-name="T129">-</text:span>2<text:span text:style-name="T129">-</text:span><text:span text:style-name="T213">1</text:span></text:p>
          </table:table-cell>
          <table:table-cell table:style-name="Tabulka6.A2" office:value-type="string">
            <text:p text:style-name="P124">1<text:span text:style-name="T129">-</text:span>1<text:span text:style-name="T129">-</text:span>1</text:p>
          </table:table-cell>
          <table:table-cell table:style-name="Tabulka6.A2" office:value-type="string">
            <text:p text:style-name="P124">2<text:span text:style-name="T129">-</text:span>3<text:span text:style-name="T129">-</text:span>1</text:p>
          </table:table-cell>
          <table:table-cell table:style-name="Tabulka6.A2" office:value-type="string">
            <text:p text:style-name="P124">2<text:span text:style-name="T129">-</text:span>1<text:span text:style-name="T129">-</text:span>1</text:p>
          </table:table-cell>
          <table:table-cell table:style-name="Tabulka6.A2" office:value-type="string">
            <text:p text:style-name="P124">1<text:span text:style-name="T129">-</text:span>1<text:span text:style-name="T129">-</text:span>1</text:p>
          </table:table-cell>
          <table:table-cell table:style-name="Tabulka6.A2" office:value-type="string">
            <text:p text:style-name="P124">2<text:span text:style-name="T129">-</text:span>1<text:span text:style-name="T129">-</text:span>1</text:p>
          </table:table-cell>
          <table:table-cell table:style-name="Tabulka6.S2" office:value-type="string">
            <text:p text:style-name="P124">1<text:span text:style-name="T129">-</text:span>1<text:span text:style-name="T129">-</text:span>1</text:p>
          </table:table-cell>
        </table:table-row>
        <table:table-row table:style-name="TableLine2048270475856">
          <table:table-cell table:style-name="Tabulka6.A3" table:number-columns-spanned="19" office:value-type="string">
            <text:p text:style-name="P144">pro zjednodušení jsou morfy nahrazeny písmeny; <text:span text:style-name="T80">počáteční pozice</text:span>, <text:span text:style-name="T214">samotáři/dvojčata</text:span>, <text:span text:style-name="T220">koncové pozice</text:span>, <text:span text:style-name="T240">odvoditelné</text:span><text:span text:style-name="T255">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2048270476720">
          <table:table-cell table:style-name="Tabulka6.A4" office:value-type="string">
            <text:p text:style-name="P127">1<text:span text:style-name="T129">-</text:span>1<text:span text:style-name="T129">-</text:span>1</text:p>
          </table:table-cell>
          <table:table-cell table:style-name="Tabulka6.A4" office:value-type="string">
            <text:p text:style-name="P134">A</text:p>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3" office:value-type="string">
            <text:p text:style-name="ukazka_20_tabulka"/>
          </table:table-cell>
        </table:table-row>
        <table:table-row table:style-name="TableLine2048270468656">
          <table:table-cell table:style-name="Tabulka6.A4" office:value-type="string">
            <text:p text:style-name="P127">2<text:span text:style-name="T129">-</text:span>1<text:span text:style-name="T129">-</text:span>1</text:p>
          </table:table-cell>
          <table:table-cell table:style-name="Tabulka6.A4" office:value-type="string">
            <text:p text:style-name="P134">B</text:p>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3" office:value-type="string">
            <text:p text:style-name="ukazka_20_tabulka"/>
          </table:table-cell>
        </table:table-row>
        <table:table-row table:style-name="TableLine2048270469808">
          <table:table-cell table:style-name="Tabulka6.A4" office:value-type="string">
            <text:p text:style-name="P127">1<text:span text:style-name="T129">-</text:span>2<text:span text:style-name="T129">-</text:span>1</text:p>
          </table:table-cell>
          <table:table-cell table:style-name="Tabulka6.A4" office:value-type="string">
            <text:p text:style-name="P134">C</text:p>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3" office:value-type="string">
            <text:p text:style-name="ukazka_20_tabulka"/>
          </table:table-cell>
        </table:table-row>
        <table:table-row table:style-name="TableLine2048270469520">
          <table:table-cell table:style-name="Tabulka6.A4" office:value-type="string">
            <text:p text:style-name="P127">1<text:span text:style-name="T129">-</text:span>1<text:span text:style-name="T129">-</text:span>2</text:p>
          </table:table-cell>
          <table:table-cell table:style-name="Tabulka6.A4" office:value-type="string">
            <text:p text:style-name="P134">D</text:p>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3" office:value-type="string">
            <text:p text:style-name="ukazka_20_tabulka"/>
          </table:table-cell>
        </table:table-row>
        <table:table-row table:style-name="TableLine2048270470384">
          <table:table-cell table:style-name="Tabulka6.A4" office:value-type="string">
            <text:p text:style-name="P127">1<text:span text:style-name="T129">-</text:span>2<text:span text:style-name="T129">-</text:span>2</text:p>
          </table:table-cell>
          <table:table-cell table:style-name="Tabulka6.A4" office:value-type="string">
            <text:p text:style-name="P134">E</text:p>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4" office:value-type="string">
            <text:p text:style-name="ukazka_20_tabulka"/>
          </table:table-cell>
          <table:table-cell table:style-name="Tabulka6.A3" office:value-type="string">
            <text:p text:style-name="ukazka_20_tabulka"/>
          </table:table-cell>
        </table:table-row>
        <table:table-row table:style-name="TableLine2048270470672">
          <table:table-cell table:style-name="Tabulka6.A9" office:value-type="string">
            <text:p text:style-name="P127">2<text:span text:style-name="T129">-</text:span>3<text:span text:style-name="T129">-</text:span>1</text:p>
          </table:table-cell>
          <table:table-cell table:style-name="Tabulka6.A9" office:value-type="string">
            <text:p text:style-name="P133">F</text:p>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A9" office:value-type="string">
            <text:p text:style-name="ukazka_20_tabulka"/>
          </table:table-cell>
          <table:table-cell table:style-name="Tabulka6.S9" office:value-type="string">
            <text:p text:style-name="ukazka_20_tabulka"/>
          </table:table-cell>
        </table:table-row>
        <table:table-row table:style-name="TableLine2048280220624">
          <table:table-cell table:style-name="Tabulka6.A10" office:value-type="string">
            <text:p text:style-name="Table_20_Contents"/>
          </table:table-cell>
          <table:table-cell table:style-name="Tabulka6.A10" office:value-type="string">
            <text:p text:style-name="P102">A</text:p>
          </table:table-cell>
          <table:table-cell table:style-name="Tabulka6.A10" office:value-type="string">
            <text:p text:style-name="P167">A</text:p>
          </table:table-cell>
          <table:table-cell table:style-name="Tabulka6.A10" office:value-type="string">
            <text:p text:style-name="P102">B</text:p>
          </table:table-cell>
          <table:table-cell table:style-name="Tabulka6.A10" office:value-type="string">
            <text:p text:style-name="P132">B</text:p>
          </table:table-cell>
          <table:table-cell table:style-name="Tabulka6.A10" office:value-type="string">
            <text:p text:style-name="P102">C</text:p>
          </table:table-cell>
          <table:table-cell table:style-name="Tabulka6.A10" office:value-type="string">
            <text:p text:style-name="P142">D</text:p>
          </table:table-cell>
          <table:table-cell table:style-name="Tabulka6.A10" office:value-type="string">
            <text:p text:style-name="P132">B</text:p>
          </table:table-cell>
          <table:table-cell table:style-name="Tabulka6.A10" office:value-type="string">
            <text:p text:style-name="P142">E</text:p>
          </table:table-cell>
          <table:table-cell table:style-name="Tabulka6.A10" office:value-type="string">
            <text:p text:style-name="P132">C</text:p>
          </table:table-cell>
          <table:table-cell table:style-name="Tabulka6.A10" office:value-type="string">
            <text:p text:style-name="P142">D</text:p>
          </table:table-cell>
          <table:table-cell table:style-name="Tabulka6.A10" office:value-type="string">
            <text:p text:style-name="P132">A</text:p>
          </table:table-cell>
          <table:table-cell table:style-name="Tabulka6.A10" office:value-type="string">
            <text:p text:style-name="P139">C</text:p>
          </table:table-cell>
          <table:table-cell table:style-name="Tabulka6.A10" office:value-type="string">
            <text:p text:style-name="P132">A</text:p>
          </table:table-cell>
          <table:table-cell table:style-name="Tabulka6.A10" office:value-type="string">
            <text:p text:style-name="P142">F</text:p>
          </table:table-cell>
          <table:table-cell table:style-name="Tabulka6.A10" office:value-type="string">
            <text:p text:style-name="P132">B</text:p>
          </table:table-cell>
          <table:table-cell table:style-name="Tabulka6.A10" office:value-type="string">
            <text:p text:style-name="P167">A</text:p>
          </table:table-cell>
          <table:table-cell table:style-name="Tabulka6.A10" office:value-type="string">
            <text:p text:style-name="P139">B</text:p>
          </table:table-cell>
          <table:table-cell table:style-name="Tabulka6.S10" office:value-type="string">
            <text:p text:style-name="P139">A</text:p>
          </table:table-cell>
        </table:table-row>
        <table:table-row table:style-name="TableLine2048280220336">
          <table:table-cell table:style-name="Tabulka6.A11" office:value-type="string">
            <text:p text:style-name="P122">pozice:</text:p>
          </table:table-cell>
          <table:table-cell table:style-name="Tabulka6.A11" office:value-type="string">
            <text:p text:style-name="P101">1</text:p>
          </table:table-cell>
          <table:table-cell table:style-name="Tabulka6.A11" office:value-type="string">
            <text:p text:style-name="P168">2</text:p>
          </table:table-cell>
          <table:table-cell table:style-name="Tabulka6.A11" office:value-type="string">
            <text:p text:style-name="P101">3</text:p>
          </table:table-cell>
          <table:table-cell table:style-name="Tabulka6.A11" office:value-type="string">
            <text:p text:style-name="P69">4</text:p>
          </table:table-cell>
          <table:table-cell table:style-name="Tabulka6.A11" office:value-type="string">
            <text:p text:style-name="P101">5</text:p>
          </table:table-cell>
          <table:table-cell table:style-name="Tabulka6.A11" office:value-type="string">
            <text:p text:style-name="P141">6</text:p>
          </table:table-cell>
          <table:table-cell table:style-name="Tabulka6.A11" office:value-type="string">
            <text:p text:style-name="P69">7</text:p>
          </table:table-cell>
          <table:table-cell table:style-name="Tabulka6.A11" office:value-type="string">
            <text:p text:style-name="P141">8</text:p>
          </table:table-cell>
          <table:table-cell table:style-name="Tabulka6.A11" office:value-type="string">
            <text:p text:style-name="P69">9</text:p>
          </table:table-cell>
          <table:table-cell table:style-name="Tabulka6.A11" office:value-type="string">
            <text:p text:style-name="P141">10</text:p>
          </table:table-cell>
          <table:table-cell table:style-name="Tabulka6.A11" office:value-type="string">
            <text:p text:style-name="P69">11</text:p>
          </table:table-cell>
          <table:table-cell table:style-name="Tabulka6.A11" office:value-type="string">
            <text:p text:style-name="P138">12</text:p>
          </table:table-cell>
          <table:table-cell table:style-name="Tabulka6.A11" office:value-type="string">
            <text:p text:style-name="P69">13</text:p>
          </table:table-cell>
          <table:table-cell table:style-name="Tabulka6.A11" office:value-type="string">
            <text:p text:style-name="P141">14</text:p>
          </table:table-cell>
          <table:table-cell table:style-name="Tabulka6.A11" office:value-type="string">
            <text:p text:style-name="P69">15</text:p>
          </table:table-cell>
          <table:table-cell table:style-name="Tabulka6.A11" office:value-type="string">
            <text:p text:style-name="P168">16</text:p>
          </table:table-cell>
          <table:table-cell table:style-name="Tabulka6.A11" office:value-type="string">
            <text:p text:style-name="P138">17</text:p>
          </table:table-cell>
          <table:table-cell table:style-name="Tabulka6.S11" office:value-type="string">
            <text:p text:style-name="P138">18</text:p>
          </table:table-cell>
        </table:table-row>
        <table:table-row table:style-name="TableLine2048280221200">
          <table:table-cell table:style-name="Tabulka6.A3" table:number-columns-spanned="19" office:value-type="string">
            <text:p text:style-name="P143"/>
            <text:p text:style-name="P79"><text:span text:style-name="ukázka_20_kód"><text:span text:style-name="T86">A</text:span></text:span><text:span text:style-name="ukázka_20_kód"><text:span text:style-name="T246">A</text:span></text:span><text:span text:style-name="ukázka_20_kód"><text:span text:style-name="T86">B</text:span></text:span><text:span text:style-name="ukázka_20_kód"><text:span text:style-name="T119">B</text:span></text:span><text:span text:style-name="ukázka_20_kód"><text:span text:style-name="T86">C</text:span></text:span><text:span text:style-name="ukázka_20_kód"><text:span text:style-name="T215">D</text:span></text:span><text:span text:style-name="ukázka_20_kód"><text:span text:style-name="T119">B</text:span></text:span><text:span text:style-name="ukázka_20_kód"><text:span text:style-name="T215">E</text:span></text:span><text:span text:style-name="ukázka_20_kód"><text:span text:style-name="T119">C</text:span></text:span><text:span text:style-name="ukázka_20_kód"><text:span text:style-name="T215">D</text:span></text:span><text:span text:style-name="ukázka_20_kód"><text:span text:style-name="T119">A</text:span></text:span><text:span text:style-name="ukázka_20_kód"><text:span text:style-name="T225">C</text:span></text:span><text:span text:style-name="ukázka_20_kód"><text:span text:style-name="T119">A</text:span></text:span><text:span text:style-name="ukázka_20_kód"><text:span text:style-name="T215">F</text:span></text:span><text:span text:style-name="ukázka_20_kód"><text:span text:style-name="T119">B</text:span></text:span><text:span text:style-name="ukázka_20_kód"><text:span text:style-name="T246">A</text:span></text:span><text:span text:style-name="ukázka_20_kód"><text:span text:style-name="T225">BA</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ulka7" table:style-name="Tabulka7">
        <table:table-column table:style-name="Tabulka7.A"/>
        <table:table-column table:style-name="Tabulka7.B"/>
        <table:table-column table:style-name="Tabulka7.C"/>
        <table:table-column table:style-name="Tabulka7.D"/>
        <table:table-row table:style-name="TableLine2048280220912">
          <table:table-cell table:style-name="Tabulka7.A1" table:number-columns-spanned="4" office:value-type="string">
            <text:p text:style-name="P131"><text:span text:style-name="T237">STAT</text:span><text:span text:style-name="T255">I</text:span><text:span text:style-name="T237">ST</text:span><text:span text:style-name="T255">I</text:span>KA</text:p>
          </table:table-cell>
          <table:covered-table-cell/>
          <table:covered-table-cell/>
          <table:covered-table-cell/>
        </table:table-row>
        <table:table-row table:style-name="TableLine2048280230416">
          <table:table-cell table:style-name="Tabulka7.A2" office:value-type="string">
            <text:p text:style-name="P128">znak</text:p>
          </table:table-cell>
          <table:table-cell table:style-name="Tabulka7.B2" office:value-type="string">
            <text:p text:style-name="P128">POČET</text:p>
          </table:table-cell>
          <table:table-cell table:style-name="Tabulka7.C2" office:value-type="string">
            <text:p text:style-name="P100">počáteční pozice</text:p>
          </table:table-cell>
          <table:table-cell table:style-name="Tabulka7.D2" office:value-type="string">
            <text:p text:style-name="P137">koncov<text:span text:style-name="T228">é</text:span> pozice</text:p>
          </table:table-cell>
        </table:table-row>
        <table:table-row table:style-name="TableLine2048280231280">
          <table:table-cell table:style-name="Tabulka7.A3" office:value-type="string">
            <text:p text:style-name="P132">A</text:p>
          </table:table-cell>
          <table:table-cell table:style-name="Tabulka7.B3" office:value-type="string">
            <text:p text:style-name="P154">3</text:p>
          </table:table-cell>
          <table:table-cell table:style-name="Tabulka7.C3" office:value-type="string">
            <text:p text:style-name="P102">1</text:p>
          </table:table-cell>
          <table:table-cell table:style-name="Tabulka7.D3" office:value-type="string">
            <text:p text:style-name="P138">18</text:p>
          </table:table-cell>
        </table:table-row>
        <table:table-row table:style-name="TableLine2048280225520">
          <table:table-cell table:style-name="Tabulka7.A6" office:value-type="string">
            <text:p text:style-name="P132">B</text:p>
          </table:table-cell>
          <table:table-cell table:style-name="Tabulka7.B6" office:value-type="string">
            <text:p text:style-name="P154">3</text:p>
          </table:table-cell>
          <table:table-cell table:style-name="Tabulka7.C4" office:value-type="string">
            <text:p text:style-name="P102">3</text:p>
          </table:table-cell>
          <table:table-cell table:style-name="Tabulka7.D4" office:value-type="string">
            <text:p text:style-name="P138">17</text:p>
          </table:table-cell>
        </table:table-row>
        <table:table-row table:style-name="TableLine2048280230704">
          <table:table-cell table:style-name="Tabulka7.A7" office:value-type="string">
            <text:p text:style-name="P132">C</text:p>
          </table:table-cell>
          <table:table-cell table:style-name="Tabulka7.B7" office:value-type="string">
            <text:p text:style-name="P154">1</text:p>
          </table:table-cell>
          <table:table-cell table:style-name="Tabulka7.C5" office:value-type="string">
            <text:p text:style-name="P102">5</text:p>
          </table:table-cell>
          <table:table-cell table:style-name="Tabulka7.D5" office:value-type="string">
            <text:p text:style-name="P138">12</text:p>
          </table:table-cell>
        </table:table-row>
        <table:table-row table:style-name="TableLine2048280225232">
          <table:table-cell table:style-name="Tabulka7.A6" office:value-type="string">
            <text:p text:style-name="P132">D</text:p>
          </table:table-cell>
          <table:table-cell table:style-name="Tabulka7.B6" office:value-type="string">
            <text:p text:style-name="ukazka_20_tabulka"/>
          </table:table-cell>
          <table:table-cell table:style-name="Tabulka7.C6" office:value-type="string">
            <text:p text:style-name="P98">6</text:p>
          </table:table-cell>
          <table:table-cell table:style-name="Tabulka7.D6" office:value-type="string">
            <text:p text:style-name="P97">10</text:p>
          </table:table-cell>
        </table:table-row>
        <table:table-row table:style-name="TableLine2048280236752">
          <table:table-cell table:style-name="Tabulka7.A7" office:value-type="string">
            <text:p text:style-name="P132">E</text:p>
          </table:table-cell>
          <table:table-cell table:style-name="Tabulka7.B7" office:value-type="string">
            <text:p text:style-name="ukazka_20_tabulka"/>
          </table:table-cell>
          <table:table-cell table:style-name="Tabulka7.C7" office:value-type="string">
            <text:p text:style-name="P98">8</text:p>
          </table:table-cell>
          <table:table-cell table:style-name="Tabulka7.D7" office:value-type="string">
            <text:p text:style-name="Standard"/>
          </table:table-cell>
        </table:table-row>
        <table:table-row table:style-name="TableLine2048280222352">
          <table:table-cell table:style-name="Tabulka7.A8" office:value-type="string">
            <text:p text:style-name="P132">F</text:p>
          </table:table-cell>
          <table:table-cell table:style-name="Tabulka7.B8" office:value-type="string">
            <text:p text:style-name="ukazka_20_tabulka"/>
          </table:table-cell>
          <table:table-cell table:style-name="Tabulka7.C8" office:value-type="string">
            <text:p text:style-name="P98">14</text:p>
          </table:table-cell>
          <table:table-cell table:style-name="Tabulka7.D8" office:value-type="string">
            <text:p text:style-name="Standard"/>
          </table:table-cell>
        </table:table-row>
      </table:table>
      <text:p text:style-name="P153"><text:span text:style-name="T1">POČET</text:span> udává počet znaků zahrnutých do stromu, <text:span text:style-name="T138">nepočítají se</text:span> do n<text:span text:style-name="T248">ěj </text:span><text:span text:style-name="T82">počáteční</text:span><text:span text:style-name="T248"> ani </text:span><text:span text:style-name="T222">koncové</text:span><text:span text:style-name="T248"> pozice, ani </text:span><text:span text:style-name="T249">logicky</text:span><text:span text:style-name="T248"> </text:span><text:span text:style-name="T242">odvoditelné</text:span><text:span text:style-name="T248"> </text:span><text:span text:style-name="T249">výskyty</text:span>. </text:p>
      <text:p text:style-name="P118"/>
      <text:p text:style-name="P118">Z hlavičky je jasné že první znak je <text:span text:style-name="T1">A</text:span> a další nový znak (<text:span text:style-name="T79">B</text:span>) je až na třetí pozici, tudíž druhý znak musí být též <text:span text:style-name="T239">A</text:span>. </text:p>
      <text:p text:style-name="Text_20_body"><text:span text:style-name="ukázka_20_kód">→ </text:span><text:span text:style-name="ukázka_20_kód"><text:span text:style-name="T77">A</text:span></text:span><text:span text:style-name="ukázka_20_kód"><text:span text:style-name="T238">A</text:span></text:span><text:span text:style-name="ukázka_20_kód"><text:span text:style-name="T77">B</text:span></text:span></text:p>
      <text:p text:style-name="P118"/>
      <text:p text:style-name="P118">Oba znaky jsou však obsaženy více než dvakrát a v oněch třech pozicích nedošlo na předposlední výskyt žádného z nich, je tedy potřeba s nimi založit strom, neboť další nový znak (<text:span text:style-name="T79">C</text:span>) je až na páté pozici a čtvrtý znak tedy musí být buď <text:span text:style-name="T1">A</text:span> nebo <text:span text:style-name="T1">B</text:span>. <text:span text:style-name="T235">Ve stromu je udáno kolik znaků </text:span><text:span text:style-name="T14">zbývá</text:span><text:span text:style-name="T235"> </text:span><text:span text:style-name="T236">bez</text:span><text:span text:style-name="T235"> poslední pozice (tedy do předposlední), neboť koncová pozice je známa z tabulky. </text:span></text:p>
      <text:p text:style-name="P117"><draw:g text:anchor-type="as-char" draw:z-index="12" draw:name="Skupinový objekt 14" draw:style-name="gr1"><draw:g draw:name="Skupinový objekt 6" draw:style-name="gr11"><draw:custom-shape draw:style-name="gr47" draw:text-style-name="P191" xml:id="id19" draw:id="id19" svg:width="1.25cm" svg:height="1.202cm" svg:x="0cm" svg:y="0.997cm"><text:p text:style-name="P190"><text:span text:style-name="T277">A</text:span></text:p><text:p text:style-name="P190"><text:span text:style-name="T271">zbývá</text:span></text:p><text:p text:style-name="P190"><text:span text:style-name="T278">3×</text:span></text:p><draw:enhanced-geometry svg:viewBox="0 0 21600 21600" draw:glue-points="10800 0 0 10800 10800 21600 21600 10800" draw:type="flowchart-process" draw:enhanced-path="M 0 0 L 21600 0 21600 21600 0 21600 0 0 Z N"/></draw:custom-shape><draw:custom-shape draw:style-name="gr48" draw:text-style-name="P193" xml:id="id21" draw:id="id21" svg:width="1.251cm" svg:height="1.202cm" svg:x="1.859cm" svg:y="0.997cm"><text:p text:style-name="P192"><text:span text:style-name="T276">B</text:span></text:p><text:p text:style-name="P192"><text:span text:style-name="T279">zbývá</text:span></text:p><text:p text:style-name="P192"><text:span text:style-name="T276">3×</text:span></text:p><draw:enhanced-geometry svg:viewBox="0 0 21600 21600" draw:glue-points="10800 0 0 10800 10800 21600 21600 10800" draw:type="flowchart-process" draw:enhanced-path="M 0 0 L 21600 0 21600 21600 0 21600 0 0 Z N"/></draw:custom-shape><draw:custom-shape draw:style-name="gr19" draw:text-style-name="P193" xml:id="id20" draw:id="id20" svg:width="0.5cm" svg:height="0.5cm" svg:x="1.321cm" svg:y="0cm"><text:p text:style-name="P192"><text:span text:style-name="T276">6</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0.624cm" svg:y1="0.996cm" svg:x2="1.393cm" svg:y2="0.427cm" draw:start-shape="id19" draw:start-glue-point="4" draw:end-shape="id20" draw:end-glue-point="7" svg:d="M624-235l769-569" svg:viewBox="0 0 771 572"><text:p/></draw:connector><draw:connector draw:style-name="gr20" draw:text-style-name="P196" draw:type="line" svg:x1="2.485cm" svg:y1="0.996cm" svg:x2="1.748cm" svg:y2="0.427cm" draw:start-shape="id21" draw:start-glue-point="4" draw:end-shape="id20" draw:end-glue-point="9" svg:d="M2485-235l-737-569" svg:viewBox="0 0 739 572"><text:p/></draw:connector></draw:g><draw:frame draw:style-name="gr49" draw:text-style-name="P210" svg:width="0.514cm" svg:height="0.408cm" svg:x="0.709cm" svg:y="0.374cm"><draw:text-box><text:p text:style-name="P209"><text:span text:style-name="T280">0</text:span></text:p></draw:text-box></draw:frame><draw:frame draw:style-name="gr49" draw:text-style-name="P210" svg:width="0.514cm" svg:height="0.408cm" svg:x="2.249cm" svg:y="0.376cm"><draw:text-box><text:p text:style-name="P209"><text:span text:style-name="T280">1</text:span></text:p></draw:text-box></draw:frame></draw:g></text:p>
      <text:p text:style-name="P120"/>
      <text:p text:style-name="P120">Čtvrtý znak je <text:span text:style-name="T13">B</text:span> přičemž dojde na úpravu počtu <text:span text:style-name="T13">B</text:span> ve stromu <text:span text:style-name="T237">(větve směrem vlevo jsou třeba </text:span><text:span text:style-name="T251">0</text:span><text:span text:style-name="T237">, směrem vpravo </text:span><text:span text:style-name="T251">1</text:span><text:span text:style-name="T237">)</text:span></text:p>
      <text:p text:style-name="Text_20_body"><text:span text:style-name="ukázka_20_kód"><text:span text:style-name="T230">→ </text:span></text:span><text:span text:style-name="ukázka_20_kód"><text:span text:style-name="T132">AAB</text:span></text:span><text:span text:style-name="ukázka_20_kód"><text:span text:style-name="T231">B :</text:span></text:span><text:span text:style-name="ukázka_20_kód"><text:span text:style-name="T232"> </text:span></text:span><text:span text:style-name="ukázka_20_kód"><text:span text:style-name="T252">0</text:span></text:span> <text:span text:style-name="T237">[</text:span><text:span text:style-name="T1">znak</text:span><text:span text:style-name="T15">ový</text:span><text:span text:style-name="T237"> </text:span><text:span text:style-name="T15">:</text:span><text:span text:style-name="T237"> </text:span><text:span text:style-name="T251">bitový</text:span><text:span text:style-name="T237"> zápis]</text:span></text:p>
      <text:p text:style-name="P116"><draw:g text:anchor-type="as-char" draw:z-index="6" draw:name="Skupinový objekt 7" draw:style-name="gr1"><draw:custom-shape draw:style-name="gr17" draw:text-style-name="P191" svg:width="0.8cm" svg:height="0.802cm" svg:x="0cm" svg:y="0.998cm"><text:p text:style-name="P190"><text:span text:style-name="T277">B</text:span></text:p><text:p text:style-name="P190"><text:span text:style-name="T278">2×</text:span></text:p><draw:enhanced-geometry svg:viewBox="0 0 21600 21600" draw:glue-points="10800 0 0 10800 10800 21600 21600 10800" draw:type="flowchart-process" draw:enhanced-path="M 0 0 L 21600 0 21600 21600 0 21600 0 0 Z N"/></draw:custom-shape><draw:custom-shape draw:style-name="gr46" draw:text-style-name="P193" svg:width="0.802cm" svg:height="0.802cm" svg:x="1.409cm" svg:y="0.998cm"><text:p text:style-name="P192"><text:span text:style-name="T276">A</text:span></text:p><text:p text:style-name="P192"><text:span text:style-name="T276">3×</text:span></text:p><draw:enhanced-geometry svg:viewBox="0 0 21600 21600" draw:glue-points="10800 0 0 10800 10800 21600 21600 10800" draw:type="flowchart-process" draw:enhanced-path="M 0 0 L 21600 0 21600 21600 0 21600 0 0 Z N"/></draw:custom-shape><draw:custom-shape draw:style-name="gr22" draw:text-style-name="P193" xml:id="id34" draw:id="id34" svg:width="0.502cm" svg:height="0.5cm" svg:x="0.87cm" svg:y="0cm"><text:p text:style-name="P192"><text:span text:style-name="T276">5</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0.4cm" svg:y1="1cm" svg:x2="0.942cm" svg:y2="0.427cm" draw:end-shape="id34" draw:end-glue-point="7" svg:d="M400-32l542-573" svg:viewBox="0 0 543 575"><text:p/></draw:connector><draw:connector draw:style-name="gr20" draw:text-style-name="P196" draw:type="line" svg:x1="1.81cm" svg:y1="1cm" svg:x2="1.298cm" svg:y2="0.427cm" draw:end-shape="id34" draw:end-glue-point="9" svg:d="M1810-32l-512-573" svg:viewBox="0 0 513 575"><text:p/></draw:connector></draw:g></text:p>
      <text:p text:style-name="P118"/>
      <text:p text:style-name="P118">Pátý znak je <text:span text:style-name="T79">C</text:span> a jelikož je víc než 2×, je třeba ho přidat do stromu<text:span text:style-name="T27"> (v ukázce je strom uspořádán podle Vittera) </text:span></text:p>
      <text:p text:style-name="P156"><text:span text:style-name="ukázka_20_kód"><text:span text:style-name="T230">→ </text:span></text:span><text:span text:style-name="ukázka_20_kód"><text:span text:style-name="T132">AAB</text:span></text:span><text:span text:style-name="ukázka_20_kód"><text:span text:style-name="T133">B</text:span></text:span><text:span text:style-name="ukázka_20_kód"><text:span text:style-name="T83">C</text:span></text:span><text:span text:style-name="ukázka_20_kód"><text:span text:style-name="T129"> : </text:span></text:span><text:span text:style-name="ukázka_20_kód"><text:span text:style-name="T135">0</text:span></text:span></text:p>
      <text:p text:style-name="P125"><draw:g text:anchor-type="as-char" draw:z-index="7" draw:name="Skupinový objekt 8" draw:style-name="gr1"><draw:custom-shape draw:style-name="gr17" draw:text-style-name="P191" svg:width="0.8cm" svg:height="0.802cm" svg:x="0.9cm" svg:y="1.898cm"><text:p text:style-name="P190"><text:span text:style-name="T277">C</text:span></text:p><text:p text:style-name="P190"><text:span text:style-name="T278">1</text:span></text:p><draw:enhanced-geometry svg:viewBox="0 0 21600 21600" draw:glue-points="10800 0 0 10800 10800 21600 21600 10800" draw:type="flowchart-process" draw:enhanced-path="M 0 0 L 21600 0 21600 21600 0 21600 0 0 Z N"/></draw:custom-shape><draw:custom-shape draw:style-name="gr46" draw:text-style-name="P193" svg:width="0.802cm" svg:height="0.802cm" svg:x="2.309cm" svg:y="1.898cm"><text:p text:style-name="P192"><text:span text:style-name="T276">B</text:span></text:p><text:p text:style-name="P192"><text:span text:style-name="T276">2</text:span></text:p><draw:enhanced-geometry svg:viewBox="0 0 21600 21600" draw:glue-points="10800 0 0 10800 10800 21600 21600 10800" draw:type="flowchart-process" draw:enhanced-path="M 0 0 L 21600 0 21600 21600 0 21600 0 0 Z N"/></draw:custom-shape><draw:custom-shape draw:style-name="gr19" draw:text-style-name="P193" xml:id="id31" draw:id="id31" svg:width="0.503cm" svg:height="0.5cm" svg:x="1.769cm" svg:y="0.9cm"><text:p text:style-name="P192"><text:span text:style-name="T276">3</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1.3cm" svg:y1="1.899cm" svg:x2="1.842cm" svg:y2="1.326cm" draw:end-shape="id31" draw:end-glue-point="7" svg:d="M1300 417l542-573" svg:viewBox="0 0 543 575"><text:p/></draw:connector><draw:connector draw:style-name="gr20" draw:text-style-name="P196" draw:type="line" svg:x1="2.709cm" svg:y1="1.899cm" svg:x2="2.2cm" svg:y2="1.326cm" draw:end-shape="id31" draw:end-glue-point="9" svg:d="M2709 417l-509-573" svg:viewBox="0 0 512 575"><text:p/></draw:connector><draw:custom-shape draw:style-name="gr40" draw:text-style-name="P193" xml:id="id32" draw:id="id32" svg:width="0.802cm" svg:height="0.803cm" svg:x="0cm" svg:y="0.9cm"><text:p text:style-name="P192"><text:span text:style-name="T276">A</text:span></text:p><text:p text:style-name="P192"><text:span text:style-name="T276">3</text:span></text:p><draw:enhanced-geometry svg:viewBox="0 0 21600 21600" draw:glue-points="10800 0 0 10800 10800 21600 21600 10800" draw:type="flowchart-process" draw:enhanced-path="M 0 0 L 21600 0 21600 21600 0 21600 0 0 Z N"/></draw:custom-shape><draw:custom-shape draw:style-name="gr19" draw:text-style-name="P193" xml:id="id33" draw:id="id33" svg:width="0.503cm" svg:height="0.5cm" svg:x="1.027cm" svg:y="0cm"><text:p text:style-name="P192"><text:span text:style-name="T276">6</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0.4cm" svg:y1="0.9cm" svg:x2="1.099cm" svg:y2="0.427cm" draw:start-shape="id32" draw:start-glue-point="4" draw:end-shape="id33" draw:end-glue-point="7" svg:d="M400-582l699-473" svg:viewBox="0 0 700 474"><text:p/></draw:connector><draw:connector draw:style-name="gr20" draw:text-style-name="P196" draw:type="line" svg:x1="2.021cm" svg:y1="0.9cm" svg:x2="1.457cm" svg:y2="0.427cm" draw:start-shape="id31" draw:start-glue-point="4" draw:end-shape="id33" draw:end-glue-point="9" svg:d="M2021-582l-564-473" svg:viewBox="0 0 566 474"><text:p/></draw:connector></draw:g></text:p>
      <text:p text:style-name="P119"><text:soft-page-break/>Další znak je <text:span text:style-name="T255">opět poziční a to</text:span> <text:span text:style-name="T72">D</text:span>, je pouze 2× tudíž není potřeba ho zahrnovat do stromu</text:p>
      <text:p text:style-name="P155"><text:span text:style-name="ukázka_20_kód"><text:span text:style-name="T230">→ </text:span></text:span><text:span text:style-name="ukázka_20_kód"><text:span text:style-name="T132">AAB</text:span></text:span><text:span text:style-name="ukázka_20_kód"><text:span text:style-name="T133">B</text:span></text:span><text:span text:style-name="ukázka_20_kód"><text:span text:style-name="T129">C</text:span></text:span><text:span text:style-name="ukázka_20_kód"><text:span text:style-name="T74">D</text:span></text:span><text:span text:style-name="ukázka_20_kód"><text:span text:style-name="T132"> : </text:span></text:span><text:span text:style-name="ukázka_20_kód"><text:span text:style-name="T134">0</text:span></text:span></text:p>
      <text:p text:style-name="P118"/>
      <text:p text:style-name="P140"><text:span text:style-name="T228">Následuje </text:span><text:span text:style-name="T1">B</text:span><text:span text:style-name="T228">, zapsat a upravit </text:span><text:span text:style-name="T255">strom </text:span></text:p>
      <text:p text:style-name="P155"><text:span text:style-name="ukázka_20_kód"><text:span text:style-name="T230">→ </text:span></text:span><text:span text:style-name="ukázka_20_kód"><text:span text:style-name="T132">AAB</text:span></text:span><text:span text:style-name="ukázka_20_kód"><text:span text:style-name="T133">B</text:span></text:span><text:span text:style-name="ukázka_20_kód"><text:span text:style-name="T136">C</text:span></text:span><text:span text:style-name="ukázka_20_kód"><text:span text:style-name="T129">D</text:span></text:span><text:span text:style-name="ukázka_20_kód">B</text:span><text:span text:style-name="ukázka_20_kód"><text:span text:style-name="T129"> : </text:span></text:span><text:span text:style-name="ukázka_20_kód"><text:span text:style-name="T135">0</text:span></text:span><text:span text:style-name="ukázka_20_kód"><text:span text:style-name="T250">11</text:span></text:span></text:p>
      <text:p text:style-name="P116"><draw:g text:anchor-type="as-char" draw:z-index="13" draw:name="Skupinový objekt 9" draw:style-name="gr1"><draw:custom-shape draw:style-name="gr17" draw:text-style-name="P191" svg:width="0.8cm" svg:height="0.802cm" svg:x="0cm" svg:y="1.898cm"><text:p text:style-name="P190"><text:span text:style-name="T277">C</text:span></text:p><text:p text:style-name="P190"><text:span text:style-name="T277">1</text:span></text:p><draw:enhanced-geometry svg:viewBox="0 0 21600 21600" draw:glue-points="10800 0 0 10800 10800 21600 21600 10800" draw:type="flowchart-process" draw:enhanced-path="M 0 0 L 21600 0 21600 21600 0 21600 0 0 Z N"/></draw:custom-shape><draw:custom-shape draw:style-name="gr18" draw:text-style-name="P193" svg:width="0.803cm" svg:height="0.802cm" svg:x="1.408cm" svg:y="1.898cm"><text:p text:style-name="P192"><text:span text:style-name="T276">B</text:span></text:p><text:p text:style-name="P192"><text:span text:style-name="T276">1</text:span></text:p><draw:enhanced-geometry svg:viewBox="0 0 21600 21600" draw:glue-points="10800 0 0 10800 10800 21600 21600 10800" draw:type="flowchart-process" draw:enhanced-path="M 0 0 L 21600 0 21600 21600 0 21600 0 0 Z N"/></draw:custom-shape><draw:custom-shape draw:style-name="gr19" draw:text-style-name="P193" xml:id="id16" draw:id="id16" svg:width="0.503cm" svg:height="0.5cm" svg:x="0.868cm" svg:y="0.9cm"><text:p text:style-name="P192"><text:span text:style-name="T276">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0.399cm" svg:y1="1.899cm" svg:x2="0.94cm" svg:y2="1.326cm" draw:end-shape="id16" draw:end-glue-point="7" svg:d="M399 417l541-573" svg:viewBox="0 0 543 575"><text:p/></draw:connector><draw:connector draw:style-name="gr20" draw:text-style-name="P196" draw:type="line" svg:x1="1.808cm" svg:y1="1.899cm" svg:x2="1.298cm" svg:y2="1.326cm" draw:end-shape="id16" draw:end-glue-point="9" svg:d="M1808 417l-510-573" svg:viewBox="0 0 512 575"><text:p/></draw:connector><draw:custom-shape draw:style-name="gr21" draw:text-style-name="P193" xml:id="id17" draw:id="id17" svg:width="0.803cm" svg:height="0.805cm" svg:x="2.087cm" svg:y="0.748cm"><text:p text:style-name="P192"><text:span text:style-name="T276">A</text:span></text:p><text:p text:style-name="P192"><text:span text:style-name="T276">3</text:span></text:p><draw:enhanced-geometry svg:viewBox="0 0 21600 21600" draw:glue-points="10800 0 0 10800 10800 21600 21600 10800" draw:type="flowchart-process" draw:enhanced-path="M 0 0 L 21600 0 21600 21600 0 21600 0 0 Z N"/></draw:custom-shape><draw:custom-shape draw:style-name="gr22" draw:text-style-name="P193" xml:id="id18" draw:id="id18" svg:width="0.505cm" svg:height="0.5cm" svg:x="1.526cm" svg:y="0cm"><text:p text:style-name="P192"><text:span text:style-name="T276">5</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2.489cm" svg:y1="0.748cm" svg:x2="1.956cm" svg:y2="0.427cm" draw:start-shape="id17" draw:start-glue-point="4" draw:end-shape="id18" draw:end-glue-point="9" svg:d="M2489-734l-533-321" svg:viewBox="0 0 534 323"><text:p/></draw:connector><draw:connector draw:style-name="gr20" draw:text-style-name="P196" draw:type="line" svg:x1="1.12cm" svg:y1="0.9cm" svg:x2="1.6cm" svg:y2="0.427cm" draw:start-shape="id16" draw:start-glue-point="4" draw:end-shape="id18" draw:end-glue-point="7" svg:d="M1120-582l480-473" svg:viewBox="0 0 482 474"><text:p/></draw:connector></draw:g></text:p>
      <text:p text:style-name="P118"/>
      <text:p text:style-name="P140">Poziční <text:span text:style-name="T73">E</text:span><text:span text:style-name="T228"> není ve stromu, takže pouze zapsat</text:span></text:p>
      <text:p text:style-name="P121"><text:span text:style-name="ukázka_20_kód"><text:span text:style-name="T229">→ </text:span></text:span><text:span text:style-name="ukázka_20_kód"><text:span text:style-name="T131">AAB</text:span></text:span><text:span text:style-name="ukázka_20_kód"><text:span text:style-name="T133">B</text:span></text:span><text:span text:style-name="ukázka_20_kód"><text:span text:style-name="T129">CDB</text:span></text:span><text:span text:style-name="ukázka_20_kód"><text:span text:style-name="T71">E</text:span></text:span><text:span text:style-name="ukázka_20_kód"><text:span text:style-name="T129"> : </text:span></text:span><text:span text:style-name="ukázka_20_kód"><text:span text:style-name="T135">011</text:span></text:span></text:p>
      <text:p text:style-name="P118"/>
      <text:p text:style-name="P118">Dále zapsat <text:span text:style-name="T1">C</text:span> a snížit jeho počet ve stromu <text:span text:style-name="T235">což bude nula takže jej odstranit ze stromu </text:span><text:span text:style-name="T52">(</text:span><text:span text:style-name="T27">jeho poslední výskyt </text:span><text:span text:style-name="T52">bud</text:span><text:span text:style-name="T27">e dán koncovou pozicí</text:span><text:span text:style-name="T52">)</text:span> </text:p>
      <text:p text:style-name="P155"><text:span text:style-name="ukázka_20_kód"><text:span text:style-name="T230">→ </text:span></text:span><text:span text:style-name="ukázka_20_kód"><text:span text:style-name="T132">AAB</text:span></text:span><text:span text:style-name="ukázka_20_kód"><text:span text:style-name="T133">B</text:span></text:span><text:span text:style-name="ukázka_20_kód"><text:span text:style-name="T136">CDB</text:span></text:span><text:span text:style-name="ukázka_20_kód"><text:span text:style-name="T129">E</text:span></text:span><text:span text:style-name="ukázka_20_kód"><text:span text:style-name="T75">C</text:span></text:span><text:span text:style-name="ukázka_20_kód"><text:span text:style-name="T136"> : </text:span></text:span><text:span text:style-name="ukázka_20_kód"><text:span text:style-name="T135">011</text:span></text:span><text:span text:style-name="ukázka_20_kód"><text:span text:style-name="T250">00</text:span></text:span></text:p>
      <text:p text:style-name="P116"><draw:g text:anchor-type="as-char" draw:z-index="8" draw:name="Skupinový objekt 10" draw:style-name="gr1"><draw:custom-shape draw:style-name="gr17" draw:text-style-name="P191" svg:width="0.8cm" svg:height="0.802cm" svg:x="0cm" svg:y="0.998cm"><text:p text:style-name="P190"><text:span text:style-name="T277">B</text:span></text:p><text:p text:style-name="P190"><text:span text:style-name="T277">1</text:span></text:p><draw:enhanced-geometry svg:viewBox="0 0 21600 21600" draw:glue-points="10800 0 0 10800 10800 21600 21600 10800" draw:type="flowchart-process" draw:enhanced-path="M 0 0 L 21600 0 21600 21600 0 21600 0 0 Z N"/></draw:custom-shape><draw:custom-shape draw:style-name="gr46" draw:text-style-name="P193" svg:width="0.802cm" svg:height="0.802cm" svg:x="1.409cm" svg:y="0.998cm"><text:p text:style-name="P192"><text:span text:style-name="T276">A</text:span></text:p><text:p text:style-name="P192"><text:span text:style-name="T276">3</text:span></text:p><draw:enhanced-geometry svg:viewBox="0 0 21600 21600" draw:glue-points="10800 0 0 10800 10800 21600 21600 10800" draw:type="flowchart-process" draw:enhanced-path="M 0 0 L 21600 0 21600 21600 0 21600 0 0 Z N"/></draw:custom-shape><draw:custom-shape draw:style-name="gr22" draw:text-style-name="P193" xml:id="id30" draw:id="id30" svg:width="0.502cm" svg:height="0.5cm" svg:x="0.87cm" svg:y="0cm"><text:p text:style-name="P192"><text:span text:style-name="T276">4</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0.4cm" svg:y1="1cm" svg:x2="0.942cm" svg:y2="0.427cm" draw:end-shape="id30" draw:end-glue-point="7" svg:d="M400-32l542-573" svg:viewBox="0 0 543 575"><text:p/></draw:connector><draw:connector draw:style-name="gr20" draw:text-style-name="P196" draw:type="line" svg:x1="1.81cm" svg:y1="1cm" svg:x2="1.298cm" svg:y2="0.427cm" draw:end-shape="id30" draw:end-glue-point="9" svg:d="M1810-32l-512-573" svg:viewBox="0 0 513 575"><text:p/></draw:connector></draw:g></text:p>
      <text:p text:style-name="P118"/>
      <text:p text:style-name="P140"><text:span text:style-name="T228">Jsem na 10. znaku o němž je z Hlavičky známo že jde o koncovou pozici znaku </text:span><text:span text:style-name="T73">D</text:span><text:span text:style-name="T228">, </text:span><text:span text:style-name="T235">tudíž jen </text:span><text:span text:style-name="T228">zap</text:span><text:span text:style-name="T235">sat </text:span></text:p>
      <text:p text:style-name="P155"><text:span text:style-name="ukázka_20_kód"><text:span text:style-name="T230">→ </text:span></text:span><text:span text:style-name="ukázka_20_kód"><text:span text:style-name="T132">AAB</text:span></text:span><text:span text:style-name="ukázka_20_kód"><text:span text:style-name="T133">B</text:span></text:span><text:span text:style-name="ukázka_20_kód"><text:span text:style-name="T136">CDBE</text:span></text:span><text:span text:style-name="ukázka_20_kód"><text:span text:style-name="T129">C</text:span></text:span><text:span text:style-name="ukázka_20_kód"><text:span text:style-name="T75">D</text:span></text:span><text:span text:style-name="ukázka_20_kód"><text:span text:style-name="T136"> : </text:span></text:span><text:span text:style-name="ukázka_20_kód"><text:span text:style-name="T135">01100</text:span></text:span></text:p>
      <text:p text:style-name="P118"/>
      <text:p text:style-name="P118">Následuje znak A s upravením počtu ve stromu</text:p>
      <text:p text:style-name="P155"><text:span text:style-name="ukázka_20_kód"><text:span text:style-name="T230">→ </text:span></text:span><text:span text:style-name="ukázka_20_kód"><text:span text:style-name="T132">AAB</text:span></text:span><text:span text:style-name="ukázka_20_kód"><text:span text:style-name="T133">B</text:span></text:span><text:span text:style-name="ukázka_20_kód"><text:span text:style-name="T136">CDBEC</text:span></text:span><text:span text:style-name="ukázka_20_kód"><text:span text:style-name="T129">D</text:span></text:span><text:span text:style-name="ukázka_20_kód">A</text:span><text:span text:style-name="ukázka_20_kód"><text:span text:style-name="T136"> : </text:span></text:span><text:span text:style-name="ukázka_20_kód"><text:span text:style-name="T135">01100</text:span></text:span><text:span text:style-name="ukázka_20_kód"><text:span text:style-name="T250">1</text:span></text:span></text:p>
      <text:p text:style-name="P116"><draw:g text:anchor-type="as-char" draw:z-index="9" draw:name="Skupinový objekt 11" draw:style-name="gr1"><draw:custom-shape draw:style-name="gr17" draw:text-style-name="P191" svg:width="0.8cm" svg:height="0.802cm" svg:x="0cm" svg:y="0.998cm"><text:p text:style-name="P190"><text:span text:style-name="T277">B</text:span></text:p><text:p text:style-name="P190"><text:span text:style-name="T277">1</text:span></text:p><draw:enhanced-geometry svg:viewBox="0 0 21600 21600" draw:glue-points="10800 0 0 10800 10800 21600 21600 10800" draw:type="flowchart-process" draw:enhanced-path="M 0 0 L 21600 0 21600 21600 0 21600 0 0 Z N"/></draw:custom-shape><draw:custom-shape draw:style-name="gr46" draw:text-style-name="P193" svg:width="0.802cm" svg:height="0.802cm" svg:x="1.409cm" svg:y="0.998cm"><text:p text:style-name="P192"><text:span text:style-name="T276">A</text:span></text:p><text:p text:style-name="P192"><text:span text:style-name="T276">2</text:span></text:p><draw:enhanced-geometry svg:viewBox="0 0 21600 21600" draw:glue-points="10800 0 0 10800 10800 21600 21600 10800" draw:type="flowchart-process" draw:enhanced-path="M 0 0 L 21600 0 21600 21600 0 21600 0 0 Z N"/></draw:custom-shape><draw:custom-shape draw:style-name="gr22" draw:text-style-name="P193" xml:id="id29" draw:id="id29" svg:width="0.502cm" svg:height="0.5cm" svg:x="0.87cm" svg:y="0cm"><text:p text:style-name="P192"><text:span text:style-name="T276">3</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0.4cm" svg:y1="1cm" svg:x2="0.942cm" svg:y2="0.427cm" draw:end-shape="id29" draw:end-glue-point="7" svg:d="M400-32l542-573" svg:viewBox="0 0 543 575"><text:p/></draw:connector><draw:connector draw:style-name="gr20" draw:text-style-name="P196" draw:type="line" svg:x1="1.81cm" svg:y1="1cm" svg:x2="1.298cm" svg:y2="0.427cm" draw:end-shape="id29" draw:end-glue-point="9" svg:d="M1810-32l-512-573" svg:viewBox="0 0 513 575"><text:p/></draw:connector></draw:g></text:p>
      <text:p text:style-name="P118"/>
      <text:p text:style-name="P118">12. znak je koncovou pozicí <text:span text:style-name="T218">C</text:span> </text:p>
      <text:p text:style-name="P121"><text:span text:style-name="ukázka_20_kód"><text:span text:style-name="T229">→ </text:span></text:span><text:span text:style-name="ukázka_20_kód"><text:span text:style-name="T131">AAB</text:span></text:span><text:span text:style-name="ukázka_20_kód"><text:span text:style-name="T133">B</text:span></text:span><text:span text:style-name="ukázka_20_kód"><text:span text:style-name="T129">CDBECDA</text:span></text:span><text:span text:style-name="ukázka_20_kód"><text:span text:style-name="T217">C</text:span></text:span><text:span text:style-name="ukázka_20_kód"><text:span text:style-name="T129"> : </text:span></text:span><text:span text:style-name="ukázka_20_kód"><text:span text:style-name="T135">011001</text:span></text:span></text:p>
      <text:p text:style-name="P118"/>
      <text:p text:style-name="P118">Další je <text:span text:style-name="T1">A</text:span>, zapsat a upravit strom </text:p>
      <text:p text:style-name="P155"><text:span text:style-name="ukázka_20_kód"><text:span text:style-name="T230">→ </text:span></text:span><text:span text:style-name="ukázka_20_kód"><text:span text:style-name="T132">AAB</text:span></text:span><text:span text:style-name="ukázka_20_kód"><text:span text:style-name="T133">B</text:span></text:span><text:span text:style-name="ukázka_20_kód"><text:span text:style-name="T136">CDBECDA</text:span></text:span><text:span text:style-name="ukázka_20_kód"><text:span text:style-name="T129">C</text:span></text:span><text:span text:style-name="ukázka_20_kód">A</text:span><text:span text:style-name="ukázka_20_kód"><text:span text:style-name="T136"> : </text:span></text:span><text:span text:style-name="ukázka_20_kód"><text:span text:style-name="T135">011001</text:span></text:span><text:span text:style-name="ukázka_20_kód"><text:span text:style-name="T250">1</text:span></text:span></text:p>
      <text:p text:style-name="P150"><draw:g text:anchor-type="as-char" draw:z-index="14" draw:name="Skupinový objekt 12" draw:style-name="gr1"><draw:custom-shape draw:style-name="gr17" draw:text-style-name="P191" svg:width="0.8cm" svg:height="0.802cm" svg:x="0cm" svg:y="0.998cm"><text:p text:style-name="P190"><text:span text:style-name="T277">B</text:span></text:p><text:p text:style-name="P190"><text:span text:style-name="T277">1</text:span></text:p><draw:enhanced-geometry svg:viewBox="0 0 21600 21600" draw:glue-points="10800 0 0 10800 10800 21600 21600 10800" draw:type="flowchart-process" draw:enhanced-path="M 0 0 L 21600 0 21600 21600 0 21600 0 0 Z N"/></draw:custom-shape><draw:custom-shape draw:style-name="gr46" draw:text-style-name="P193" svg:width="0.802cm" svg:height="0.802cm" svg:x="1.409cm" svg:y="0.998cm"><text:p text:style-name="P192"><text:span text:style-name="T276">A</text:span></text:p><text:p text:style-name="P192"><text:span text:style-name="T276">1</text:span></text:p><draw:enhanced-geometry svg:viewBox="0 0 21600 21600" draw:glue-points="10800 0 0 10800 10800 21600 21600 10800" draw:type="flowchart-process" draw:enhanced-path="M 0 0 L 21600 0 21600 21600 0 21600 0 0 Z N"/></draw:custom-shape><draw:custom-shape draw:style-name="gr22" draw:text-style-name="P193" xml:id="id15" draw:id="id15" svg:width="0.502cm" svg:height="0.5cm" svg:x="0.87cm" svg:y="0cm"><text:p text:style-name="P192"><text:span text:style-name="T276">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0.4cm" svg:y1="1cm" svg:x2="0.942cm" svg:y2="0.427cm" draw:end-shape="id15" draw:end-glue-point="7" svg:d="M400-32l542-573" svg:viewBox="0 0 543 575"><text:p/></draw:connector><draw:connector draw:style-name="gr20" draw:text-style-name="P196" draw:type="line" svg:x1="1.81cm" svg:y1="1cm" svg:x2="1.298cm" svg:y2="0.427cm" draw:end-shape="id15" draw:end-glue-point="9" svg:d="M1810-32l-512-573" svg:viewBox="0 0 513 575"><text:p/></draw:connector></draw:g></text:p>
      <text:p text:style-name="Text_20_body"/>
      <text:p text:style-name="P145">Následuje samotář <text:span text:style-name="T72">F</text:span> čili bez úpravy stromu </text:p>
      <text:p text:style-name="P135"><text:span text:style-name="ukázka_20_kód"><text:span text:style-name="T228">→ </text:span></text:span><text:span text:style-name="ukázka_20_kód"><text:span text:style-name="T136">AAB</text:span></text:span><text:span text:style-name="ukázka_20_kód"><text:span text:style-name="T129">B</text:span></text:span><text:span text:style-name="ukázka_20_kód"><text:span text:style-name="T136">CDBECDA</text:span></text:span><text:span text:style-name="ukázka_20_kód"><text:span text:style-name="T129">CA</text:span></text:span><text:span text:style-name="ukázka_20_kód"><text:span text:style-name="T71">F</text:span></text:span><text:span text:style-name="ukázka_20_kód"><text:span text:style-name="T136"> : </text:span></text:span><text:span text:style-name="ukázka_20_kód"><text:span text:style-name="T135">0110011</text:span></text:span></text:p>
      <text:p text:style-name="Text_20_body"/>
      <text:p text:style-name="P145">Další <text:span text:style-name="T237">je </text:span><text:span text:style-name="T1">B</text:span>, čili zapsat a <text:span text:style-name="T236">vyhodit</text:span><text:span text:style-name="T235"> ze stromu, šlo o předposlední pozici </text:span></text:p>
      <text:p text:style-name="P147"><text:span text:style-name="ukázka_20_kód"><text:span text:style-name="T230">→ </text:span></text:span><text:span text:style-name="ukázka_20_kód"><text:span text:style-name="T132">AAB</text:span></text:span><text:span text:style-name="ukázka_20_kód"><text:span text:style-name="T131">B</text:span></text:span><text:span text:style-name="ukázka_20_kód"><text:span text:style-name="T132">CDBECDA</text:span></text:span><text:span text:style-name="ukázka_20_kód"><text:span text:style-name="T131">CA</text:span></text:span><text:span text:style-name="ukázka_20_kód"><text:span text:style-name="T129">F</text:span></text:span><text:span text:style-name="ukázka_20_kód">B</text:span><text:span text:style-name="ukázka_20_kód"><text:span text:style-name="T136"> : </text:span></text:span><text:span text:style-name="ukázka_20_kód"><text:span text:style-name="T135">0110011</text:span></text:span><text:span text:style-name="ukázka_20_kód"><text:span text:style-name="T250">0</text:span></text:span></text:p>
      <text:p text:style-name="P151"><draw:custom-shape text:anchor-type="as-char" draw:z-index="15" draw:name="Tvar 1" draw:style-name="gr45" draw:text-style-name="P193" svg:width="0.802cm" svg:height="0.803cm"><text:p text:style-name="P192"><text:span text:style-name="T276">A</text:span></text:p><text:p text:style-name="P192"><text:span text:style-name="T276">1</text:span></text:p><draw:enhanced-geometry svg:viewBox="0 0 21600 21600" draw:glue-points="10800 0 0 10800 10800 21600 21600 10800" draw:type="flowchart-process" draw:enhanced-path="M 0 0 L 21600 0 21600 21600 0 21600 0 0 Z N"/></draw:custom-shape></text:p>
      <text:p text:style-name="P148"/>
      <text:p text:style-name="P148"><text:span text:style-name="T233">V</text:span><text:span text:style-name="T255">e</text:span><text:span text:style-name="T233"> stromu by zbýval jen </text:span><text:span text:style-name="T264">list</text:span><text:span text:style-name="T233"> </text:span><text:span text:style-name="T13">A</text:span><text:span text:style-name="T233">, čili bude na míst</text:span><text:span text:style-name="T237">ě</text:span><text:span text:style-name="T233"> které neodpovíd</text:span><text:span text:style-name="T237">á</text:span><text:span text:style-name="T233"> koncové pozici posledního </text:span><text:span text:style-name="T221">A</text:span><text:span text:style-name="T237"> ani </text:span><text:span text:style-name="T219">B</text:span><text:span text:style-name="T233">, </text:span><text:span text:style-name="T237">do bitové sekvence již není potřeba nic přidávat. </text:span></text:p>
      <text:p text:style-name="P155"><text:span text:style-name="ukázka_20_kód"><text:span text:style-name="T230">→ </text:span></text:span><text:span text:style-name="ukázka_20_kód"><text:span text:style-name="T132">AAB</text:span></text:span><text:span text:style-name="ukázka_20_kód"><text:span text:style-name="T133">B</text:span></text:span><text:span text:style-name="ukázka_20_kód"><text:span text:style-name="T132">CDBECDA</text:span></text:span><text:span text:style-name="ukázka_20_kód"><text:span text:style-name="T133">CA</text:span></text:span><text:span text:style-name="ukázka_20_kód"><text:span text:style-name="T137">FB</text:span></text:span><text:span text:style-name="ukázka_20_kód"><text:span text:style-name="T233"> + </text:span></text:span><text:span text:style-name="ukázka_20_kód"><text:span text:style-name="T245">A</text:span></text:span><text:span text:style-name="ukázka_20_kód"><text:span text:style-name="T223">BA</text:span></text:span><text:span text:style-name="ukázka_20_kód"><text:span text:style-name="T136"> : </text:span></text:span><text:span text:style-name="ukázka_20_kód">01100110 délka 8bitů</text:span></text:p>
      <text:p text:style-name="Text_20_body"/>
      <text:p text:style-name="P146"><text:soft-page-break/>Pro ukázku, Huffmanův strom (uspořádán dle Vittera) <text:span text:style-name="T234">by</text:span> vypadal takto: </text:p>
      <text:p text:style-name="P129"><draw:g text:anchor-type="as-char" draw:z-index="11" draw:name="Skupinový objekt 13" draw:style-name="gr1"><draw:custom-shape draw:style-name="gr40" draw:text-style-name="P206" svg:width="0.802cm" svg:height="0.803cm" svg:x="1.808cm" svg:y="3.784cm"><text:p text:style-name="P205"><text:span text:style-name="T271">E</text:span></text:p><text:p text:style-name="P205"><text:span text:style-name="T281">1</text:span></text:p><draw:enhanced-geometry svg:viewBox="0 0 21600 21600" draw:glue-points="10800 0 0 10800 10800 21600 21600 10800" draw:type="flowchart-process" draw:enhanced-path="M 0 0 L 21600 0 21600 21600 0 21600 0 0 Z N"/></draw:custom-shape><draw:custom-shape draw:style-name="gr41" draw:text-style-name="P195" svg:width="0.803cm" svg:height="0.803cm" svg:x="3.217cm" svg:y="3.784cm"><text:p text:style-name="P194"><text:span text:style-name="T273">F</text:span></text:p><text:p text:style-name="P194"><text:span text:style-name="T273">1</text:span></text:p><draw:enhanced-geometry svg:viewBox="0 0 21600 21600" draw:glue-points="10800 0 0 10800 10800 21600 21600 10800" draw:type="flowchart-process" draw:enhanced-path="M 0 0 L 21600 0 21600 21600 0 21600 0 0 Z N"/></draw:custom-shape><draw:custom-shape draw:style-name="gr19" draw:text-style-name="P195" xml:id="id22" draw:id="id22" svg:width="0.503cm" svg:height="0.5cm" svg:x="2.678cm" svg:y="2.787cm"><text:p text:style-name="P194"><text:span text:style-name="T273">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2.208cm" svg:y1="3.789cm" svg:x2="2.75cm" svg:y2="3.214cm" draw:end-shape="id22" draw:end-glue-point="7" svg:d="M2208 1364l542-575" svg:viewBox="0 0 543 577"><text:p/></draw:connector><draw:connector draw:style-name="gr20" draw:text-style-name="P196" draw:type="line" svg:x1="3.618cm" svg:y1="3.789cm" svg:x2="3.108cm" svg:y2="3.214cm" draw:end-shape="id22" draw:end-glue-point="9" svg:d="M3618 1364l-510-575" svg:viewBox="0 0 512 577"><text:p/></draw:connector><draw:custom-shape draw:style-name="gr41" draw:text-style-name="P195" xml:id="id23" draw:id="id23" svg:width="0.803cm" svg:height="0.803cm" svg:x="0.908cm" svg:y="2.787cm"><text:p text:style-name="P194"><text:span text:style-name="T273">D</text:span></text:p><text:p text:style-name="P194"><text:span text:style-name="T273">2</text:span></text:p><draw:enhanced-geometry svg:viewBox="0 0 21600 21600" draw:glue-points="10800 0 0 10800 10800 21600 21600 10800" draw:type="flowchart-process" draw:enhanced-path="M 0 0 L 21600 0 21600 21600 0 21600 0 0 Z N"/></draw:custom-shape><draw:custom-shape draw:style-name="gr42" draw:text-style-name="P195" xml:id="id24" draw:id="id24" svg:width="0.503cm" svg:height="0.502cm" svg:x="1.935cm" svg:y="1.886cm"><text:p text:style-name="P194"><text:span text:style-name="T273">4</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1.311cm" svg:y1="2.787cm" svg:x2="2.007cm" svg:y2="2.314cm" draw:start-shape="id23" draw:start-glue-point="4" draw:end-shape="id24" draw:end-glue-point="7" svg:d="M1311 362l696-473" svg:viewBox="0 0 699 474"><text:p/></draw:connector><draw:connector draw:style-name="gr20" draw:text-style-name="P196" draw:type="line" svg:x1="2.93cm" svg:y1="2.787cm" svg:x2="2.365cm" svg:y2="2.314cm" draw:start-shape="id22" draw:start-glue-point="4" draw:end-shape="id24" draw:end-glue-point="9" svg:d="M2930 362l-565-473" svg:viewBox="0 0 566 474"><text:p/></draw:connector><draw:custom-shape draw:style-name="gr40" draw:text-style-name="P195" xml:id="id25" draw:id="id25" svg:width="0.802cm" svg:height="0.803cm" svg:x="0cm" svg:y="1.799cm"><text:p text:style-name="P194"><text:span text:style-name="T273">C</text:span></text:p><text:p text:style-name="P194"><text:span text:style-name="T273">3</text:span></text:p><draw:enhanced-geometry svg:viewBox="0 0 21600 21600" draw:glue-points="10800 0 0 10800 10800 21600 21600 10800" draw:type="flowchart-process" draw:enhanced-path="M 0 0 L 21600 0 21600 21600 0 21600 0 0 Z N"/></draw:custom-shape><draw:custom-shape draw:style-name="gr19" draw:text-style-name="P195" xml:id="id26" draw:id="id26" svg:width="0.503cm" svg:height="0.5cm" svg:x="1.147cm" svg:y="0.9cm"><text:p text:style-name="P194"><text:span text:style-name="T273">7</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0" draw:text-style-name="P188" draw:type="line" svg:x1="0.4cm" svg:y1="1.799cm" svg:x2="1.219cm" svg:y2="1.326cm" draw:start-shape="id25" draw:start-glue-point="4" draw:end-shape="id26" draw:end-glue-point="7" svg:d="M400-626l819-473" svg:viewBox="0 0 820 474"><text:p/></draw:connector><draw:connector draw:style-name="gr50" draw:text-style-name="P188" draw:type="line" svg:x1="2.187cm" svg:y1="1.885cm" svg:x2="1.577cm" svg:y2="1.326cm" draw:start-shape="id24" draw:start-glue-point="4" draw:end-shape="id26" draw:end-glue-point="9" svg:d="M2187-540l-610-559" svg:viewBox="0 0 612 561"><text:p/></draw:connector><draw:custom-shape draw:style-name="gr46" draw:text-style-name="P206" svg:width="0.802cm" svg:height="0.802cm" svg:x="2.999cm" svg:y="1.778cm"><text:p text:style-name="P205"><text:span text:style-name="T271">B</text:span></text:p><text:p text:style-name="P205"><text:span text:style-name="T281">5</text:span></text:p><draw:enhanced-geometry svg:viewBox="0 0 21600 21600" draw:glue-points="10800 0 0 10800 10800 21600 21600 10800" draw:type="flowchart-process" draw:enhanced-path="M 0 0 L 21600 0 21600 21600 0 21600 0 0 Z N"/></draw:custom-shape><draw:custom-shape draw:style-name="gr18" draw:text-style-name="P195" svg:width="0.803cm" svg:height="0.802cm" svg:x="4.408cm" svg:y="1.778cm"><text:p text:style-name="P194"><text:span text:style-name="T273">A</text:span></text:p><text:p text:style-name="P194"><text:span text:style-name="T273">6</text:span></text:p><draw:enhanced-geometry svg:viewBox="0 0 21600 21600" draw:glue-points="10800 0 0 10800 10800 21600 21600 10800" draw:type="flowchart-process" draw:enhanced-path="M 0 0 L 21600 0 21600 21600 0 21600 0 0 Z N"/></draw:custom-shape><draw:custom-shape draw:style-name="gr19" draw:text-style-name="P195" xml:id="id27" draw:id="id27" svg:width="0.503cm" svg:height="0.5cm" svg:x="3.87cm" svg:y="0.9cm"><text:p text:style-name="P194"><text:span text:style-name="T273">11</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3.399cm" svg:y1="1.779cm" svg:x2="3.942cm" svg:y2="1.326cm" draw:end-shape="id27" draw:end-glue-point="7" svg:d="M3399-646l543-453" svg:viewBox="0 0 545 455"><text:p/></draw:connector><draw:connector draw:style-name="gr20" draw:text-style-name="P196" draw:type="line" svg:x1="4.808cm" svg:y1="1.779cm" svg:x2="4.3cm" svg:y2="1.326cm" draw:end-shape="id27" draw:end-glue-point="9" svg:d="M4808-646l-508-453" svg:viewBox="0 0 510 455"><text:p/></draw:connector><draw:custom-shape draw:style-name="gr19" draw:text-style-name="P195" xml:id="id28" draw:id="id28" svg:width="0.503cm" svg:height="0.5cm" svg:x="2.598cm" svg:y="0cm"><text:p text:style-name="P194"><text:span text:style-name="T273">18</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0" draw:text-style-name="P188" draw:type="line" svg:x1="1.399cm" svg:y1="0.899cm" svg:x2="2.671cm" svg:y2="0.427cm" draw:start-shape="id26" draw:start-glue-point="4" draw:end-shape="id28" draw:end-glue-point="7" svg:d="M1399-1526l1272-472" svg:viewBox="0 0 1274 474"><text:p/></draw:connector><draw:connector draw:style-name="gr50" draw:text-style-name="P188" draw:type="line" svg:x1="4.122cm" svg:y1="0.899cm" svg:x2="3.029cm" svg:y2="0.427cm" draw:start-shape="id27" draw:start-glue-point="4" draw:end-shape="id28" draw:end-glue-point="9" svg:d="M4122-1526l-1093-472" svg:viewBox="0 0 1095 474"><text:p/></draw:connector></draw:g></text:p>
      <text:p text:style-name="P153">a bitový zápis by byl: </text:p>
      <text:p text:style-name="Text_20_body"><text:span text:style-name="ukázka_20_kód"><text:span text:style-name="T87">A</text:span></text:span><text:span text:style-name="ukázka_20_kód"><text:span text:style-name="T247">A</text:span></text:span><text:span text:style-name="ukázka_20_kód"><text:span text:style-name="T87">B</text:span></text:span><text:span text:style-name="ukázka_20_kód"><text:span text:style-name="T256">B</text:span></text:span><text:span text:style-name="ukázka_20_kód"><text:span text:style-name="T87">C</text:span></text:span><text:span text:style-name="ukázka_20_kód"><text:span text:style-name="T216">D</text:span></text:span><text:span text:style-name="ukázka_20_kód"><text:span text:style-name="T256">B</text:span></text:span><text:span text:style-name="ukázka_20_kód"><text:span text:style-name="T216">E</text:span></text:span><text:span text:style-name="ukázka_20_kód"><text:span text:style-name="T256">C</text:span></text:span><text:span text:style-name="ukázka_20_kód"><text:span text:style-name="T216">D</text:span></text:span><text:span text:style-name="ukázka_20_kód"><text:span text:style-name="T256">A</text:span></text:span><text:span text:style-name="ukázka_20_kód"><text:span text:style-name="T226">C</text:span></text:span><text:span text:style-name="ukázka_20_kód"><text:span text:style-name="T256">A</text:span></text:span><text:span text:style-name="ukázka_20_kód"><text:span text:style-name="T216">F</text:span></text:span><text:span text:style-name="ukázka_20_kód"><text:span text:style-name="T256">B</text:span></text:span><text:span text:style-name="ukázka_20_kód"><text:span text:style-name="T247">A</text:span></text:span><text:span text:style-name="ukázka_20_kód"><text:span text:style-name="T226">BA</text:span></text:span><text:span text:style-name="ukázka_20_kód"><text:span text:style-name="T229"> </text:span></text:span><text:span text:style-name="ukázka_20_kód"><text:span text:style-name="T253">≈</text:span></text:span><text:span text:style-name="ukázka_20_kód"><text:span text:style-name="T254"> </text:span></text:span><text:span text:style-name="ukázka_20_kód"><text:span text:style-name="T84">11</text:span></text:span><text:span text:style-name="ukázka_20_kód"><text:span text:style-name="T243">11</text:span></text:span><text:span text:style-name="ukázka_20_kód"><text:span text:style-name="T84">10</text:span></text:span><text:span text:style-name="ukázka_20_kód"><text:span text:style-name="T27">10</text:span></text:span><text:span text:style-name="ukázka_20_kód"><text:span text:style-name="T85">00</text:span></text:span><text:span text:style-name="ukázka_20_kód"><text:span text:style-name="T76">010</text:span></text:span><text:span text:style-name="ukázka_20_kód"><text:span text:style-name="T27">10</text:span></text:span><text:span text:style-name="ukázka_20_kód"><text:span text:style-name="T76">0110</text:span></text:span><text:span text:style-name="ukázka_20_kód"><text:span text:style-name="T27">00</text:span></text:span><text:span text:style-name="ukázka_20_kód"><text:span text:style-name="T76">010</text:span></text:span><text:span text:style-name="ukázka_20_kód"><text:span text:style-name="T27">11</text:span></text:span><text:span text:style-name="ukázka_20_kód"><text:span text:style-name="T224">00</text:span></text:span><text:span text:style-name="ukázka_20_kód"><text:span text:style-name="T27">11</text:span></text:span><text:span text:style-name="ukázka_20_kód"><text:span text:style-name="T76">0111</text:span></text:span><text:span text:style-name="ukázka_20_kód"><text:span text:style-name="T27">10</text:span></text:span><text:span text:style-name="ukázka_20_kód"><text:span text:style-name="T244">11</text:span></text:span><text:span text:style-name="ukázka_20_kód"><text:span text:style-name="T224">1011</text:span></text:span><text:span text:style-name="ukázka_20_kód"><text:span text:style-name="T61"> délka </text:span></text:span><text:span text:style-name="ukázka_20_kód"><text:span text:style-name="T62">42 bitů</text:span></text:span></text:p>
      <text:p text:style-name="Text_20_body"/>
      <text:p text:style-name="P157">Samozřejmě že výsledná komprese <text:span text:style-name="T264">o délce </text:span>8 bitů je mnohem přívětivější než standartní statický výsledek 42 bitů, ale je třeba nezapomínat na to, že jde <text:span text:style-name="T264">jen </text:span>o krátkou ukázku a že Hlavička je pro dynamický strom větší. </text:p>
      <text:p text:style-name="P157"/>
      <text:p text:style-name="P157"><text:span text:style-name="T255">D</text:span>ekompres<text:span text:style-name="T255">e se provádí</text:span> se stejnou logikou, nejdříve <text:span text:style-name="T255">přenastavit</text:span> strom a pak odečítat datové bity ze zkomprimované řady. </text:p>
      <text:p text:style-name="P157"/>
      <text:p text:style-name="P149"><text:span text:style-name="T51">Ž</text:span><text:span text:style-name="T49">e je možné odstraňovat znaky ze stromu mě napadlo, když jsem se učil Vitterův algoritmus a zkoušel </text:span><text:span text:style-name="T50">děla</text:span><text:span text:style-name="T49">t strom pro morfy na ruském počítači (= papír a tužka). Při překreslování znaků před uzly </text:span><text:span text:style-name="T51">(</text:span><text:span text:style-name="T49">aby platilo že znak se stejným počtem je před uzlem se stejným počtem</text:span><text:span text:style-name="T51">)</text:span><text:span text:style-name="T49"> mě snad po třetím překreslení napadlo „kurva proč bych se měl pořád srát s těma znakama který tam jsou jen jednou!“ a začal to zkoušet s odstraňováním znaků :-). </text:span></text:p>
      <text:p text:style-name="Text_20_body"/>
      <text:h text:style-name="Heading_20_2" text:outline-level="2">Ukázka <text:span text:style-name="T213">i se</text:span> vzdálenostmi</text:h>
      <text:p text:style-name="P161"><text:span text:style-name="T258">T</text:span><text:span text:style-name="T257">eorie ze které to vychází </text:span><text:span text:style-name="T258">je </text:span><text:span text:style-name="T17">k</text:span><text:span text:style-name="T18">omplet zevzdálenostněné</text:span><text:span text:style-name="T257"> – nebrat v úvahu počty znaků, ale jen vzdálenosti stejných znaků od sebe, čili Vzdálenost znamená kolik jiných znaků se nachází mezi dvěma stejnými znaky. </text:span></text:p>
      <text:p text:style-name="P107"><draw:g text:anchor-type="as-char" draw:z-index="20" draw:name="Skupinový objekt 16" draw:style-name="gr1"><draw:path draw:style-name="gr2" draw:text-style-name="P185" svg:width="0.247cm" svg:height="0.254cm" svg:x="0cm" svg:y="0.471cm" svg:viewBox="0 0 248 255" svg:d="M195 255l-22-65h-97l-23 65h-53l93-255h63l92 255zM124 39l-1 4c-1 5-3 10-4 15-2 6-12 36-31 92h73l-25-73-8-25z"><text:p/></draw:path><draw:path draw:style-name="gr2" draw:text-style-name="P185" svg:width="0.247cm" svg:height="0.254cm" svg:x="0.267cm" svg:y="0.471cm" svg:viewBox="0 0 248 255" svg:d="M195 255l-22-65h-97l-23 65h-53l93-255h63l92 255zM124 39l-1 4c-1 5-3 10-4 15-2 6-12 36-31 92h73l-25-73-8-25z"><text:p/></draw:path><draw:path draw:style-name="gr3" draw:text-style-name="P186" svg:width="0.224cm" svg:height="0.254cm" svg:x="0.551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 draw:text-style-name="P187" svg:width="0.224cm" svg:height="0.254cm" svg:x="0.819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4" draw:text-style-name="P186" svg:width="0.241cm" svg:height="0.261cm" svg:x="1.077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4" draw:text-style-name="P186" svg:width="0.226cm" svg:height="0.254cm" svg:x="1.354cm" svg:y="0.471cm" svg:viewBox="0 0 227 255" svg:d="M227 126c0 26-5 49-16 68-10 20-25 35-43 45-19 11-41 16-65 16h-103v-255h92c43 0 76 11 100 32 23 22 35 53 35 94zM173 126c0-28-7-49-21-63-14-15-35-22-61-22h-38v173h45c23 0 41-8 55-24 13-16 20-37 20-64z"><text:p/></draw:path><draw:path draw:style-name="gr3" draw:text-style-name="P187" svg:width="0.224cm" svg:height="0.254cm" svg:x="1.621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5" draw:text-style-name="P186" svg:width="0.207cm" svg:height="0.254cm" svg:x="1.89cm" svg:y="0.471cm" svg:viewBox="0 0 208 255" svg:d="M0 255c0-85 0-170 0-255 67 0 134 0 200 0 0 14 0 27 0 41-49 0-98 0-147 0 0 21 0 43 0 64 46 0 91 0 136 0 0 14 0 27 0 41-45 0-90 0-136 0 0 23 0 45 0 68 52 0 103 0 155 0 0 14 0 27 0 41-69 0-139 0-208 0z"><text:p/></draw:path><draw:path draw:style-name="gr6" draw:text-style-name="P187" svg:width="0.241cm" svg:height="0.261cm" svg:x="2.127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6" draw:text-style-name="P187" svg:width="0.226cm" svg:height="0.254cm" svg:x="2.404cm" svg:y="0.471cm" svg:viewBox="0 0 227 255" svg:d="M227 126c0 26-5 49-16 68-10 20-25 35-43 45-19 11-41 16-65 16h-103v-255h92c43 0 76 11 100 32 23 22 35 53 35 94zM173 126c0-28-7-49-21-63-14-15-35-22-61-22h-38v173h45c23 0 41-8 55-24 13-16 20-37 20-64z"><text:p/></draw:path><draw:path draw:style-name="gr7" draw:text-style-name="P185" svg:width="0.247cm" svg:height="0.254cm" svg:x="2.654cm" svg:y="0.471cm" svg:viewBox="0 0 248 255" svg:d="M195 255l-22-65h-97l-23 65h-53l93-255h63l92 255zM124 39l-1 4c-1 5-3 10-4 15-2 6-12 36-31 92h73l-25-73-8-25z"><text:p/></draw:path><draw:path draw:style-name="gr6" draw:text-style-name="P187" svg:width="0.241cm" svg:height="0.261cm" svg:x="2.927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7" draw:text-style-name="P185" svg:width="0.247cm" svg:height="0.254cm" svg:x="3.188cm" svg:y="0.471cm" svg:viewBox="0 0 248 255" svg:d="M195 255l-22-65h-97l-23 65h-53l93-255h63l92 255zM124 39l-1 4c-1 5-3 10-4 15-2 6-12 36-31 92h73l-25-73-8-25z"><text:p/></draw:path><draw:path draw:style-name="gr8" draw:text-style-name="P186" svg:width="0.187cm" svg:height="0.254cm" svg:x="3.474cm" svg:y="0.471cm" svg:viewBox="0 0 188 255" svg:d="M53 41c0 26 0 53 0 79 44 0 87 0 131 0 0 14 0 27 0 41-44 0-87 0-131 0 0 31 0 63 0 94-17 0-35 0-53 0 0-85 0-170 0-255 63 0 125 0 188 0 0 14 0 27 0 41-45 0-90 0-135 0z"><text:p/></draw:path><draw:path draw:style-name="gr9" draw:text-style-name="P187" svg:width="0.224cm" svg:height="0.254cm" svg:x="3.699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0" draw:text-style-name="P185" svg:width="0.247cm" svg:height="0.254cm" svg:x="3.95cm" svg:y="0.471cm" svg:viewBox="0 0 248 255" svg:d="M195 255l-22-65h-97l-23 65h-53l93-255h63l92 255zM124 39l-1 4c-1 5-3 10-4 15-2 6-12 36-31 92h73l-25-73-8-25z"><text:p/></draw:path><draw:path draw:style-name="gr9" draw:text-style-name="P187" svg:width="0.224cm" svg:height="0.254cm" svg:x="4.232cm" svg:y="0.471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10" draw:text-style-name="P185" svg:width="0.247cm" svg:height="0.254cm" svg:x="4.483cm" svg:y="0.471cm" svg:viewBox="0 0 248 255" svg:d="M195 255l-22-65h-97l-23 65h-53l93-255h63l92 255zM124 39l-1 4c-1 5-3 10-4 15-2 6-12 36-31 92h73l-25-73-8-25z"><text:p/></draw:path><draw:g draw:style-name="gr11"><draw:line draw:style-name="gr12" draw:text-style-name="P188" svg:x1="0.066cm" svg:y1="0.39cm" svg:x2="0.066cm" svg:y2="0.27cm"><text:p/></draw:line><draw:line draw:style-name="gr12" draw:text-style-name="P188" svg:x1="0.066cm" svg:y1="0.27cm" svg:x2="0.156cm" svg:y2="0.27cm"><text:p/></draw:line></draw:g><draw:g draw:style-name="gr11"><draw:line draw:style-name="gr12" draw:text-style-name="P188" svg:x1="0.384cm" svg:y1="0.39cm" svg:x2="0.384cm" svg:y2="0.27cm"><text:p/></draw:line><draw:line draw:style-name="gr12" draw:text-style-name="P188" svg:x1="0.384cm" svg:y1="0.27cm" svg:x2="0.294cm" svg:y2="0.27cm"><text:p/></draw:line></draw:g><draw:line draw:style-name="gr12" draw:text-style-name="P188" svg:x1="0.534cm" svg:y1="0.392cm" svg:x2="0.534cm" svg:y2="0.272cm"><text:p/></draw:line><draw:line draw:style-name="gr12" draw:text-style-name="P188" svg:x1="2.664cm" svg:y1="0.392cm" svg:x2="2.664cm" svg:y2="0.272cm"><text:p/></draw:line><draw:line draw:style-name="gr12" draw:text-style-name="P188" svg:x1="0.534cm" svg:y1="0.272cm" svg:x2="1.524cm" svg:y2="0.272cm"><text:p/></draw:line><draw:line draw:style-name="gr12" draw:text-style-name="P188" svg:x1="2.664cm" svg:y1="0.272cm" svg:x2="1.704cm" svg:y2="0.272cm"><text:p/></draw:line><draw:path draw:style-name="gr13" draw:text-style-name="P189" svg:width="0.151cm" svg:height="0.224cm" svg:x="0.159cm" svg:y="0.015cm" svg:viewBox="0 0 152 225" svg:d="M152 113c0 36-6 64-19 83s-32 29-57 29-44-10-57-29-19-47-19-83c0-38 6-66 18-85 13-19 32-28 59-28 25 0 44 9 57 28 12 19 18 47 18 85zM124 113c0-32-4-55-11-69-8-14-20-21-36-21-18 0-30 7-37 21-8 14-12 37-12 69 0 31 4 53 12 67 7 15 19 22 36 22 16 0 29-7 36-22 8-15 12-37 12-67z"><text:p/></draw:path><draw:path draw:style-name="gr14" draw:text-style-name="P189" svg:width="0.148cm" svg:height="0.224cm" svg:x="1.525cm" svg:y="0cm" svg:viewBox="0 0 149 225" svg:d="M149 161c0 20-6 36-19 47s-31 17-55 17-42-6-55-17-20-27-20-47c0-14 4-26 12-36s19-16 32-18c-12-3-22-9-29-19-6-9-10-20-10-32 0-17 6-30 19-41 12-10 29-15 50-15 22 0 39 5 51 15 13 10 19 24 19 41 0 13-4 24-11 33-6 9-16 15-28 17v1c14 2 25 8 33 18 7 9 11 21 11 36zM115 58c0-25-14-37-41-37-13 0-23 3-30 9s-10 16-10 28 3 22 10 28c7 7 17 10 30 10 14 0 24-3 31-9 6-6 10-16 10-29zM120 158c0-13-4-24-12-31s-19-10-34-10c-14 0-25 4-33 11-8 8-12 18-12 31 0 30 15 45 46 45 15 0 27-4 34-11 8-7 11-19 11-35z"><text:p/></draw:path><draw:g draw:style-name="gr11"><draw:line draw:style-name="gr12" draw:text-style-name="P188" svg:x1="2.886cm" svg:y1="0.39cm" svg:x2="2.886cm" svg:y2="0.27cm"><text:p/></draw:line><draw:line draw:style-name="gr12" draw:text-style-name="P188" svg:x1="2.886cm" svg:y1="0.27cm" svg:x2="2.976cm" svg:y2="0.27cm"><text:p/></draw:line></draw:g><draw:g draw:style-name="gr11"><draw:line draw:style-name="gr12" draw:text-style-name="P188" svg:x1="3.204cm" svg:y1="0.39cm" svg:x2="3.204cm" svg:y2="0.27cm"><text:p/></draw:line><draw:line draw:style-name="gr12" draw:text-style-name="P188" svg:x1="3.204cm" svg:y1="0.27cm" svg:x2="3.114cm" svg:y2="0.27cm"><text:p/></draw:line></draw:g><draw:path draw:style-name="gr15" draw:text-style-name="P189" svg:width="0.136cm" svg:height="0.218cm" svg:x="2.977cm" svg:y="0cm" svg:viewBox="0 0 137 219" svg:d="M0 219c0-8 0-16 0-24 19 0 37 0 56 0 0-56 0-112 0-168-17 11-33 23-50 35 0-9 0-18 0-26 18-12 35-24 52-36 9 0 17 0 26 0 0 65 0 130 0 195 18 0 35 0 53 0 0 8 0 16 0 24-46 0-91 0-137 0z"><text:p/></draw:path><draw:g draw:style-name="gr11"><draw:line draw:style-name="gr12" draw:text-style-name="P188" svg:x1="3.414cm" svg:y1="0.39cm" svg:x2="3.414cm" svg:y2="0.27cm"><text:p/></draw:line><draw:line draw:style-name="gr12" draw:text-style-name="P188" svg:x1="3.414cm" svg:y1="0.27cm" svg:x2="3.594cm" svg:y2="0.27cm"><text:p/></draw:line></draw:g><draw:g draw:style-name="gr11"><draw:line draw:style-name="gr12" draw:text-style-name="P188" svg:x1="3.924cm" svg:y1="0.39cm" svg:x2="3.924cm" svg:y2="0.27cm"><text:p/></draw:line><draw:line draw:style-name="gr12" draw:text-style-name="P188" svg:x1="3.924cm" svg:y1="0.27cm" svg:x2="3.744cm" svg:y2="0.27cm"><text:p/></draw:line></draw:g><draw:path draw:style-name="gr16" draw:text-style-name="P189" svg:width="0.144cm" svg:height="0.221cm" svg:x="3.569cm" svg:y="0cm" svg:viewBox="0 0 145 222" svg:d="M0 222v-20c5-12 12-23 19-32 8-9 16-18 24-25 9-8 17-15 25-21 9-6 16-13 23-19 6-7 12-13 16-20s6-15 6-24c0-12-4-21-11-28s-17-10-29-10-22 3-30 10c-7 6-12 15-13 27l-29-3c2-17 10-31 23-41 12-11 29-16 49-16 22 0 39 5 51 16 12 10 18 25 18 44 0 8-2 17-6 25-4 9-10 17-18 25-7 9-22 22-44 39-11 10-21 19-28 26-7 8-12 16-15 23h114v24z"><text:p/></draw:path><draw:g draw:style-name="gr11"><draw:line draw:style-name="gr12" draw:text-style-name="P188" svg:x1="4.164cm" svg:y1="0.39cm" svg:x2="4.164cm" svg:y2="0.27cm"><text:p/></draw:line><draw:line draw:style-name="gr12" draw:text-style-name="P188" svg:x1="4.164cm" svg:y1="0.27cm" svg:x2="4.254cm" svg:y2="0.27cm"><text:p/></draw:line></draw:g><draw:g draw:style-name="gr11"><draw:line draw:style-name="gr12" draw:text-style-name="P188" svg:x1="4.482cm" svg:y1="0.39cm" svg:x2="4.482cm" svg:y2="0.27cm"><text:p/></draw:line><draw:line draw:style-name="gr12" draw:text-style-name="P188" svg:x1="4.482cm" svg:y1="0.27cm" svg:x2="4.392cm" svg:y2="0.27cm"><text:p/></draw:line></draw:g><draw:path draw:style-name="gr15" draw:text-style-name="P189" svg:width="0.136cm" svg:height="0.218cm" svg:x="4.255cm" svg:y="0cm" svg:viewBox="0 0 137 219" svg:d="M0 219c0-8 0-16 0-24 19 0 37 0 56 0 0-56 0-112 0-168-17 11-33 23-50 35 0-9 0-18 0-26 18-12 35-24 52-36 9 0 17 0 26 0 0 65 0 130 0 195 18 0 35 0 53 0 0 8 0 16 0 24-46 0-91 0-137 0z"><text:p/></draw:path></draw:g></text:p>
      <table:table table:name="Tabulka8" table:style-name="Tabulka8">
        <table:table-column table:style-name="Tabulka8.A"/>
        <table:table-column table:style-name="Tabulka8.B" table:number-columns-repeated="3"/>
        <table:table-column table:style-name="Tabulka8.E"/>
        <table:table-column table:style-name="Tabulka8.B"/>
        <table:table-row table:style-name="Tabulka8.1">
          <table:table-cell table:style-name="Tabulka8.A1" office:value-type="string">
            <text:p text:style-name="P130">znak</text:p>
          </table:table-cell>
          <table:table-cell table:style-name="Tabulka8.B1" table:number-columns-spanned="5" office:value-type="string">
            <text:p text:style-name="P171">VZDÁLENOSTI</text:p>
          </table:table-cell>
          <table:covered-table-cell/>
          <table:covered-table-cell/>
          <table:covered-table-cell/>
          <table:covered-table-cell/>
        </table:table-row>
        <table:table-row table:style-name="Tabulka8.1">
          <table:table-cell table:style-name="Tabulka8.A2" office:value-type="string">
            <text:p text:style-name="P136">A</text:p>
          </table:table-cell>
          <table:table-cell table:style-name="Tabulka8.B2" office:value-type="string">
            <text:p text:style-name="P172">0</text:p>
          </table:table-cell>
          <table:table-cell table:style-name="Tabulka8.A2" office:value-type="string">
            <text:p text:style-name="P172">8</text:p>
          </table:table-cell>
          <table:table-cell table:style-name="Tabulka8.A2" office:value-type="string">
            <text:p text:style-name="P173">1</text:p>
          </table:table-cell>
          <table:table-cell table:style-name="Tabulka8.A2" office:value-type="string">
            <text:p text:style-name="P173">2</text:p>
          </table:table-cell>
          <table:table-cell table:style-name="Tabulka8.F2" office:value-type="string">
            <text:p text:style-name="P173">1</text:p>
          </table:table-cell>
        </table:table-row>
        <table:table-row table:style-name="Tabulka8.1">
          <table:table-cell table:style-name="Tabulka8.A3" office:value-type="string">
            <text:p text:style-name="P132">B</text:p>
          </table:table-cell>
          <table:table-cell table:style-name="Tabulka8.B3" office:value-type="string">
            <text:p text:style-name="P173">0</text:p>
          </table:table-cell>
          <table:table-cell table:style-name="Tabulka8.A3" office:value-type="string">
            <text:p text:style-name="P173">2</text:p>
          </table:table-cell>
          <table:table-cell table:style-name="Tabulka8.A3" office:value-type="string">
            <text:p text:style-name="P173">7</text:p>
          </table:table-cell>
          <table:table-cell table:style-name="Tabulka8.A3" office:value-type="string">
            <text:p text:style-name="P173">1</text:p>
          </table:table-cell>
          <table:table-cell table:style-name="Tabulka8.F3" office:value-type="string">
            <text:p text:style-name="P172"/>
          </table:table-cell>
        </table:table-row>
        <table:table-row table:style-name="Tabulka8.1">
          <table:table-cell table:style-name="Tabulka8.A3" office:value-type="string">
            <text:p text:style-name="P132">C</text:p>
          </table:table-cell>
          <table:table-cell table:style-name="Tabulka8.B3" office:value-type="string">
            <text:p text:style-name="P173">3</text:p>
          </table:table-cell>
          <table:table-cell table:style-name="Tabulka8.A3" office:value-type="string">
            <text:p text:style-name="P173">2</text:p>
          </table:table-cell>
          <table:table-cell table:style-name="Tabulka8.A3" office:value-type="string">
            <text:p text:style-name="P172"/>
          </table:table-cell>
          <table:table-cell table:style-name="Tabulka8.A3" office:value-type="string">
            <text:p text:style-name="P172"/>
          </table:table-cell>
          <table:table-cell table:style-name="Tabulka8.F3" office:value-type="string">
            <text:p text:style-name="P172"/>
          </table:table-cell>
        </table:table-row>
        <table:table-row table:style-name="Tabulka8.1">
          <table:table-cell table:style-name="Tabulka8.A3" office:value-type="string">
            <text:p text:style-name="P132">D</text:p>
          </table:table-cell>
          <table:table-cell table:style-name="Tabulka8.B3" office:value-type="string">
            <text:p text:style-name="P173">3</text:p>
          </table:table-cell>
          <table:table-cell table:style-name="Tabulka8.A3" office:value-type="string">
            <text:p text:style-name="P172"/>
          </table:table-cell>
          <table:table-cell table:style-name="Tabulka8.A3" office:value-type="string">
            <text:p text:style-name="P172"/>
          </table:table-cell>
          <table:table-cell table:style-name="Tabulka8.A3" office:value-type="string">
            <text:p text:style-name="P172"/>
          </table:table-cell>
          <table:table-cell table:style-name="Tabulka8.F3" office:value-type="string">
            <text:p text:style-name="P172"/>
          </table:table-cell>
        </table:table-row>
        <table:table-row table:style-name="Tabulka8.1">
          <table:table-cell table:style-name="Tabulka8.A3" office:value-type="string">
            <text:p text:style-name="P132">E</text:p>
          </table:table-cell>
          <table:table-cell table:style-name="Tabulka8.B3" office:value-type="string">
            <text:p text:style-name="ukazka_20_tabulka"/>
          </table:table-cell>
          <table:table-cell table:style-name="Tabulka8.A3" office:value-type="string">
            <text:p text:style-name="ukazka_20_tabulka"/>
          </table:table-cell>
          <table:table-cell table:style-name="Tabulka8.A3" office:value-type="string">
            <text:p text:style-name="ukazka_20_tabulka"/>
          </table:table-cell>
          <table:table-cell table:style-name="Tabulka8.A3" office:value-type="string">
            <text:p text:style-name="ukazka_20_tabulka"/>
          </table:table-cell>
          <table:table-cell table:style-name="Tabulka8.F3" office:value-type="string">
            <text:p text:style-name="ukazka_20_tabulka"/>
          </table:table-cell>
        </table:table-row>
        <table:table-row table:style-name="Tabulka8.1">
          <table:table-cell table:style-name="Tabulka8.A3" office:value-type="string">
            <text:p text:style-name="P132">F</text:p>
          </table:table-cell>
          <table:table-cell table:style-name="Tabulka8.B3" office:value-type="string">
            <text:p text:style-name="ukazka_20_tabulka"/>
          </table:table-cell>
          <table:table-cell table:style-name="Tabulka8.A3" office:value-type="string">
            <text:p text:style-name="ukazka_20_tabulka"/>
          </table:table-cell>
          <table:table-cell table:style-name="Tabulka8.A3" office:value-type="string">
            <text:p text:style-name="ukazka_20_tabulka"/>
          </table:table-cell>
          <table:table-cell table:style-name="Tabulka8.A3" office:value-type="string">
            <text:p text:style-name="ukazka_20_tabulka"/>
          </table:table-cell>
          <table:table-cell table:style-name="Tabulka8.F3" office:value-type="string">
            <text:p text:style-name="ukazka_20_tabulka"/>
          </table:table-cell>
        </table:table-row>
      </table:table>
      <text:p text:style-name="P159"/>
      <text:p text:style-name="P162"><text:span text:style-name="T258">Počáteční s</text:span>trom by vypadal třeba takto a samozřejmě s každou vzdáleností by se <text:span text:style-name="T258">snížil</text:span> počet u oné vzdálenosti a strom se přestavěl, čímž by se v podstatě neustále zmenšoval. </text:p>
      <text:p text:style-name="P152"><draw:g text:anchor-type="as-char" draw:z-index="16" draw:name="Skupinový objekt 15" draw:style-name="gr1"><draw:custom-shape draw:style-name="gr40" draw:text-style-name="P206" xml:id="id4" draw:id="id4" svg:width="0.802cm" svg:height="0.803cm" svg:x="0cm" svg:y="2.755cm"><text:p text:style-name="P205"><text:span text:style-name="T270">7</text:span></text:p><text:p text:style-name="P205"><text:span text:style-name="T274">1×</text:span></text:p><draw:enhanced-geometry svg:viewBox="0 0 21600 21600" draw:glue-points="10800 0 0 10800 10800 21600 21600 10800" draw:type="flowchart-process" draw:enhanced-path="M 0 0 L 21600 0 21600 21600 0 21600 0 0 Z N"/></draw:custom-shape><draw:custom-shape draw:style-name="gr41" draw:text-style-name="P195" xml:id="id6" draw:id="id6" svg:width="0.803cm" svg:height="0.803cm" svg:x="1.009cm" svg:y="2.755cm"><text:p text:style-name="P194"><text:span text:style-name="T272">8</text:span></text:p><text:p text:style-name="P194"><text:span text:style-name="T275">1×</text:span></text:p><draw:enhanced-geometry svg:viewBox="0 0 21600 21600" draw:glue-points="10800 0 0 10800 10800 21600 21600 10800" draw:type="flowchart-process" draw:enhanced-path="M 0 0 L 21600 0 21600 21600 0 21600 0 0 Z N"/></draw:custom-shape><draw:custom-shape draw:style-name="gr42" draw:text-style-name="P208" xml:id="id5" draw:id="id5" svg:width="0.503cm" svg:height="0.502cm" svg:x="0.67cm" svg:y="1.759cm"><text:p text:style-name="P207"><text:span text:style-name="T275">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0.4cm" svg:y1="2.755cm" svg:x2="0.743cm" svg:y2="2.187cm" draw:start-shape="id4" draw:start-glue-point="4" draw:end-shape="id5" draw:end-glue-point="7" svg:d="M400 843l343-568" svg:viewBox="0 0 344 570"><text:p/></draw:connector><draw:connector draw:style-name="gr20" draw:text-style-name="P196" draw:type="line" svg:x1="1.411cm" svg:y1="2.755cm" svg:x2="1.101cm" svg:y2="2.187cm" draw:start-shape="id6" draw:start-glue-point="4" draw:end-shape="id5" draw:end-glue-point="9" svg:d="M1411 843l-310-568" svg:viewBox="0 0 312 570"><text:p/></draw:connector><draw:custom-shape draw:style-name="gr41" draw:text-style-name="P206" xml:id="id7" draw:id="id7" svg:width="0.803cm" svg:height="0.803cm" svg:x="3.009cm" svg:y="2.755cm"><text:p text:style-name="P205"><text:span text:style-name="T270">0</text:span></text:p><text:p text:style-name="P205"><text:span text:style-name="T274">2×</text:span></text:p><draw:enhanced-geometry svg:viewBox="0 0 21600 21600" draw:glue-points="10800 0 0 10800 10800 21600 21600 10800" draw:type="flowchart-process" draw:enhanced-path="M 0 0 L 21600 0 21600 21600 0 21600 0 0 Z N"/></draw:custom-shape><draw:custom-shape draw:style-name="gr41" draw:text-style-name="P195" xml:id="id9" draw:id="id9" svg:width="0.803cm" svg:height="0.803cm" svg:x="4.018cm" svg:y="2.755cm"><text:p text:style-name="P194"><text:span text:style-name="T272">3</text:span></text:p><text:p text:style-name="P194"><text:span text:style-name="T275">2×</text:span></text:p><draw:enhanced-geometry svg:viewBox="0 0 21600 21600" draw:glue-points="10800 0 0 10800 10800 21600 21600 10800" draw:type="flowchart-process" draw:enhanced-path="M 0 0 L 21600 0 21600 21600 0 21600 0 0 Z N"/></draw:custom-shape><draw:custom-shape draw:style-name="gr42" draw:text-style-name="P208" xml:id="id8" draw:id="id8" svg:width="0.503cm" svg:height="0.502cm" svg:x="3.679cm" svg:y="1.759cm"><text:p text:style-name="P207"><text:span text:style-name="T275">4</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3.411cm" svg:y1="2.755cm" svg:x2="3.752cm" svg:y2="2.187cm" draw:start-shape="id7" draw:start-glue-point="4" draw:end-shape="id8" draw:end-glue-point="7" svg:d="M3411 843l341-568" svg:viewBox="0 0 342 570"><text:p/></draw:connector><draw:connector draw:style-name="gr20" draw:text-style-name="P196" draw:type="line" svg:x1="4.42cm" svg:y1="2.755cm" svg:x2="4.11cm" svg:y2="2.187cm" draw:start-shape="id9" draw:start-glue-point="4" draw:end-shape="id8" draw:end-glue-point="9" svg:d="M4420 843l-310-568" svg:viewBox="0 0 312 570"><text:p/></draw:connector><draw:custom-shape draw:style-name="gr43" draw:text-style-name="P206" xml:id="id11" draw:id="id11" svg:width="0.802cm" svg:height="0.805cm" svg:x="1.51cm" svg:y="1.616cm"><text:p text:style-name="P205"><text:span text:style-name="T270">1</text:span></text:p><text:p text:style-name="P205"><text:span text:style-name="T274">3×</text:span></text:p><draw:enhanced-geometry svg:viewBox="0 0 21600 21600" draw:glue-points="10800 0 0 10800 10800 21600 21600 10800" draw:type="flowchart-process" draw:enhanced-path="M 0 0 L 21600 0 21600 21600 0 21600 0 0 Z N"/></draw:custom-shape><draw:custom-shape draw:style-name="gr21" draw:text-style-name="P195" xml:id="id12" draw:id="id12" svg:width="0.803cm" svg:height="0.805cm" svg:x="2.519cm" svg:y="1.616cm"><text:p text:style-name="P194"><text:span text:style-name="T272">2</text:span></text:p><text:p text:style-name="P194"><text:span text:style-name="T275">3×</text:span></text:p><draw:enhanced-geometry svg:viewBox="0 0 21600 21600" draw:glue-points="10800 0 0 10800 10800 21600 21600 10800" draw:type="flowchart-process" draw:enhanced-path="M 0 0 L 21600 0 21600 21600 0 21600 0 0 Z N"/></draw:custom-shape><draw:custom-shape draw:style-name="gr44" draw:text-style-name="P208" xml:id="id10" draw:id="id10" svg:width="0.505cm" svg:height="0.502cm" svg:x="1.138cm" svg:y="0.649cm"><text:p text:style-name="P207"><text:span text:style-name="T275">5</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9" draw:text-style-name="P208" xml:id="id13" draw:id="id13" svg:width="0.503cm" svg:height="0.5cm" svg:x="3.298cm" svg:y="0.651cm"><text:p text:style-name="P207"><text:span text:style-name="T275">7</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9" draw:text-style-name="P208" xml:id="id14" draw:id="id14" svg:width="0.503cm" svg:height="0.5cm" svg:x="2.279cm" svg:y="0cm"><text:p text:style-name="P207"><text:span text:style-name="T275">12</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12" draw:text-style-name="P188" draw:type="line" svg:x1="0.923cm" svg:y1="1.759cm" svg:x2="1.212cm" svg:y2="1.078cm" draw:start-shape="id5" draw:start-glue-point="4" draw:end-shape="id10" draw:end-glue-point="7" svg:d="M923-153l289-681" svg:viewBox="0 0 291 683"><text:p/></draw:connector><draw:connector draw:style-name="gr12" draw:text-style-name="P188" draw:type="line" svg:x1="1.91cm" svg:y1="1.616cm" svg:x2="1.568cm" svg:y2="1.078cm" draw:start-shape="id11" draw:start-glue-point="4" draw:end-shape="id10" draw:end-glue-point="9" svg:d="M1910-296l-342-538" svg:viewBox="0 0 344 540"><text:p/></draw:connector><draw:connector draw:style-name="gr12" draw:text-style-name="P188" draw:type="line" svg:x1="2.921cm" svg:y1="1.616cm" svg:x2="3.371cm" svg:y2="1.078cm" draw:start-shape="id12" draw:start-glue-point="4" draw:end-shape="id13" draw:end-glue-point="7" svg:d="M2921-296l450-538" svg:viewBox="0 0 452 540"><text:p/></draw:connector><draw:connector draw:style-name="gr12" draw:text-style-name="P188" draw:type="line" svg:x1="3.932cm" svg:y1="1.759cm" svg:x2="3.729cm" svg:y2="1.078cm" draw:start-shape="id8" draw:start-glue-point="4" draw:end-shape="id13" draw:end-glue-point="9" svg:d="M3932-153l-203-681" svg:viewBox="0 0 205 683"><text:p/></draw:connector><draw:connector draw:style-name="gr12" draw:text-style-name="P188" draw:type="line" svg:x1="1.39cm" svg:y1="0.649cm" svg:x2="2.351cm" svg:y2="0.427cm" draw:start-shape="id10" draw:start-glue-point="4" draw:end-shape="id14" draw:end-glue-point="7" svg:d="M1390-1263l961-222" svg:viewBox="0 0 963 224"><text:p/></draw:connector><draw:connector draw:style-name="gr12" draw:text-style-name="P188" draw:type="line" svg:x1="3.551cm" svg:y1="0.651cm" svg:x2="2.709cm" svg:y2="0.427cm" draw:start-shape="id13" draw:start-glue-point="4" draw:end-shape="id14" draw:end-glue-point="9" svg:d="M3551-1261l-842-224" svg:viewBox="0 0 843 226"><text:p/></draw:connector></draw:g></text:p>
      <text:p text:style-name="P163">V praxi by to zřejmě bylo tak, že strom by byl zpočátku hrozně velký, což by znamenalo že nějaké vzdálenosti by zabíraly strašně moc bitů, přičemž nějak nevěřím tomu, že by se toto počáteční roztažení stromu do jeho rozebrání alespoň vyrovnalo → a možná by bylo úspěchem, kdyby to po kompresi zůstalo alespoň stejně velké a nikoliv větší. </text:p>
      <text:p text:style-name="P169"/>
      <text:p text:style-name="P169">Zjištění mor<text:span text:style-name="T265">f</text:span>ů i vzdáleností by však mělo by realizovatelné v jednom průchodu, a ve druhém zápis se změnšováním stromu. Ovšem nebylo by to asi nic rychlého :-(. </text:p>
      <text:p text:style-name="Text_20_body"/>
      <text:p text:style-name="P170"><text:soft-page-break/>ČÁSTEČNÉ ZEVZDÁLENOSTNĚNÍ</text:p>
      <text:p text:style-name="P158">Do vzdáleností se nemusí započítávat znaky které jsou známy z pozicování a odvozování, čímž by se mělo dostat o něco menší počet druhů vzdáleností. Na příkladu se tedy do vzdáleností počítají jen <text:span text:style-name="T1">černé</text:span> znaky. </text:p>
      <text:p text:style-name="P176"><text:span text:style-name="T259">Takže kdyby byly zapamatovaná třeba jedna vzdálenost pro znak </text:span><text:span text:style-name="T16">A</text:span><text:span text:style-name="T259"> (aby </text:span><text:span text:style-name="T16">A</text:span><text:span text:style-name="T259"> bylo zahrnuto do stromu až od pozice </text:span><text:span text:style-name="T21">A</text:span><text:span text:style-name="T259">), měla by hodnotu </text:span><text:span text:style-name="T16">3</text:span><text:span text:style-name="T259">, neboť neodvoditelné by mezi </text:span><text:span text:style-name="T241">A</text:span><text:span text:style-name="T259"> a </text:span><text:span text:style-name="T21">A</text:span><text:span text:style-name="T259"> </text:span><text:span text:style-name="T263">by byly</text:span><text:span text:style-name="T259"> jen znaky </text:span><text:span text:style-name="T1">B</text:span><text:span text:style-name="T16">BC</text:span> <text:span text:style-name="T266">(</text:span><text:span text:style-name="T22">B</text:span><text:span text:style-name="T19">B</text:span><text:span text:style-name="T22">C</text:span><text:span text:style-name="T266">)</text:span><text:span text:style-name="T259">. Pro </text:span><text:span text:style-name="T16">B</text:span><text:span text:style-name="T259"> a zahrnutí ho do stromu od </text:span><text:span text:style-name="T21">B</text:span><text:span text:style-name="T259"> </text:span><text:span text:style-name="T268">(a ne od </text:span><text:span text:style-name="T81">B</text:span><text:span text:style-name="T268">) </text:span><text:span text:style-name="T259">by platila vzdálenost </text:span><text:span text:style-name="T21">0</text:span><text:span text:style-name="T259">; a </text:span><text:span text:style-name="T21">C</text:span><text:span text:style-name="T259"> by díky vzdálenosti </text:span><text:span text:style-name="T21">1</text:span><text:span text:style-name="T259"> vůbec nebylo ve stromu. </text:span></text:p>
      <text:p text:style-name="P177"><text:span text:style-name="T27">Tudíž např.</text:span><text:span text:style-name="T57"> </text:span><text:span text:style-name="T27">znak</text:span><text:span text:style-name="T57"> </text:span><text:span text:style-name="T167">C</text:span><text:span text:style-name="T57"> </text:span><text:span text:style-name="T27">má 3 výskyty</text:span><text:span text:style-name="T267"> </text:span><text:span text:style-name="T58">– </text:span><text:span text:style-name="T27">1.</text:span><text:span text:style-name="T57"> </text:span><text:span text:style-name="T27">daný počáteční pozicí</text:span><text:span text:style-name="T57"> </text:span><text:span text:style-name="T166">(</text:span><text:span text:style-name="T88">C</text:span><text:span text:style-name="T166">)</text:span><text:span text:style-name="T57">; </text:span><text:span text:style-name="T27">2. daný vzdáleností</text:span><text:span text:style-name="T57"> </text:span><text:span text:style-name="T166">(</text:span><text:span text:style-name="T168">C</text:span><text:span text:style-name="T166">)</text:span><text:span text:style-name="T57">; a </text:span><text:span text:style-name="T27">3. daný koncovou pozicí</text:span><text:span text:style-name="T57"> </text:span><text:span text:style-name="T166">(</text:span><text:span text:style-name="T227">C</text:span><text:span text:style-name="T166">)</text:span><text:span text:style-name="T57">, </text:span><text:span text:style-name="T27">takže nepotřebuje být dán do stromu. </text:span></text:p>
      <text:p text:style-name="P183"/>
      <text:p text:style-name="P164"><draw:g text:anchor-type="as-char" draw:z-index="18" draw:name="Skupinový objekt 17" draw:style-name="gr1"><draw:custom-shape draw:style-name="gr23" draw:text-style-name="P197" svg:width="0.241cm" svg:height="0.271cm" svg:x="0.665cm" svg:y="0.93cm"><text:p/><draw:enhanced-geometry svg:viewBox="0 0 21600 21600" draw:type="rectangle" draw:enhanced-path="M 0 0 L 21600 0 21600 21600 0 21600 0 0 Z N"/></draw:custom-shape><draw:custom-shape draw:style-name="gr24" draw:text-style-name="P197" svg:width="0.271cm" svg:height="0.331cm" svg:x="2.111cm" svg:y="0.42cm"><text:p/><draw:enhanced-geometry svg:viewBox="0 0 21600 21600" draw:mirror-horizontal="false" draw:mirror-vertical="false" draw:type="rectangle" draw:enhanced-path="M 0 0 L 21600 0 21600 21600 0 21600 0 0 Z N"/></draw:custom-shape><draw:custom-shape draw:style-name="gr25" draw:text-style-name="P197" svg:width="0.271cm" svg:height="0.271cm" svg:x="1.58cm" svg:y="0.951cm"><text:p/><draw:enhanced-geometry svg:viewBox="0 0 21600 21600" draw:type="rectangle" draw:enhanced-path="M 0 0 L 21600 0 21600 21600 0 21600 0 0 Z N"/></draw:custom-shape><draw:custom-shape draw:style-name="gr26" draw:text-style-name="P197" svg:width="0.271cm" svg:height="0.301cm" svg:x="1.461cm" svg:y="0cm"><text:p/><draw:enhanced-geometry svg:viewBox="0 0 21600 21600" draw:type="rectangle" draw:enhanced-path="M 0 0 L 21600 0 21600 21600 0 21600 0 0 Z N"/></draw:custom-shape><draw:custom-shape draw:style-name="gr24" draw:text-style-name="P197" svg:width="0.271cm" svg:height="0.331cm" svg:x="0.787cm" svg:y="0.43cm"><text:p/><draw:enhanced-geometry svg:viewBox="0 0 21600 21600" draw:type="rectangle" draw:enhanced-path="M 0 0 L 21600 0 21600 21600 0 21600 0 0 Z N"/></draw:custom-shape><draw:g draw:style-name="gr11"><draw:line draw:style-name="gr27" draw:text-style-name="P188" svg:x1="1.173cm" svg:y1="0.78cm" svg:x2="1.173cm" svg:y2="0.9cm"><text:p/></draw:line><draw:line draw:style-name="gr27" draw:text-style-name="P188" svg:x1="1.173cm" svg:y1="0.9cm" svg:x2="1.611cm" svg:y2="0.9cm"><text:p/></draw:line></draw:g><draw:g draw:style-name="gr11"><draw:line draw:style-name="gr27" draw:text-style-name="P188" svg:x1="2.241cm" svg:y1="0.78cm" svg:x2="2.241cm" svg:y2="0.9cm"><text:p/></draw:line><draw:line draw:style-name="gr27" draw:text-style-name="P188" svg:x1="2.241cm" svg:y1="0.9cm" svg:x2="1.821cm" svg:y2="0.9cm"><text:p/></draw:line></draw:g><draw:custom-shape draw:style-name="gr24" draw:text-style-name="P197" svg:width="0.271cm" svg:height="0.331cm" svg:x="2.641cm" svg:y="0.43cm"><text:p/><draw:enhanced-geometry svg:viewBox="0 0 21600 21600" draw:type="rectangle" draw:enhanced-path="M 0 0 L 21600 0 21600 21600 0 21600 0 0 Z N"/></draw:custom-shape><draw:g draw:style-name="gr11"><draw:line draw:style-name="gr12" draw:text-style-name="P188" svg:x1="0.621cm" svg:y1="0.78cm" svg:x2="0.621cm" svg:y2="0.9cm"><text:p/></draw:line><draw:line draw:style-name="gr12" draw:text-style-name="P188" svg:x1="0.621cm" svg:y1="0.9cm" svg:x2="0.711cm" svg:y2="0.9cm"><text:p/></draw:line></draw:g><draw:g draw:style-name="gr11"><draw:line draw:style-name="gr12" draw:text-style-name="P188" svg:x1="0.939cm" svg:y1="0.78cm" svg:x2="0.939cm" svg:y2="0.9cm"><text:p/></draw:line><draw:line draw:style-name="gr12" draw:text-style-name="P188" svg:x1="0.939cm" svg:y1="0.9cm" svg:x2="0.849cm" svg:y2="0.9cm"><text:p/></draw:line></draw:g><draw:line draw:style-name="gr12" draw:text-style-name="P188" svg:x1="0.441cm" svg:y1="0.45cm" svg:x2="0.441cm" svg:y2="0.33cm"><text:p/></draw:line><draw:line draw:style-name="gr12" draw:text-style-name="P188" svg:x1="2.691cm" svg:y1="0.45cm" svg:x2="2.691cm" svg:y2="0.33cm"><text:p/></draw:line><draw:line draw:style-name="gr12" draw:text-style-name="P188" svg:x1="0.441cm" svg:y1="0.33cm" svg:x2="1.491cm" svg:y2="0.33cm"><text:p/></draw:line><draw:line draw:style-name="gr12" draw:text-style-name="P188" svg:x1="2.691cm" svg:y1="0.33cm" svg:x2="1.671cm" svg:y2="0.33cm"><text:p/></draw:line><draw:g draw:style-name="gr11"><draw:path draw:style-name="gr28" draw:text-style-name="P198" svg:width="0.247cm" svg:height="0.254cm" svg:x="0cm" svg:y="0.466cm" svg:viewBox="0 0 248 255" svg:d="M195 255l-22-65h-97l-23 65h-53l93-255h63l92 255zM124 39l-1 4c-1 5-3 10-4 15-2 6-12 36-31 92h73l-25-73-8-25z"><text:p/></draw:path><draw:path draw:style-name="gr29" draw:text-style-name="P199" svg:width="0.247cm" svg:height="0.254cm" svg:x="0.267cm" svg:y="0.466cm" svg:viewBox="0 0 248 255" svg:d="M195 255l-22-65h-97l-23 65h-53l93-255h63l92 255zM124 39l-1 4c-1 5-3 10-4 15-2 6-12 36-31 92h73l-25-73-8-25z"><text:p/></draw:path><draw:path draw:style-name="gr28" draw:text-style-name="P198" svg:width="0.224cm" svg:height="0.254cm" svg:x="0.55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0" draw:text-style-name="P200" svg:width="0.224cm" svg:height="0.254cm" svg:x="0.817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28" draw:text-style-name="P198" svg:width="0.241cm" svg:height="0.261cm" svg:x="1.074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31" draw:text-style-name="P201" svg:width="0.226cm" svg:height="0.254cm" svg:x="1.351cm" svg:y="0.466cm" svg:viewBox="0 0 227 255" svg:d="M227 126c0 26-5 49-16 68-10 20-25 35-43 45-19 11-41 16-65 16h-103v-255h92c43 0 76 11 100 32 23 22 35 53 35 94zM173 126c0-28-7-49-21-63-14-15-35-22-61-22h-38v173h45c23 0 41-8 55-24 13-16 20-37 20-64z"><text:p/></draw:path><draw:path draw:style-name="gr30" draw:text-style-name="P200" svg:width="0.224cm" svg:height="0.254cm" svg:x="1.618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1" draw:text-style-name="P201" svg:width="0.207cm" svg:height="0.254cm" svg:x="1.885cm" svg:y="0.466cm" svg:viewBox="0 0 208 255" svg:d="M0 255c0-85 0-170 0-255 67 0 134 0 200 0 0 14 0 27 0 41-49 0-98 0-147 0 0 21 0 43 0 64 46 0 91 0 136 0 0 14 0 27 0 41-45 0-90 0-136 0 0 23 0 45 0 68 52 0 103 0 155 0 0 14 0 27 0 41-69 0-139 0-208 0z"><text:p/></draw:path><draw:path draw:style-name="gr30" draw:text-style-name="P200" svg:width="0.241cm" svg:height="0.261cm" svg:x="2.121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31" draw:text-style-name="P201" svg:width="0.226cm" svg:height="0.254cm" svg:x="2.398cm" svg:y="0.466cm" svg:viewBox="0 0 227 255" svg:d="M227 126c0 26-5 49-16 68-10 20-25 35-43 45-19 11-41 16-65 16h-103v-255h92c43 0 76 11 100 32 23 22 35 53 35 94zM173 126c0-28-7-49-21-63-14-15-35-22-61-22h-38v173h45c23 0 41-8 55-24 13-16 20-37 20-64z"><text:p/></draw:path><draw:path draw:style-name="gr30" draw:text-style-name="P200" svg:width="0.247cm" svg:height="0.254cm" svg:x="2.649cm" svg:y="0.466cm" svg:viewBox="0 0 248 255" svg:d="M195 255l-22-65h-97l-23 65h-53l93-255h63l92 255zM124 39l-1 4c-1 5-3 10-4 15-2 6-12 36-31 92h73l-25-73-8-25z"><text:p/></draw:path><draw:path draw:style-name="gr32" draw:text-style-name="P202" svg:width="0.241cm" svg:height="0.261cm" svg:x="2.922cm" svg:y="0.466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30" draw:text-style-name="P200" svg:width="0.247cm" svg:height="0.254cm" svg:x="3.183cm" svg:y="0.466cm" svg:viewBox="0 0 248 255" svg:d="M195 255l-22-65h-97l-23 65h-53l93-255h63l92 255zM124 39l-1 4c-1 5-3 10-4 15-2 6-12 36-31 92h73l-25-73-8-25z"><text:p/></draw:path><draw:path draw:style-name="gr31" draw:text-style-name="P201" svg:width="0.187cm" svg:height="0.254cm" svg:x="3.466cm" svg:y="0.466cm" svg:viewBox="0 0 188 255" svg:d="M53 41c0 26 0 53 0 79 44 0 87 0 131 0 0 14 0 27 0 41-44 0-87 0-131 0 0 31 0 63 0 94-17 0-35 0-53 0 0-85 0-170 0-255 63 0 125 0 188 0 0 14 0 27 0 41-45 0-90 0-135 0z"><text:p/></draw:path><draw:path draw:style-name="gr30" draw:text-style-name="P200" svg:width="0.224cm" svg:height="0.254cm" svg:x="3.69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29" draw:text-style-name="P199" svg:width="0.247cm" svg:height="0.254cm" svg:x="3.941cm" svg:y="0.466cm" svg:viewBox="0 0 248 255" svg:d="M195 255l-22-65h-97l-23 65h-53l93-255h63l92 255zM124 39l-1 4c-1 5-3 10-4 15-2 6-12 36-31 92h73l-25-73-8-25z"><text:p/></draw:path><draw:path draw:style-name="gr32" draw:text-style-name="P202" svg:width="0.224cm" svg:height="0.254cm" svg:x="4.224cm" svg:y="0.466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2" draw:text-style-name="P202" svg:width="0.247cm" svg:height="0.254cm" svg:x="4.475cm" svg:y="0.466cm" svg:viewBox="0 0 248 255" svg:d="M195 255l-22-65h-97l-23 65h-53l93-255h63l92 255zM124 39l-1 4c-1 5-3 10-4 15-2 6-12 36-31 92h73l-25-73-8-25z"><text:p/></draw:path></draw:g><draw:path draw:style-name="gr33" draw:text-style-name="P203" svg:width="0.157cm" svg:height="0.225cm" svg:x="1.521cm" svg:y="0.03cm" svg:viewBox="0 0 158 226" svg:d="M158 161c0 21-7 37-20 48s-33 17-57 17-43-5-57-16c-13-11-22-27-24-47l44-4c3 21 15 32 36 32 11 0 19-3 25-8s8-13 8-24c0-10-3-18-10-23s-18-8-31-8h-16v-35h15c12 0 22-3 28-8s9-12 9-21-2-16-7-21-13-8-22-8-17 2-22 7c-6 5-9 12-10 21l-43-3c2-19 10-33 23-44 14-11 31-16 53-16s40 5 53 15c13 11 20 25 20 43 0 14-4 25-12 34-8 8-20 14-35 17v1c17 2 30 7 39 16s13 21 13 35z"><text:p/></draw:path><draw:path draw:style-name="gr34" draw:text-style-name="P203" svg:width="0.15cm" svg:height="0.224cm" svg:x="0.711cm" svg:y="0.944cm" svg:viewBox="0 0 151 225" svg:d="M151 113c0 36-6 64-19 83-12 19-31 29-57 29-50 0-75-37-75-112 0-27 3-48 8-65 6-16 14-28 25-36s25-12 43-12c26 0 45 9 57 28s18 47 18 85zM108 113c0-21-1-36-3-48-2-11-6-19-10-24s-11-7-19-7c-9 0-15 2-20 7-4 5-8 13-9 25-2 11-3 26-3 47 0 20 1 35 3 46 2 12 5 20 9 25 5 5 11 7 20 7 8 0 14-3 19-8 4-5 8-13 10-24 2-12 3-27 3-46z"><text:p/></draw:path><draw:path draw:style-name="gr35" draw:text-style-name="P203" svg:width="0.147cm" svg:height="0.218cm" svg:x="1.643cm" svg:y="0.967cm" svg:viewBox="0 0 148 219" svg:d="M0 219c0-11 0-21 0-32 18 0 36 0 54 0 0-50 0-100 0-150-17 11-35 22-52 33 0-11 0-23 0-34 18-12 36-24 55-36 13 0 27 0 41 0 0 62 0 125 0 187 17 0 33 0 50 0 0 11 0 21 0 32-49 0-99 0-148 0z"><text:p/></draw:path></draw:g></text:p>
      <text:p text:style-name="P164"/>
      <text:p text:style-name="P160">Na tomto malém příkladě by <text:span text:style-name="T1">komplet zevzdálenostnění</text:span> s vynecháním odvoditelných znaků sice znamenalo mnohem menší startovní strom, ale skutečně předpokládám, že v reálu by to dopadlo tak, že by se to dalo popsat stylem: „sice lepší než nic, ale i tak v podstatě k ničemu“. </text:p>
      <text:p text:style-name="P166"><draw:g text:anchor-type="as-char" draw:z-index="17" draw:name="Skupinový objekt 18" draw:style-name="gr1"><draw:g draw:style-name="gr11"><draw:line draw:style-name="gr36" draw:text-style-name="P188" svg:x1="1.173cm" svg:y1="0.749cm" svg:x2="1.173cm" svg:y2="1.319cm"><text:p/></draw:line><draw:line draw:style-name="gr36" draw:text-style-name="P188" svg:x1="1.173cm" svg:y1="1.319cm" svg:x2="1.611cm" svg:y2="1.319cm"><text:p/></draw:line></draw:g><draw:g draw:style-name="gr11"><draw:line draw:style-name="gr36" draw:text-style-name="P188" svg:x1="2.241cm" svg:y1="0.749cm" svg:x2="2.241cm" svg:y2="1.319cm"><text:p/></draw:line><draw:line draw:style-name="gr36" draw:text-style-name="P188" svg:x1="2.241cm" svg:y1="1.319cm" svg:x2="1.821cm" svg:y2="1.319cm"><text:p/></draw:line></draw:g><draw:g draw:style-name="gr11"><draw:line draw:style-name="gr12" draw:text-style-name="P188" svg:x1="0.621cm" svg:y1="0.749cm" svg:x2="0.621cm" svg:y2="0.869cm"><text:p/></draw:line><draw:line draw:style-name="gr12" draw:text-style-name="P188" svg:x1="0.621cm" svg:y1="0.869cm" svg:x2="0.711cm" svg:y2="0.869cm"><text:p/></draw:line></draw:g><draw:g draw:style-name="gr11"><draw:line draw:style-name="gr12" draw:text-style-name="P188" svg:x1="0.939cm" svg:y1="0.749cm" svg:x2="0.939cm" svg:y2="0.869cm"><text:p/></draw:line><draw:line draw:style-name="gr12" draw:text-style-name="P188" svg:x1="0.939cm" svg:y1="0.869cm" svg:x2="0.849cm" svg:y2="0.869cm"><text:p/></draw:line></draw:g><draw:line draw:style-name="gr12" draw:text-style-name="P188" svg:x1="0.501cm" svg:y1="0.419cm" svg:x2="0.501cm" svg:y2="0.299cm"><text:p/></draw:line><draw:line draw:style-name="gr12" draw:text-style-name="P188" svg:x1="2.631cm" svg:y1="0.419cm" svg:x2="2.631cm" svg:y2="0.299cm"><text:p/></draw:line><draw:line draw:style-name="gr12" draw:text-style-name="P188" svg:x1="0.501cm" svg:y1="0.299cm" svg:x2="1.491cm" svg:y2="0.299cm"><text:p/></draw:line><draw:line draw:style-name="gr12" draw:text-style-name="P188" svg:x1="2.631cm" svg:y1="0.299cm" svg:x2="1.671cm" svg:y2="0.299cm"><text:p/></draw:line><draw:g draw:style-name="gr11"><draw:path draw:style-name="gr28" draw:text-style-name="P198" svg:width="0.247cm" svg:height="0.254cm" svg:x="0cm" svg:y="0.434cm" svg:viewBox="0 0 248 255" svg:d="M195 255l-22-65h-97l-23 65h-53l93-255h63l92 255zM124 39l-1 4c-1 5-3 10-4 15-2 6-12 36-31 92h73l-25-73-8-25z"><text:p/></draw:path><draw:path draw:style-name="gr29" draw:text-style-name="P199" svg:width="0.247cm" svg:height="0.254cm" svg:x="0.267cm" svg:y="0.434cm" svg:viewBox="0 0 248 255" svg:d="M195 255l-22-65h-97l-23 65h-53l93-255h63l92 255zM124 39l-1 4c-1 5-3 10-4 15-2 6-12 36-31 92h73l-25-73-8-25z"><text:p/></draw:path><draw:path draw:style-name="gr28" draw:text-style-name="P198" svg:width="0.224cm" svg:height="0.254cm" svg:x="0.55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0" draw:text-style-name="P200" svg:width="0.224cm" svg:height="0.254cm" svg:x="0.817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28" draw:text-style-name="P198" svg:width="0.241cm" svg:height="0.261cm" svg:x="1.074cm" svg:y="0.434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31" draw:text-style-name="P201" svg:width="0.226cm" svg:height="0.254cm" svg:x="1.351cm" svg:y="0.434cm" svg:viewBox="0 0 227 255" svg:d="M227 126c0 26-5 49-16 68-10 20-25 35-43 45-19 11-41 16-65 16h-103v-255h92c43 0 76 11 100 32 23 22 35 53 35 94zM173 126c0-28-7-49-21-63-14-15-35-22-61-22h-38v173h45c23 0 41-8 55-24 13-16 20-37 20-64z"><text:p/></draw:path><draw:path draw:style-name="gr30" draw:text-style-name="P200" svg:width="0.224cm" svg:height="0.254cm" svg:x="1.618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1" draw:text-style-name="P201" svg:width="0.207cm" svg:height="0.254cm" svg:x="1.885cm" svg:y="0.434cm" svg:viewBox="0 0 208 255" svg:d="M0 255c0-85 0-170 0-255 67 0 134 0 200 0 0 14 0 27 0 41-49 0-98 0-147 0 0 21 0 43 0 64 46 0 91 0 136 0 0 14 0 27 0 41-45 0-90 0-136 0 0 23 0 45 0 68 52 0 103 0 155 0 0 14 0 27 0 41-69 0-139 0-208 0z"><text:p/></draw:path><draw:path draw:style-name="gr30" draw:text-style-name="P200" svg:width="0.241cm" svg:height="0.261cm" svg:x="2.121cm" svg:y="0.434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31" draw:text-style-name="P201" svg:width="0.226cm" svg:height="0.254cm" svg:x="2.398cm" svg:y="0.434cm" svg:viewBox="0 0 227 255" svg:d="M227 126c0 26-5 49-16 68-10 20-25 35-43 45-19 11-41 16-65 16h-103v-255h92c43 0 76 11 100 32 23 22 35 53 35 94zM173 126c0-28-7-49-21-63-14-15-35-22-61-22h-38v173h45c23 0 41-8 55-24 13-16 20-37 20-64z"><text:p/></draw:path><draw:path draw:style-name="gr30" draw:text-style-name="P200" svg:width="0.247cm" svg:height="0.254cm" svg:x="2.649cm" svg:y="0.434cm" svg:viewBox="0 0 248 255" svg:d="M195 255l-22-65h-97l-23 65h-53l93-255h63l92 255zM124 39l-1 4c-1 5-3 10-4 15-2 6-12 36-31 92h73l-25-73-8-25z"><text:p/></draw:path><draw:path draw:style-name="gr32" draw:text-style-name="P202" svg:width="0.241cm" svg:height="0.261cm" svg:x="2.922cm" svg:y="0.434cm" svg:viewBox="0 0 242 262" svg:d="M128 220c32 0 55-16 67-48l47 17c-10 25-25 43-44 55-20 12-43 18-70 18-41 0-72-12-95-35-22-23-33-55-33-97s11-74 32-96c22-23 53-34 94-34 30 0 54 6 73 18s32 30 39 53l-46 13c-4-13-12-23-24-31-11-7-25-11-41-11-24 0-42 7-55 22-12 15-18 37-18 66s6 51 19 67c13 15 31 23 55 23z"><text:p/></draw:path><draw:path draw:style-name="gr30" draw:text-style-name="P200" svg:width="0.247cm" svg:height="0.254cm" svg:x="3.183cm" svg:y="0.434cm" svg:viewBox="0 0 248 255" svg:d="M195 255l-22-65h-97l-23 65h-53l93-255h63l92 255zM124 39l-1 4c-1 5-3 10-4 15-2 6-12 36-31 92h73l-25-73-8-25z"><text:p/></draw:path><draw:path draw:style-name="gr31" draw:text-style-name="P201" svg:width="0.187cm" svg:height="0.254cm" svg:x="3.466cm" svg:y="0.434cm" svg:viewBox="0 0 188 255" svg:d="M53 41c0 26 0 53 0 79 44 0 87 0 131 0 0 14 0 27 0 41-44 0-87 0-131 0 0 31 0 63 0 94-17 0-35 0-53 0 0-85 0-170 0-255 63 0 125 0 188 0 0 14 0 27 0 41-45 0-90 0-135 0z"><text:p/></draw:path><draw:path draw:style-name="gr30" draw:text-style-name="P200" svg:width="0.224cm" svg:height="0.254cm" svg:x="3.69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29" draw:text-style-name="P199" svg:width="0.247cm" svg:height="0.254cm" svg:x="3.941cm" svg:y="0.434cm" svg:viewBox="0 0 248 255" svg:d="M195 255l-22-65h-97l-23 65h-53l93-255h63l92 255zM124 39l-1 4c-1 5-3 10-4 15-2 6-12 36-31 92h73l-25-73-8-25z"><text:p/></draw:path><draw:path draw:style-name="gr32" draw:text-style-name="P202" svg:width="0.224cm" svg:height="0.254cm" svg:x="4.224cm" svg:y="0.434cm" svg:viewBox="0 0 225 255" svg:d="M225 182c0 23-8 41-26 54-17 13-41 19-72 19h-127v-255h116c31 0 55 5 71 16s24 27 24 48c0 15-4 27-12 37s-20 16-37 20c21 2 37 9 47 19 11 11 16 25 16 42zM157 72c0-12-3-20-11-25-7-5-18-7-32-7h-61v63h61c15 0 26-3 33-8s10-13 10-23zM172 178c0-24-17-36-51-36h-68v73h70c17 0 29-3 37-9 8-7 12-16 12-28z"><text:p/></draw:path><draw:path draw:style-name="gr32" draw:text-style-name="P202" svg:width="0.247cm" svg:height="0.254cm" svg:x="4.475cm" svg:y="0.434cm" svg:viewBox="0 0 248 255" svg:d="M195 255l-22-65h-97l-23 65h-53l93-255h63l92 255zM124 39l-1 4c-1 5-3 10-4 15-2 6-12 36-31 92h73l-25-73-8-25z"><text:p/></draw:path></draw:g><draw:path draw:style-name="gr37" draw:text-style-name="P204" svg:width="0.157cm" svg:height="0.225cm" svg:x="1.521cm" svg:y="-0.001cm" svg:viewBox="0 0 158 226" svg:d="M158 161c0 21-7 37-20 48s-33 17-57 17-43-5-57-16c-13-11-22-27-24-47l44-4c3 21 15 32 36 32 11 0 19-3 25-8s8-13 8-24c0-10-3-18-10-23s-18-8-31-8h-16v-35h15c12 0 22-3 28-8s9-12 9-21-2-16-7-21-13-8-22-8-17 2-22 7c-6 5-9 12-10 21l-43-3c2-19 10-33 23-44 14-11 31-16 53-16s40 5 53 15c13 11 20 25 20 43 0 14-4 25-12 34-8 8-20 14-35 17v1c17 2 30 7 39 16s13 21 13 35z"><text:p/></draw:path><draw:path draw:style-name="gr38" draw:text-style-name="P204" svg:width="0.15cm" svg:height="0.224cm" svg:x="0.711cm" svg:y="0.912cm" svg:viewBox="0 0 151 225" svg:d="M151 113c0 36-6 64-19 83-12 19-31 29-57 29-50 0-75-37-75-112 0-27 3-48 8-65 6-16 14-28 25-36s25-12 43-12c26 0 45 9 57 28s18 47 18 85zM108 113c0-21-1-36-3-48-2-11-6-19-10-24s-11-7-19-7c-9 0-15 2-20 7-4 5-8 13-9 25-2 11-3 26-3 47 0 20 1 35 3 46 2 12 5 20 9 25 5 5 11 7 20 7 8 0 14-3 19-8 4-5 8-13 10-24 2-12 3-27 3-46z"><text:p/></draw:path><draw:g draw:style-name="gr11"><draw:line draw:style-name="gr12" draw:text-style-name="P188" svg:x1="0.993cm" svg:y1="0.749cm" svg:x2="0.993cm" svg:y2="0.869cm"><text:p/></draw:line><draw:line draw:style-name="gr12" draw:text-style-name="P188" svg:x1="0.993cm" svg:y1="0.869cm" svg:x2="1.221cm" svg:y2="0.869cm"><text:p/></draw:line></draw:g><draw:g draw:style-name="gr11"><draw:line draw:style-name="gr12" draw:text-style-name="P188" svg:x1="1.671cm" svg:y1="0.749cm" svg:x2="1.671cm" svg:y2="0.869cm"><text:p/></draw:line><draw:line draw:style-name="gr12" draw:text-style-name="P188" svg:x1="1.671cm" svg:y1="0.869cm" svg:x2="1.401cm" svg:y2="0.869cm"><text:p/></draw:line></draw:g><draw:path draw:style-name="gr38" draw:text-style-name="P204" svg:width="0.15cm" svg:height="0.224cm" svg:x="1.236cm" svg:y="0.912cm" svg:viewBox="0 0 151 225" svg:d="M151 113c0 36-6 64-19 83-12 19-31 29-57 29-50 0-75-37-75-112 0-27 3-48 8-65 6-16 14-28 25-36s25-12 43-12c26 0 45 9 57 28s18 47 18 85zM108 113c0-21-1-36-3-48-2-11-6-19-10-24s-11-7-19-7c-9 0-15 2-20 7-4 5-8 13-9 25-2 11-3 26-3 47 0 20 1 35 3 46 2 12 5 20 9 25 5 5 11 7 20 7 8 0 14-3 19-8 4-5 8-13 10-24 2-12 3-27 3-46z"><text:p/></draw:path><draw:g draw:style-name="gr11"><draw:line draw:style-name="gr12" draw:text-style-name="P188" svg:x1="1.761cm" svg:y1="0.744cm" svg:x2="1.761cm" svg:y2="0.864cm"><text:p/></draw:line><draw:line draw:style-name="gr12" draw:text-style-name="P188" svg:x1="1.761cm" svg:y1="0.864cm" svg:x2="2.661cm" svg:y2="0.864cm"><text:p/></draw:line></draw:g><draw:g draw:style-name="gr11"><draw:line draw:style-name="gr12" draw:text-style-name="P188" svg:x1="3.741cm" svg:y1="0.744cm" svg:x2="3.741cm" svg:y2="0.864cm"><text:p/></draw:line><draw:line draw:style-name="gr12" draw:text-style-name="P188" svg:x1="3.741cm" svg:y1="0.864cm" svg:x2="2.811cm" svg:y2="0.864cm"><text:p/></draw:line></draw:g><draw:path draw:style-name="gr37" draw:text-style-name="P204" svg:width="0.157cm" svg:height="0.225cm" svg:x="2.661cm" svg:y="0.919cm" svg:viewBox="0 0 158 226" svg:d="M158 161c0 21-7 37-20 48s-33 17-57 17-43-5-57-16c-13-11-22-27-24-47l44-4c3 21 15 32 36 32 11 0 19-3 25-8s8-13 8-24c0-10-3-18-10-23s-18-8-31-8h-16v-35h15c12 0 22-3 28-8s9-12 9-21-2-16-7-21-13-8-22-8-17 2-22 7c-6 5-9 12-10 21l-43-3c2-19 10-33 23-44 14-11 31-16 53-16s40 5 53 15c13 11 20 25 20 43 0 14-4 25-12 34-8 8-20 14-35 17v1c17 2 30 7 39 16s13 21 13 35z"><text:p/></draw:path><draw:g draw:style-name="gr11"><draw:line draw:style-name="gr12" draw:text-style-name="P188" svg:x1="3.831cm" svg:y1="0.749cm" svg:x2="3.831cm" svg:y2="0.869cm"><text:p/></draw:line><draw:line draw:style-name="gr12" draw:text-style-name="P188" svg:x1="3.831cm" svg:y1="0.869cm" svg:x2="3.981cm" svg:y2="0.869cm"><text:p/></draw:line></draw:g><draw:g draw:style-name="gr11"><draw:line draw:style-name="gr12" draw:text-style-name="P188" svg:x1="4.281cm" svg:y1="0.749cm" svg:x2="4.281cm" svg:y2="0.869cm"><text:p/></draw:line><draw:line draw:style-name="gr12" draw:text-style-name="P188" svg:x1="4.281cm" svg:y1="0.869cm" svg:x2="4.131cm" svg:y2="0.869cm"><text:p/></draw:line></draw:g><draw:path draw:style-name="gr38" draw:text-style-name="P204" svg:width="0.15cm" svg:height="0.224cm" svg:x="3.986cm" svg:y="0.912cm" svg:viewBox="0 0 151 225" svg:d="M151 113c0 36-6 64-19 83-12 19-31 29-57 29-50 0-75-37-75-112 0-27 3-48 8-65 6-16 14-28 25-36s25-12 43-12c26 0 45 9 57 28s18 47 18 85zM108 113c0-21-1-36-3-48-2-11-6-19-10-24s-11-7-19-7c-9 0-15 2-20 7-4 5-8 13-9 25-2 11-3 26-3 47 0 20 1 35 3 46 2 12 5 20 9 25 5 5 11 7 20 7 8 0 14-3 19-8 4-5 8-13 10-24 2-12 3-27 3-46z"><text:p/></draw:path><draw:g draw:style-name="gr11"><draw:line draw:style-name="gr12" draw:text-style-name="P188" svg:x1="2.811cm" svg:y1="0.414cm" svg:x2="2.811cm" svg:y2="0.294cm"><text:p/></draw:line><draw:line draw:style-name="gr12" draw:text-style-name="P188" svg:x1="2.811cm" svg:y1="0.294cm" svg:x2="2.961cm" svg:y2="0.294cm"><text:p/></draw:line></draw:g><draw:g draw:style-name="gr11"><draw:line draw:style-name="gr12" draw:text-style-name="P188" svg:x1="3.261cm" svg:y1="0.414cm" svg:x2="3.261cm" svg:y2="0.294cm"><text:p/></draw:line><draw:line draw:style-name="gr12" draw:text-style-name="P188" svg:x1="3.261cm" svg:y1="0.294cm" svg:x2="3.111cm" svg:y2="0.294cm"><text:p/></draw:line></draw:g><draw:path draw:style-name="gr38" draw:text-style-name="P204" svg:width="0.15cm" svg:height="0.224cm" draw:transform="rotate (-3.14159265358979) translate (3.116953125cm 0.229999999999982cm)" svg:viewBox="0 0 151 225" svg:d="M0 113c0 36 6 64 19 83s32 29 57 29c50 0 75-37 75-112 0-27-2-48-8-65-5-16-14-28-25-36s-25-12-43-12c-26 0-45 9-57 28s-18 47-18 85zM44 113c0-21 1-36 3-48 2-11 5-19 9-24 5-5 11-7 19-7 9 0 16 2 20 7 5 5 8 13 10 25 2 11 3 26 3 47 0 20-1 35-3 46-2 12-6 20-10 25s-11 7-19 7-15-3-19-8c-5-5-8-13-10-24-2-12-3-27-3-46z"><text:p/></draw:path><draw:path draw:style-name="gr39" draw:text-style-name="P204" svg:width="0.147cm" svg:height="0.218cm" svg:x="1.643cm" svg:y="1.34cm" svg:viewBox="0 0 148 219" svg:d="M0 219c0-11 0-21 0-32 18 0 36 0 54 0 0-50 0-100 0-150-17 11-35 22-52 33 0-11 0-23 0-34 18-12 36-24 55-36 13 0 27 0 41 0 0 62 0 125 0 187 17 0 33 0 50 0 0 11 0 21 0 32-49 0-99 0-148 0z"><text:p/></draw:path></draw:g><text:s text:c="7"/><draw:g text:anchor-type="as-char" draw:z-index="19" draw:name="Skupinový objekt 19" draw:style-name="gr1"><draw:custom-shape draw:style-name="gr17" draw:text-style-name="P191" svg:width="0.8cm" svg:height="0.802cm" svg:x="0cm" svg:y="1.898cm"><text:p text:style-name="P190"><text:span text:style-name="T270">1</text:span></text:p><text:p text:style-name="P190"><text:span text:style-name="T271">1×</text:span></text:p><draw:enhanced-geometry svg:viewBox="0 0 21600 21600" draw:glue-points="10800 0 0 10800 10800 21600 21600 10800" draw:type="flowchart-process" draw:enhanced-path="M 0 0 L 21600 0 21600 21600 0 21600 0 0 Z N"/></draw:custom-shape><draw:custom-shape draw:style-name="gr18" draw:text-style-name="P193" svg:width="0.803cm" svg:height="0.802cm" svg:x="1.408cm" svg:y="1.898cm"><text:p text:style-name="P192"><text:span text:style-name="T272">3</text:span></text:p><text:p text:style-name="P192"><text:span text:style-name="T273">2×</text:span></text:p><draw:enhanced-geometry svg:viewBox="0 0 21600 21600" draw:glue-points="10800 0 0 10800 10800 21600 21600 10800" draw:type="flowchart-process" draw:enhanced-path="M 0 0 L 21600 0 21600 21600 0 21600 0 0 Z N"/></draw:custom-shape><draw:custom-shape draw:style-name="gr19" draw:text-style-name="P195" xml:id="id1" draw:id="id1" svg:width="0.503cm" svg:height="0.5cm" svg:x="0.868cm" svg:y="0.9cm"><text:p text:style-name="P194"><text:span text:style-name="T273">3</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0.399cm" svg:y1="1.899cm" svg:x2="0.94cm" svg:y2="1.326cm" draw:end-shape="id1" draw:end-glue-point="7" svg:d="M399 417l541-573" svg:viewBox="0 0 543 575"><text:p/></draw:connector><draw:connector draw:style-name="gr20" draw:text-style-name="P196" draw:type="line" svg:x1="1.808cm" svg:y1="1.899cm" svg:x2="1.298cm" svg:y2="1.326cm" draw:end-shape="id1" draw:end-glue-point="9" svg:d="M1808 417l-510-573" svg:viewBox="0 0 512 575"><text:p/></draw:connector><draw:custom-shape draw:style-name="gr21" draw:text-style-name="P193" xml:id="id2" draw:id="id2" svg:width="0.803cm" svg:height="0.805cm" svg:x="2.087cm" svg:y="0.748cm"><text:p text:style-name="P192"><text:span text:style-name="T272">0</text:span></text:p><text:p text:style-name="P192"><text:span text:style-name="T273">4×</text:span></text:p><draw:enhanced-geometry svg:viewBox="0 0 21600 21600" draw:glue-points="10800 0 0 10800 10800 21600 21600 10800" draw:type="flowchart-process" draw:enhanced-path="M 0 0 L 21600 0 21600 21600 0 21600 0 0 Z N"/></draw:custom-shape><draw:custom-shape draw:style-name="gr22" draw:text-style-name="P195" xml:id="id3" draw:id="id3" svg:width="0.505cm" svg:height="0.5cm" svg:x="1.526cm" svg:y="0cm"><text:p text:style-name="P194"><text:span text:style-name="T273">7</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20" draw:text-style-name="P196" draw:type="line" svg:x1="2.489cm" svg:y1="0.748cm" svg:x2="1.956cm" svg:y2="0.427cm" draw:start-shape="id2" draw:start-glue-point="4" draw:end-shape="id3" draw:end-glue-point="9" svg:d="M2489-734l-533-321" svg:viewBox="0 0 534 323"><text:p/></draw:connector><draw:connector draw:style-name="gr20" draw:text-style-name="P196" draw:type="line" svg:x1="1.12cm" svg:y1="0.9cm" svg:x2="1.6cm" svg:y2="0.427cm" draw:start-shape="id1" draw:start-glue-point="4" draw:end-shape="id3" draw:end-glue-point="7" svg:d="M1120-582l480-473" svg:viewBox="0 0 482 474"><text:p/></draw:connector></draw:g></text:p>
      <text:p text:style-name="P164"/>
      <text:p text:style-name="P164">Ale kolik použít vzdáleností aby se ušetřilo místo tím že znaky díky nim nebudou ve stromech? A zkusit na <text:span text:style-name="T262">zápis </text:span>vzdálenost<text:span text:style-name="T262">í</text:span> aplikovat také třeba dva stromy? Nebo ještě přidat možnosti s tím, že pro různé znaky je brán různý počet vzdáleností, a to třeba ještě od různých pozic znaků? <text:span text:style-name="T27">Např. tedy že pro A by byly 3 vzdálenosti, ale až od 5. výskytu A, pro B třeba 2 vzdálenosti od prvního neodvoditelného výskytu apod.? </text:span></text:p>
      <text:p text:style-name="P164"><text:span text:style-name="T261">S</text:span>trom <text:span text:style-name="T261">by šel vzdálenostmi </text:span>zkrátit <text:span text:style-name="T261">i</text:span> kdyby se <text:span text:style-name="T262">bra</text:span>ly odzadu, tudíž např. při jedné vzdálenosti odzadu by znak byl ze stromu odstraněn již při předpředposledním výskytu. </text:p>
      <text:p text:style-name="P164">Variant se na to dá možná vymyslet ještě více, a asi nejlepší by bylo zjistit všechny vzdálenosti při prvním průchodu (ovšem zřejmě na úkor rychlosti zpracování) a pro kompresi pak dělat nějaké různé porovnávací výpočty které by zjišťovaly která varianta by ušetřila více místa → což by možná znamenalo nejen větší pomalost, ale možná i různé zaplácávání RAMky všelijakými dočasnými pokusnými řadami bitů. <text:span text:style-name="T53">Ovšem různí paranojci, vyvolení, poznamenaní, agentící </text:span><text:span text:style-name="T54">i údajně šéfující</text:span><text:span text:style-name="T53"> by s každou další kombinací mohli spatřovat další a další možnost pro šifrování :-). </text:span></text:p>
      <text:p text:style-name="P164"/>
      <text:p text:style-name="P165"><text:span text:style-name="T261">Tudíž t</text:span><text:span text:style-name="T260">eoreticky je toho možné sesmolit asi hodně, ale asi by se slušelo alespoň popřát</text:span> případn<text:span text:style-name="T260">ému</text:span> programátor<text:span text:style-name="T260">ovi, aby si</text:span> <text:span text:style-name="T261">přitom třeba </text:span>nemusel připadat jen nějaká ta umělá inteligence na drogách :-). </text:p>
      <text:p text:style-name="Text_20_body"/>
      <text:p text:style-name="P184">Anglickou verzi jsem překládal podle sebe, <text:span text:style-name="T269">přičemž 2 poslední stránky už na mě byly poněkud moc a dal jsem to s DeepL</text:span>. Kdybyste se někdo třeba nudil a přeložil to <text:span text:style-name="T269">celé správně</text:span>, dal bych na Github klidně i váš lepší překlad :-).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Běžné" style:font-family-generic="swiss" style:font-pitch="variable"/>
    <style:font-face style:name="Liberation Sans4" svg:font-family="'Liberation Sans'" style:font-adornments="Tučné"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Noto Serif" svg:font-family="'Noto Serif'" style:font-adornments="Běžné" style:font-family-generic="roman" style:font-pitch="variable"/>
    <style:font-face style:name="Source Han Sans CN Regular" svg:font-family="'Source Han Sans CN Regular'" style:font-family-generic="swiss" style:font-pitch="variable"/>
    <style:font-face style:name="Source Han Sans CN Regular1" svg:font-family="'Source Han Sans CN Regular'" style:font-family-generic="system" style:font-pitch="variable"/>
    <style:font-face style:name="Tahoma" svg:font-family="Tahoma" style:font-family-generic="system" style:font-pitch="variable"/>
    <style:font-face style:name="aKoran" svg:font-family="aKoran"/>
    <style:font-face style:name="aKoran1" svg:font-family="aKoran" style:font-pitch="variable"/>
    <style:font-face style:name="aKoran2" svg:font-family="aKoran" style:font-family-generic="swiss"/>
    <style:font-face style:name="aKoran3" svg:font-family="aKoran" style:font-adornments="Běžné" style:font-pitch="variable"/>
    <style:font-face style:name="aKoran4" svg:font-family="aKoran" style:font-adornments="Kurzíva" style:font-pitch="variable"/>
  </office:font-face-decls>
  <office:styles>
    <draw:gradient draw:name="Gradient_20_20" draw:display-name="Gradient 20" draw:style="axial" draw:start-color="#d696fd" draw:end-color="#96c7fa" draw:start-intensity="100%" draw:end-intensity="100%" draw:angle="75deg" draw:border="0%"/>
    <draw:gradient draw:name="Gradient_20_30" draw:display-name="Gradient 30" draw:style="ellipsoid" draw:cx="50%" draw:cy="50%" draw:start-color="#ffffff" draw:end-color="#ffd7d7" draw:start-intensity="100%" draw:end-intensity="100%" draw:angle="180deg" draw:border="26%"/>
    <draw:gradient draw:name="Gradient_20_39" draw:display-name="Gradient 39" draw:style="square" draw:cx="50%" draw:cy="50%" draw:start-color="#fefee5" draw:end-color="#feb462" draw:start-intensity="100%" draw:end-intensity="100%" draw:angle="58deg" draw:border="15%"/>
    <draw:gradient draw:name="Gradient_20_44" draw:display-name="Gradient 44" draw:style="radial" draw:cx="50%" draw:cy="50%" draw:start-color="#ffcf75" draw:end-color="#1cdc9a" draw:start-intensity="100%" draw:end-intensity="100%" draw:border="13%"/>
    <draw:gradient draw:name="Gradient_20_45" draw:display-name="Gradient 45" draw:style="radial" draw:cx="50%" draw:cy="55%" draw:start-color="#168ef7" draw:end-color="#ccffff" draw:start-intensity="100%" draw:end-intensity="100%" draw:border="0%"/>
    <draw:gradient draw:name="Gradient_20_52" draw:display-name="Gradient 52" draw:style="radial" draw:cx="50%" draw:cy="50%" draw:start-color="#c3dc9b" draw:end-color="#f99191" draw:start-intensity="100%" draw:end-intensity="100%" draw:border="0%"/>
    <draw:gradient draw:name="Gradient_20_6" draw:display-name="Gradient 6" draw:style="rectangular" draw:cx="50%" draw:cy="50%" draw:start-color="#ffff66" draw:end-color="#fdebf8" draw:start-intensity="100%" draw:end-intensity="100%" draw:angle="45deg" draw:border="0%"/>
    <draw:gradient draw:name="Gradient_20_9" draw:display-name="Gradient 9" draw:style="axial" draw:start-color="#ffff00" draw:end-color="#a5fd36" draw:start-intensity="100%" draw:end-intensity="100%" draw:angle="130deg" draw:border="0%"/>
    <draw:gradient draw:name="gradient" draw:style="linear" draw:start-color="#000000" draw:end-color="#ffffff" draw:start-intensity="100%" draw:end-intensity="100%" draw:angle="0deg" draw:border="0%"/>
    <draw:hatch draw:name="hatch" draw:style="single" draw:color="#3465a4" draw:distance="0.02cm" draw:rotation="0"/>
    <draw:fill-image draw:name="Lawn" xlink:href="Pictures/10000000000000080000000853475920A31E98E3.png" xlink:type="simple" xlink:show="embed" xlink:actuate="onLoad"/>
    <draw:marker draw:name="Styl_20_šipky_20_1" draw:display-name="Styl šipky 1" svg:viewBox="0 0 20 20" svg:d="M0 20l10-20 10 20z"/>
    <draw:marker draw:name="Styl_20_šipky_20_2" draw:display-name="Styl šipky 2" svg:viewBox="0 0 20 20" svg:d="M0 20l10-20 10 20z"/>
    <draw:stroke-dash draw:name="Dash_20_10" draw:display-name="Dash 10" draw:style="rect" draw:dots1="1" draw:dots1-length="0.006cm" draw:dots2="1" draw:dots2-length="0.006cm" draw:distance="0.006cm"/>
    <draw:stroke-dash draw:name="Fine_20_Dashed" draw:display-name="Fine Dashed" draw:style="rect" draw:dots1="1" draw:dots1-length="112%" draw:distance="112%"/>
    <draw:stroke-dash draw:name="Long_20_Dash_20_Dot_20_11" draw:display-name="Long Dash Dot 11" draw:style="rect" draw:dots1="1" draw:dots1-length="0.001cm" draw:dots2="1" draw:dots2-length="0.001cm" draw:distance="0.001cm"/>
    <draw:stroke-dash draw:name="Long_20_Dash_20_Dot_20_12" draw:display-name="Long Dash Dot 12" draw:style="rect" draw:dots1="1" draw:dots1-length="0.001cm" draw:dots2="1" draw:dots2-length="0.001cm" draw:distance="0.001cm"/>
    <draw:stroke-dash draw:name="Long_20_Dash_20_Dot_20_13" draw:display-name="Long Dash Dot 13" draw:style="rect" draw:dots1="1" draw:dots1-length="0.001cm" draw:dots2="1" draw:dots2-length="0.001cm" draw:distance="0.001cm"/>
    <draw:stroke-dash draw:name="Long_20_Dash_20_Dot_20_14" draw:display-name="Long Dash Dot 14" draw:style="rect" draw:dots1="1" draw:dots1-length="0.001cm" draw:dots2="1" draw:dots2-length="0.001cm" draw:distance="0.001cm"/>
    <draw:stroke-dash draw:name="Long_20_Dash_20_Dot_20_3" draw:display-name="Long Dash Dot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cs" fo:country="CZ" style:letter-kerning="true" style:font-name-asian="Source Han Sans CN Regular1" style:font-size-asian="10.5pt" style:language-asian="none" style:country-asian="none" style:font-name-complex="aKor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Source Han Sans CN Regular1" style:font-size-asian="10.5pt" style:language-asian="none" style:country-asian="none" style:font-name-complex="aKor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fo:orphans="2" fo:widows="2" fo:hyphenation-ladder-count="no-limit" style:page-number="auto" fo:background-color="transparent" style:shadow="none">
        <style:tab-stops/>
      </style:paragraph-properties>
      <style:text-properties fo:font-size="10.5pt" style:font-size-asian="10.5pt" style:font-size-complex="2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3cm" fo:margin-bottom="0.199cm" style:contextual-spacing="false" fo:text-align="center" style:justify-single-word="false" fo:keep-with-next="always"/>
      <style:text-properties style:font-name="Liberation Sans2" fo:font-family="'Liberation Sans'" style:font-family-generic="swiss" style:font-pitch="variable" fo:font-size="14pt" style:font-name-asian="Source Han Sans CN Regular1" style:font-family-asian="'Source Han Sans CN Regular'" style:font-family-generic-asian="system" style:font-pitch-asian="variable" style:font-size-asian="14pt" style:font-name-complex="aKoran" style:font-family-complex="aKoran" style:font-size-complex="20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00%" fo:text-indent="0.199cm" style:auto-text-indent="false" style:page-number="auto"/>
    </style:style>
    <style:style style:name="List" style:family="paragraph" style:parent-style-name="Text_20_body" style:class="list">
      <style:text-properties style:font-size-asian="12pt" style:font-name-complex="aKoran" style:font-family-complex="aKor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Koran" style:font-family-complex="aKor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Koran" style:font-family-complex="aKoran"/>
    </style:style>
    <style:style style:name="Quotations" style:family="paragraph" style:parent-style-name="Standard" style:class="html">
      <style:paragraph-properties fo:margin-left="1cm" fo:margin-right="1cm" fo:margin-top="0cm" fo:margin-bottom="0.499cm" style:contextual-spacing="false" fo:text-indent="0.199cm" style:auto-text-indent="false"/>
      <style:text-properties style:font-name="Noto Serif" fo:font-family="'Noto Serif'" style:font-style-name="Běžné" style:font-family-generic="roman" style:font-pitch="variable" fo:font-size="8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101cm" style:contextual-spacing="false" fo:text-indent="0cm" style:auto-text-indent="false"/>
      <style:text-properties fo:font-size="130%" fo:text-shadow="1pt 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101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101cm" style:contextual-spacing="false" fo:text-indent="0cm" style:auto-text-indent="false" style:page-number="auto"/>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indent="0cm" style:auto-text-indent="false" style:page-number="auto"/>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727272" loext:opacity="100%" fo:font-size="9pt" style:font-size-asian="10.5pt"/>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ukazka_20_tabulka" style:display-name="ukazka tabulka" style:family="paragraph" style:parent-style-name="Table_20_Contents">
      <style:text-properties style:font-name="Liberation Sans3" fo:font-family="'Liberation Sans'" style:font-style-name="Běžné" style:font-family-generic="swiss" style:font-pitch="variable" fo:font-size="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itation" style:family="text">
      <style:text-properties fo:font-style="italic" style:font-style-asian="italic" style:font-name-complex="aKoran4" style:font-family-complex="aKoran" style:font-style-name-complex="Kurzíva" style:font-pitch-complex="variable" style:font-size-complex="20pt"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aKoran3" style:font-family-complex="aKoran" style:font-style-name-complex="Běžné" style:font-pitch-complex="variable" style:font-size-complex="20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aKoran3" style:font-family-complex="aKoran" style:font-style-name-complex="Běžné" style:font-pitch-complex="variable" style:font-size-complex="20pt"/>
    </style:style>
    <style:style style:name="Definition" style:family="text">
      <style:text-properties style:font-name-complex="aKoran3" style:font-family-complex="aKoran" style:font-style-name-complex="Běžné" style:font-pitch-complex="variable"/>
    </style:style>
    <style:style style:name="Internet_20_link" style:display-name="Internet link" style:family="text">
      <style:text-properties fo:color="#015ff9" loext:opacity="100%" style:font-name="Liberation Sans3" fo:font-family="'Liberation Sans'" style:font-style-name="Běžné" style:font-family-generic="swiss" style:font-pitch="variable" fo:font-size="8.5pt" style:text-underline-style="dotted" style:text-underline-width="auto" style:text-underline-color="font-color" style:language-asian="zxx" style:country-asian="none" style:language-complex="zxx" style:country-complex="none"/>
    </style:style>
    <style:style style:name="en_20_veta" style:display-name="en veta" style:family="text">
      <style:text-properties style:font-name="Liberation Sans3" fo:font-family="'Liberation Sans'" style:font-style-name="Běžné" style:font-family-generic="swiss" style:font-pitch="variable" fo:font-size="8.60000038146973pt" fo:font-style="italic" fo:font-weight="bold"/>
    </style:style>
    <style:style style:name="ukázka_20_kód" style:display-name="ukázka kód" style:family="text">
      <style:text-properties style:font-name="Liberation Sans4" fo:font-family="'Liberation Sans'" style:font-style-name="Tučné" style:font-family-generic="swiss" style:font-pitch="variable" fo:font-size="10.5pt"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fo:language="cs" fo:country="CZ"/>
    </style:style>
    <style:style style:name="MP2" style:family="paragraph" style:parent-style-name="Footer">
      <style:text-properties fo:language="cs" fo:country="CZ"/>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left>
        <text:p text:style-name="MP2"><text:page-number text:select-page="current">8</text:page-number></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4T07:55:59.650000000</meta:creation-date>
    <dc:title>Morf kód</dc:title>
    <meta:editing-cycles>199</meta:editing-cycles>
    <meta:editing-duration>P1DT3H30M54S</meta:editing-duration>
    <meta:generator>LibreOffice/7.3.4.1$Windows_X86_64 LibreOffice_project/13668373362b52f6e3ebcaaecb031bd59a3ac66b</meta:generator>
    <meta:initial-creator>Kamil Landa</meta:initial-creator>
    <dc:date>2022-06-12T16:17:51.735000000</dc:date>
    <dc:creator>Kamil Landa</dc:creator>
    <meta:document-statistic meta:table-count="9" meta:image-count="0" meta:object-count="2" meta:page-count="8" meta:paragraph-count="408" meta:word-count="3447" meta:character-count="20433" meta:non-whitespace-character-count="17286"/>
    <meta:template xlink:type="simple" xlink:actuate="onRequest" xlink:title="mojeWriter" xlink:href="../../AppData/Roaming/LibreOffice/4/user/template/mojeWriter.ott" meta:date="2022-05-24T07:55:58.322000000"/>
  </office:meta>
</office:document-meta>
</file>

<file path=Object 1/content.xml><?xml version="1.0" encoding="utf-8"?>
<math xmlns="http://www.w3.org/1998/Math/MathML" display="block">
  <semantics>
    <mfrac>
      <mrow>
        <mrow>
          <mo fence="true" form="prefix" stretchy="false">(</mo>
          <mrow>
            <mrow>
              <mi>N</mi>
              <mo stretchy="false">−</mo>
              <mn>2</mn>
            </mrow>
          </mrow>
          <mo fence="true" form="postfix" stretchy="false">)</mo>
        </mrow>
        <mo stretchy="false">⋅</mo>
        <mrow>
          <mo fence="true" form="prefix" stretchy="false">(</mo>
          <mrow>
            <mrow>
              <mi>N</mi>
              <mo stretchy="false">−</mo>
              <mn>1</mn>
            </mrow>
          </mrow>
          <mo fence="true" form="postfix" stretchy="false">)</mo>
        </mrow>
      </mrow>
      <mn>2</mn>
    </mfrac>
    <annotation encoding="StarMath 5.0">{ ( N - 2 ) cdot ( N - 1 ) over 2 }</annotation>
  </semantics>
</math>
</file>

<file path=Object 2/content.xml><?xml version="1.0" encoding="utf-8"?>
<math xmlns="http://www.w3.org/1998/Math/MathML" display="block">
  <semantics>
    <mrow>
      <mn>1</mn>
      <mo stretchy="false">+</mo>
      <mfrac>
        <mrow>
          <mi>N</mi>
          <mo stretchy="false">⋅</mo>
          <mrow>
            <mo fence="true" form="prefix" stretchy="false">(</mo>
            <mrow>
              <mrow>
                <mi>N</mi>
                <mo stretchy="false">+</mo>
                <mn>1</mn>
              </mrow>
            </mrow>
            <mo fence="true" form="postfix" stretchy="false">)</mo>
          </mrow>
        </mrow>
        <mn>2</mn>
      </mfrac>
    </mrow>
    <annotation encoding="StarMath 5.0">1 + { N cdot ( N + 1 ) over 2 }</annotation>
  </semantics>
</math>
</file>